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3.95pt"/>
    </style:style>
    <style:style style:name="co2" style:family="table-column">
      <style:table-column-properties fo:break-before="auto" style:column-width="158.46pt"/>
    </style:style>
    <style:style style:name="co3" style:family="table-column">
      <style:table-column-properties fo:break-before="auto" style:column-width="167.36pt"/>
    </style:style>
    <style:style style:name="co4" style:family="table-column">
      <style:table-column-properties fo:break-before="auto" style:column-width="185.64pt"/>
    </style:style>
    <style:style style:name="co5" style:family="table-column">
      <style:table-column-properties fo:break-before="auto" style:column-width="156.19pt"/>
    </style:style>
    <style:style style:name="co6" style:family="table-column">
      <style:table-column-properties fo:break-before="auto" style:column-width="201.26pt"/>
    </style:style>
    <style:style style:name="co7" style:family="table-column">
      <style:table-column-properties fo:break-before="auto" style:column-width="171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64pt"/>
    </style:style>
    <style:style style:name="co10" style:family="table-column">
      <style:table-column-properties fo:break-before="auto" style:column-width="108.14pt"/>
    </style:style>
    <style:style style:name="co11" style:family="table-column">
      <style:table-column-properties fo:break-before="auto" style:column-width="151.85pt"/>
    </style:style>
    <style:style style:name="co12" style:family="table-column">
      <style:table-column-properties fo:break-before="auto" style:column-width="127.39pt"/>
    </style:style>
    <style:style style:name="co13" style:family="table-column">
      <style:table-column-properties fo:break-before="auto" style:column-width="125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ents-2019030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 office:value-type="string" calcext:value-type="string">
            <text:p>relationship:childOf/0/property_label</text:p>
          </table:table-cell>
          <table:table-cell office:value-type="string" calcext:value-type="string">
            <text:p>relationship:childOf/0/value_resource_id</text:p>
          </table:table-cell>
          <table:table-cell office:value-type="string" calcext:value-type="string">
            <text:p>relationship:childOf/0/display_title</text:p>
          </table:table-cell>
          <table:table-cell office:value-type="string" calcext:value-type="string">
            <text:p>schema:homeLocation/0/value_resource_id</text:p>
          </table:table-cell>
          <table:table-cell office:value-type="string" calcext:value-type="string">
            <text:p>schema:homeLocation/0/display_title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hild Of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Je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Ne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Infant Child</text:p>
          </table:table-cell>
          <table:table-cell office:value-type="string" calcext:value-type="string">
            <text:p>Child Of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Infant Child</text:p>
          </table:table-cell>
          <table:table-cell office:value-type="string" calcext:value-type="string">
            <text:p>Child Of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Po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ild Of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Mol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ild Of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H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Child Of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Pol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Child Of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Child Of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Child Of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P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P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Child Of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N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Child Of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Perry Gree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Phi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Child Of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Phi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Kate's child 1</text:p>
          </table:table-cell>
          <table:table-cell office:value-type="string" calcext:value-type="string">
            <text:p>Child Of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K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Kate's child 2</text:p>
          </table:table-cell>
          <table:table-cell office:value-type="string" calcext:value-type="string">
            <text:p>Child Of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K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W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J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al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ild Of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Be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Na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Prudens</text:p>
          </table:table-cell>
          <table:table-cell office:value-type="string" calcext:value-type="string">
            <text:p>Child Of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Mo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Mo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Na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Child Of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Child Of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Be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Ral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Henry Rea</text:p>
          </table:table-cell>
          <table:table-cell office:value-type="string" calcext:value-type="string">
            <text:p>Child Of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Henry Rea</text:p>
          </table:table-cell>
          <table:table-cell office:value-type="string" calcext:value-type="string">
            <text:p>Child Of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Bet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Child Of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Willi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Child Of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N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hild Of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hild Of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Child Of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Child Of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Cecilia Ad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Child Of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Eli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Child Of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Bill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Child Of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Child Of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ho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James Henry</text:p>
          </table:table-cell>
          <table:table-cell office:value-type="string" calcext:value-type="string">
            <text:p>Child Of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James Henry</text:p>
          </table:table-cell>
          <table:table-cell office:value-type="string" calcext:value-type="string">
            <text:p>Child Of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Sar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ild Of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Jaen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Jaen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ild Of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ild Of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Child Of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Child Of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Child Of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Child Of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Dreaden</text:p>
          </table:table-cell>
          <table:table-cell office:value-type="string" calcext:value-type="string">
            <text:p>Child Of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J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Dreaden</text:p>
          </table:table-cell>
          <table:table-cell office:value-type="string" calcext:value-type="string">
            <text:p>Child Of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J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hilip Carter</text:p>
          </table:table-cell>
          <table:table-cell office:value-type="string" calcext:value-type="string">
            <text:p>Child Of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hilip Carter</text:p>
          </table:table-cell>
          <table:table-cell office:value-type="string" calcext:value-type="string">
            <text:p>Child Of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Je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Child Of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Peggy [dead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lare 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lare 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Prudence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Prudence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Child Of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Child Of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Betty Jac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hedrick</text:p>
          </table:table-cell>
          <table:table-cell office:value-type="string" calcext:value-type="string">
            <text:p>Child Of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hedrick</text:p>
          </table:table-cell>
          <table:table-cell office:value-type="string" calcext:value-type="string">
            <text:p>Child Of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hild Of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hild Of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Je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eg </text:p>
          </table:table-cell>
          <table:table-cell office:value-type="string" calcext:value-type="string">
            <text:p>Child Of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eg </text:p>
          </table:table-cell>
          <table:table-cell office:value-type="string" calcext:value-type="string">
            <text:p>Child Of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Cl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Child Of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Child Of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Bill Hill</text:p>
          </table:table-cell>
          <table:table-cell office:value-type="string" calcext:value-type="string">
            <text:p>Child Of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Bill Hill</text:p>
          </table:table-cell>
          <table:table-cell office:value-type="string" calcext:value-type="string">
            <text:p>Child Of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Bet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Child Of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Child Of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usan Plowden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usan Plowden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Jarret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Jarret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Grinfield Greenleaf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Grinfield Greenleaf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Rosanne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Rosanne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erdinand Hill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erdinand Hill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ylvester Greenleaf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ylvester Greenleaf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meline Greenleaf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meline Greenleaf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ary Greenleaf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ary Greenleaf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Lucrese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Lucrese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itta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itta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emus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emus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iley Greenleaf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iley Greenleaf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Lucy Ann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Lucy Ann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Ann </text:p>
          </table:table-cell>
          <table:table-cell office:value-type="string" calcext:value-type="string">
            <text:p>Child Of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Ann </text:p>
          </table:table-cell>
          <table:table-cell office:value-type="string" calcext:value-type="string">
            <text:p>Child Of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Child Of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Child Of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riscilla Plowden</text:p>
          </table:table-cell>
          <table:table-cell office:value-type="string" calcext:value-type="string">
            <text:p>Child Of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Susan Plow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Child Of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Charl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ich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hild Of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hild Of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ich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hild Of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hild Of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ich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ild Of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Ab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ild Of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Ag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Catharine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Catharine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Child Of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Ag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Child Of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Ab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Jery</text:p>
          </table:table-cell>
          <table:table-cell office:value-type="string" calcext:value-type="string">
            <text:p>Child Of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Jery</text:p>
          </table:table-cell>
          <table:table-cell office:value-type="string" calcext:value-type="string">
            <text:p>Child Of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Ag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lly</text:p>
          </table:table-cell>
          <table:table-cell office:value-type="string" calcext:value-type="string">
            <text:p>Child Of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Ralp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Alexander Campbell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Alexander Campbell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Charlotte Campbell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Charlotte Campbell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Eliza Barney</text:p>
          </table:table-cell>
          <table:table-cell office:value-type="string" calcext:value-type="string">
            <text:p>Child Of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Nelly Bar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Frank Campbell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Frank Campbell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Mary Jane (Little Mary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Mary Jane (Little Mary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Sam Campbell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Sam Campbell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Susan Ann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Susan Ann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Arnold Jones</text:p>
          </table:table-cell>
          <table:table-cell office:value-type="string" calcext:value-type="string">
            <text:p>Child Of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Anna J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Rachel Campbell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Rachel Campbell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Emeline Campbell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Emeline Campbell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Watt Campbell, II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Watt Campbell, II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Child Campbell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Child Campbell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ild Of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Gin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hild Of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Hen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Geor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Catherine (Kitt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Child Of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Cl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Child Of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arah Ann Elizabeth</text:p>
          </table:table-cell>
          <table:table-cell office:value-type="string" calcext:value-type="string">
            <text:p>Child Of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Hen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arah Ann Elizabeth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illen</text:p>
          </table:table-cell>
          <table:table-cell office:value-type="string" calcext:value-type="string">
            <text:p>Child Of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Harri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illen</text:p>
          </table:table-cell>
          <table:table-cell office:value-type="string" calcext:value-type="string">
            <text:p>Child Of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Josep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Henry Johnson</text:p>
          </table:table-cell>
          <table:table-cell office:value-type="string" calcext:value-type="string">
            <text:p>Child Of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Do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Child Of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Child Of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An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Child Of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Catherine (Kitt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Child Of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Geor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Gabriel Isaac Queen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Gabriel Isaac Queen</text:p>
          </table:table-cell>
          <table:table-cell office:value-type="string" calcext:value-type="string">
            <text:p>Child Of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Len Qu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atilda Ann</text:p>
          </table:table-cell>
          <table:table-cell office:value-type="string" calcext:value-type="string">
            <text:p>Child Of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Cl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atilda Ann</text:p>
          </table:table-cell>
          <table:table-cell office:value-type="string" calcext:value-type="string">
            <text:p>Child Of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Cel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Steph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ild Of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Al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Child Of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Winaf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Child Of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Benedi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Wo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Child Of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Ja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Charles Queen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Oswald </text:p>
          </table:table-cell>
          <table:table-cell office:value-type="string" calcext:value-type="string">
            <text:p>Child Of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Catherine (Kitt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Sam Queen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ild Of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ild Of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Cl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ild Of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ild Of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Marga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ild Of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Jin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Ellen Hill</text:p>
          </table:table-cell>
          <table:table-cell office:value-type="string" calcext:value-type="string">
            <text:p>Child Of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Betsy Hi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Martha Hill</text:p>
          </table:table-cell>
          <table:table-cell office:value-type="string" calcext:value-type="string">
            <text:p>Child Of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Betsy Hi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Nance Queen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ild Of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Nanc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 Hawkins</text:p>
          </table:table-cell>
          <table:table-cell office:value-type="string" calcext:value-type="string">
            <text:p>Child Of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Cecil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 Hawkins</text:p>
          </table:table-cell>
          <table:table-cell office:value-type="string" calcext:value-type="string">
            <text:p>Child Of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Charles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ild Of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Sar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ild Of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James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Nantine</text:p>
          </table:table-cell>
          <table:table-cell office:value-type="string" calcext:value-type="string">
            <text:p>Child Of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El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Child Of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Jame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Child Of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An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Aar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har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Child Of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Mariet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Child Of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Jaco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ild Of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n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ild Of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Prouse (Protu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Bi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egg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Mi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Ve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ild Of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Mi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ild Of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Ve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hild Of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Prouse (Protu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hild Of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n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rincelus Anderson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rincelus Anderson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ornelius (Hawkins)</text:p>
          </table:table-cell>
          <table:table-cell office:value-type="string" calcext:value-type="string">
            <text:p>Child Of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Louisa Parker</text:p>
          </table:table-cell>
          <table:table-cell office:value-type="string" calcext:value-type="string">
            <text:p>Child Of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Hen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Louisa Parker</text:p>
          </table:table-cell>
          <table:table-cell office:value-type="string" calcext:value-type="string">
            <text:p>Child Of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Mary Par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John Adison</text:p>
          </table:table-cell>
          <table:table-cell office:value-type="string" calcext:value-type="string">
            <text:p>Child Of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l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John Adison</text:p>
          </table:table-cell>
          <table:table-cell office:value-type="string" calcext:value-type="string">
            <text:p>Child Of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Sa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Harrison Thorn</text:p>
          </table:table-cell>
          <table:table-cell office:value-type="string" calcext:value-type="string">
            <text:p>Child Of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Sa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Harrison Thorn</text:p>
          </table:table-cell>
          <table:table-cell office:value-type="string" calcext:value-type="string">
            <text:p>Child Of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Jac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Child Of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Letty Blacklo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rancis Hawkins</text:p>
          </table:table-cell>
          <table:table-cell office:value-type="string" calcext:value-type="string">
            <text:p>Child Of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Kitty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rancis Hawkins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Richard Ignatius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Richard Ignatius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Jam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M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usan Hawkins</text:p>
          </table:table-cell>
          <table:table-cell office:value-type="string" calcext:value-type="string">
            <text:p>Child Of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Kitty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usan Hawkins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ecilia (Hawkins) Adamy</text:p>
          </table:table-cell>
          <table:table-cell office:value-type="string" calcext:value-type="string">
            <text:p>Child Of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ecilia (Hawkins) Adamy</text:p>
          </table:table-cell>
          <table:table-cell office:value-type="string" calcext:value-type="string">
            <text:p>Child Of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Peter Ada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hild Of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Wat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hild Of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Amel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Martha A. Queen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Martha A. Queen</text:p>
          </table:table-cell>
          <table:table-cell office:value-type="string" calcext:value-type="string">
            <text:p>Child Of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Jame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Child Of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Emmy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Child Of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William Harri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Child Of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Patsy Maho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Child Of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Regi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Child Of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John Thom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Child Of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Elizabe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Child Of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Wil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Child Of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Maria Herb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hild Of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Sea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uth Helena (Hawkins) Adamy</text:p>
          </table:table-cell>
          <table:table-cell office:value-type="string" calcext:value-type="string">
            <text:p>Child Of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Peter Ada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uth Helena (Hawkins) Adamy</text:p>
          </table:table-cell>
          <table:table-cell office:value-type="string" calcext:value-type="string">
            <text:p>Child Of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Nancy Ann Williams</text:p>
          </table:table-cell>
          <table:table-cell office:value-type="string" calcext:value-type="string">
            <text:p>Child Of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Minty Queen Willia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Nancy Ann Williams</text:p>
          </table:table-cell>
          <table:table-cell office:value-type="string" calcext:value-type="string">
            <text:p>Child Of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enry Willia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Child Of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Child Of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Catherine (Kitty) Harrison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Mary Hawkins</text:p>
          </table:table-cell>
          <table:table-cell office:value-type="string" calcext:value-type="string">
            <text:p>Child Of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Amia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Child Of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Archable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Child Of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Polly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hild Of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Rich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Child Of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Bets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Edward Queen</text:p>
          </table:table-cell>
          <table:table-cell office:value-type="string" calcext:value-type="string">
            <text:p>Child Of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Jame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Edward Queen</text:p>
          </table:table-cell>
          <table:table-cell office:value-type="string" calcext:value-type="string">
            <text:p>Child Of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Nancy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oble Moses</text:p>
          </table:table-cell>
          <table:table-cell office:value-type="string" calcext:value-type="string">
            <text:p>Child Of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Moses Tay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oble Moses</text:p>
          </table:table-cell>
          <table:table-cell office:value-type="string" calcext:value-type="string">
            <text:p>Child Of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Laisa Dors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Child Of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Nan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hild Of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Hen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Hen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Hen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usa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Child Of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C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Isaa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Rob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hild Of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Rob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Gervais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hanny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ll 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Davi 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harles Hawkins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Child Of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Sa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Sa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Jacks</text:p>
          </table:table-cell>
          <table:table-cell office:value-type="string" calcext:value-type="string">
            <text:p>Child Of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Ne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Letty Blacklog</text:p>
          </table:table-cell>
          <table:table-cell office:value-type="string" calcext:value-type="string">
            <text:p>Child Of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Nelly Blacklo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Sa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Child Of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Po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Adoph</text:p>
          </table:table-cell>
          <table:table-cell office:value-type="string" calcext:value-type="string">
            <text:p>Child Of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hild Of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Elias Hawkins</text:p>
          </table:table-cell>
          <table:table-cell office:value-type="string" calcext:value-type="string">
            <text:p>Child Of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Elias Hawkins</text:p>
          </table:table-cell>
          <table:table-cell office:value-type="string" calcext:value-type="string">
            <text:p>Child Of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Catherine (Kitty) Harrison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ild Of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Elizabeth Queen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Elizabeth Hawkins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Elizabeth Hawkins</text:p>
          </table:table-cell>
          <table:table-cell office:value-type="string" calcext:value-type="string">
            <text:p>Child Of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Gabriel Hawkins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Gabriel Hawkins</text:p>
          </table:table-cell>
          <table:table-cell office:value-type="string" calcext:value-type="string">
            <text:p>Child Of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George Hawkins</text:p>
          </table:table-cell>
          <table:table-cell office:value-type="string" calcext:value-type="string">
            <text:p>Child Of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James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George Hawkins</text:p>
          </table:table-cell>
          <table:table-cell office:value-type="string" calcext:value-type="string">
            <text:p>Child Of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Delia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Hariet Ann</text:p>
          </table:table-cell>
          <table:table-cell office:value-type="string" calcext:value-type="string">
            <text:p>Child Of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Henny (Hawkins)</text:p>
          </table:table-cell>
          <table:table-cell office:value-type="string" calcext:value-type="string">
            <text:p>Child Of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Child Of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Iasais (Isaiah) Queen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Isaac Hawkins, III</text:p>
          </table:table-cell>
          <table:table-cell office:value-type="string" calcext:value-type="string">
            <text:p>Child Of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Isaac Hawkins, III</text:p>
          </table:table-cell>
          <table:table-cell office:value-type="string" calcext:value-type="string">
            <text:p>Child Of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Catherine (Kitty) Harrison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Jackson Hawkins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Jackson Hawkins</text:p>
          </table:table-cell>
          <table:table-cell office:value-type="string" calcext:value-type="string">
            <text:p>Child Of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James Hawkins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Jemmy Queen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John Harrison</text:p>
          </table:table-cell>
          <table:table-cell office:value-type="string" calcext:value-type="string">
            <text:p>Child Of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Nelly Harri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Ne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Child Of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Marg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ild Of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Mary Williams</text:p>
          </table:table-cell>
          <table:table-cell office:value-type="string" calcext:value-type="string">
            <text:p>Child Of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Minty Queen Willia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Mary Williams</text:p>
          </table:table-cell>
          <table:table-cell office:value-type="string" calcext:value-type="string">
            <text:p>Child Of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enry Willia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Mary Anne Digges</text:p>
          </table:table-cell>
          <table:table-cell office:value-type="string" calcext:value-type="string">
            <text:p>Child Of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Mary Ellen Queen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Ned, II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Ned, II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Ne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Patrick </text:p>
          </table:table-cell>
          <table:table-cell office:value-type="string" calcext:value-type="string">
            <text:p>Child Of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Joh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Patrick </text:p>
          </table:table-cell>
          <table:table-cell office:value-type="string" calcext:value-type="string">
            <text:p>Child Of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Nanc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Peter Hawkins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Peter Hawkins</text:p>
          </table:table-cell>
          <table:table-cell office:value-type="string" calcext:value-type="string">
            <text:p>Child Of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Revidy</text:p>
          </table:table-cell>
          <table:table-cell office:value-type="string" calcext:value-type="string">
            <text:p>Child Of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hild Of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Susan Hawkins</text:p>
          </table:table-cell>
          <table:table-cell office:value-type="string" calcext:value-type="string">
            <text:p>Child Of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James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Susan Hawkins</text:p>
          </table:table-cell>
          <table:table-cell office:value-type="string" calcext:value-type="string">
            <text:p>Child Of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Delia Hawk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Child Of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Harriet Anne Queen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Harriet Anne Queen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Child Of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Nel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Child Of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Molly Proctor</text:p>
          </table:table-cell>
          <table:table-cell office:value-type="string" calcext:value-type="string">
            <text:p>Child Of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Nancy Proc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town College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Child Of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Mar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Winnifred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Winnifred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hild Of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Mar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Su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Robi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icky</text:p>
          </table:table-cell>
          <table:table-cell office:value-type="string" calcext:value-type="string">
            <text:p>Child Of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Joseph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icky</text:p>
          </table:table-cell>
          <table:table-cell office:value-type="string" calcext:value-type="string">
            <text:p>Child Of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Mar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hild Of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Robi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hild Of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Su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tatia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tatia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Harr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Pegg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James Locu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hild Of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James Locu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Child Of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Sam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Child Of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Kat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Child Of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Sam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Child Of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Kat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hild Of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Pegg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hild Of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ell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hild Of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Mahone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Child Of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ell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Sam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Kat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Child Of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Na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Child Of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Bo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hild Of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ell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hild Of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Mahone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oll </text:p>
          </table:table-cell>
          <table:table-cell office:value-type="string" calcext:value-type="string">
            <text:p>Child Of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Dick </text:p>
          </table:table-cell>
          <table:table-cell office:value-type="string" calcext:value-type="string">
            <text:p>Child Of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ild Of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Child Of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Sall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Winifred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Child Of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Cate</text:p>
          </table:table-cell>
          <table:table-cell office:value-type="string" calcext:value-type="string">
            <text:p>Child Of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Child Of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Child Of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ry’s children</text:p>
          </table:table-cell>
          <table:table-cell office:value-type="string" calcext:value-type="string">
            <text:p>Child Of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y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ry’s children</text:p>
          </table:table-cell>
          <table:table-cell office:value-type="string" calcext:value-type="string">
            <text:p>Child Of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e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ylvia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alp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hild 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ylvia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hild 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alp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Child 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ylvia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Child 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alp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Child 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ylvia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Child 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alp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ll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arah's Children</text:p>
          </table:table-cell>
          <table:table-cell office:value-type="string" calcext:value-type="string">
            <text:p>Child Of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Sarah 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nn Tebesca</text:p>
          </table:table-cell>
          <table:table-cell office:value-type="string" calcext:value-type="string">
            <text:p>Child Of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Deb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nn Tebesca</text:p>
          </table:table-cell>
          <table:table-cell office:value-type="string" calcext:value-type="string">
            <text:p>Child Of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Solomon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Grace’s children</text:p>
          </table:table-cell>
          <table:table-cell office:value-type="string" calcext:value-type="string">
            <text:p>Child Of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Baptist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Grace’s children</text:p>
          </table:table-cell>
          <table:table-cell office:value-type="string" calcext:value-type="string">
            <text:p>Child Of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Grace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hild Of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ll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ild Of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ll</text:p>
          </table:table-cell>
          <table:table-cell table:number-columns-repeated="2"/>
        </table:table-row>
      </table:table>
      <table:table table:name="Bohemia" table:style-name="ta1"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lationship:childOf/0/property_label</text:p>
          </table:table-cell>
          <table:table-cell office:value-type="string" calcext:value-type="string">
            <text:p>relationship:childOf/0/value_resource_id</text:p>
          </table:table-cell>
          <table:table-cell office:value-type="string" calcext:value-type="string">
            <text:p>relationship:childOf/0/display_tit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chema:homeLocation/0/value_resource_id</text:p>
          </table:table-cell>
          <table:table-cell office:value-type="string" calcext:value-type="string">
            <text:p>schema:homeLocation/0/display_title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Patrick</text:p>
          </table:table-cell>
          <table:table-cell table:formula="of:=CONCATENATE([.B2];  &quot; (&quot;; [.A2]; &quot; )&quot;)" office:value-type="string" office:string-value="Patrick (1448 )" calcext:value-type="string">
            <text:p>Patrick (1448 )</text:p>
          </table:table-cell>
          <table:table-cell office:value-type="string" calcext:value-type="string">
            <text:p>Child Of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Jenny</text:p>
          </table:table-cell>
          <table:table-cell table:formula="of:=CONCATENATE([.F2];  &quot; (&quot;; [.E2]; &quot; )&quot;)" office:value-type="string" office:string-value="Jenny (1446 )" calcext:value-type="string">
            <text:p>Jenny (1446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Joseph</text:p>
          </table:table-cell>
          <table:table-cell table:formula="of:=CONCATENATE([.B3];  &quot; (&quot;; [.A3]; &quot; )&quot;)" office:value-type="string" office:string-value="Joseph (1452 )" calcext:value-type="string">
            <text:p>Joseph (1452 )</text:p>
          </table:table-cell>
          <table:table-cell office:value-type="string" calcext:value-type="string">
            <text:p>Child Of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Nelly</text:p>
          </table:table-cell>
          <table:table-cell table:formula="of:=CONCATENATE([.F3];  &quot; (&quot;; [.E3]; &quot; )&quot;)" office:value-type="string" office:string-value="Nelly (1450 )" calcext:value-type="string">
            <text:p>Nelly (145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Infant Child</text:p>
          </table:table-cell>
          <table:table-cell table:formula="of:=CONCATENATE([.B4];  &quot; (&quot;; [.A4]; &quot; )&quot;)" office:value-type="string" office:string-value="Infant Child (1634 )" calcext:value-type="string">
            <text:p>Infant Child (1634 )</text:p>
          </table:table-cell>
          <table:table-cell office:value-type="string" calcext:value-type="string">
            <text:p>Child Of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Nancy</text:p>
          </table:table-cell>
          <table:table-cell table:formula="of:=CONCATENATE([.F4];  &quot; (&quot;; [.E4]; &quot; )&quot;)" office:value-type="string" office:string-value="Nancy (1633 )" calcext:value-type="string">
            <text:p>Nancy (1633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Infant Child</text:p>
          </table:table-cell>
          <table:table-cell table:formula="of:=CONCATENATE([.B5];  &quot; (&quot;; [.A5]; &quot; )&quot;)" office:value-type="string" office:string-value="Infant Child (1636 )" calcext:value-type="string">
            <text:p>Infant Child (1636 )</text:p>
          </table:table-cell>
          <table:table-cell office:value-type="string" calcext:value-type="string">
            <text:p>Child Of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Polly</text:p>
          </table:table-cell>
          <table:table-cell table:formula="of:=CONCATENATE([.F5];  &quot; (&quot;; [.E5]; &quot; )&quot;)" office:value-type="string" office:string-value="Polly (1635 )" calcext:value-type="string">
            <text:p>Polly (1635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avid</text:p>
          </table:table-cell>
          <table:table-cell table:formula="of:=CONCATENATE([.B6];  &quot; (&quot;; [.A6]; &quot; )&quot;)" office:value-type="string" office:string-value="David (1648 )" calcext:value-type="string">
            <text:p>David (1648 )</text:p>
          </table:table-cell>
          <table:table-cell office:value-type="string" calcext:value-type="string">
            <text:p>Child Of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Moll </text:p>
          </table:table-cell>
          <table:table-cell table:formula="of:=CONCATENATE([.F6];  &quot; (&quot;; [.E6]; &quot; )&quot;)" office:value-type="string" office:string-value="Moll  (1686 )" calcext:value-type="string">
            <text:p>Moll <text:s/>(1686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avid</text:p>
          </table:table-cell>
          <table:table-cell table:formula="of:=CONCATENATE([.B7];  &quot; (&quot;; [.A7]; &quot; )&quot;)" office:value-type="string" office:string-value="David (1648 )" calcext:value-type="string">
            <text:p>David (1648 )</text:p>
          </table:table-cell>
          <table:table-cell office:value-type="string" calcext:value-type="string">
            <text:p>Child Of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Harry</text:p>
          </table:table-cell>
          <table:table-cell table:formula="of:=CONCATENATE([.F7];  &quot; (&quot;; [.E7]; &quot; )&quot;)" office:value-type="string" office:string-value="Harry (1030 )" calcext:value-type="string">
            <text:p>Harry (103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Abigail</text:p>
          </table:table-cell>
          <table:table-cell table:formula="of:=CONCATENATE([.B8];  &quot; (&quot;; [.A8]; &quot; )&quot;)" office:value-type="string" office:string-value="Abigail (1706 )" calcext:value-type="string">
            <text:p>Abigail (1706 )</text:p>
          </table:table-cell>
          <table:table-cell office:value-type="string" calcext:value-type="string">
            <text:p>Child Of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Poll </text:p>
          </table:table-cell>
          <table:table-cell table:formula="of:=CONCATENATE([.F8];  &quot; (&quot;; [.E8]; &quot; )&quot;)" office:value-type="string" office:string-value="Poll  (1699 )" calcext:value-type="string">
            <text:p>Poll <text:s/>(1699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Abigail</text:p>
          </table:table-cell>
          <table:table-cell table:formula="of:=CONCATENATE([.B9];  &quot; (&quot;; [.A9]; &quot; )&quot;)" office:value-type="string" office:string-value="Abigail (1706 )" calcext:value-type="string">
            <text:p>Abigail (1706 )</text:p>
          </table:table-cell>
          <table:table-cell office:value-type="string" calcext:value-type="string">
            <text:p>Child Of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David</text:p>
          </table:table-cell>
          <table:table-cell table:formula="of:=CONCATENATE([.F9];  &quot; (&quot;; [.E9]; &quot; )&quot;)" office:value-type="string" office:string-value="David (1862 )" calcext:value-type="string">
            <text:p>David (1862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Hannah</text:p>
          </table:table-cell>
          <table:table-cell table:formula="of:=CONCATENATE([.B10];  &quot; (&quot;; [.A10]; &quot; )&quot;)" office:value-type="string" office:string-value="Hannah (1859 )" calcext:value-type="string">
            <text:p>Hannah (1859 )</text:p>
          </table:table-cell>
          <table:table-cell office:value-type="string" calcext:value-type="string">
            <text:p>Child Of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ary</text:p>
          </table:table-cell>
          <table:table-cell table:formula="of:=CONCATENATE([.F10];  &quot; (&quot;; [.E10]; &quot; )&quot;)" office:value-type="string" office:string-value="Mary (1858 )" calcext:value-type="string">
            <text:p>Mary (1858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Hannah</text:p>
          </table:table-cell>
          <table:table-cell table:formula="of:=CONCATENATE([.B11];  &quot; (&quot;; [.A11]; &quot; )&quot;)" office:value-type="string" office:string-value="Hannah (1859 )" calcext:value-type="string">
            <text:p>Hannah (1859 )</text:p>
          </table:table-cell>
          <table:table-cell office:value-type="string" calcext:value-type="string">
            <text:p>Child Of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Pat</text:p>
          </table:table-cell>
          <table:table-cell table:formula="of:=CONCATENATE([.F11];  &quot; (&quot;; [.E11]; &quot; )&quot;)" office:value-type="string" office:string-value="Pat (1861 )" calcext:value-type="string">
            <text:p>Pat (1861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Isaac</text:p>
          </table:table-cell>
          <table:table-cell table:formula="of:=CONCATENATE([.B12];  &quot; (&quot;; [.A12]; &quot; )&quot;)" office:value-type="string" office:string-value="Isaac (1860 )" calcext:value-type="string">
            <text:p>Isaac (1860 )</text:p>
          </table:table-cell>
          <table:table-cell office:value-type="string" calcext:value-type="string">
            <text:p>Child Of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Pat</text:p>
          </table:table-cell>
          <table:table-cell table:formula="of:=CONCATENATE([.F12];  &quot; (&quot;; [.E12]; &quot; )&quot;)" office:value-type="string" office:string-value="Pat (1861 )" calcext:value-type="string">
            <text:p>Pat (1861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Isaac</text:p>
          </table:table-cell>
          <table:table-cell table:formula="of:=CONCATENATE([.B13];  &quot; (&quot;; [.A13]; &quot; )&quot;)" office:value-type="string" office:string-value="Isaac (1860 )" calcext:value-type="string">
            <text:p>Isaac (1860 )</text:p>
          </table:table-cell>
          <table:table-cell office:value-type="string" calcext:value-type="string">
            <text:p>Child Of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ary</text:p>
          </table:table-cell>
          <table:table-cell table:formula="of:=CONCATENATE([.F13];  &quot; (&quot;; [.E13]; &quot; )&quot;)" office:value-type="string" office:string-value="Mary (1858 )" calcext:value-type="string">
            <text:p>Mary (1858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Perry</text:p>
          </table:table-cell>
          <table:table-cell table:formula="of:=CONCATENATE([.B14];  &quot; (&quot;; [.A14]; &quot; )&quot;)" office:value-type="string" office:string-value="Perry (1919 )" calcext:value-type="string">
            <text:p>Perry (1919 )</text:p>
          </table:table-cell>
          <table:table-cell office:value-type="string" calcext:value-type="string">
            <text:p>Child Of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Nell</text:p>
          </table:table-cell>
          <table:table-cell table:formula="of:=CONCATENATE([.F14];  &quot; (&quot;; [.E14]; &quot; )&quot;)" office:value-type="string" office:string-value="Nell (1918 )" calcext:value-type="string">
            <text:p>Nell (1918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Perry</text:p>
          </table:table-cell>
          <table:table-cell table:formula="of:=CONCATENATE([.B15];  &quot; (&quot;; [.A15]; &quot; )&quot;)" office:value-type="string" office:string-value="Perry (1919 )" calcext:value-type="string">
            <text:p>Perry (1919 )</text:p>
          </table:table-cell>
          <table:table-cell office:value-type="string" calcext:value-type="string">
            <text:p>Child Of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Perry Greenwood</text:p>
          </table:table-cell>
          <table:table-cell table:formula="of:=CONCATENATE([.F15];  &quot; (&quot;; [.E15]; &quot; )&quot;)" office:value-type="string" office:string-value="Perry Greenwood (1093 )" calcext:value-type="string">
            <text:p>Perry Greenwood (1093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Nell</text:p>
          </table:table-cell>
          <table:table-cell table:formula="of:=CONCATENATE([.B16];  &quot; (&quot;; [.A16]; &quot; )&quot;)" office:value-type="string" office:string-value="Nell (1929 )" calcext:value-type="string">
            <text:p>Nell (1929 )</text:p>
          </table:table-cell>
          <table:table-cell office:value-type="string" calcext:value-type="string">
            <text:p>Child Of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Philis</text:p>
          </table:table-cell>
          <table:table-cell table:formula="of:=CONCATENATE([.F16];  &quot; (&quot;; [.E16]; &quot; )&quot;)" office:value-type="string" office:string-value="Philis (1933 )" calcext:value-type="string">
            <text:p>Philis (1933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Clara</text:p>
          </table:table-cell>
          <table:table-cell table:formula="of:=CONCATENATE([.B17];  &quot; (&quot;; [.A17]; &quot; )&quot;)" office:value-type="string" office:string-value="Clara (1931 )" calcext:value-type="string">
            <text:p>Clara (1931 )</text:p>
          </table:table-cell>
          <table:table-cell office:value-type="string" calcext:value-type="string">
            <text:p>Child Of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Philis</text:p>
          </table:table-cell>
          <table:table-cell table:formula="of:=CONCATENATE([.F17];  &quot; (&quot;; [.E17]; &quot; )&quot;)" office:value-type="string" office:string-value="Philis (1933 )" calcext:value-type="string">
            <text:p>Philis (1933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Kate's child 1</text:p>
          </table:table-cell>
          <table:table-cell table:formula="of:=CONCATENATE([.B18];  &quot; (&quot;; [.A18]; &quot; )&quot;)" office:value-type="string" office:string-value="Kate's child 1 (1971 )" calcext:value-type="string">
            <text:p>Kate's child 1 (1971 )</text:p>
          </table:table-cell>
          <table:table-cell office:value-type="string" calcext:value-type="string">
            <text:p>Child Of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Kate</text:p>
          </table:table-cell>
          <table:table-cell table:formula="of:=CONCATENATE([.F18];  &quot; (&quot;; [.E18]; &quot; )&quot;)" office:value-type="string" office:string-value="Kate (1438 )" calcext:value-type="string">
            <text:p>Kate (1438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Kate's child 2</text:p>
          </table:table-cell>
          <table:table-cell table:formula="of:=CONCATENATE([.B19];  &quot; (&quot;; [.A19]; &quot; )&quot;)" office:value-type="string" office:string-value="Kate's child 2 (1972 )" calcext:value-type="string">
            <text:p>Kate's child 2 (1972 )</text:p>
          </table:table-cell>
          <table:table-cell office:value-type="string" calcext:value-type="string">
            <text:p>Child Of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Kate</text:p>
          </table:table-cell>
          <table:table-cell table:formula="of:=CONCATENATE([.F19];  &quot; (&quot;; [.E19]; &quot; )&quot;)" office:value-type="string" office:string-value="Kate (1438 )" calcext:value-type="string">
            <text:p>Kate (1438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Child</text:p>
          </table:table-cell>
          <table:table-cell table:formula="of:=CONCATENATE([.B20];  &quot; (&quot;; [.A20]; &quot; )&quot;)" office:value-type="string" office:string-value="Child (1974 )" calcext:value-type="string">
            <text:p>Child (1974 )</text:p>
          </table:table-cell>
          <table:table-cell office:value-type="string" calcext:value-type="string">
            <text:p>Child Of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Woman</text:p>
          </table:table-cell>
          <table:table-cell table:formula="of:=CONCATENATE([.F20];  &quot; (&quot;; [.E20]; &quot; )&quot;)" office:value-type="string" office:string-value="Woman (1973 )" calcext:value-type="string">
            <text:p>Woman (1973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Nelly</text:p>
          </table:table-cell>
          <table:table-cell table:formula="of:=CONCATENATE([.B21];  &quot; (&quot;; [.A21]; &quot; )&quot;)" office:value-type="string" office:string-value="Nelly (3548 )" calcext:value-type="string">
            <text:p>Nelly (3548 )</text:p>
          </table:table-cell>
          <table:table-cell office:value-type="string" calcext:value-type="string">
            <text:p>Child Of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Jany</text:p>
          </table:table-cell>
          <table:table-cell table:formula="of:=CONCATENATE([.F21];  &quot; (&quot;; [.E21]; &quot; )&quot;)" office:value-type="string" office:string-value="Jany (1932 )" calcext:value-type="string">
            <text:p>Jany (1932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Nelly</text:p>
          </table:table-cell>
          <table:table-cell table:formula="of:=CONCATENATE([.B22];  &quot; (&quot;; [.A22]; &quot; )&quot;)" office:value-type="string" office:string-value="Nelly (3548 )" calcext:value-type="string">
            <text:p>Nelly (3548 )</text:p>
          </table:table-cell>
          <table:table-cell office:value-type="string" calcext:value-type="string">
            <text:p>Child Of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alph</text:p>
          </table:table-cell>
          <table:table-cell table:formula="of:=CONCATENATE([.F22];  &quot; (&quot;; [.E22]; &quot; )&quot;)" office:value-type="string" office:string-value="Ralph (1692 )" calcext:value-type="string">
            <text:p>Ralph (1692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Girl</text:p>
          </table:table-cell>
          <table:table-cell table:formula="of:=CONCATENATE([.B23];  &quot; (&quot;; [.A23]; &quot; )&quot;)" office:value-type="string" office:string-value="Girl (3660 )" calcext:value-type="string">
            <text:p>Girl (3660 )</text:p>
          </table:table-cell>
          <table:table-cell office:value-type="string" calcext:value-type="string">
            <text:p>Child Of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Betty</text:p>
          </table:table-cell>
          <table:table-cell table:formula="of:=CONCATENATE([.F23];  &quot; (&quot;; [.E23]; &quot; )&quot;)" office:value-type="string" office:string-value="Betty (3669 )" calcext:value-type="string">
            <text:p>Betty (3669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John</text:p>
          </table:table-cell>
          <table:table-cell table:formula="of:=CONCATENATE([.B24];  &quot; (&quot;; [.A24]; &quot; )&quot;)" office:value-type="string" office:string-value="John (3661 )" calcext:value-type="string">
            <text:p>John (3661 )</text:p>
          </table:table-cell>
          <table:table-cell office:value-type="string" calcext:value-type="string">
            <text:p>Child Of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Nanny</text:p>
          </table:table-cell>
          <table:table-cell table:formula="of:=CONCATENATE([.F24];  &quot; (&quot;; [.E24]; &quot; )&quot;)" office:value-type="string" office:string-value="Nanny (3671 )" calcext:value-type="string">
            <text:p>Nanny (3671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Prudens</text:p>
          </table:table-cell>
          <table:table-cell table:formula="of:=CONCATENATE([.B25];  &quot; (&quot;; [.A25]; &quot; )&quot;)" office:value-type="string" office:string-value="Prudens (3662 )" calcext:value-type="string">
            <text:p>Prudens (3662 )</text:p>
          </table:table-cell>
          <table:table-cell office:value-type="string" calcext:value-type="string">
            <text:p>Child Of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Molly</text:p>
          </table:table-cell>
          <table:table-cell table:formula="of:=CONCATENATE([.F25];  &quot; (&quot;; [.E25]; &quot; )&quot;)" office:value-type="string" office:string-value="Molly (3673 )" calcext:value-type="string">
            <text:p>Molly (3673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John</text:p>
          </table:table-cell>
          <table:table-cell table:formula="of:=CONCATENATE([.B26];  &quot; (&quot;; [.A26]; &quot; )&quot;)" office:value-type="string" office:string-value="John (3663 )" calcext:value-type="string">
            <text:p>John (3663 )</text:p>
          </table:table-cell>
          <table:table-cell office:value-type="string" calcext:value-type="string">
            <text:p>Child Of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Molly</text:p>
          </table:table-cell>
          <table:table-cell table:formula="of:=CONCATENATE([.F26];  &quot; (&quot;; [.E26]; &quot; )&quot;)" office:value-type="string" office:string-value="Molly (3673 )" calcext:value-type="string">
            <text:p>Molly (3673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Robert</text:p>
          </table:table-cell>
          <table:table-cell table:formula="of:=CONCATENATE([.B27];  &quot; (&quot;; [.A27]; &quot; )&quot;)" office:value-type="string" office:string-value="Robert (3664 )" calcext:value-type="string">
            <text:p>Robert (3664 )</text:p>
          </table:table-cell>
          <table:table-cell office:value-type="string" calcext:value-type="string">
            <text:p>Child Of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Nanny</text:p>
          </table:table-cell>
          <table:table-cell table:formula="of:=CONCATENATE([.F27];  &quot; (&quot;; [.E27]; &quot; )&quot;)" office:value-type="string" office:string-value="Nanny (3671 )" calcext:value-type="string">
            <text:p>Nanny (3671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Sara</text:p>
          </table:table-cell>
          <table:table-cell table:formula="of:=CONCATENATE([.B28];  &quot; (&quot;; [.A28]; &quot; )&quot;)" office:value-type="string" office:string-value="Sara (3665 )" calcext:value-type="string">
            <text:p>Sara (3665 )</text:p>
          </table:table-cell>
          <table:table-cell office:value-type="string" calcext:value-type="string">
            <text:p>Child Of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Mary</text:p>
          </table:table-cell>
          <table:table-cell table:formula="of:=CONCATENATE([.F28];  &quot; (&quot;; [.E28]; &quot; )&quot;)" office:value-type="string" office:string-value="Mary (3674 )" calcext:value-type="string">
            <text:p>Mary (3674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Dick</text:p>
          </table:table-cell>
          <table:table-cell table:formula="of:=CONCATENATE([.B29];  &quot; (&quot;; [.A29]; &quot; )&quot;)" office:value-type="string" office:string-value="Dick (3666 )" calcext:value-type="string">
            <text:p>Dick (3666 )</text:p>
          </table:table-cell>
          <table:table-cell office:value-type="string" calcext:value-type="string">
            <text:p>Child Of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Betty</text:p>
          </table:table-cell>
          <table:table-cell table:formula="of:=CONCATENATE([.F29];  &quot; (&quot;; [.E29]; &quot; )&quot;)" office:value-type="string" office:string-value="Betty (3669 )" calcext:value-type="string">
            <text:p>Betty (3669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Nell</text:p>
          </table:table-cell>
          <table:table-cell table:formula="of:=CONCATENATE([.B30];  &quot; (&quot;; [.A30]; &quot; )&quot;)" office:value-type="string" office:string-value="Nell (3667 )" calcext:value-type="string">
            <text:p>Nell (3667 )</text:p>
          </table:table-cell>
          <table:table-cell office:value-type="string" calcext:value-type="string">
            <text:p>Child Of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Ralph</text:p>
          </table:table-cell>
          <table:table-cell table:formula="of:=CONCATENATE([.F30];  &quot; (&quot;; [.E30]; &quot; )&quot;)" office:value-type="string" office:string-value="Ralph (3675 )" calcext:value-type="string">
            <text:p>Ralph (3675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ia</text:p>
          </table:table-cell>
        </table:table-row>
      </table:table>
      <table:table table:name="StInigoes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lationship:childOf/0/property_label</text:p>
          </table:table-cell>
          <table:table-cell office:value-type="string" calcext:value-type="string">
            <text:p>relationship:childOf/0/value_resource_id</text:p>
          </table:table-cell>
          <table:table-cell office:value-type="string" calcext:value-type="string">
            <text:p>relationship:childOf/0/display_tit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chema:homeLocation/0/value_resource_id</text:p>
          </table:table-cell>
          <table:table-cell office:value-type="string" calcext:value-type="string">
            <text:p>schema:homeLocation/0/display_title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lly</text:p>
          </table:table-cell>
          <table:table-cell table:formula="of:=CONCATENATE([.B2];  &quot; (&quot;; [.A2]; &quot; )&quot;)" office:value-type="string" office:string-value="Melly (1625 )" calcext:value-type="string">
            <text:p>Melly (1625 )</text:p>
          </table:table-cell>
          <table:table-cell office:value-type="string" calcext:value-type="string">
            <text:p>Child Of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Ralph</text:p>
          </table:table-cell>
          <table:table-cell table:formula="of:=CONCATENATE([.F2];  &quot; (&quot;; [.E2]; &quot; )&quot;)" office:value-type="string" office:string-value="Ralph (1669 )" calcext:value-type="string">
            <text:p>Ralph (1669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bram</text:p>
          </table:table-cell>
          <table:table-cell table:formula="of:=CONCATENATE([.B3];  &quot; (&quot;; [.A3]; &quot; )&quot;)" office:value-type="string" office:string-value="Abram (2443 )" calcext:value-type="string">
            <text:p>Abram (2443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3];  &quot; (&quot;; [.E3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bram</text:p>
          </table:table-cell>
          <table:table-cell table:formula="of:=CONCATENATE([.B4];  &quot; (&quot;; [.A4]; &quot; )&quot;)" office:value-type="string" office:string-value="Abram (2443 )" calcext:value-type="string">
            <text:p>Abram (2443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4];  &quot; (&quot;; [.E4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Alexander Campbell</text:p>
          </table:table-cell>
          <table:table-cell table:formula="of:=CONCATENATE([.B5];  &quot; (&quot;; [.A5]; &quot; )&quot;)" office:value-type="string" office:string-value="Alexander Campbell (2445 )" calcext:value-type="string">
            <text:p>Alexander Campbell (2445 )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F5];  &quot; (&quot;; [.E5]; &quot; )&quot;)" office:value-type="string" office:string-value="Watt (Wot) Campbell (1358 )" calcext:value-type="string">
            <text:p>Watt (Wot) Campbell (1358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Alexander Campbell</text:p>
          </table:table-cell>
          <table:table-cell table:formula="of:=CONCATENATE([.B6];  &quot; (&quot;; [.A6]; &quot; )&quot;)" office:value-type="string" office:string-value="Alexander Campbell (2445 )" calcext:value-type="string">
            <text:p>Alexander Campbell (2445 )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F6];  &quot; (&quot;; [.E6]; &quot; )&quot;)" office:value-type="string" office:string-value="Teresa Campbell (2532 )" calcext:value-type="string">
            <text:p>Teresa Campbell (2532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Bridget</text:p>
          </table:table-cell>
          <table:table-cell table:formula="of:=CONCATENATE([.B7];  &quot; (&quot;; [.A7]; &quot; )&quot;)" office:value-type="string" office:string-value="Bridget (2462 )" calcext:value-type="string">
            <text:p>Bridget (2462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7];  &quot; (&quot;; [.E7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Bridget</text:p>
          </table:table-cell>
          <table:table-cell table:formula="of:=CONCATENATE([.B8];  &quot; (&quot;; [.A8]; &quot; )&quot;)" office:value-type="string" office:string-value="Bridget (2462 )" calcext:value-type="string">
            <text:p>Bridget (2462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8];  &quot; (&quot;; [.E8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Charlotte Campbell</text:p>
          </table:table-cell>
          <table:table-cell table:formula="of:=CONCATENATE([.B9];  &quot; (&quot;; [.A9]; &quot; )&quot;)" office:value-type="string" office:string-value="Charlotte Campbell (2467 )" calcext:value-type="string">
            <text:p>Charlotte Campbell (2467 )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F9];  &quot; (&quot;; [.E9]; &quot; )&quot;)" office:value-type="string" office:string-value="Watt (Wot) Campbell (1358 )" calcext:value-type="string">
            <text:p>Watt (Wot) Campbell (1358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Charlotte Campbell</text:p>
          </table:table-cell>
          <table:table-cell table:formula="of:=CONCATENATE([.B10];  &quot; (&quot;; [.A10]; &quot; )&quot;)" office:value-type="string" office:string-value="Charlotte Campbell (2467 )" calcext:value-type="string">
            <text:p>Charlotte Campbell (2467 )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F10];  &quot; (&quot;; [.E10]; &quot; )&quot;)" office:value-type="string" office:string-value="Teresa Campbell (2532 )" calcext:value-type="string">
            <text:p>Teresa Campbell (2532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Eliza Barney</text:p>
          </table:table-cell>
          <table:table-cell table:formula="of:=CONCATENATE([.B11];  &quot; (&quot;; [.A11]; &quot; )&quot;)" office:value-type="string" office:string-value="Eliza Barney (2472 )" calcext:value-type="string">
            <text:p>Eliza Barney (2472 )</text:p>
          </table:table-cell>
          <table:table-cell office:value-type="string" calcext:value-type="string">
            <text:p>Child Of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Nelly Barney</text:p>
          </table:table-cell>
          <table:table-cell table:formula="of:=CONCATENATE([.F11];  &quot; (&quot;; [.E11]; &quot; )&quot;)" office:value-type="string" office:string-value="Nelly Barney (2516 )" calcext:value-type="string">
            <text:p>Nelly Barney (251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Frank Campbell</text:p>
          </table:table-cell>
          <table:table-cell table:formula="of:=CONCATENATE([.B12];  &quot; (&quot;; [.A12]; &quot; )&quot;)" office:value-type="string" office:string-value="Frank Campbell (2478 )" calcext:value-type="string">
            <text:p>Frank Campbell (2478 )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F12];  &quot; (&quot;; [.E12]; &quot; )&quot;)" office:value-type="string" office:string-value="Watt (Wot) Campbell (1358 )" calcext:value-type="string">
            <text:p>Watt (Wot) Campbell (1358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Frank Campbell</text:p>
          </table:table-cell>
          <table:table-cell table:formula="of:=CONCATENATE([.B13];  &quot; (&quot;; [.A13]; &quot; )&quot;)" office:value-type="string" office:string-value="Frank Campbell (2478 )" calcext:value-type="string">
            <text:p>Frank Campbell (2478 )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F13];  &quot; (&quot;; [.E13]; &quot; )&quot;)" office:value-type="string" office:string-value="Teresa Campbell (2532 )" calcext:value-type="string">
            <text:p>Teresa Campbell (2532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James</text:p>
          </table:table-cell>
          <table:table-cell table:formula="of:=CONCATENATE([.B14];  &quot; (&quot;; [.A14]; &quot; )&quot;)" office:value-type="string" office:string-value="James (2494 )" calcext:value-type="string">
            <text:p>James (2494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14];  &quot; (&quot;; [.E14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James</text:p>
          </table:table-cell>
          <table:table-cell table:formula="of:=CONCATENATE([.B15];  &quot; (&quot;; [.A15]; &quot; )&quot;)" office:value-type="string" office:string-value="James (2494 )" calcext:value-type="string">
            <text:p>James (2494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15];  &quot; (&quot;; [.E15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Mary Jane (Little Mary)</text:p>
          </table:table-cell>
          <table:table-cell table:formula="of:=CONCATENATE([.B16];  &quot; (&quot;; [.A16]; &quot; )&quot;)" office:value-type="string" office:string-value="Mary Jane (Little Mary) (2504 )" calcext:value-type="string">
            <text:p>Mary Jane (Little Mary) (2504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16];  &quot; (&quot;; [.E16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Mary Jane (Little Mary)</text:p>
          </table:table-cell>
          <table:table-cell table:formula="of:=CONCATENATE([.B17];  &quot; (&quot;; [.A17]; &quot; )&quot;)" office:value-type="string" office:string-value="Mary Jane (Little Mary) (2504 )" calcext:value-type="string">
            <text:p>Mary Jane (Little Mary) (2504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17];  &quot; (&quot;; [.E17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Sam Campbell</text:p>
          </table:table-cell>
          <table:table-cell table:formula="of:=CONCATENATE([.B18];  &quot; (&quot;; [.A18]; &quot; )&quot;)" office:value-type="string" office:string-value="Sam Campbell (2527 )" calcext:value-type="string">
            <text:p>Sam Campbell (2527 )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F18];  &quot; (&quot;; [.E18]; &quot; )&quot;)" office:value-type="string" office:string-value="Watt (Wot) Campbell (1358 )" calcext:value-type="string">
            <text:p>Watt (Wot) Campbell (1358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Sam Campbell</text:p>
          </table:table-cell>
          <table:table-cell table:formula="of:=CONCATENATE([.B19];  &quot; (&quot;; [.A19]; &quot; )&quot;)" office:value-type="string" office:string-value="Sam Campbell (2527 )" calcext:value-type="string">
            <text:p>Sam Campbell (2527 )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F19];  &quot; (&quot;; [.E19]; &quot; )&quot;)" office:value-type="string" office:string-value="Teresa Campbell (2532 )" calcext:value-type="string">
            <text:p>Teresa Campbell (2532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Susan Ann</text:p>
          </table:table-cell>
          <table:table-cell table:formula="of:=CONCATENATE([.B20];  &quot; (&quot;; [.A20]; &quot; )&quot;)" office:value-type="string" office:string-value="Susan Ann (2531 )" calcext:value-type="string">
            <text:p>Susan Ann (2531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20];  &quot; (&quot;; [.E20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Susan Ann</text:p>
          </table:table-cell>
          <table:table-cell table:formula="of:=CONCATENATE([.B21];  &quot; (&quot;; [.A21]; &quot; )&quot;)" office:value-type="string" office:string-value="Susan Ann (2531 )" calcext:value-type="string">
            <text:p>Susan Ann (2531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21];  &quot; (&quot;; [.E21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Robert</text:p>
          </table:table-cell>
          <table:table-cell table:formula="of:=CONCATENATE([.B22];  &quot; (&quot;; [.A22]; &quot; )&quot;)" office:value-type="string" office:string-value="Robert (2687 )" calcext:value-type="string">
            <text:p>Robert (2687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22];  &quot; (&quot;; [.E22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Robert</text:p>
          </table:table-cell>
          <table:table-cell table:formula="of:=CONCATENATE([.B23];  &quot; (&quot;; [.A23]; &quot; )&quot;)" office:value-type="string" office:string-value="Robert (2687 )" calcext:value-type="string">
            <text:p>Robert (2687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23];  &quot; (&quot;; [.E23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Sally Anne</text:p>
          </table:table-cell>
          <table:table-cell table:formula="of:=CONCATENATE([.B24];  &quot; (&quot;; [.A24]; &quot; )&quot;)" office:value-type="string" office:string-value="Sally Anne (2689 )" calcext:value-type="string">
            <text:p>Sally Anne (2689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24];  &quot; (&quot;; [.E24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Sally Anne</text:p>
          </table:table-cell>
          <table:table-cell table:formula="of:=CONCATENATE([.B25];  &quot; (&quot;; [.A25]; &quot; )&quot;)" office:value-type="string" office:string-value="Sally Anne (2689 )" calcext:value-type="string">
            <text:p>Sally Anne (2689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25];  &quot; (&quot;; [.E25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Nelly</text:p>
          </table:table-cell>
          <table:table-cell table:formula="of:=CONCATENATE([.B26];  &quot; (&quot;; [.A26]; &quot; )&quot;)" office:value-type="string" office:string-value="Nelly (2690 )" calcext:value-type="string">
            <text:p>Nelly (2690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26];  &quot; (&quot;; [.E26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Nelly</text:p>
          </table:table-cell>
          <table:table-cell table:formula="of:=CONCATENATE([.B27];  &quot; (&quot;; [.A27]; &quot; )&quot;)" office:value-type="string" office:string-value="Nelly (2690 )" calcext:value-type="string">
            <text:p>Nelly (2690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27];  &quot; (&quot;; [.E27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Charles</text:p>
          </table:table-cell>
          <table:table-cell table:formula="of:=CONCATENATE([.B28];  &quot; (&quot;; [.A28]; &quot; )&quot;)" office:value-type="string" office:string-value="Charles (2691 )" calcext:value-type="string">
            <text:p>Charles (2691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28];  &quot; (&quot;; [.E28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Charles</text:p>
          </table:table-cell>
          <table:table-cell table:formula="of:=CONCATENATE([.B29];  &quot; (&quot;; [.A29]; &quot; )&quot;)" office:value-type="string" office:string-value="Charles (2691 )" calcext:value-type="string">
            <text:p>Charles (2691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29];  &quot; (&quot;; [.E29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Child</text:p>
          </table:table-cell>
          <table:table-cell table:formula="of:=CONCATENATE([.B30];  &quot; (&quot;; [.A30]; &quot; )&quot;)" office:value-type="string" office:string-value="Child (2692 )" calcext:value-type="string">
            <text:p>Child (2692 )</text:p>
          </table:table-cell>
          <table:table-cell office:value-type="string" calcext:value-type="string">
            <text:p>Child Of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F30];  &quot; (&quot;; [.E30]; &quot; )&quot;)" office:value-type="string" office:string-value="Robert (2686 )" calcext:value-type="string">
            <text:p>Robert (2686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Child</text:p>
          </table:table-cell>
          <table:table-cell table:formula="of:=CONCATENATE([.B31];  &quot; (&quot;; [.A31]; &quot; )&quot;)" office:value-type="string" office:string-value="Child (2692 )" calcext:value-type="string">
            <text:p>Child (2692 )</text:p>
          </table:table-cell>
          <table:table-cell office:value-type="string" calcext:value-type="string">
            <text:p>Child Of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F31];  &quot; (&quot;; [.E31]; &quot; )&quot;)" office:value-type="string" office:string-value="Mary (1371 )" calcext:value-type="string">
            <text:p>Mary (137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Arnold Jones</text:p>
          </table:table-cell>
          <table:table-cell table:formula="of:=CONCATENATE([.B32];  &quot; (&quot;; [.A32]; &quot; )&quot;)" office:value-type="string" office:string-value="Arnold Jones (2693 )" calcext:value-type="string">
            <text:p>Arnold Jones (2693 )</text:p>
          </table:table-cell>
          <table:table-cell office:value-type="string" calcext:value-type="string">
            <text:p>Child Of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Anna Jones</text:p>
          </table:table-cell>
          <table:table-cell table:formula="of:=CONCATENATE([.F32];  &quot; (&quot;; [.E32]; &quot; )&quot;)" office:value-type="string" office:string-value="Anna Jones (2448 )" calcext:value-type="string">
            <text:p>Anna Jones (2448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Rachel Campbell</text:p>
          </table:table-cell>
          <table:table-cell table:formula="of:=CONCATENATE([.B33];  &quot; (&quot;; [.A33]; &quot; )&quot;)" office:value-type="string" office:string-value="Rachel Campbell (2699 )" calcext:value-type="string">
            <text:p>Rachel Campbell (2699 )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F33];  &quot; (&quot;; [.E33]; &quot; )&quot;)" office:value-type="string" office:string-value="Watt (Wot) Campbell (1358 )" calcext:value-type="string">
            <text:p>Watt (Wot) Campbell (1358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Rachel Campbell</text:p>
          </table:table-cell>
          <table:table-cell table:formula="of:=CONCATENATE([.B34];  &quot; (&quot;; [.A34]; &quot; )&quot;)" office:value-type="string" office:string-value="Rachel Campbell (2699 )" calcext:value-type="string">
            <text:p>Rachel Campbell (2699 )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F34];  &quot; (&quot;; [.E34]; &quot; )&quot;)" office:value-type="string" office:string-value="Teresa Campbell (2532 )" calcext:value-type="string">
            <text:p>Teresa Campbell (2532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Emeline Campbell</text:p>
          </table:table-cell>
          <table:table-cell table:formula="of:=CONCATENATE([.B35];  &quot; (&quot;; [.A35]; &quot; )&quot;)" office:value-type="string" office:string-value="Emeline Campbell (2700 )" calcext:value-type="string">
            <text:p>Emeline Campbell (2700 )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F35];  &quot; (&quot;; [.E35]; &quot; )&quot;)" office:value-type="string" office:string-value="Watt (Wot) Campbell (1358 )" calcext:value-type="string">
            <text:p>Watt (Wot) Campbell (1358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Emeline Campbell</text:p>
          </table:table-cell>
          <table:table-cell table:formula="of:=CONCATENATE([.B36];  &quot; (&quot;; [.A36]; &quot; )&quot;)" office:value-type="string" office:string-value="Emeline Campbell (2700 )" calcext:value-type="string">
            <text:p>Emeline Campbell (2700 )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F36];  &quot; (&quot;; [.E36]; &quot; )&quot;)" office:value-type="string" office:string-value="Teresa Campbell (2532 )" calcext:value-type="string">
            <text:p>Teresa Campbell (2532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Watt Campbell, II</text:p>
          </table:table-cell>
          <table:table-cell table:formula="of:=CONCATENATE([.B37];  &quot; (&quot;; [.A37]; &quot; )&quot;)" office:value-type="string" office:string-value="Watt Campbell, II (2701 )" calcext:value-type="string">
            <text:p>Watt Campbell, II (2701 )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F37];  &quot; (&quot;; [.E37]; &quot; )&quot;)" office:value-type="string" office:string-value="Watt (Wot) Campbell (1358 )" calcext:value-type="string">
            <text:p>Watt (Wot) Campbell (1358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Watt Campbell, II</text:p>
          </table:table-cell>
          <table:table-cell table:formula="of:=CONCATENATE([.B38];  &quot; (&quot;; [.A38]; &quot; )&quot;)" office:value-type="string" office:string-value="Watt Campbell, II (2701 )" calcext:value-type="string">
            <text:p>Watt Campbell, II (2701 )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F38];  &quot; (&quot;; [.E38]; &quot; )&quot;)" office:value-type="string" office:string-value="Teresa Campbell (2532 )" calcext:value-type="string">
            <text:p>Teresa Campbell (2532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Child Campbell</text:p>
          </table:table-cell>
          <table:table-cell table:formula="of:=CONCATENATE([.B39];  &quot; (&quot;; [.A39]; &quot; )&quot;)" office:value-type="string" office:string-value="Child Campbell (2702 )" calcext:value-type="string">
            <text:p>Child Campbell (2702 )</text:p>
          </table:table-cell>
          <table:table-cell office:value-type="string" calcext:value-type="string">
            <text:p>Child Of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F39];  &quot; (&quot;; [.E39]; &quot; )&quot;)" office:value-type="string" office:string-value="Watt (Wot) Campbell (1358 )" calcext:value-type="string">
            <text:p>Watt (Wot) Campbell (1358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Child Campbell</text:p>
          </table:table-cell>
          <table:table-cell table:formula="of:=CONCATENATE([.B40];  &quot; (&quot;; [.A40]; &quot; )&quot;)" office:value-type="string" office:string-value="Child Campbell (2702 )" calcext:value-type="string">
            <text:p>Child Campbell (2702 )</text:p>
          </table:table-cell>
          <table:table-cell office:value-type="string" calcext:value-type="string">
            <text:p>Child Of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F40];  &quot; (&quot;; [.E40]; &quot; )&quot;)" office:value-type="string" office:string-value="Teresa Campbell (2532 )" calcext:value-type="string">
            <text:p>Teresa Campbell (2532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Girl</text:p>
          </table:table-cell>
          <table:table-cell table:formula="of:=CONCATENATE([.B41];  &quot; (&quot;; [.A41]; &quot; )&quot;)" office:value-type="string" office:string-value="Girl (2708 )" calcext:value-type="string">
            <text:p>Girl (2708 )</text:p>
          </table:table-cell>
          <table:table-cell office:value-type="string" calcext:value-type="string">
            <text:p>Child Of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Ginny</text:p>
          </table:table-cell>
          <table:table-cell table:formula="of:=CONCATENATE([.F41];  &quot; (&quot;; [.E41]; &quot; )&quot;)" office:value-type="string" office:string-value="Ginny (2481 )" calcext:value-type="string">
            <text:p>Ginny (2481 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Inigoe's Manor</text:p>
          </table:table-cell>
        </table:table-row>
      </table:table>
      <table:table table:name="StT-PT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lationship:childOf/0/property_label</text:p>
          </table:table-cell>
          <table:table-cell office:value-type="string" calcext:value-type="string">
            <text:p>relationship:childOf/0/value_resource_id</text:p>
          </table:table-cell>
          <table:table-cell office:value-type="string" calcext:value-type="string">
            <text:p>relationship:childOf/0/display_tit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chema:homeLocation/0/value_resource_id</text:p>
          </table:table-cell>
          <table:table-cell office:value-type="string" calcext:value-type="string">
            <text:p>schema:homeLocation/0/display_title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Charity</text:p>
          </table:table-cell>
          <table:table-cell table:formula="of:=CONCATENATE([.B2];  &quot; (&quot;; [.A2]; &quot; )&quot;)" office:value-type="string" office:string-value="Charity (1136 )" calcext:value-type="string">
            <text:p>Charity (1136 )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F2];  &quot; (&quot;; [.E2]; &quot; )&quot;)" office:value-type="string" office:string-value="Ceasar (1715 )" calcext:value-type="string">
            <text:p>Ceasar (1715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Charity</text:p>
          </table:table-cell>
          <table:table-cell table:formula="of:=CONCATENATE([.B3];  &quot; (&quot;; [.A3]; &quot; )&quot;)" office:value-type="string" office:string-value="Charity (1136 )" calcext:value-type="string">
            <text:p>Charity (1136 )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F3];  &quot; (&quot;; [.E3]; &quot; )&quot;)" office:value-type="string" office:string-value="Dina (1716 )" calcext:value-type="string">
            <text:p>Dina (171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gnatius</text:p>
          </table:table-cell>
          <table:table-cell table:formula="of:=CONCATENATE([.B4];  &quot; (&quot;; [.A4]; &quot; )&quot;)" office:value-type="string" office:string-value="Ignatius (1137 )" calcext:value-type="string">
            <text:p>Ignatius (1137 )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F4];  &quot; (&quot;; [.E4]; &quot; )&quot;)" office:value-type="string" office:string-value="Dick  (1717 )" calcext:value-type="string">
            <text:p>Dick <text:s/>(1717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gnatius</text:p>
          </table:table-cell>
          <table:table-cell table:formula="of:=CONCATENATE([.B5];  &quot; (&quot;; [.A5]; &quot; )&quot;)" office:value-type="string" office:string-value="Ignatius (1137 )" calcext:value-type="string">
            <text:p>Ignatius (1137 )</text:p>
          </table:table-cell>
          <table:table-cell office:value-type="string" calcext:value-type="string">
            <text:p>Child Of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Mary</text:p>
          </table:table-cell>
          <table:table-cell table:formula="of:=CONCATENATE([.F5];  &quot; (&quot;; [.E5]; &quot; )&quot;)" office:value-type="string" office:string-value="Mary (1718 )" calcext:value-type="string">
            <text:p>Mary (1718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Winnifred</text:p>
          </table:table-cell>
          <table:table-cell table:formula="of:=CONCATENATE([.B6];  &quot; (&quot;; [.A6]; &quot; )&quot;)" office:value-type="string" office:string-value="Winnifred (1138 )" calcext:value-type="string">
            <text:p>Winnifred (1138 )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F6];  &quot; (&quot;; [.E6]; &quot; )&quot;)" office:value-type="string" office:string-value="Ceasar (1715 )" calcext:value-type="string">
            <text:p>Ceasar (1715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Winnifred</text:p>
          </table:table-cell>
          <table:table-cell table:formula="of:=CONCATENATE([.B7];  &quot; (&quot;; [.A7]; &quot; )&quot;)" office:value-type="string" office:string-value="Winnifred (1138 )" calcext:value-type="string">
            <text:p>Winnifred (1138 )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F7];  &quot; (&quot;; [.E7]; &quot; )&quot;)" office:value-type="string" office:string-value="Dina (1716 )" calcext:value-type="string">
            <text:p>Dina (171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Michael </text:p>
          </table:table-cell>
          <table:table-cell table:formula="of:=CONCATENATE([.B8];  &quot; (&quot;; [.A8]; &quot; )&quot;)" office:value-type="string" office:string-value="Michael  (1139 )" calcext:value-type="string">
            <text:p>Michael <text:s/>(1139 )</text:p>
          </table:table-cell>
          <table:table-cell office:value-type="string" calcext:value-type="string">
            <text:p>Child Of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Mary</text:p>
          </table:table-cell>
          <table:table-cell table:formula="of:=CONCATENATE([.F8];  &quot; (&quot;; [.E8]; &quot; )&quot;)" office:value-type="string" office:string-value="Mary (1718 )" calcext:value-type="string">
            <text:p>Mary (1718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ohn</text:p>
          </table:table-cell>
          <table:table-cell table:formula="of:=CONCATENATE([.B9];  &quot; (&quot;; [.A9]; &quot; )&quot;)" office:value-type="string" office:string-value="John (1140 )" calcext:value-type="string">
            <text:p>John (1140 )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F9];  &quot; (&quot;; [.E9]; &quot; )&quot;)" office:value-type="string" office:string-value="Jenny (1719 )" calcext:value-type="string">
            <text:p>Jenny (1719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ohn</text:p>
          </table:table-cell>
          <table:table-cell table:formula="of:=CONCATENATE([.B10];  &quot; (&quot;; [.A10]; &quot; )&quot;)" office:value-type="string" office:string-value="John (1140 )" calcext:value-type="string">
            <text:p>John (1140 )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F10];  &quot; (&quot;; [.E10]; &quot; )&quot;)" office:value-type="string" office:string-value="Jos'  (1720 )" calcext:value-type="string">
            <text:p>Jos' <text:s/>(1720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arah</text:p>
          </table:table-cell>
          <table:table-cell table:formula="of:=CONCATENATE([.B11];  &quot; (&quot;; [.A11]; &quot; )&quot;)" office:value-type="string" office:string-value="Sarah (1141 )" calcext:value-type="string">
            <text:p>Sarah (1141 )</text:p>
          </table:table-cell>
          <table:table-cell office:value-type="string" calcext:value-type="string">
            <text:p>Child Of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Sue</text:p>
          </table:table-cell>
          <table:table-cell table:formula="of:=CONCATENATE([.F11];  &quot; (&quot;; [.E11]; &quot; )&quot;)" office:value-type="string" office:string-value="Sue (1724 )" calcext:value-type="string">
            <text:p>Sue (1724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arah</text:p>
          </table:table-cell>
          <table:table-cell table:formula="of:=CONCATENATE([.B12];  &quot; (&quot;; [.A12]; &quot; )&quot;)" office:value-type="string" office:string-value="Sarah (1141 )" calcext:value-type="string">
            <text:p>Sarah (1141 )</text:p>
          </table:table-cell>
          <table:table-cell office:value-type="string" calcext:value-type="string">
            <text:p>Child Of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Robin</text:p>
          </table:table-cell>
          <table:table-cell table:formula="of:=CONCATENATE([.F12];  &quot; (&quot;; [.E12]; &quot; )&quot;)" office:value-type="string" office:string-value="Robin (1725 )" calcext:value-type="string">
            <text:p>Robin (1725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table:formula="of:=CONCATENATE([.B13];  &quot; (&quot;; [.A13]; &quot; )&quot;)" office:value-type="string" office:string-value="Robert (1142 )" calcext:value-type="string">
            <text:p>Robert (1142 )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F13];  &quot; (&quot;; [.E13]; &quot; )&quot;)" office:value-type="string" office:string-value="Jenny (1721 )" calcext:value-type="string">
            <text:p>Jenny (1721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table:formula="of:=CONCATENATE([.B14];  &quot; (&quot;; [.A14]; &quot; )&quot;)" office:value-type="string" office:string-value="Robert (1142 )" calcext:value-type="string">
            <text:p>Robert (1142 )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F14];  &quot; (&quot;; [.E14]; &quot; )&quot;)" office:value-type="string" office:string-value="Dick  (1717 )" calcext:value-type="string">
            <text:p>Dick <text:s/>(1717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icky</text:p>
          </table:table-cell>
          <table:table-cell table:formula="of:=CONCATENATE([.B15];  &quot; (&quot;; [.A15]; &quot; )&quot;)" office:value-type="string" office:string-value="Dicky (1143 )" calcext:value-type="string">
            <text:p>Dicky (1143 )</text:p>
          </table:table-cell>
          <table:table-cell office:value-type="string" calcext:value-type="string">
            <text:p>Child Of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Joseph</text:p>
          </table:table-cell>
          <table:table-cell table:formula="of:=CONCATENATE([.F15];  &quot; (&quot;; [.E15]; &quot; )&quot;)" office:value-type="string" office:string-value="Joseph (1736 )" calcext:value-type="string">
            <text:p>Joseph (173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icky</text:p>
          </table:table-cell>
          <table:table-cell table:formula="of:=CONCATENATE([.B16];  &quot; (&quot;; [.A16]; &quot; )&quot;)" office:value-type="string" office:string-value="Dicky (1143 )" calcext:value-type="string">
            <text:p>Dicky (1143 )</text:p>
          </table:table-cell>
          <table:table-cell office:value-type="string" calcext:value-type="string">
            <text:p>Child Of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Mary</text:p>
          </table:table-cell>
          <table:table-cell table:formula="of:=CONCATENATE([.F16];  &quot; (&quot;; [.E16]; &quot; )&quot;)" office:value-type="string" office:string-value="Mary (1735 )" calcext:value-type="string">
            <text:p>Mary (1735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ob</text:p>
          </table:table-cell>
          <table:table-cell table:formula="of:=CONCATENATE([.B17];  &quot; (&quot;; [.A17]; &quot; )&quot;)" office:value-type="string" office:string-value="Bob (1144 )" calcext:value-type="string">
            <text:p>Bob (1144 )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F17];  &quot; (&quot;; [.E17]; &quot; )&quot;)" office:value-type="string" office:string-value="Jenny (1721 )" calcext:value-type="string">
            <text:p>Jenny (1721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ob</text:p>
          </table:table-cell>
          <table:table-cell table:formula="of:=CONCATENATE([.B18];  &quot; (&quot;; [.A18]; &quot; )&quot;)" office:value-type="string" office:string-value="Bob (1144 )" calcext:value-type="string">
            <text:p>Bob (1144 )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F18];  &quot; (&quot;; [.E18]; &quot; )&quot;)" office:value-type="string" office:string-value="Dick  (1717 )" calcext:value-type="string">
            <text:p>Dick <text:s/>(1717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ina</text:p>
          </table:table-cell>
          <table:table-cell table:formula="of:=CONCATENATE([.B19];  &quot; (&quot;; [.A19]; &quot; )&quot;)" office:value-type="string" office:string-value="Dina (1145 )" calcext:value-type="string">
            <text:p>Dina (1145 )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F19];  &quot; (&quot;; [.E19]; &quot; )&quot;)" office:value-type="string" office:string-value="Dina (1716 )" calcext:value-type="string">
            <text:p>Dina (171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ina</text:p>
          </table:table-cell>
          <table:table-cell table:formula="of:=CONCATENATE([.B20];  &quot; (&quot;; [.A20]; &quot; )&quot;)" office:value-type="string" office:string-value="Dina (1145 )" calcext:value-type="string">
            <text:p>Dina (1145 )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F20];  &quot; (&quot;; [.E20]; &quot; )&quot;)" office:value-type="string" office:string-value="Ceasar (1715 )" calcext:value-type="string">
            <text:p>Ceasar (1715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Peter</text:p>
          </table:table-cell>
          <table:table-cell table:formula="of:=CONCATENATE([.B21];  &quot; (&quot;; [.A21]; &quot; )&quot;)" office:value-type="string" office:string-value="Peter (1146 )" calcext:value-type="string">
            <text:p>Peter (1146 )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F21];  &quot; (&quot;; [.E21]; &quot; )&quot;)" office:value-type="string" office:string-value="Jos'  (1720 )" calcext:value-type="string">
            <text:p>Jos' <text:s/>(1720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Peter</text:p>
          </table:table-cell>
          <table:table-cell table:formula="of:=CONCATENATE([.B22];  &quot; (&quot;; [.A22]; &quot; )&quot;)" office:value-type="string" office:string-value="Peter (1146 )" calcext:value-type="string">
            <text:p>Peter (1146 )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F22];  &quot; (&quot;; [.E22]; &quot; )&quot;)" office:value-type="string" office:string-value="Jenny (1719 )" calcext:value-type="string">
            <text:p>Jenny (1719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arah</text:p>
          </table:table-cell>
          <table:table-cell table:formula="of:=CONCATENATE([.B23];  &quot; (&quot;; [.A23]; &quot; )&quot;)" office:value-type="string" office:string-value="Sarah (1147 )" calcext:value-type="string">
            <text:p>Sarah (1147 )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F23];  &quot; (&quot;; [.E23]; &quot; )&quot;)" office:value-type="string" office:string-value="Jos'  (1720 )" calcext:value-type="string">
            <text:p>Jos' <text:s/>(1720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arah</text:p>
          </table:table-cell>
          <table:table-cell table:formula="of:=CONCATENATE([.B24];  &quot; (&quot;; [.A24]; &quot; )&quot;)" office:value-type="string" office:string-value="Sarah (1147 )" calcext:value-type="string">
            <text:p>Sarah (1147 )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F24];  &quot; (&quot;; [.E24]; &quot; )&quot;)" office:value-type="string" office:string-value="Jenny (1719 )" calcext:value-type="string">
            <text:p>Jenny (1719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rgaret</text:p>
          </table:table-cell>
          <table:table-cell table:formula="of:=CONCATENATE([.B25];  &quot; (&quot;; [.A25]; &quot; )&quot;)" office:value-type="string" office:string-value="Margaret (1148 )" calcext:value-type="string">
            <text:p>Margaret (1148 )</text:p>
          </table:table-cell>
          <table:table-cell office:value-type="string" calcext:value-type="string">
            <text:p>Child Of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Robin</text:p>
          </table:table-cell>
          <table:table-cell table:formula="of:=CONCATENATE([.F25];  &quot; (&quot;; [.E25]; &quot; )&quot;)" office:value-type="string" office:string-value="Robin (1725 )" calcext:value-type="string">
            <text:p>Robin (1725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rgaret</text:p>
          </table:table-cell>
          <table:table-cell table:formula="of:=CONCATENATE([.B26];  &quot; (&quot;; [.A26]; &quot; )&quot;)" office:value-type="string" office:string-value="Margaret (1148 )" calcext:value-type="string">
            <text:p>Margaret (1148 )</text:p>
          </table:table-cell>
          <table:table-cell office:value-type="string" calcext:value-type="string">
            <text:p>Child Of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Sue</text:p>
          </table:table-cell>
          <table:table-cell table:formula="of:=CONCATENATE([.F26];  &quot; (&quot;; [.E26]; &quot; )&quot;)" office:value-type="string" office:string-value="Sue (1724 )" calcext:value-type="string">
            <text:p>Sue (1724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Eleanor</text:p>
          </table:table-cell>
          <table:table-cell table:formula="of:=CONCATENATE([.B27];  &quot; (&quot;; [.A27]; &quot; )&quot;)" office:value-type="string" office:string-value="Eleanor (1149 )" calcext:value-type="string">
            <text:p>Eleanor (1149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27];  &quot; (&quot;; [.E27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Eleanor</text:p>
          </table:table-cell>
          <table:table-cell table:formula="of:=CONCATENATE([.B28];  &quot; (&quot;; [.A28]; &quot; )&quot;)" office:value-type="string" office:string-value="Eleanor (1149 )" calcext:value-type="string">
            <text:p>Eleanor (1149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28];  &quot; (&quot;; [.E28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Eleanor</text:p>
          </table:table-cell>
          <table:table-cell table:formula="of:=CONCATENATE([.B29];  &quot; (&quot;; [.A29]; &quot; )&quot;)" office:value-type="string" office:string-value="Eleanor (1150 )" calcext:value-type="string">
            <text:p>Eleanor (1150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29];  &quot; (&quot;; [.E29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Eleanor</text:p>
          </table:table-cell>
          <table:table-cell table:formula="of:=CONCATENATE([.B30];  &quot; (&quot;; [.A30]; &quot; )&quot;)" office:value-type="string" office:string-value="Eleanor (1150 )" calcext:value-type="string">
            <text:p>Eleanor (1150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30];  &quot; (&quot;; [.E30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George</text:p>
          </table:table-cell>
          <table:table-cell table:formula="of:=CONCATENATE([.B31];  &quot; (&quot;; [.A31]; &quot; )&quot;)" office:value-type="string" office:string-value="George (1151 )" calcext:value-type="string">
            <text:p>George (1151 )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F31];  &quot; (&quot;; [.E31]; &quot; )&quot;)" office:value-type="string" office:string-value="Jenny (1721 )" calcext:value-type="string">
            <text:p>Jenny (1721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George</text:p>
          </table:table-cell>
          <table:table-cell table:formula="of:=CONCATENATE([.B32];  &quot; (&quot;; [.A32]; &quot; )&quot;)" office:value-type="string" office:string-value="George (1151 )" calcext:value-type="string">
            <text:p>George (1151 )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F32];  &quot; (&quot;; [.E32]; &quot; )&quot;)" office:value-type="string" office:string-value="Dick  (1717 )" calcext:value-type="string">
            <text:p>Dick <text:s/>(1717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ary</text:p>
          </table:table-cell>
          <table:table-cell table:formula="of:=CONCATENATE([.B33];  &quot; (&quot;; [.A33]; &quot; )&quot;)" office:value-type="string" office:string-value="Mary (1152 )" calcext:value-type="string">
            <text:p>Mary (1152 )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F33];  &quot; (&quot;; [.E33]; &quot; )&quot;)" office:value-type="string" office:string-value="Ceasar (1715 )" calcext:value-type="string">
            <text:p>Ceasar (1715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ary</text:p>
          </table:table-cell>
          <table:table-cell table:formula="of:=CONCATENATE([.B34];  &quot; (&quot;; [.A34]; &quot; )&quot;)" office:value-type="string" office:string-value="Mary (1152 )" calcext:value-type="string">
            <text:p>Mary (1152 )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F34];  &quot; (&quot;; [.E34]; &quot; )&quot;)" office:value-type="string" office:string-value="Dina (1716 )" calcext:value-type="string">
            <text:p>Dina (171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tatia</text:p>
          </table:table-cell>
          <table:table-cell table:formula="of:=CONCATENATE([.B35];  &quot; (&quot;; [.A35]; &quot; )&quot;)" office:value-type="string" office:string-value="Statia (1153 )" calcext:value-type="string">
            <text:p>Statia (1153 )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F35];  &quot; (&quot;; [.E35]; &quot; )&quot;)" office:value-type="string" office:string-value="Ceasar (1715 )" calcext:value-type="string">
            <text:p>Ceasar (1715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tatia</text:p>
          </table:table-cell>
          <table:table-cell table:formula="of:=CONCATENATE([.B36];  &quot; (&quot;; [.A36]; &quot; )&quot;)" office:value-type="string" office:string-value="Statia (1153 )" calcext:value-type="string">
            <text:p>Statia (1153 )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F36];  &quot; (&quot;; [.E36]; &quot; )&quot;)" office:value-type="string" office:string-value="Dina (1716 )" calcext:value-type="string">
            <text:p>Dina (171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Benjamin</text:p>
          </table:table-cell>
          <table:table-cell table:formula="of:=CONCATENATE([.B37];  &quot; (&quot;; [.A37]; &quot; )&quot;)" office:value-type="string" office:string-value="Benjamin (1154 )" calcext:value-type="string">
            <text:p>Benjamin (1154 )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F37];  &quot; (&quot;; [.E37]; &quot; )&quot;)" office:value-type="string" office:string-value="Jenny (1721 )" calcext:value-type="string">
            <text:p>Jenny (1721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Benjamin</text:p>
          </table:table-cell>
          <table:table-cell table:formula="of:=CONCATENATE([.B38];  &quot; (&quot;; [.A38]; &quot; )&quot;)" office:value-type="string" office:string-value="Benjamin (1154 )" calcext:value-type="string">
            <text:p>Benjamin (1154 )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F38];  &quot; (&quot;; [.E38]; &quot; )&quot;)" office:value-type="string" office:string-value="Dick  (1717 )" calcext:value-type="string">
            <text:p>Dick <text:s/>(1717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atherine</text:p>
          </table:table-cell>
          <table:table-cell table:formula="of:=CONCATENATE([.B39];  &quot; (&quot;; [.A39]; &quot; )&quot;)" office:value-type="string" office:string-value="Catherine (1155 )" calcext:value-type="string">
            <text:p>Catherine (1155 )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F39];  &quot; (&quot;; [.E39]; &quot; )&quot;)" office:value-type="string" office:string-value="Jos'  (1720 )" calcext:value-type="string">
            <text:p>Jos' <text:s/>(1720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atherine</text:p>
          </table:table-cell>
          <table:table-cell table:formula="of:=CONCATENATE([.B40];  &quot; (&quot;; [.A40]; &quot; )&quot;)" office:value-type="string" office:string-value="Catherine (1155 )" calcext:value-type="string">
            <text:p>Catherine (1155 )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F40];  &quot; (&quot;; [.E40]; &quot; )&quot;)" office:value-type="string" office:string-value="Jenny (1719 )" calcext:value-type="string">
            <text:p>Jenny (1719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ell</text:p>
          </table:table-cell>
          <table:table-cell table:formula="of:=CONCATENATE([.B41];  &quot; (&quot;; [.A41]; &quot; )&quot;)" office:value-type="string" office:string-value="Nell (1156 )" calcext:value-type="string">
            <text:p>Nell (1156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41];  &quot; (&quot;; [.E41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ell</text:p>
          </table:table-cell>
          <table:table-cell table:formula="of:=CONCATENATE([.B42];  &quot; (&quot;; [.A42]; &quot; )&quot;)" office:value-type="string" office:string-value="Nell (1156 )" calcext:value-type="string">
            <text:p>Nell (1156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42];  &quot; (&quot;; [.E42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Elizabeth</text:p>
          </table:table-cell>
          <table:table-cell table:formula="of:=CONCATENATE([.B43];  &quot; (&quot;; [.A43]; &quot; )&quot;)" office:value-type="string" office:string-value="Elizabeth (1157 )" calcext:value-type="string">
            <text:p>Elizabeth (1157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43];  &quot; (&quot;; [.E43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Elizabeth</text:p>
          </table:table-cell>
          <table:table-cell table:formula="of:=CONCATENATE([.B44];  &quot; (&quot;; [.A44]; &quot; )&quot;)" office:value-type="string" office:string-value="Elizabeth (1157 )" calcext:value-type="string">
            <text:p>Elizabeth (1157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44];  &quot; (&quot;; [.E44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argaret</text:p>
          </table:table-cell>
          <table:table-cell table:formula="of:=CONCATENATE([.B45];  &quot; (&quot;; [.A45]; &quot; )&quot;)" office:value-type="string" office:string-value="Margaret (1158 )" calcext:value-type="string">
            <text:p>Margaret (1158 )</text:p>
          </table:table-cell>
          <table:table-cell office:value-type="string" calcext:value-type="string">
            <text:p>Child Of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F45];  &quot; (&quot;; [.E45]; &quot; )&quot;)" office:value-type="string" office:string-value="Jenny (1721 )" calcext:value-type="string">
            <text:p>Jenny (1721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argaret</text:p>
          </table:table-cell>
          <table:table-cell table:formula="of:=CONCATENATE([.B46];  &quot; (&quot;; [.A46]; &quot; )&quot;)" office:value-type="string" office:string-value="Margaret (1158 )" calcext:value-type="string">
            <text:p>Margaret (1158 )</text:p>
          </table:table-cell>
          <table:table-cell office:value-type="string" calcext:value-type="string">
            <text:p>Child Of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F46];  &quot; (&quot;; [.E46]; &quot; )&quot;)" office:value-type="string" office:string-value="Dick  (1717 )" calcext:value-type="string">
            <text:p>Dick <text:s/>(1717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Harry</text:p>
          </table:table-cell>
          <table:table-cell table:formula="of:=CONCATENATE([.B47];  &quot; (&quot;; [.A47]; &quot; )&quot;)" office:value-type="string" office:string-value="Harry (1159 )" calcext:value-type="string">
            <text:p>Harry (1159 )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F47];  &quot; (&quot;; [.E47]; &quot; )&quot;)" office:value-type="string" office:string-value="Jos'  (1720 )" calcext:value-type="string">
            <text:p>Jos' <text:s/>(1720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Harry</text:p>
          </table:table-cell>
          <table:table-cell table:formula="of:=CONCATENATE([.B48];  &quot; (&quot;; [.A48]; &quot; )&quot;)" office:value-type="string" office:string-value="Harry (1159 )" calcext:value-type="string">
            <text:p>Harry (1159 )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F48];  &quot; (&quot;; [.E48]; &quot; )&quot;)" office:value-type="string" office:string-value="Jenny (1719 )" calcext:value-type="string">
            <text:p>Jenny (1719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Lucy</text:p>
          </table:table-cell>
          <table:table-cell table:formula="of:=CONCATENATE([.B49];  &quot; (&quot;; [.A49]; &quot; )&quot;)" office:value-type="string" office:string-value="Lucy (1160 )" calcext:value-type="string">
            <text:p>Lucy (1160 )</text:p>
          </table:table-cell>
          <table:table-cell office:value-type="string" calcext:value-type="string">
            <text:p>Child Of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F49];  &quot; (&quot;; [.E49]; &quot; )&quot;)" office:value-type="string" office:string-value="Ceasar (1715 )" calcext:value-type="string">
            <text:p>Ceasar (1715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Lucy</text:p>
          </table:table-cell>
          <table:table-cell table:formula="of:=CONCATENATE([.B50];  &quot; (&quot;; [.A50]; &quot; )&quot;)" office:value-type="string" office:string-value="Lucy (1160 )" calcext:value-type="string">
            <text:p>Lucy (1160 )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F50];  &quot; (&quot;; [.E50]; &quot; )&quot;)" office:value-type="string" office:string-value="Dina (1716 )" calcext:value-type="string">
            <text:p>Dina (171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Jeremiah</text:p>
          </table:table-cell>
          <table:table-cell table:formula="of:=CONCATENATE([.B51];  &quot; (&quot;; [.A51]; &quot; )&quot;)" office:value-type="string" office:string-value="Jeremiah (1161 )" calcext:value-type="string">
            <text:p>Jeremiah (1161 )</text:p>
          </table:table-cell>
          <table:table-cell office:value-type="string" calcext:value-type="string">
            <text:p>Child Of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F51];  &quot; (&quot;; [.E51]; &quot; )&quot;)" office:value-type="string" office:string-value="Jos'  (1720 )" calcext:value-type="string">
            <text:p>Jos' <text:s/>(1720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Jeremiah</text:p>
          </table:table-cell>
          <table:table-cell table:formula="of:=CONCATENATE([.B52];  &quot; (&quot;; [.A52]; &quot; )&quot;)" office:value-type="string" office:string-value="Jeremiah (1161 )" calcext:value-type="string">
            <text:p>Jeremiah (1161 )</text:p>
          </table:table-cell>
          <table:table-cell office:value-type="string" calcext:value-type="string">
            <text:p>Child Of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F52];  &quot; (&quot;; [.E52]; &quot; )&quot;)" office:value-type="string" office:string-value="Jenny (1719 )" calcext:value-type="string">
            <text:p>Jenny (1719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onica</text:p>
          </table:table-cell>
          <table:table-cell table:formula="of:=CONCATENATE([.B53];  &quot; (&quot;; [.A53]; &quot; )&quot;)" office:value-type="string" office:string-value="Monica (1162 )" calcext:value-type="string">
            <text:p>Monica (1162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53];  &quot; (&quot;; [.E53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onica</text:p>
          </table:table-cell>
          <table:table-cell table:formula="of:=CONCATENATE([.B54];  &quot; (&quot;; [.A54]; &quot; )&quot;)" office:value-type="string" office:string-value="Monica (1162 )" calcext:value-type="string">
            <text:p>Monica (1162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54];  &quot; (&quot;; [.E54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John</text:p>
          </table:table-cell>
          <table:table-cell table:formula="of:=CONCATENATE([.B55];  &quot; (&quot;; [.A55]; &quot; )&quot;)" office:value-type="string" office:string-value="John (1163 )" calcext:value-type="string">
            <text:p>John (1163 )</text:p>
          </table:table-cell>
          <table:table-cell office:value-type="string" calcext:value-type="string">
            <text:p>Child Of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Harry</text:p>
          </table:table-cell>
          <table:table-cell table:formula="of:=CONCATENATE([.F55];  &quot; (&quot;; [.E55]; &quot; )&quot;)" office:value-type="string" office:string-value="Harry (1733 )" calcext:value-type="string">
            <text:p>Harry (173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John</text:p>
          </table:table-cell>
          <table:table-cell table:formula="of:=CONCATENATE([.B56];  &quot; (&quot;; [.A56]; &quot; )&quot;)" office:value-type="string" office:string-value="John (1163 )" calcext:value-type="string">
            <text:p>John (1163 )</text:p>
          </table:table-cell>
          <table:table-cell office:value-type="string" calcext:value-type="string">
            <text:p>Child Of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Pegg</text:p>
          </table:table-cell>
          <table:table-cell table:formula="of:=CONCATENATE([.F56];  &quot; (&quot;; [.E56]; &quot; )&quot;)" office:value-type="string" office:string-value="Pegg (1728 )" calcext:value-type="string">
            <text:p>Pegg (1728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Billy</text:p>
          </table:table-cell>
          <table:table-cell table:formula="of:=CONCATENATE([.B57];  &quot; (&quot;; [.A57]; &quot; )&quot;)" office:value-type="string" office:string-value="Billy (1165 )" calcext:value-type="string">
            <text:p>Billy (1165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57];  &quot; (&quot;; [.E57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Billy</text:p>
          </table:table-cell>
          <table:table-cell table:formula="of:=CONCATENATE([.B58];  &quot; (&quot;; [.A58]; &quot; )&quot;)" office:value-type="string" office:string-value="Billy (1165 )" calcext:value-type="string">
            <text:p>Billy (1165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58];  &quot; (&quot;; [.E58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Henry</text:p>
          </table:table-cell>
          <table:table-cell table:formula="of:=CONCATENATE([.B59];  &quot; (&quot;; [.A59]; &quot; )&quot;)" office:value-type="string" office:string-value="Henry (1166 )" calcext:value-type="string">
            <text:p>Henry (1166 )</text:p>
          </table:table-cell>
          <table:table-cell office:value-type="string" calcext:value-type="string">
            <text:p>Child Of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James Locus</text:p>
          </table:table-cell>
          <table:table-cell table:formula="of:=CONCATENATE([.F59];  &quot; (&quot;; [.E59]; &quot; )&quot;)" office:value-type="string" office:string-value="James Locus (1734 )" calcext:value-type="string">
            <text:p>James Locus (1734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Henry</text:p>
          </table:table-cell>
          <table:table-cell table:formula="of:=CONCATENATE([.B60];  &quot; (&quot;; [.A60]; &quot; )&quot;)" office:value-type="string" office:string-value="Henry (1166 )" calcext:value-type="string">
            <text:p>Henry (1166 )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F60];  &quot; (&quot;; [.E60]; &quot; )&quot;)" office:value-type="string" office:string-value="Dina (1716 )" calcext:value-type="string">
            <text:p>Dina (171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Ignatius</text:p>
          </table:table-cell>
          <table:table-cell table:formula="of:=CONCATENATE([.B61];  &quot; (&quot;; [.A61]; &quot; )&quot;)" office:value-type="string" office:string-value="Ignatius (1167 )" calcext:value-type="string">
            <text:p>Ignatius (1167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61];  &quot; (&quot;; [.E61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Ignatius</text:p>
          </table:table-cell>
          <table:table-cell table:formula="of:=CONCATENATE([.B62];  &quot; (&quot;; [.A62]; &quot; )&quot;)" office:value-type="string" office:string-value="Ignatius (1167 )" calcext:value-type="string">
            <text:p>Ignatius (1167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62];  &quot; (&quot;; [.E62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Edward</text:p>
          </table:table-cell>
          <table:table-cell table:formula="of:=CONCATENATE([.B63];  &quot; (&quot;; [.A63]; &quot; )&quot;)" office:value-type="string" office:string-value="Edward (1168 )" calcext:value-type="string">
            <text:p>Edward (1168 )</text:p>
          </table:table-cell>
          <table:table-cell office:value-type="string" calcext:value-type="string">
            <text:p>Child Of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James Locus</text:p>
          </table:table-cell>
          <table:table-cell table:formula="of:=CONCATENATE([.F63];  &quot; (&quot;; [.E63]; &quot; )&quot;)" office:value-type="string" office:string-value="James Locus (1734 )" calcext:value-type="string">
            <text:p>James Locus (1734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Edward</text:p>
          </table:table-cell>
          <table:table-cell table:formula="of:=CONCATENATE([.B64];  &quot; (&quot;; [.A64]; &quot; )&quot;)" office:value-type="string" office:string-value="Edward (1168 )" calcext:value-type="string">
            <text:p>Edward (1168 )</text:p>
          </table:table-cell>
          <table:table-cell office:value-type="string" calcext:value-type="string">
            <text:p>Child Of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F64];  &quot; (&quot;; [.E64]; &quot; )&quot;)" office:value-type="string" office:string-value="Dina (1716 )" calcext:value-type="string">
            <text:p>Dina (171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Theresa</text:p>
          </table:table-cell>
          <table:table-cell table:formula="of:=CONCATENATE([.B65];  &quot; (&quot;; [.A65]; &quot; )&quot;)" office:value-type="string" office:string-value="Theresa (1169 )" calcext:value-type="string">
            <text:p>Theresa (1169 )</text:p>
          </table:table-cell>
          <table:table-cell office:value-type="string" calcext:value-type="string">
            <text:p>Child Of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Sam</text:p>
          </table:table-cell>
          <table:table-cell table:formula="of:=CONCATENATE([.F65];  &quot; (&quot;; [.E65]; &quot; )&quot;)" office:value-type="string" office:string-value="Sam (1727 )" calcext:value-type="string">
            <text:p>Sam (1727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Theresa</text:p>
          </table:table-cell>
          <table:table-cell table:formula="of:=CONCATENATE([.B66];  &quot; (&quot;; [.A66]; &quot; )&quot;)" office:value-type="string" office:string-value="Theresa (1169 )" calcext:value-type="string">
            <text:p>Theresa (1169 )</text:p>
          </table:table-cell>
          <table:table-cell office:value-type="string" calcext:value-type="string">
            <text:p>Child Of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Kate</text:p>
          </table:table-cell>
          <table:table-cell table:formula="of:=CONCATENATE([.F66];  &quot; (&quot;; [.E66]; &quot; )&quot;)" office:value-type="string" office:string-value="Kate (1726 )" calcext:value-type="string">
            <text:p>Kate (172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harles</text:p>
          </table:table-cell>
          <table:table-cell table:formula="of:=CONCATENATE([.B67];  &quot; (&quot;; [.A67]; &quot; )&quot;)" office:value-type="string" office:string-value="Charles (1170 )" calcext:value-type="string">
            <text:p>Charles (1170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67];  &quot; (&quot;; [.E67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harles</text:p>
          </table:table-cell>
          <table:table-cell table:formula="of:=CONCATENATE([.B68];  &quot; (&quot;; [.A68]; &quot; )&quot;)" office:value-type="string" office:string-value="Charles (1170 )" calcext:value-type="string">
            <text:p>Charles (1170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68];  &quot; (&quot;; [.E68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Joseph</text:p>
          </table:table-cell>
          <table:table-cell table:formula="of:=CONCATENATE([.B69];  &quot; (&quot;; [.A69]; &quot; )&quot;)" office:value-type="string" office:string-value="Joseph (1171 )" calcext:value-type="string">
            <text:p>Joseph (1171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69];  &quot; (&quot;; [.E69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Joseph</text:p>
          </table:table-cell>
          <table:table-cell table:formula="of:=CONCATENATE([.B70];  &quot; (&quot;; [.A70]; &quot; )&quot;)" office:value-type="string" office:string-value="Joseph (1171 )" calcext:value-type="string">
            <text:p>Joseph (1171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70];  &quot; (&quot;; [.E70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Mary Ann</text:p>
          </table:table-cell>
          <table:table-cell table:formula="of:=CONCATENATE([.B71];  &quot; (&quot;; [.A71]; &quot; )&quot;)" office:value-type="string" office:string-value="Mary Ann (1172 )" calcext:value-type="string">
            <text:p>Mary Ann (1172 )</text:p>
          </table:table-cell>
          <table:table-cell office:value-type="string" calcext:value-type="string">
            <text:p>Child Of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Sam</text:p>
          </table:table-cell>
          <table:table-cell table:formula="of:=CONCATENATE([.F71];  &quot; (&quot;; [.E71]; &quot; )&quot;)" office:value-type="string" office:string-value="Sam (1727 )" calcext:value-type="string">
            <text:p>Sam (1727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Mary Ann</text:p>
          </table:table-cell>
          <table:table-cell table:formula="of:=CONCATENATE([.B72];  &quot; (&quot;; [.A72]; &quot; )&quot;)" office:value-type="string" office:string-value="Mary Ann (1172 )" calcext:value-type="string">
            <text:p>Mary Ann (1172 )</text:p>
          </table:table-cell>
          <table:table-cell office:value-type="string" calcext:value-type="string">
            <text:p>Child Of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Kate</text:p>
          </table:table-cell>
          <table:table-cell table:formula="of:=CONCATENATE([.F72];  &quot; (&quot;; [.E72]; &quot; )&quot;)" office:value-type="string" office:string-value="Kate (1726 )" calcext:value-type="string">
            <text:p>Kate (172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Jane</text:p>
          </table:table-cell>
          <table:table-cell table:formula="of:=CONCATENATE([.B73];  &quot; (&quot;; [.A73]; &quot; )&quot;)" office:value-type="string" office:string-value="Jane (1173 )" calcext:value-type="string">
            <text:p>Jane (1173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73];  &quot; (&quot;; [.E73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Jacob</text:p>
          </table:table-cell>
          <table:table-cell table:formula="of:=CONCATENATE([.B74];  &quot; (&quot;; [.A74]; &quot; )&quot;)" office:value-type="string" office:string-value="Jacob (1174 )" calcext:value-type="string">
            <text:p>Jacob (1174 )</text:p>
          </table:table-cell>
          <table:table-cell office:value-type="string" calcext:value-type="string">
            <text:p>Child Of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Pegg</text:p>
          </table:table-cell>
          <table:table-cell table:formula="of:=CONCATENATE([.F74];  &quot; (&quot;; [.E74]; &quot; )&quot;)" office:value-type="string" office:string-value="Pegg (1728 )" calcext:value-type="string">
            <text:p>Pegg (1728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homas</text:p>
          </table:table-cell>
          <table:table-cell table:formula="of:=CONCATENATE([.B75];  &quot; (&quot;; [.A75]; &quot; )&quot;)" office:value-type="string" office:string-value="Thomas (1175 )" calcext:value-type="string">
            <text:p>Thomas (1175 )</text:p>
          </table:table-cell>
          <table:table-cell office:value-type="string" calcext:value-type="string">
            <text:p>Child Of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ell</text:p>
          </table:table-cell>
          <table:table-cell table:formula="of:=CONCATENATE([.F75];  &quot; (&quot;; [.E75]; &quot; )&quot;)" office:value-type="string" office:string-value="Nell (1729 )" calcext:value-type="string">
            <text:p>Nell (1729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homas</text:p>
          </table:table-cell>
          <table:table-cell table:formula="of:=CONCATENATE([.B76];  &quot; (&quot;; [.A76]; &quot; )&quot;)" office:value-type="string" office:string-value="Thomas (1175 )" calcext:value-type="string">
            <text:p>Thomas (1175 )</text:p>
          </table:table-cell>
          <table:table-cell office:value-type="string" calcext:value-type="string">
            <text:p>Child Of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Mahoney</text:p>
          </table:table-cell>
          <table:table-cell table:formula="of:=CONCATENATE([.F76];  &quot; (&quot;; [.E76]; &quot; )&quot;)" office:value-type="string" office:string-value="Mahoney (1730 )" calcext:value-type="string">
            <text:p>Mahoney (1730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Leonard</text:p>
          </table:table-cell>
          <table:table-cell table:formula="of:=CONCATENATE([.B77];  &quot; (&quot;; [.A77]; &quot; )&quot;)" office:value-type="string" office:string-value="Leonard (1176 )" calcext:value-type="string">
            <text:p>Leonard (1176 )</text:p>
          </table:table-cell>
          <table:table-cell office:value-type="string" calcext:value-type="string">
            <text:p>Child Of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ell</text:p>
          </table:table-cell>
          <table:table-cell table:formula="of:=CONCATENATE([.F77];  &quot; (&quot;; [.E77]; &quot; )&quot;)" office:value-type="string" office:string-value="Nell (1156 )" calcext:value-type="string">
            <text:p>Nell (115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Isaac</text:p>
          </table:table-cell>
          <table:table-cell table:formula="of:=CONCATENATE([.B78];  &quot; (&quot;; [.A78]; &quot; )&quot;)" office:value-type="string" office:string-value="Isaac (1177 )" calcext:value-type="string">
            <text:p>Isaac (1177 )</text:p>
          </table:table-cell>
          <table:table-cell office:value-type="string" calcext:value-type="string">
            <text:p>Child Of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Sam</text:p>
          </table:table-cell>
          <table:table-cell table:formula="of:=CONCATENATE([.F78];  &quot; (&quot;; [.E78]; &quot; )&quot;)" office:value-type="string" office:string-value="Sam (1727 )" calcext:value-type="string">
            <text:p>Sam (1727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Isaac</text:p>
          </table:table-cell>
          <table:table-cell table:formula="of:=CONCATENATE([.B79];  &quot; (&quot;; [.A79]; &quot; )&quot;)" office:value-type="string" office:string-value="Isaac (1177 )" calcext:value-type="string">
            <text:p>Isaac (1177 )</text:p>
          </table:table-cell>
          <table:table-cell office:value-type="string" calcext:value-type="string">
            <text:p>Child Of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Kate</text:p>
          </table:table-cell>
          <table:table-cell table:formula="of:=CONCATENATE([.F79];  &quot; (&quot;; [.E79]; &quot; )&quot;)" office:value-type="string" office:string-value="Kate (1726 )" calcext:value-type="string">
            <text:p>Kate (1726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harity</text:p>
          </table:table-cell>
          <table:table-cell table:formula="of:=CONCATENATE([.B80];  &quot; (&quot;; [.A80]; &quot; )&quot;)" office:value-type="string" office:string-value="Charity (1178 )" calcext:value-type="string">
            <text:p>Charity (1178 )</text:p>
          </table:table-cell>
          <table:table-cell office:value-type="string" calcext:value-type="string">
            <text:p>Child Of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Nan</text:p>
          </table:table-cell>
          <table:table-cell table:formula="of:=CONCATENATE([.F80];  &quot; (&quot;; [.E80]; &quot; )&quot;)" office:value-type="string" office:string-value="Nan (1731 )" calcext:value-type="string">
            <text:p>Nan (1731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harity</text:p>
          </table:table-cell>
          <table:table-cell table:formula="of:=CONCATENATE([.B81];  &quot; (&quot;; [.A81]; &quot; )&quot;)" office:value-type="string" office:string-value="Charity (1178 )" calcext:value-type="string">
            <text:p>Charity (1178 )</text:p>
          </table:table-cell>
          <table:table-cell office:value-type="string" calcext:value-type="string">
            <text:p>Child Of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Bob</text:p>
          </table:table-cell>
          <table:table-cell table:formula="of:=CONCATENATE([.F81];  &quot; (&quot;; [.E81]; &quot; )&quot;)" office:value-type="string" office:string-value="Bob (1144 )" calcext:value-type="string">
            <text:p>Bob (1144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Daniel</text:p>
          </table:table-cell>
          <table:table-cell table:formula="of:=CONCATENATE([.B82];  &quot; (&quot;; [.A82]; &quot; )&quot;)" office:value-type="string" office:string-value="Daniel (1179 )" calcext:value-type="string">
            <text:p>Daniel (1179 )</text:p>
          </table:table-cell>
          <table:table-cell office:value-type="string" calcext:value-type="string">
            <text:p>Child Of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ell</text:p>
          </table:table-cell>
          <table:table-cell table:formula="of:=CONCATENATE([.F82];  &quot; (&quot;; [.E82]; &quot; )&quot;)" office:value-type="string" office:string-value="Nell (1729 )" calcext:value-type="string">
            <text:p>Nell (1729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Daniel</text:p>
          </table:table-cell>
          <table:table-cell table:formula="of:=CONCATENATE([.B83];  &quot; (&quot;; [.A83]; &quot; )&quot;)" office:value-type="string" office:string-value="Daniel (1179 )" calcext:value-type="string">
            <text:p>Daniel (1179 )</text:p>
          </table:table-cell>
          <table:table-cell office:value-type="string" calcext:value-type="string">
            <text:p>Child Of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Mahoney</text:p>
          </table:table-cell>
          <table:table-cell table:formula="of:=CONCATENATE([.F83];  &quot; (&quot;; [.E83]; &quot; )&quot;)" office:value-type="string" office:string-value="Mahoney (1730 )" calcext:value-type="string">
            <text:p>Mahoney (1730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Alexius</text:p>
          </table:table-cell>
          <table:table-cell table:formula="of:=CONCATENATE([.B84];  &quot; (&quot;; [.A84]; &quot; )&quot;)" office:value-type="string" office:string-value="Alexius (1180 )" calcext:value-type="string">
            <text:p>Alexius (1180 )</text:p>
          </table:table-cell>
          <table:table-cell office:value-type="string" calcext:value-type="string">
            <text:p>Child Of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F84];  &quot; (&quot;; [.E84]; &quot; )&quot;)" office:value-type="string" office:string-value="Billy (1723 )" calcext:value-type="string">
            <text:p>Billy (1723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Alexius</text:p>
          </table:table-cell>
          <table:table-cell table:formula="of:=CONCATENATE([.B85];  &quot; (&quot;; [.A85]; &quot; )&quot;)" office:value-type="string" office:string-value="Alexius (1180 )" calcext:value-type="string">
            <text:p>Alexius (1180 )</text:p>
          </table:table-cell>
          <table:table-cell office:value-type="string" calcext:value-type="string">
            <text:p>Child Of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F85];  &quot; (&quot;; [.E85]; &quot; )&quot;)" office:value-type="string" office:string-value="Henny (1722 )" calcext:value-type="string">
            <text:p>Henny (1722 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Eliza</text:p>
          </table:table-cell>
          <table:table-cell table:formula="of:=CONCATENATE([.B86];  &quot; (&quot;; [.A86]; &quot; )&quot;)" office:value-type="string" office:string-value="Eliza (1181 )" calcext:value-type="string">
            <text:p>Eliza (1181 )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F86];  &quot; (&quot;; [.E86]; &quot; )&quot;)" office:value-type="string" office:string-value="Cristina (Christina) (1454 )" calcext:value-type="string">
            <text:p>Cristina (Christina) (1454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arah</text:p>
          </table:table-cell>
          <table:table-cell table:formula="of:=CONCATENATE([.B87];  &quot; (&quot;; [.A87]; &quot; )&quot;)" office:value-type="string" office:string-value="Sarah (1182 )" calcext:value-type="string">
            <text:p>Sarah (1182 )</text:p>
          </table:table-cell>
          <table:table-cell office:value-type="string" calcext:value-type="string">
            <text:p>Child Of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George</text:p>
          </table:table-cell>
          <table:table-cell table:formula="of:=CONCATENATE([.F87];  &quot; (&quot;; [.E87]; &quot; )&quot;)" office:value-type="string" office:string-value="George (1741 )" calcext:value-type="string">
            <text:p>George (1741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arah</text:p>
          </table:table-cell>
          <table:table-cell table:formula="of:=CONCATENATE([.B88];  &quot; (&quot;; [.A88]; &quot; )&quot;)" office:value-type="string" office:string-value="Sarah (1182 )" calcext:value-type="string">
            <text:p>Sarah (1182 )</text:p>
          </table:table-cell>
          <table:table-cell office:value-type="string" calcext:value-type="string">
            <text:p>Child Of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Catherine (Kitty)</text:p>
          </table:table-cell>
          <table:table-cell table:formula="of:=CONCATENATE([.F88];  &quot; (&quot;; [.E88]; &quot; )&quot;)" office:value-type="string" office:string-value="Catherine (Kitty) (1740 )" calcext:value-type="string">
            <text:p>Catherine (Kitty) (1740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John Francis</text:p>
          </table:table-cell>
          <table:table-cell table:formula="of:=CONCATENATE([.B89];  &quot; (&quot;; [.A89]; &quot; )&quot;)" office:value-type="string" office:string-value="John Francis (1183 )" calcext:value-type="string">
            <text:p>John Francis (1183 )</text:p>
          </table:table-cell>
          <table:table-cell office:value-type="string" calcext:value-type="string">
            <text:p>Child Of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Clement</text:p>
          </table:table-cell>
          <table:table-cell table:formula="of:=CONCATENATE([.F89];  &quot; (&quot;; [.E89]; &quot; )&quot;)" office:value-type="string" office:string-value="Clement (1649 )" calcext:value-type="string">
            <text:p>Clement (1649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John Francis</text:p>
          </table:table-cell>
          <table:table-cell table:formula="of:=CONCATENATE([.B90];  &quot; (&quot;; [.A90]; &quot; )&quot;)" office:value-type="string" office:string-value="John Francis (1183 )" calcext:value-type="string">
            <text:p>John Francis (1183 )</text:p>
          </table:table-cell>
          <table:table-cell office:value-type="string" calcext:value-type="string">
            <text:p>Child Of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table:formula="of:=CONCATENATE([.F90];  &quot; (&quot;; [.E90]; &quot; )&quot;)" office:value-type="string" office:string-value="Matilda (1458 )" calcext:value-type="string">
            <text:p>Matilda (1458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arah Ann Elizabeth</text:p>
          </table:table-cell>
          <table:table-cell table:formula="of:=CONCATENATE([.B91];  &quot; (&quot;; [.A91]; &quot; )&quot;)" office:value-type="string" office:string-value="Sarah Ann Elizabeth (1184 )" calcext:value-type="string">
            <text:p>Sarah Ann Elizabeth (1184 )</text:p>
          </table:table-cell>
          <table:table-cell office:value-type="string" calcext:value-type="string">
            <text:p>Child Of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Henry</text:p>
          </table:table-cell>
          <table:table-cell table:formula="of:=CONCATENATE([.F91];  &quot; (&quot;; [.E91]; &quot; )&quot;)" office:value-type="string" office:string-value="Henry (1662 )" calcext:value-type="string">
            <text:p>Henry (1662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arah Ann Elizabeth</text:p>
          </table:table-cell>
          <table:table-cell table:formula="of:=CONCATENATE([.B92];  &quot; (&quot;; [.A92]; &quot; )&quot;)" office:value-type="string" office:string-value="Sarah Ann Elizabeth (1184 )" calcext:value-type="string">
            <text:p>Sarah Ann Elizabeth (1184 )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F92];  &quot; (&quot;; [.E92]; &quot; )&quot;)" office:value-type="string" office:string-value="Cristina (Christina) (1454 )" calcext:value-type="string">
            <text:p>Cristina (Christina) (1454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illen</text:p>
          </table:table-cell>
          <table:table-cell table:formula="of:=CONCATENATE([.B93];  &quot; (&quot;; [.A93]; &quot; )&quot;)" office:value-type="string" office:string-value="Hillen (1185 )" calcext:value-type="string">
            <text:p>Hillen (1185 )</text:p>
          </table:table-cell>
          <table:table-cell office:value-type="string" calcext:value-type="string">
            <text:p>Child Of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Harriet</text:p>
          </table:table-cell>
          <table:table-cell table:formula="of:=CONCATENATE([.F93];  &quot; (&quot;; [.E93]; &quot; )&quot;)" office:value-type="string" office:string-value="Harriet (2036 )" calcext:value-type="string">
            <text:p>Harriet (2036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illen</text:p>
          </table:table-cell>
          <table:table-cell table:formula="of:=CONCATENATE([.B94];  &quot; (&quot;; [.A94]; &quot; )&quot;)" office:value-type="string" office:string-value="Hillen (1185 )" calcext:value-type="string">
            <text:p>Hillen (1185 )</text:p>
          </table:table-cell>
          <table:table-cell office:value-type="string" calcext:value-type="string">
            <text:p>Child Of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Joseph</text:p>
          </table:table-cell>
          <table:table-cell table:formula="of:=CONCATENATE([.F94];  &quot; (&quot;; [.E94]; &quot; )&quot;)" office:value-type="string" office:string-value="Joseph (1838 )" calcext:value-type="string">
            <text:p>Joseph (1838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Henry Johnson</text:p>
          </table:table-cell>
          <table:table-cell table:formula="of:=CONCATENATE([.B95];  &quot; (&quot;; [.A95]; &quot; )&quot;)" office:value-type="string" office:string-value="Henry Johnson (1186 )" calcext:value-type="string">
            <text:p>Henry Johnson (1186 )</text:p>
          </table:table-cell>
          <table:table-cell office:value-type="string" calcext:value-type="string">
            <text:p>Child Of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Dolly</text:p>
          </table:table-cell>
          <table:table-cell table:formula="of:=CONCATENATE([.F95];  &quot; (&quot;; [.E95]; &quot; )&quot;)" office:value-type="string" office:string-value="Dolly (1455 )" calcext:value-type="string">
            <text:p>Dolly (1455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Lewis</text:p>
          </table:table-cell>
          <table:table-cell table:formula="of:=CONCATENATE([.B96];  &quot; (&quot;; [.A96]; &quot; )&quot;)" office:value-type="string" office:string-value="Lewis (1187 )" calcext:value-type="string">
            <text:p>Lewis (1187 )</text:p>
          </table:table-cell>
          <table:table-cell office:value-type="string" calcext:value-type="string">
            <text:p>Child Of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John</text:p>
          </table:table-cell>
          <table:table-cell table:formula="of:=CONCATENATE([.F96];  &quot; (&quot;; [.E96]; &quot; )&quot;)" office:value-type="string" office:string-value="John (1839 )" calcext:value-type="string">
            <text:p>John (1839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Lewis</text:p>
          </table:table-cell>
          <table:table-cell table:formula="of:=CONCATENATE([.B97];  &quot; (&quot;; [.A97]; &quot; )&quot;)" office:value-type="string" office:string-value="Lewis (1187 )" calcext:value-type="string">
            <text:p>Lewis (1187 )</text:p>
          </table:table-cell>
          <table:table-cell office:value-type="string" calcext:value-type="string">
            <text:p>Child Of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Anna</text:p>
          </table:table-cell>
          <table:table-cell table:formula="of:=CONCATENATE([.F97];  &quot; (&quot;; [.E97]; &quot; )&quot;)" office:value-type="string" office:string-value="Anna (1742 )" calcext:value-type="string">
            <text:p>Anna (1742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Judith</text:p>
          </table:table-cell>
          <table:table-cell table:formula="of:=CONCATENATE([.B98];  &quot; (&quot;; [.A98]; &quot; )&quot;)" office:value-type="string" office:string-value="Judith (1188 )" calcext:value-type="string">
            <text:p>Judith (1188 )</text:p>
          </table:table-cell>
          <table:table-cell office:value-type="string" calcext:value-type="string">
            <text:p>Child Of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Catherine (Kitty)</text:p>
          </table:table-cell>
          <table:table-cell table:formula="of:=CONCATENATE([.F98];  &quot; (&quot;; [.E98]; &quot; )&quot;)" office:value-type="string" office:string-value="Catherine (Kitty) (1740 )" calcext:value-type="string">
            <text:p>Catherine (Kitty) (1740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Judith</text:p>
          </table:table-cell>
          <table:table-cell table:formula="of:=CONCATENATE([.B99];  &quot; (&quot;; [.A99]; &quot; )&quot;)" office:value-type="string" office:string-value="Judith (1188 )" calcext:value-type="string">
            <text:p>Judith (1188 )</text:p>
          </table:table-cell>
          <table:table-cell office:value-type="string" calcext:value-type="string">
            <text:p>Child Of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George</text:p>
          </table:table-cell>
          <table:table-cell table:formula="of:=CONCATENATE([.F99];  &quot; (&quot;; [.E99]; &quot; )&quot;)" office:value-type="string" office:string-value="George (1741 )" calcext:value-type="string">
            <text:p>George (1741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Gabriel Isaac Queen</text:p>
          </table:table-cell>
          <table:table-cell table:formula="of:=CONCATENATE([.B100];  &quot; (&quot;; [.A100]; &quot; )&quot;)" office:value-type="string" office:string-value="Gabriel Isaac Queen (1189 )" calcext:value-type="string">
            <text:p>Gabriel Isaac Queen (1189 )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F100];  &quot; (&quot;; [.E100]; &quot; )&quot;)" office:value-type="string" office:string-value="Anny Queen (2035 )" calcext:value-type="string">
            <text:p>Anny Queen (2035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Gabriel Isaac Queen</text:p>
          </table:table-cell>
          <table:table-cell table:formula="of:=CONCATENATE([.B101];  &quot; (&quot;; [.A101]; &quot; )&quot;)" office:value-type="string" office:string-value="Gabriel Isaac Queen (1189 )" calcext:value-type="string">
            <text:p>Gabriel Isaac Queen (1189 )</text:p>
          </table:table-cell>
          <table:table-cell office:value-type="string" calcext:value-type="string">
            <text:p>Child Of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Len Queen</text:p>
          </table:table-cell>
          <table:table-cell table:formula="of:=CONCATENATE([.F101];  &quot; (&quot;; [.E101]; &quot; )&quot;)" office:value-type="string" office:string-value="Len Queen (1462 )" calcext:value-type="string">
            <text:p>Len Queen (1462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atilda Ann</text:p>
          </table:table-cell>
          <table:table-cell table:formula="of:=CONCATENATE([.B102];  &quot; (&quot;; [.A102]; &quot; )&quot;)" office:value-type="string" office:string-value="Matilda Ann (1190 )" calcext:value-type="string">
            <text:p>Matilda Ann (1190 )</text:p>
          </table:table-cell>
          <table:table-cell office:value-type="string" calcext:value-type="string">
            <text:p>Child Of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Clement</text:p>
          </table:table-cell>
          <table:table-cell table:formula="of:=CONCATENATE([.F102];  &quot; (&quot;; [.E102]; &quot; )&quot;)" office:value-type="string" office:string-value="Clement (1649 )" calcext:value-type="string">
            <text:p>Clement (1649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atilda Ann</text:p>
          </table:table-cell>
          <table:table-cell table:formula="of:=CONCATENATE([.B103];  &quot; (&quot;; [.A103]; &quot; )&quot;)" office:value-type="string" office:string-value="Matilda Ann (1190 )" calcext:value-type="string">
            <text:p>Matilda Ann (1190 )</text:p>
          </table:table-cell>
          <table:table-cell office:value-type="string" calcext:value-type="string">
            <text:p>Child Of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table:formula="of:=CONCATENATE([.F103];  &quot; (&quot;; [.E103]; &quot; )&quot;)" office:value-type="string" office:string-value="Matilda (1458 )" calcext:value-type="string">
            <text:p>Matilda (1458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Robert</text:p>
          </table:table-cell>
          <table:table-cell table:formula="of:=CONCATENATE([.B104];  &quot; (&quot;; [.A104]; &quot; )&quot;)" office:value-type="string" office:string-value="Robert (1191 )" calcext:value-type="string">
            <text:p>Robert (1191 )</text:p>
          </table:table-cell>
          <table:table-cell office:value-type="string" calcext:value-type="string">
            <text:p>Child Of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Celia</text:p>
          </table:table-cell>
          <table:table-cell table:formula="of:=CONCATENATE([.F104];  &quot; (&quot;; [.E104]; &quot; )&quot;)" office:value-type="string" office:string-value="Celia (1840 )" calcext:value-type="string">
            <text:p>Celia (1840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Robert</text:p>
          </table:table-cell>
          <table:table-cell table:formula="of:=CONCATENATE([.B105];  &quot; (&quot;; [.A105]; &quot; )&quot;)" office:value-type="string" office:string-value="Robert (1191 )" calcext:value-type="string">
            <text:p>Robert (1191 )</text:p>
          </table:table-cell>
          <table:table-cell office:value-type="string" calcext:value-type="string">
            <text:p>Child Of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Stephen</text:p>
          </table:table-cell>
          <table:table-cell table:formula="of:=CONCATENATE([.F105];  &quot; (&quot;; [.E105]; &quot; )&quot;)" office:value-type="string" office:string-value="Stephen (1745 )" calcext:value-type="string">
            <text:p>Stephen (1745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Maria</text:p>
          </table:table-cell>
          <table:table-cell table:formula="of:=CONCATENATE([.B106];  &quot; (&quot;; [.A106]; &quot; )&quot;)" office:value-type="string" office:string-value="Maria (1192 )" calcext:value-type="string">
            <text:p>Maria (1192 )</text:p>
          </table:table-cell>
          <table:table-cell office:value-type="string" calcext:value-type="string">
            <text:p>Child Of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Alan</text:p>
          </table:table-cell>
          <table:table-cell table:formula="of:=CONCATENATE([.F106];  &quot; (&quot;; [.E106]; &quot; )&quot;)" office:value-type="string" office:string-value="Alan (1746 )" calcext:value-type="string">
            <text:p>Alan (1746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enrietta</text:p>
          </table:table-cell>
          <table:table-cell table:formula="of:=CONCATENATE([.B107];  &quot; (&quot;; [.A107]; &quot; )&quot;)" office:value-type="string" office:string-value="Henrietta (1193 )" calcext:value-type="string">
            <text:p>Henrietta (1193 )</text:p>
          </table:table-cell>
          <table:table-cell office:value-type="string" calcext:value-type="string">
            <text:p>Child Of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Winafred</text:p>
          </table:table-cell>
          <table:table-cell table:formula="of:=CONCATENATE([.F107];  &quot; (&quot;; [.E107]; &quot; )&quot;)" office:value-type="string" office:string-value="Winafred (1837 )" calcext:value-type="string">
            <text:p>Winafred (1837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enrietta</text:p>
          </table:table-cell>
          <table:table-cell table:formula="of:=CONCATENATE([.B108];  &quot; (&quot;; [.A108]; &quot; )&quot;)" office:value-type="string" office:string-value="Henrietta (1193 )" calcext:value-type="string">
            <text:p>Henrietta (1193 )</text:p>
          </table:table-cell>
          <table:table-cell office:value-type="string" calcext:value-type="string">
            <text:p>Child Of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Benedict</text:p>
          </table:table-cell>
          <table:table-cell table:formula="of:=CONCATENATE([.F108];  &quot; (&quot;; [.E108]; &quot; )&quot;)" office:value-type="string" office:string-value="Benedict (1738 )" calcext:value-type="string">
            <text:p>Benedict (1738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Child</text:p>
          </table:table-cell>
          <table:table-cell table:formula="of:=CONCATENATE([.B109];  &quot; (&quot;; [.A109]; &quot; )&quot;)" office:value-type="string" office:string-value="Child (1854 )" calcext:value-type="string">
            <text:p>Child (1854 )</text:p>
          </table:table-cell>
          <table:table-cell office:value-type="string" calcext:value-type="string">
            <text:p>Child Of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Woman</text:p>
          </table:table-cell>
          <table:table-cell table:formula="of:=CONCATENATE([.F109];  &quot; (&quot;; [.E109]; &quot; )&quot;)" office:value-type="string" office:string-value="Woman (1853 )" calcext:value-type="string">
            <text:p>Woman (1853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Henny</text:p>
          </table:table-cell>
          <table:table-cell table:formula="of:=CONCATENATE([.B110];  &quot; (&quot;; [.A110]; &quot; )&quot;)" office:value-type="string" office:string-value="Henny (1896 )" calcext:value-type="string">
            <text:p>Henny (1896 )</text:p>
          </table:table-cell>
          <table:table-cell office:value-type="string" calcext:value-type="string">
            <text:p>Child Of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Jane</text:p>
          </table:table-cell>
          <table:table-cell table:formula="of:=CONCATENATE([.F110];  &quot; (&quot;; [.E110]; &quot; )&quot;)" office:value-type="string" office:string-value="Jane (1897 )" calcext:value-type="string">
            <text:p>Jane (1897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Boy</text:p>
          </table:table-cell>
          <table:table-cell table:formula="of:=CONCATENATE([.B111];  &quot; (&quot;; [.A111]; &quot; )&quot;)" office:value-type="string" office:string-value="Boy (2720 )" calcext:value-type="string">
            <text:p>Boy (2720 )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F111];  &quot; (&quot;; [.E111]; &quot; )&quot;)" office:value-type="string" office:string-value="Cristina (Christina) (1454 )" calcext:value-type="string">
            <text:p>Cristina (Christina) (1454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Boy</text:p>
          </table:table-cell>
          <table:table-cell table:formula="of:=CONCATENATE([.B112];  &quot; (&quot;; [.A112]; &quot; )&quot;)" office:value-type="string" office:string-value="Boy (2721 )" calcext:value-type="string">
            <text:p>Boy (2721 )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F112];  &quot; (&quot;; [.E112]; &quot; )&quot;)" office:value-type="string" office:string-value="Cristina (Christina) (1454 )" calcext:value-type="string">
            <text:p>Cristina (Christina) (1454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Charles Queen</text:p>
          </table:table-cell>
          <table:table-cell table:formula="of:=CONCATENATE([.B113];  &quot; (&quot;; [.A113]; &quot; )&quot;)" office:value-type="string" office:string-value="Charles Queen (2722 )" calcext:value-type="string">
            <text:p>Charles Queen (2722 )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F113];  &quot; (&quot;; [.E113]; &quot; )&quot;)" office:value-type="string" office:string-value="Anny Queen (2035 )" calcext:value-type="string">
            <text:p>Anny Queen (2035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Oswald </text:p>
          </table:table-cell>
          <table:table-cell table:formula="of:=CONCATENATE([.B114];  &quot; (&quot;; [.A114]; &quot; )&quot;)" office:value-type="string" office:string-value="Oswald  (2723 )" calcext:value-type="string">
            <text:p>Oswald <text:s/>(2723 )</text:p>
          </table:table-cell>
          <table:table-cell office:value-type="string" calcext:value-type="string">
            <text:p>Child Of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Catherine (Kitty)</text:p>
          </table:table-cell>
          <table:table-cell table:formula="of:=CONCATENATE([.F114];  &quot; (&quot;; [.E114]; &quot; )&quot;)" office:value-type="string" office:string-value="Catherine (Kitty) (1740 )" calcext:value-type="string">
            <text:p>Catherine (Kitty) (1740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Sam Queen</text:p>
          </table:table-cell>
          <table:table-cell table:formula="of:=CONCATENATE([.B115];  &quot; (&quot;; [.A115]; &quot; )&quot;)" office:value-type="string" office:string-value="Sam Queen (2724 )" calcext:value-type="string">
            <text:p>Sam Queen (2724 )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F115];  &quot; (&quot;; [.E115]; &quot; )&quot;)" office:value-type="string" office:string-value="Anny Queen (2035 )" calcext:value-type="string">
            <text:p>Anny Queen (2035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Girl</text:p>
          </table:table-cell>
          <table:table-cell table:formula="of:=CONCATENATE([.B116];  &quot; (&quot;; [.A116]; &quot; )&quot;)" office:value-type="string" office:string-value="Girl (2729 )" calcext:value-type="string">
            <text:p>Girl (2729 )</text:p>
          </table:table-cell>
          <table:table-cell office:value-type="string" calcext:value-type="string">
            <text:p>Child Of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table:formula="of:=CONCATENATE([.F116];  &quot; (&quot;; [.E116]; &quot; )&quot;)" office:value-type="string" office:string-value="Matilda (1458 )" calcext:value-type="string">
            <text:p>Matilda (1458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Girl</text:p>
          </table:table-cell>
          <table:table-cell table:formula="of:=CONCATENATE([.B117];  &quot; (&quot;; [.A117]; &quot; )&quot;)" office:value-type="string" office:string-value="Girl (2729 )" calcext:value-type="string">
            <text:p>Girl (2729 )</text:p>
          </table:table-cell>
          <table:table-cell office:value-type="string" calcext:value-type="string">
            <text:p>Child Of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Clement</text:p>
          </table:table-cell>
          <table:table-cell table:formula="of:=CONCATENATE([.F117];  &quot; (&quot;; [.E117]; &quot; )&quot;)" office:value-type="string" office:string-value="Clement (1649 )" calcext:value-type="string">
            <text:p>Clement (1649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Girl</text:p>
          </table:table-cell>
          <table:table-cell table:formula="of:=CONCATENATE([.B118];  &quot; (&quot;; [.A118]; &quot; )&quot;)" office:value-type="string" office:string-value="Girl (2730 )" calcext:value-type="string">
            <text:p>Girl (2730 )</text:p>
          </table:table-cell>
          <table:table-cell office:value-type="string" calcext:value-type="string">
            <text:p>Child Of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table:formula="of:=CONCATENATE([.F118];  &quot; (&quot;; [.E118]; &quot; )&quot;)" office:value-type="string" office:string-value="Matilda (1458 )" calcext:value-type="string">
            <text:p>Matilda (1458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Girl</text:p>
          </table:table-cell>
          <table:table-cell table:formula="of:=CONCATENATE([.B119];  &quot; (&quot;; [.A119]; &quot; )&quot;)" office:value-type="string" office:string-value="Girl (2731 )" calcext:value-type="string">
            <text:p>Girl (2731 )</text:p>
          </table:table-cell>
          <table:table-cell office:value-type="string" calcext:value-type="string">
            <text:p>Child Of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Margaret</text:p>
          </table:table-cell>
          <table:table-cell table:formula="of:=CONCATENATE([.F119];  &quot; (&quot;; [.E119]; &quot; )&quot;)" office:value-type="string" office:string-value="Margaret (1460 )" calcext:value-type="string">
            <text:p>Margaret (1460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Girl</text:p>
          </table:table-cell>
          <table:table-cell table:formula="of:=CONCATENATE([.B120];  &quot; (&quot;; [.A120]; &quot; )&quot;)" office:value-type="string" office:string-value="Girl (2733 )" calcext:value-type="string">
            <text:p>Girl (2733 )</text:p>
          </table:table-cell>
          <table:table-cell office:value-type="string" calcext:value-type="string">
            <text:p>Child Of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F120];  &quot; (&quot;; [.E120]; &quot; )&quot;)" office:value-type="string" office:string-value="Cristina (Christina) (1454 )" calcext:value-type="string">
            <text:p>Cristina (Christina) (1454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Girl</text:p>
          </table:table-cell>
          <table:table-cell table:formula="of:=CONCATENATE([.B121];  &quot; (&quot;; [.A121]; &quot; )&quot;)" office:value-type="string" office:string-value="Girl (2734 )" calcext:value-type="string">
            <text:p>Girl (2734 )</text:p>
          </table:table-cell>
          <table:table-cell office:value-type="string" calcext:value-type="string">
            <text:p>Child Of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Jinny</text:p>
          </table:table-cell>
          <table:table-cell table:formula="of:=CONCATENATE([.F121];  &quot; (&quot;; [.E121]; &quot; )&quot;)" office:value-type="string" office:string-value="Jinny (2743 )" calcext:value-type="string">
            <text:p>Jinny (2743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Ellen Hill</text:p>
          </table:table-cell>
          <table:table-cell table:formula="of:=CONCATENATE([.B122];  &quot; (&quot;; [.A122]; &quot; )&quot;)" office:value-type="string" office:string-value="Ellen Hill (2738 )" calcext:value-type="string">
            <text:p>Ellen Hill (2738 )</text:p>
          </table:table-cell>
          <table:table-cell office:value-type="string" calcext:value-type="string">
            <text:p>Child Of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Betsy Hill</text:p>
          </table:table-cell>
          <table:table-cell table:formula="of:=CONCATENATE([.F122];  &quot; (&quot;; [.E122]; &quot; )&quot;)" office:value-type="string" office:string-value="Betsy Hill (2719 )" calcext:value-type="string">
            <text:p>Betsy Hill (2719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Martha Hill</text:p>
          </table:table-cell>
          <table:table-cell table:formula="of:=CONCATENATE([.B123];  &quot; (&quot;; [.A123]; &quot; )&quot;)" office:value-type="string" office:string-value="Martha Hill (2739 )" calcext:value-type="string">
            <text:p>Martha Hill (2739 )</text:p>
          </table:table-cell>
          <table:table-cell office:value-type="string" calcext:value-type="string">
            <text:p>Child Of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Betsy Hill</text:p>
          </table:table-cell>
          <table:table-cell table:formula="of:=CONCATENATE([.F123];  &quot; (&quot;; [.E123]; &quot; )&quot;)" office:value-type="string" office:string-value="Betsy Hill (2719 )" calcext:value-type="string">
            <text:p>Betsy Hill (2719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Nance Queen</text:p>
          </table:table-cell>
          <table:table-cell table:formula="of:=CONCATENATE([.B124];  &quot; (&quot;; [.A124]; &quot; )&quot;)" office:value-type="string" office:string-value="Nance Queen (2740 )" calcext:value-type="string">
            <text:p>Nance Queen (2740 )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F124];  &quot; (&quot;; [.E124]; &quot; )&quot;)" office:value-type="string" office:string-value="Anny Queen (2035 )" calcext:value-type="string">
            <text:p>Anny Queen (2035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Eliza Queen</text:p>
          </table:table-cell>
          <table:table-cell table:formula="of:=CONCATENATE([.B125];  &quot; (&quot;; [.A125]; &quot; )&quot;)" office:value-type="string" office:string-value="Eliza Queen (2827 )" calcext:value-type="string">
            <text:p>Eliza Queen (2827 )</text:p>
          </table:table-cell>
          <table:table-cell office:value-type="string" calcext:value-type="string">
            <text:p>Child Of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F125];  &quot; (&quot;; [.E125]; &quot; )&quot;)" office:value-type="string" office:string-value="Anny Queen (2035 )" calcext:value-type="string">
            <text:p>Anny Queen (2035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Sophia</text:p>
          </table:table-cell>
          <table:table-cell table:formula="of:=CONCATENATE([.B126];  &quot; (&quot;; [.A126]; &quot; )&quot;)" office:value-type="string" office:string-value="Sophia (3594 )" calcext:value-type="string">
            <text:p>Sophia (3594 )</text:p>
          </table:table-cell>
          <table:table-cell office:value-type="string" calcext:value-type="string">
            <text:p>Child Of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Nancy</text:p>
          </table:table-cell>
          <table:table-cell table:formula="of:=CONCATENATE([.F126];  &quot; (&quot;; [.E126]; &quot; )&quot;)" office:value-type="string" office:string-value="Nancy (3593 )" calcext:value-type="string">
            <text:p>Nancy (3593 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Thomas's Manor</text:p>
          </table:table-cell>
        </table:table-row>
      </table:table>
      <table:table table:name="Newtown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lationship:childOf/0/property_label</text:p>
          </table:table-cell>
          <table:table-cell office:value-type="string" calcext:value-type="string">
            <text:p>relationship:childOf/0/value_resource_id</text:p>
          </table:table-cell>
          <table:table-cell office:value-type="string" calcext:value-type="string">
            <text:p>relationship:childOf/0/display_tit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chema:homeLocation/0/value_resource_id</text:p>
          </table:table-cell>
          <table:table-cell office:value-type="string" calcext:value-type="string">
            <text:p>schema:homeLocation/0/display_title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Henry Rea</text:p>
          </table:table-cell>
          <table:table-cell table:formula="of:=CONCATENATE([.B2];  &quot; (&quot;; [.A2]; &quot; )&quot;)" office:value-type="string" office:string-value="Henry Rea (1248 )" calcext:value-type="string">
            <text:p>Henry Rea (1248 )</text:p>
          </table:table-cell>
          <table:table-cell office:value-type="string" calcext:value-type="string">
            <text:p>Child Of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Henry</text:p>
          </table:table-cell>
          <table:table-cell table:formula="of:=CONCATENATE([.F2];  &quot; (&quot;; [.E2]; &quot; )&quot;)" office:value-type="string" office:string-value="Henry (1847 )" calcext:value-type="string">
            <text:p>Henry (184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Henry Rea</text:p>
          </table:table-cell>
          <table:table-cell table:formula="of:=CONCATENATE([.B3];  &quot; (&quot;; [.A3]; &quot; )&quot;)" office:value-type="string" office:string-value="Henry Rea (1248 )" calcext:value-type="string">
            <text:p>Henry Rea (1248 )</text:p>
          </table:table-cell>
          <table:table-cell office:value-type="string" calcext:value-type="string">
            <text:p>Child Of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Bett </text:p>
          </table:table-cell>
          <table:table-cell table:formula="of:=CONCATENATE([.F3];  &quot; (&quot;; [.E3]; &quot; )&quot;)" office:value-type="string" office:string-value="Bett  (1833 )" calcext:value-type="string">
            <text:p>Bett <text:s/>(183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Robert James</text:p>
          </table:table-cell>
          <table:table-cell table:formula="of:=CONCATENATE([.B4];  &quot; (&quot;; [.A4]; &quot; )&quot;)" office:value-type="string" office:string-value="Robert James (1249 )" calcext:value-type="string">
            <text:p>Robert James (1249 )</text:p>
          </table:table-cell>
          <table:table-cell office:value-type="string" calcext:value-type="string">
            <text:p>Child Of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William</text:p>
          </table:table-cell>
          <table:table-cell table:formula="of:=CONCATENATE([.F4];  &quot; (&quot;; [.E4]; &quot; )&quot;)" office:value-type="string" office:string-value="William (1827 )" calcext:value-type="string">
            <text:p>William (182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Robert James</text:p>
          </table:table-cell>
          <table:table-cell table:formula="of:=CONCATENATE([.B5];  &quot; (&quot;; [.A5]; &quot; )&quot;)" office:value-type="string" office:string-value="Robert James (1249 )" calcext:value-type="string">
            <text:p>Robert James (1249 )</text:p>
          </table:table-cell>
          <table:table-cell office:value-type="string" calcext:value-type="string">
            <text:p>Child Of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Nelly</text:p>
          </table:table-cell>
          <table:table-cell table:formula="of:=CONCATENATE([.F5];  &quot; (&quot;; [.E5]; &quot; )&quot;)" office:value-type="string" office:string-value="Nelly (1826 )" calcext:value-type="string">
            <text:p>Nelly (182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Jane</text:p>
          </table:table-cell>
          <table:table-cell table:formula="of:=CONCATENATE([.B6];  &quot; (&quot;; [.A6]; &quot; )&quot;)" office:value-type="string" office:string-value="Jane (1250 )" calcext:value-type="string">
            <text:p>Jane (1250 )</text:p>
          </table:table-cell>
          <table:table-cell office:value-type="string" calcext:value-type="string">
            <text:p>Child Of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Mary</text:p>
          </table:table-cell>
          <table:table-cell table:formula="of:=CONCATENATE([.F6];  &quot; (&quot;; [.E6]; &quot; )&quot;)" office:value-type="string" office:string-value="Mary (1852 )" calcext:value-type="string">
            <text:p>Mary (185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Jane</text:p>
          </table:table-cell>
          <table:table-cell table:formula="of:=CONCATENATE([.B7];  &quot; (&quot;; [.A7]; &quot; )&quot;)" office:value-type="string" office:string-value="Jane (1250 )" calcext:value-type="string">
            <text:p>Jane (1250 )</text:p>
          </table:table-cell>
          <table:table-cell office:value-type="string" calcext:value-type="string">
            <text:p>Child Of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table:formula="of:=CONCATENATE([.F7];  &quot; (&quot;; [.E7]; &quot; )&quot;)" office:value-type="string" office:string-value="John (1288 )" calcext:value-type="string">
            <text:p>John (128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Mary Ann</text:p>
          </table:table-cell>
          <table:table-cell table:formula="of:=CONCATENATE([.B8];  &quot; (&quot;; [.A8]; &quot; )&quot;)" office:value-type="string" office:string-value="Mary Ann (1251 )" calcext:value-type="string">
            <text:p>Mary Ann (1251 )</text:p>
          </table:table-cell>
          <table:table-cell office:value-type="string" calcext:value-type="string">
            <text:p>Child Of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Henry</text:p>
          </table:table-cell>
          <table:table-cell table:formula="of:=CONCATENATE([.F8];  &quot; (&quot;; [.E8]; &quot; )&quot;)" office:value-type="string" office:string-value="Henry (1829 )" calcext:value-type="string">
            <text:p>Henry (182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Mary Ann</text:p>
          </table:table-cell>
          <table:table-cell table:formula="of:=CONCATENATE([.B9];  &quot; (&quot;; [.A9]; &quot; )&quot;)" office:value-type="string" office:string-value="Mary Ann (1251 )" calcext:value-type="string">
            <text:p>Mary Ann (1251 )</text:p>
          </table:table-cell>
          <table:table-cell office:value-type="string" calcext:value-type="string">
            <text:p>Child Of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Cecilia Adams</text:p>
          </table:table-cell>
          <table:table-cell table:formula="of:=CONCATENATE([.F9];  &quot; (&quot;; [.E9]; &quot; )&quot;)" office:value-type="string" office:string-value="Cecilia Adams (2110 )" calcext:value-type="string">
            <text:p>Cecilia Adams (211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John Henry</text:p>
          </table:table-cell>
          <table:table-cell table:formula="of:=CONCATENATE([.B10];  &quot; (&quot;; [.A10]; &quot; )&quot;)" office:value-type="string" office:string-value="John Henry (1252 )" calcext:value-type="string">
            <text:p>John Henry (1252 )</text:p>
          </table:table-cell>
          <table:table-cell office:value-type="string" calcext:value-type="string">
            <text:p>Child Of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Eliza</text:p>
          </table:table-cell>
          <table:table-cell table:formula="of:=CONCATENATE([.F10];  &quot; (&quot;; [.E10]; &quot; )&quot;)" office:value-type="string" office:string-value="Eliza (1665 )" calcext:value-type="string">
            <text:p>Eliza (166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John Henry</text:p>
          </table:table-cell>
          <table:table-cell table:formula="of:=CONCATENATE([.B11];  &quot; (&quot;; [.A11]; &quot; )&quot;)" office:value-type="string" office:string-value="John Henry (1252 )" calcext:value-type="string">
            <text:p>John Henry (1252 )</text:p>
          </table:table-cell>
          <table:table-cell office:value-type="string" calcext:value-type="string">
            <text:p>Child Of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Bill Hill</text:p>
          </table:table-cell>
          <table:table-cell table:formula="of:=CONCATENATE([.F11];  &quot; (&quot;; [.E11]; &quot; )&quot;)" office:value-type="string" office:string-value="Bill Hill (1289 )" calcext:value-type="string">
            <text:p>Bill Hill (128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Louisa</text:p>
          </table:table-cell>
          <table:table-cell table:formula="of:=CONCATENATE([.B12];  &quot; (&quot;; [.A12]; &quot; )&quot;)" office:value-type="string" office:string-value="Louisa (1253 )" calcext:value-type="string">
            <text:p>Louisa (1253 )</text:p>
          </table:table-cell>
          <table:table-cell office:value-type="string" calcext:value-type="string">
            <text:p>Child Of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ary</text:p>
          </table:table-cell>
          <table:table-cell table:formula="of:=CONCATENATE([.F12];  &quot; (&quot;; [.E12]; &quot; )&quot;)" office:value-type="string" office:string-value="Mary (1851 )" calcext:value-type="string">
            <text:p>Mary (185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Louisa</text:p>
          </table:table-cell>
          <table:table-cell table:formula="of:=CONCATENATE([.B13];  &quot; (&quot;; [.A13]; &quot; )&quot;)" office:value-type="string" office:string-value="Louisa (1253 )" calcext:value-type="string">
            <text:p>Louisa (1253 )</text:p>
          </table:table-cell>
          <table:table-cell office:value-type="string" calcext:value-type="string">
            <text:p>Child Of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homas</text:p>
          </table:table-cell>
          <table:table-cell table:formula="of:=CONCATENATE([.F13];  &quot; (&quot;; [.E13]; &quot; )&quot;)" office:value-type="string" office:string-value="Thomas (1831 )" calcext:value-type="string">
            <text:p>Thomas (183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James Henry</text:p>
          </table:table-cell>
          <table:table-cell table:formula="of:=CONCATENATE([.B14];  &quot; (&quot;; [.A14]; &quot; )&quot;)" office:value-type="string" office:string-value="James Henry (1254 )" calcext:value-type="string">
            <text:p>James Henry (1254 )</text:p>
          </table:table-cell>
          <table:table-cell office:value-type="string" calcext:value-type="string">
            <text:p>Child Of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Harry</text:p>
          </table:table-cell>
          <table:table-cell table:formula="of:=CONCATENATE([.F14];  &quot; (&quot;; [.E14]; &quot; )&quot;)" office:value-type="string" office:string-value="Harry (1832 )" calcext:value-type="string">
            <text:p>Harry (183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James Henry</text:p>
          </table:table-cell>
          <table:table-cell table:formula="of:=CONCATENATE([.B15];  &quot; (&quot;; [.A15]; &quot; )&quot;)" office:value-type="string" office:string-value="James Henry (1254 )" calcext:value-type="string">
            <text:p>James Henry (1254 )</text:p>
          </table:table-cell>
          <table:table-cell office:value-type="string" calcext:value-type="string">
            <text:p>Child Of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Sarah</text:p>
          </table:table-cell>
          <table:table-cell table:formula="of:=CONCATENATE([.F15];  &quot; (&quot;; [.E15]; &quot; )&quot;)" office:value-type="string" office:string-value="Sarah (2111 )" calcext:value-type="string">
            <text:p>Sarah (211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Elizabeth</text:p>
          </table:table-cell>
          <table:table-cell table:formula="of:=CONCATENATE([.B16];  &quot; (&quot;; [.A16]; &quot; )&quot;)" office:value-type="string" office:string-value="Elizabeth (1255 )" calcext:value-type="string">
            <text:p>Elizabeth (1255 )</text:p>
          </table:table-cell>
          <table:table-cell office:value-type="string" calcext:value-type="string">
            <text:p>Child Of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F16];  &quot; (&quot;; [.E16]; &quot; )&quot;)" office:value-type="string" office:string-value="Henny (1287 )" calcext:value-type="string">
            <text:p>Henny (128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Mary</text:p>
          </table:table-cell>
          <table:table-cell table:formula="of:=CONCATENATE([.B17];  &quot; (&quot;; [.A17]; &quot; )&quot;)" office:value-type="string" office:string-value="Mary (1256 )" calcext:value-type="string">
            <text:p>Mary (1256 )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F17];  &quot; (&quot;; [.E17]; &quot; )&quot;)" office:value-type="string" office:string-value="Ben Sr. (1799 )" calcext:value-type="string">
            <text:p>Ben Sr. (179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Mary</text:p>
          </table:table-cell>
          <table:table-cell table:formula="of:=CONCATENATE([.B18];  &quot; (&quot;; [.A18]; &quot; )&quot;)" office:value-type="string" office:string-value="Mary (1256 )" calcext:value-type="string">
            <text:p>Mary (1256 )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F18];  &quot; (&quot;; [.E18]; &quot; )&quot;)" office:value-type="string" office:string-value="Clare (1798 )" calcext:value-type="string">
            <text:p>Clare (179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Monica</text:p>
          </table:table-cell>
          <table:table-cell table:formula="of:=CONCATENATE([.B19];  &quot; (&quot;; [.A19]; &quot; )&quot;)" office:value-type="string" office:string-value="Monica (1257 )" calcext:value-type="string">
            <text:p>Monica (1257 )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F19];  &quot; (&quot;; [.E19]; &quot; )&quot;)" office:value-type="string" office:string-value="James   (1801 )" calcext:value-type="string">
            <text:p>James <text:s text:c="2"/>(180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Monica</text:p>
          </table:table-cell>
          <table:table-cell table:formula="of:=CONCATENATE([.B20];  &quot; (&quot;; [.A20]; &quot; )&quot;)" office:value-type="string" office:string-value="Monica (1257 )" calcext:value-type="string">
            <text:p>Monica (1257 )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F20];  &quot; (&quot;; [.E20]; &quot; )&quot;)" office:value-type="string" office:string-value="Nel  (1800 )" calcext:value-type="string">
            <text:p>Nel <text:s/>(180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John</text:p>
          </table:table-cell>
          <table:table-cell table:formula="of:=CONCATENATE([.B21];  &quot; (&quot;; [.A21]; &quot; )&quot;)" office:value-type="string" office:string-value="John (1259 )" calcext:value-type="string">
            <text:p>John (1259 )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F21];  &quot; (&quot;; [.E21]; &quot; )&quot;)" office:value-type="string" office:string-value="Ben Sr. (1799 )" calcext:value-type="string">
            <text:p>Ben Sr. (179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John</text:p>
          </table:table-cell>
          <table:table-cell table:formula="of:=CONCATENATE([.B22];  &quot; (&quot;; [.A22]; &quot; )&quot;)" office:value-type="string" office:string-value="John (1259 )" calcext:value-type="string">
            <text:p>John (1259 )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F22];  &quot; (&quot;; [.E22]; &quot; )&quot;)" office:value-type="string" office:string-value="Clare (1798 )" calcext:value-type="string">
            <text:p>Clare (179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Jaen</text:p>
          </table:table-cell>
          <table:table-cell table:formula="of:=CONCATENATE([.B23];  &quot; (&quot;; [.A23]; &quot; )&quot;)" office:value-type="string" office:string-value="Jaen (1260 )" calcext:value-type="string">
            <text:p>Jaen (1260 )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F23];  &quot; (&quot;; [.E23]; &quot; )&quot;)" office:value-type="string" office:string-value="James   (1801 )" calcext:value-type="string">
            <text:p>James <text:s text:c="2"/>(180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Jaen</text:p>
          </table:table-cell>
          <table:table-cell table:formula="of:=CONCATENATE([.B24];  &quot; (&quot;; [.A24]; &quot; )&quot;)" office:value-type="string" office:string-value="Jaen (1260 )" calcext:value-type="string">
            <text:p>Jaen (1260 )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F24];  &quot; (&quot;; [.E24]; &quot; )&quot;)" office:value-type="string" office:string-value="Nel  (1800 )" calcext:value-type="string">
            <text:p>Nel <text:s/>(180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Rose</text:p>
          </table:table-cell>
          <table:table-cell table:formula="of:=CONCATENATE([.B25];  &quot; (&quot;; [.A25]; &quot; )&quot;)" office:value-type="string" office:string-value="Rose (1261 )" calcext:value-type="string">
            <text:p>Rose (1261 )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F25];  &quot; (&quot;; [.E25]; &quot; )&quot;)" office:value-type="string" office:string-value="Ben Sr. (1799 )" calcext:value-type="string">
            <text:p>Ben Sr. (179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Rose</text:p>
          </table:table-cell>
          <table:table-cell table:formula="of:=CONCATENATE([.B26];  &quot; (&quot;; [.A26]; &quot; )&quot;)" office:value-type="string" office:string-value="Rose (1261 )" calcext:value-type="string">
            <text:p>Rose (1261 )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F26];  &quot; (&quot;; [.E26]; &quot; )&quot;)" office:value-type="string" office:string-value="Clare (1798 )" calcext:value-type="string">
            <text:p>Clare (179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Ignatius</text:p>
          </table:table-cell>
          <table:table-cell table:formula="of:=CONCATENATE([.B27];  &quot; (&quot;; [.A27]; &quot; )&quot;)" office:value-type="string" office:string-value="Ignatius (1262 )" calcext:value-type="string">
            <text:p>Ignatius (1262 )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F27];  &quot; (&quot;; [.E27]; &quot; )&quot;)" office:value-type="string" office:string-value="Suck (1802 )" calcext:value-type="string">
            <text:p>Suck (180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braham</text:p>
          </table:table-cell>
          <table:table-cell table:formula="of:=CONCATENATE([.B28];  &quot; (&quot;; [.A28]; &quot; )&quot;)" office:value-type="string" office:string-value="Abraham (1263 )" calcext:value-type="string">
            <text:p>Abraham (1263 )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F28];  &quot; (&quot;; [.E28]; &quot; )&quot;)" office:value-type="string" office:string-value="James   (1801 )" calcext:value-type="string">
            <text:p>James <text:s text:c="2"/>(180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braham</text:p>
          </table:table-cell>
          <table:table-cell table:formula="of:=CONCATENATE([.B29];  &quot; (&quot;; [.A29]; &quot; )&quot;)" office:value-type="string" office:string-value="Abraham (1263 )" calcext:value-type="string">
            <text:p>Abraham (1263 )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F29];  &quot; (&quot;; [.E29]; &quot; )&quot;)" office:value-type="string" office:string-value="Nel  (1800 )" calcext:value-type="string">
            <text:p>Nel <text:s/>(180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Anastasia</text:p>
          </table:table-cell>
          <table:table-cell table:formula="of:=CONCATENATE([.B30];  &quot; (&quot;; [.A30]; &quot; )&quot;)" office:value-type="string" office:string-value="Anastasia (1264 )" calcext:value-type="string">
            <text:p>Anastasia (1264 )</text:p>
          </table:table-cell>
          <table:table-cell office:value-type="string" calcext:value-type="string">
            <text:p>Child Of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table:formula="of:=CONCATENATE([.F30];  &quot; (&quot;; [.E30]; &quot; )&quot;)" office:value-type="string" office:string-value="Clem (1804 )" calcext:value-type="string">
            <text:p>Clem (180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Anastasia</text:p>
          </table:table-cell>
          <table:table-cell table:formula="of:=CONCATENATE([.B31];  &quot; (&quot;; [.A31]; &quot; )&quot;)" office:value-type="string" office:string-value="Anastasia (1264 )" calcext:value-type="string">
            <text:p>Anastasia (1264 )</text:p>
          </table:table-cell>
          <table:table-cell office:value-type="string" calcext:value-type="string">
            <text:p>Child Of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table:formula="of:=CONCATENATE([.F31];  &quot; (&quot;; [.E31]; &quot; )&quot;)" office:value-type="string" office:string-value="Judith (1803 )" calcext:value-type="string">
            <text:p>Judith (180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Moises</text:p>
          </table:table-cell>
          <table:table-cell table:formula="of:=CONCATENATE([.B32];  &quot; (&quot;; [.A32]; &quot; )&quot;)" office:value-type="string" office:string-value="Moises (1265 )" calcext:value-type="string">
            <text:p>Moises (1265 )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F32];  &quot; (&quot;; [.E32]; &quot; )&quot;)" office:value-type="string" office:string-value="Teresia (1805 )" calcext:value-type="string">
            <text:p>Teresia (180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Moises</text:p>
          </table:table-cell>
          <table:table-cell table:formula="of:=CONCATENATE([.B33];  &quot; (&quot;; [.A33]; &quot; )&quot;)" office:value-type="string" office:string-value="Moises (1265 )" calcext:value-type="string">
            <text:p>Moises (1265 )</text:p>
          </table:table-cell>
          <table:table-cell office:value-type="string" calcext:value-type="string">
            <text:p>Child Of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table:formula="of:=CONCATENATE([.F33];  &quot; (&quot;; [.E33]; &quot; )&quot;)" office:value-type="string" office:string-value="Ben Jr. (1806 )" calcext:value-type="string">
            <text:p>Ben Jr. (180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enjamin</text:p>
          </table:table-cell>
          <table:table-cell table:formula="of:=CONCATENATE([.B34];  &quot; (&quot;; [.A34]; &quot; )&quot;)" office:value-type="string" office:string-value="Benjamin (1266 )" calcext:value-type="string">
            <text:p>Benjamin (1266 )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F34];  &quot; (&quot;; [.E34]; &quot; )&quot;)" office:value-type="string" office:string-value="Ben Sr. (1799 )" calcext:value-type="string">
            <text:p>Ben Sr. (179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enjamin</text:p>
          </table:table-cell>
          <table:table-cell table:formula="of:=CONCATENATE([.B35];  &quot; (&quot;; [.A35]; &quot; )&quot;)" office:value-type="string" office:string-value="Benjamin (1266 )" calcext:value-type="string">
            <text:p>Benjamin (1266 )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F35];  &quot; (&quot;; [.E35]; &quot; )&quot;)" office:value-type="string" office:string-value="Clare (1798 )" calcext:value-type="string">
            <text:p>Clare (179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George</text:p>
          </table:table-cell>
          <table:table-cell table:formula="of:=CONCATENATE([.B36];  &quot; (&quot;; [.A36]; &quot; )&quot;)" office:value-type="string" office:string-value="George (1267 )" calcext:value-type="string">
            <text:p>George (1267 )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F36];  &quot; (&quot;; [.E36]; &quot; )&quot;)" office:value-type="string" office:string-value="Jacob (1812 )" calcext:value-type="string">
            <text:p>Jacob (181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George</text:p>
          </table:table-cell>
          <table:table-cell table:formula="of:=CONCATENATE([.B37];  &quot; (&quot;; [.A37]; &quot; )&quot;)" office:value-type="string" office:string-value="George (1267 )" calcext:value-type="string">
            <text:p>George (1267 )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F37];  &quot; (&quot;; [.E37]; &quot; )&quot;)" office:value-type="string" office:string-value="Suck (1802 )" calcext:value-type="string">
            <text:p>Suck (180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Veronica</text:p>
          </table:table-cell>
          <table:table-cell table:formula="of:=CONCATENATE([.B38];  &quot; (&quot;; [.A38]; &quot; )&quot;)" office:value-type="string" office:string-value="Veronica (1268 )" calcext:value-type="string">
            <text:p>Veronica (1268 )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F38];  &quot; (&quot;; [.E38]; &quot; )&quot;)" office:value-type="string" office:string-value="Teresia (1805 )" calcext:value-type="string">
            <text:p>Teresia (180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Veronica</text:p>
          </table:table-cell>
          <table:table-cell table:formula="of:=CONCATENATE([.B39];  &quot; (&quot;; [.A39]; &quot; )&quot;)" office:value-type="string" office:string-value="Veronica (1268 )" calcext:value-type="string">
            <text:p>Veronica (1268 )</text:p>
          </table:table-cell>
          <table:table-cell office:value-type="string" calcext:value-type="string">
            <text:p>Child Of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table:formula="of:=CONCATENATE([.F39];  &quot; (&quot;; [.E39]; &quot; )&quot;)" office:value-type="string" office:string-value="Ben Jr. (1806 )" calcext:value-type="string">
            <text:p>Ben Jr. (180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ary Anne</text:p>
          </table:table-cell>
          <table:table-cell table:formula="of:=CONCATENATE([.B40];  &quot; (&quot;; [.A40]; &quot; )&quot;)" office:value-type="string" office:string-value="Mary Anne (1269 )" calcext:value-type="string">
            <text:p>Mary Anne (1269 )</text:p>
          </table:table-cell>
          <table:table-cell office:value-type="string" calcext:value-type="string">
            <text:p>Child Of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table:formula="of:=CONCATENATE([.F40];  &quot; (&quot;; [.E40]; &quot; )&quot;)" office:value-type="string" office:string-value="Clem (1804 )" calcext:value-type="string">
            <text:p>Clem (180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ary Anne</text:p>
          </table:table-cell>
          <table:table-cell table:formula="of:=CONCATENATE([.B41];  &quot; (&quot;; [.A41]; &quot; )&quot;)" office:value-type="string" office:string-value="Mary Anne (1269 )" calcext:value-type="string">
            <text:p>Mary Anne (1269 )</text:p>
          </table:table-cell>
          <table:table-cell office:value-type="string" calcext:value-type="string">
            <text:p>Child Of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table:formula="of:=CONCATENATE([.F41];  &quot; (&quot;; [.E41]; &quot; )&quot;)" office:value-type="string" office:string-value="Judith (1803 )" calcext:value-type="string">
            <text:p>Judith (180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gnes</text:p>
          </table:table-cell>
          <table:table-cell table:formula="of:=CONCATENATE([.B42];  &quot; (&quot;; [.A42]; &quot; )&quot;)" office:value-type="string" office:string-value="Agnes (1270 )" calcext:value-type="string">
            <text:p>Agnes (1270 )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F42];  &quot; (&quot;; [.E42]; &quot; )&quot;)" office:value-type="string" office:string-value="James   (1801 )" calcext:value-type="string">
            <text:p>James <text:s text:c="2"/>(180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gnes</text:p>
          </table:table-cell>
          <table:table-cell table:formula="of:=CONCATENATE([.B43];  &quot; (&quot;; [.A43]; &quot; )&quot;)" office:value-type="string" office:string-value="Agnes (1270 )" calcext:value-type="string">
            <text:p>Agnes (1270 )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F43];  &quot; (&quot;; [.E43]; &quot; )&quot;)" office:value-type="string" office:string-value="Nel  (1800 )" calcext:value-type="string">
            <text:p>Nel <text:s/>(180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Dreaden</text:p>
          </table:table-cell>
          <table:table-cell table:formula="of:=CONCATENATE([.B44];  &quot; (&quot;; [.A44]; &quot; )&quot;)" office:value-type="string" office:string-value="Dreaden (1271 )" calcext:value-type="string">
            <text:p>Dreaden (1271 )</text:p>
          </table:table-cell>
          <table:table-cell office:value-type="string" calcext:value-type="string">
            <text:p>Child Of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Jim</text:p>
          </table:table-cell>
          <table:table-cell table:formula="of:=CONCATENATE([.F44];  &quot; (&quot;; [.E44]; &quot; )&quot;)" office:value-type="string" office:string-value="Jim (1807 )" calcext:value-type="string">
            <text:p>Jim (180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Dreaden</text:p>
          </table:table-cell>
          <table:table-cell table:formula="of:=CONCATENATE([.B45];  &quot; (&quot;; [.A45]; &quot; )&quot;)" office:value-type="string" office:string-value="Dreaden (1271 )" calcext:value-type="string">
            <text:p>Dreaden (1271 )</text:p>
          </table:table-cell>
          <table:table-cell office:value-type="string" calcext:value-type="string">
            <text:p>Child Of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Jane</text:p>
          </table:table-cell>
          <table:table-cell table:formula="of:=CONCATENATE([.F45];  &quot; (&quot;; [.E45]; &quot; )&quot;)" office:value-type="string" office:string-value="Jane (1808 )" calcext:value-type="string">
            <text:p>Jane (180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Henry</text:p>
          </table:table-cell>
          <table:table-cell table:formula="of:=CONCATENATE([.B46];  &quot; (&quot;; [.A46]; &quot; )&quot;)" office:value-type="string" office:string-value="Henry (1272 )" calcext:value-type="string">
            <text:p>Henry (1272 )</text:p>
          </table:table-cell>
          <table:table-cell office:value-type="string" calcext:value-type="string">
            <text:p>Child Of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F46];  &quot; (&quot;; [.E46]; &quot; )&quot;)" office:value-type="string" office:string-value="Ben Sr. (1799 )" calcext:value-type="string">
            <text:p>Ben Sr. (179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Henry</text:p>
          </table:table-cell>
          <table:table-cell table:formula="of:=CONCATENATE([.B47];  &quot; (&quot;; [.A47]; &quot; )&quot;)" office:value-type="string" office:string-value="Henry (1272 )" calcext:value-type="string">
            <text:p>Henry (1272 )</text:p>
          </table:table-cell>
          <table:table-cell office:value-type="string" calcext:value-type="string">
            <text:p>Child Of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F47];  &quot; (&quot;; [.E47]; &quot; )&quot;)" office:value-type="string" office:string-value="Clare (1798 )" calcext:value-type="string">
            <text:p>Clare (179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acob</text:p>
          </table:table-cell>
          <table:table-cell table:formula="of:=CONCATENATE([.B48];  &quot; (&quot;; [.A48]; &quot; )&quot;)" office:value-type="string" office:string-value="Jacob (1273 )" calcext:value-type="string">
            <text:p>Jacob (1273 )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F48];  &quot; (&quot;; [.E48]; &quot; )&quot;)" office:value-type="string" office:string-value="Jacob (1812 )" calcext:value-type="string">
            <text:p>Jacob (181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acob</text:p>
          </table:table-cell>
          <table:table-cell table:formula="of:=CONCATENATE([.B49];  &quot; (&quot;; [.A49]; &quot; )&quot;)" office:value-type="string" office:string-value="Jacob (1273 )" calcext:value-type="string">
            <text:p>Jacob (1273 )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F49];  &quot; (&quot;; [.E49]; &quot; )&quot;)" office:value-type="string" office:string-value="Suck (1802 )" calcext:value-type="string">
            <text:p>Suck (180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hilip Carter</text:p>
          </table:table-cell>
          <table:table-cell table:formula="of:=CONCATENATE([.B50];  &quot; (&quot;; [.A50]; &quot; )&quot;)" office:value-type="string" office:string-value="Philip Carter (1274 )" calcext:value-type="string">
            <text:p>Philip Carter (1274 )</text:p>
          </table:table-cell>
          <table:table-cell office:value-type="string" calcext:value-type="string">
            <text:p>Child Of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James</text:p>
          </table:table-cell>
          <table:table-cell table:formula="of:=CONCATENATE([.F50];  &quot; (&quot;; [.E50]; &quot; )&quot;)" office:value-type="string" office:string-value="James (1822 )" calcext:value-type="string">
            <text:p>James (182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hilip Carter</text:p>
          </table:table-cell>
          <table:table-cell table:formula="of:=CONCATENATE([.B51];  &quot; (&quot;; [.A51]; &quot; )&quot;)" office:value-type="string" office:string-value="Philip Carter (1274 )" calcext:value-type="string">
            <text:p>Philip Carter (1274 )</text:p>
          </table:table-cell>
          <table:table-cell office:value-type="string" calcext:value-type="string">
            <text:p>Child Of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Jenny</text:p>
          </table:table-cell>
          <table:table-cell table:formula="of:=CONCATENATE([.F51];  &quot; (&quot;; [.E51]; &quot; )&quot;)" office:value-type="string" office:string-value="Jenny (1809 )" calcext:value-type="string">
            <text:p>Jenny (180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ucy</text:p>
          </table:table-cell>
          <table:table-cell table:formula="of:=CONCATENATE([.B52];  &quot; (&quot;; [.A52]; &quot; )&quot;)" office:value-type="string" office:string-value="Lucy (1275 )" calcext:value-type="string">
            <text:p>Lucy (1275 )</text:p>
          </table:table-cell>
          <table:table-cell office:value-type="string" calcext:value-type="string">
            <text:p>Child Of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table:formula="of:=CONCATENATE([.F52];  &quot; (&quot;; [.E52]; &quot; )&quot;)" office:value-type="string" office:string-value="Clem (1804 )" calcext:value-type="string">
            <text:p>Clem (180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ucy</text:p>
          </table:table-cell>
          <table:table-cell table:formula="of:=CONCATENATE([.B53];  &quot; (&quot;; [.A53]; &quot; )&quot;)" office:value-type="string" office:string-value="Lucy (1275 )" calcext:value-type="string">
            <text:p>Lucy (1275 )</text:p>
          </table:table-cell>
          <table:table-cell office:value-type="string" calcext:value-type="string">
            <text:p>Child Of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table:formula="of:=CONCATENATE([.F53];  &quot; (&quot;; [.E53]; &quot; )&quot;)" office:value-type="string" office:string-value="Judith (1803 )" calcext:value-type="string">
            <text:p>Judith (180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usanna</text:p>
          </table:table-cell>
          <table:table-cell table:formula="of:=CONCATENATE([.B54];  &quot; (&quot;; [.A54]; &quot; )&quot;)" office:value-type="string" office:string-value="Susanna (1276 )" calcext:value-type="string">
            <text:p>Susanna (1276 )</text:p>
          </table:table-cell>
          <table:table-cell office:value-type="string" calcext:value-type="string">
            <text:p>Child Of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Peggy [dead]</text:p>
          </table:table-cell>
          <table:table-cell table:formula="of:=CONCATENATE([.F54];  &quot; (&quot;; [.E54]; &quot; )&quot;)" office:value-type="string" office:string-value="Peggy [dead] (1810 )" calcext:value-type="string">
            <text:p>Peggy [dead] (181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lare </text:p>
          </table:table-cell>
          <table:table-cell table:formula="of:=CONCATENATE([.B55];  &quot; (&quot;; [.A55]; &quot; )&quot;)" office:value-type="string" office:string-value="Clare  (1277 )" calcext:value-type="string">
            <text:p>Clare <text:s/>(1277 )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F55];  &quot; (&quot;; [.E55]; &quot; )&quot;)" office:value-type="string" office:string-value="Suck (1802 )" calcext:value-type="string">
            <text:p>Suck (180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lare </text:p>
          </table:table-cell>
          <table:table-cell table:formula="of:=CONCATENATE([.B56];  &quot; (&quot;; [.A56]; &quot; )&quot;)" office:value-type="string" office:string-value="Clare  (1277 )" calcext:value-type="string">
            <text:p>Clare <text:s/>(1277 )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F56];  &quot; (&quot;; [.E56]; &quot; )&quot;)" office:value-type="string" office:string-value="Jacob (1812 )" calcext:value-type="string">
            <text:p>Jacob (181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Prudence</text:p>
          </table:table-cell>
          <table:table-cell table:formula="of:=CONCATENATE([.B57];  &quot; (&quot;; [.A57]; &quot; )&quot;)" office:value-type="string" office:string-value="Prudence (1278 )" calcext:value-type="string">
            <text:p>Prudence (1278 )</text:p>
          </table:table-cell>
          <table:table-cell office:value-type="string" calcext:value-type="string">
            <text:p>Child Of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F57];  &quot; (&quot;; [.E57]; &quot; )&quot;)" office:value-type="string" office:string-value="James   (1801 )" calcext:value-type="string">
            <text:p>James <text:s text:c="2"/>(180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Prudence</text:p>
          </table:table-cell>
          <table:table-cell table:formula="of:=CONCATENATE([.B58];  &quot; (&quot;; [.A58]; &quot; )&quot;)" office:value-type="string" office:string-value="Prudence (1278 )" calcext:value-type="string">
            <text:p>Prudence (1278 )</text:p>
          </table:table-cell>
          <table:table-cell office:value-type="string" calcext:value-type="string">
            <text:p>Child O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F58];  &quot; (&quot;; [.E58]; &quot; )&quot;)" office:value-type="string" office:string-value="Nel  (1800 )" calcext:value-type="string">
            <text:p>Nel <text:s/>(180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Henrietta</text:p>
          </table:table-cell>
          <table:table-cell table:formula="of:=CONCATENATE([.B59];  &quot; (&quot;; [.A59]; &quot; )&quot;)" office:value-type="string" office:string-value="Henrietta (1279 )" calcext:value-type="string">
            <text:p>Henrietta (1279 )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F59];  &quot; (&quot;; [.E59]; &quot; )&quot;)" office:value-type="string" office:string-value="Teresia (1805 )" calcext:value-type="string">
            <text:p>Teresia (180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Henrietta</text:p>
          </table:table-cell>
          <table:table-cell table:formula="of:=CONCATENATE([.B60];  &quot; (&quot;; [.A60]; &quot; )&quot;)" office:value-type="string" office:string-value="Henrietta (1279 )" calcext:value-type="string">
            <text:p>Henrietta (1279 )</text:p>
          </table:table-cell>
          <table:table-cell office:value-type="string" calcext:value-type="string">
            <text:p>Child Of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table:formula="of:=CONCATENATE([.F60];  &quot; (&quot;; [.E60]; &quot; )&quot;)" office:value-type="string" office:string-value="Ben Jr. (1806 )" calcext:value-type="string">
            <text:p>Ben Jr. (180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ecilia</text:p>
          </table:table-cell>
          <table:table-cell table:formula="of:=CONCATENATE([.B61];  &quot; (&quot;; [.A61]; &quot; )&quot;)" office:value-type="string" office:string-value="Cecilia (1280 )" calcext:value-type="string">
            <text:p>Cecilia (1280 )</text:p>
          </table:table-cell>
          <table:table-cell office:value-type="string" calcext:value-type="string">
            <text:p>Child Of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Betty Jacob</text:p>
          </table:table-cell>
          <table:table-cell table:formula="of:=CONCATENATE([.F61];  &quot; (&quot;; [.E61]; &quot; )&quot;)" office:value-type="string" office:string-value="Betty Jacob (1811 )" calcext:value-type="string">
            <text:p>Betty Jacob (181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hedrick</text:p>
          </table:table-cell>
          <table:table-cell table:formula="of:=CONCATENATE([.B62];  &quot; (&quot;; [.A62]; &quot; )&quot;)" office:value-type="string" office:string-value="Chedrick (1281 )" calcext:value-type="string">
            <text:p>Chedrick (1281 )</text:p>
          </table:table-cell>
          <table:table-cell office:value-type="string" calcext:value-type="string">
            <text:p>Child Of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table:formula="of:=CONCATENATE([.F62];  &quot; (&quot;; [.E62]; &quot; )&quot;)" office:value-type="string" office:string-value="Clem (1804 )" calcext:value-type="string">
            <text:p>Clem (180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hedrick</text:p>
          </table:table-cell>
          <table:table-cell table:formula="of:=CONCATENATE([.B63];  &quot; (&quot;; [.A63]; &quot; )&quot;)" office:value-type="string" office:string-value="Chedrick (1281 )" calcext:value-type="string">
            <text:p>Chedrick (1281 )</text:p>
          </table:table-cell>
          <table:table-cell office:value-type="string" calcext:value-type="string">
            <text:p>Child Of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table:formula="of:=CONCATENATE([.F63];  &quot; (&quot;; [.E63]; &quot; )&quot;)" office:value-type="string" office:string-value="Judith (1803 )" calcext:value-type="string">
            <text:p>Judith (180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Francis</text:p>
          </table:table-cell>
          <table:table-cell table:formula="of:=CONCATENATE([.B64];  &quot; (&quot;; [.A64]; &quot; )&quot;)" office:value-type="string" office:string-value="Francis (1282 )" calcext:value-type="string">
            <text:p>Francis (1282 )</text:p>
          </table:table-cell>
          <table:table-cell office:value-type="string" calcext:value-type="string">
            <text:p>Child Of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James</text:p>
          </table:table-cell>
          <table:table-cell table:formula="of:=CONCATENATE([.F64];  &quot; (&quot;; [.E64]; &quot; )&quot;)" office:value-type="string" office:string-value="James (1822 )" calcext:value-type="string">
            <text:p>James (182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Francis</text:p>
          </table:table-cell>
          <table:table-cell table:formula="of:=CONCATENATE([.B65];  &quot; (&quot;; [.A65]; &quot; )&quot;)" office:value-type="string" office:string-value="Francis (1282 )" calcext:value-type="string">
            <text:p>Francis (1282 )</text:p>
          </table:table-cell>
          <table:table-cell office:value-type="string" calcext:value-type="string">
            <text:p>Child Of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Jenny</text:p>
          </table:table-cell>
          <table:table-cell table:formula="of:=CONCATENATE([.F65];  &quot; (&quot;; [.E65]; &quot; )&quot;)" office:value-type="string" office:string-value="Jenny (1809 )" calcext:value-type="string">
            <text:p>Jenny (180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Isaac</text:p>
          </table:table-cell>
          <table:table-cell table:formula="of:=CONCATENATE([.B66];  &quot; (&quot;; [.A66]; &quot; )&quot;)" office:value-type="string" office:string-value="Isaac (1283 )" calcext:value-type="string">
            <text:p>Isaac (1283 )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F66];  &quot; (&quot;; [.E66]; &quot; )&quot;)" office:value-type="string" office:string-value="Suck (1802 )" calcext:value-type="string">
            <text:p>Suck (180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Isaac</text:p>
          </table:table-cell>
          <table:table-cell table:formula="of:=CONCATENATE([.B67];  &quot; (&quot;; [.A67]; &quot; )&quot;)" office:value-type="string" office:string-value="Isaac (1283 )" calcext:value-type="string">
            <text:p>Isaac (1283 )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F67];  &quot; (&quot;; [.E67]; &quot; )&quot;)" office:value-type="string" office:string-value="Jacob (1812 )" calcext:value-type="string">
            <text:p>Jacob (181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William</text:p>
          </table:table-cell>
          <table:table-cell table:formula="of:=CONCATENATE([.B68];  &quot; (&quot;; [.A68]; &quot; )&quot;)" office:value-type="string" office:string-value="William (1284 )" calcext:value-type="string">
            <text:p>William (1284 )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F68];  &quot; (&quot;; [.E68]; &quot; )&quot;)" office:value-type="string" office:string-value="Teresia (1805 )" calcext:value-type="string">
            <text:p>Teresia (180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William</text:p>
          </table:table-cell>
          <table:table-cell table:formula="of:=CONCATENATE([.B69];  &quot; (&quot;; [.A69]; &quot; )&quot;)" office:value-type="string" office:string-value="William (1284 )" calcext:value-type="string">
            <text:p>William (1284 )</text:p>
          </table:table-cell>
          <table:table-cell office:value-type="string" calcext:value-type="string">
            <text:p>Child Of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table:formula="of:=CONCATENATE([.F69];  &quot; (&quot;; [.E69]; &quot; )&quot;)" office:value-type="string" office:string-value="Ben Jr. (1806 )" calcext:value-type="string">
            <text:p>Ben Jr. (180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eg </text:p>
          </table:table-cell>
          <table:table-cell table:formula="of:=CONCATENATE([.B70];  &quot; (&quot;; [.A70]; &quot; )&quot;)" office:value-type="string" office:string-value="Peg  (1285 )" calcext:value-type="string">
            <text:p>Peg <text:s/>(1285 )</text:p>
          </table:table-cell>
          <table:table-cell office:value-type="string" calcext:value-type="string">
            <text:p>Child Of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Ruth</text:p>
          </table:table-cell>
          <table:table-cell table:formula="of:=CONCATENATE([.F70];  &quot; (&quot;; [.E70]; &quot; )&quot;)" office:value-type="string" office:string-value="Ruth (1825 )" calcext:value-type="string">
            <text:p>Ruth (182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eg </text:p>
          </table:table-cell>
          <table:table-cell table:formula="of:=CONCATENATE([.B71];  &quot; (&quot;; [.A71]; &quot; )&quot;)" office:value-type="string" office:string-value="Peg  (1285 )" calcext:value-type="string">
            <text:p>Peg <text:s/>(1285 )</text:p>
          </table:table-cell>
          <table:table-cell office:value-type="string" calcext:value-type="string">
            <text:p>Child Of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Clem</text:p>
          </table:table-cell>
          <table:table-cell table:formula="of:=CONCATENATE([.F71];  &quot; (&quot;; [.E71]; &quot; )&quot;)" office:value-type="string" office:string-value="Clem (1824 )" calcext:value-type="string">
            <text:p>Clem (182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ernard</text:p>
          </table:table-cell>
          <table:table-cell table:formula="of:=CONCATENATE([.B72];  &quot; (&quot;; [.A72]; &quot; )&quot;)" office:value-type="string" office:string-value="Bernard (1286 )" calcext:value-type="string">
            <text:p>Bernard (1286 )</text:p>
          </table:table-cell>
          <table:table-cell office:value-type="string" calcext:value-type="string">
            <text:p>Child O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F72];  &quot; (&quot;; [.E72]; &quot; )&quot;)" office:value-type="string" office:string-value="Suck (1802 )" calcext:value-type="string">
            <text:p>Suck (180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ernard</text:p>
          </table:table-cell>
          <table:table-cell table:formula="of:=CONCATENATE([.B73];  &quot; (&quot;; [.A73]; &quot; )&quot;)" office:value-type="string" office:string-value="Bernard (1286 )" calcext:value-type="string">
            <text:p>Bernard (1286 )</text:p>
          </table:table-cell>
          <table:table-cell office:value-type="string" calcext:value-type="string">
            <text:p>Child Of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F73];  &quot; (&quot;; [.E73]; &quot; )&quot;)" office:value-type="string" office:string-value="Jacob (1812 )" calcext:value-type="string">
            <text:p>Jacob (181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B74];  &quot; (&quot;; [.A74]; &quot; )&quot;)" office:value-type="string" office:string-value="Henny (1287 )" calcext:value-type="string">
            <text:p>Henny (1287 )</text:p>
          </table:table-cell>
          <table:table-cell office:value-type="string" calcext:value-type="string">
            <text:p>Child Of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table:formula="of:=CONCATENATE([.F74];  &quot; (&quot;; [.E74]; &quot; )&quot;)" office:value-type="string" office:string-value="Mary (1346 )" calcext:value-type="string">
            <text:p>Mary (134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B75];  &quot; (&quot;; [.A75]; &quot; )&quot;)" office:value-type="string" office:string-value="Henny (1287 )" calcext:value-type="string">
            <text:p>Henny (1287 )</text:p>
          </table:table-cell>
          <table:table-cell office:value-type="string" calcext:value-type="string">
            <text:p>Child Of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table:formula="of:=CONCATENATE([.F75];  &quot; (&quot;; [.E75]; &quot; )&quot;)" office:value-type="string" office:string-value="Harry (1836 )" calcext:value-type="string">
            <text:p>Harry (183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table:formula="of:=CONCATENATE([.B76];  &quot; (&quot;; [.A76]; &quot; )&quot;)" office:value-type="string" office:string-value="John (1288 )" calcext:value-type="string">
            <text:p>John (1288 )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F76];  &quot; (&quot;; [.E76]; &quot; )&quot;)" office:value-type="string" office:string-value="Dina (1593 )" calcext:value-type="string">
            <text:p>Dina (159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table:formula="of:=CONCATENATE([.B77];  &quot; (&quot;; [.A77]; &quot; )&quot;)" office:value-type="string" office:string-value="John (1288 )" calcext:value-type="string">
            <text:p>John (1288 )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F77];  &quot; (&quot;; [.E77]; &quot; )&quot;)" office:value-type="string" office:string-value="Harry (1592 )" calcext:value-type="string">
            <text:p>Harry (159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Bill Hill</text:p>
          </table:table-cell>
          <table:table-cell table:formula="of:=CONCATENATE([.B78];  &quot; (&quot;; [.A78]; &quot; )&quot;)" office:value-type="string" office:string-value="Bill Hill (1289 )" calcext:value-type="string">
            <text:p>Bill Hill (1289 )</text:p>
          </table:table-cell>
          <table:table-cell office:value-type="string" calcext:value-type="string">
            <text:p>Child Of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Henry</text:p>
          </table:table-cell>
          <table:table-cell table:formula="of:=CONCATENATE([.F78];  &quot; (&quot;; [.E78]; &quot; )&quot;)" office:value-type="string" office:string-value="Henry (1847 )" calcext:value-type="string">
            <text:p>Henry (184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Bill Hill</text:p>
          </table:table-cell>
          <table:table-cell table:formula="of:=CONCATENATE([.B79];  &quot; (&quot;; [.A79]; &quot; )&quot;)" office:value-type="string" office:string-value="Bill Hill (1289 )" calcext:value-type="string">
            <text:p>Bill Hill (1289 )</text:p>
          </table:table-cell>
          <table:table-cell office:value-type="string" calcext:value-type="string">
            <text:p>Child Of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Bett </text:p>
          </table:table-cell>
          <table:table-cell table:formula="of:=CONCATENATE([.F79];  &quot; (&quot;; [.E79]; &quot; )&quot;)" office:value-type="string" office:string-value="Bett  (1833 )" calcext:value-type="string">
            <text:p>Bett <text:s/>(183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bram</text:p>
          </table:table-cell>
          <table:table-cell table:formula="of:=CONCATENATE([.B80];  &quot; (&quot;; [.A80]; &quot; )&quot;)" office:value-type="string" office:string-value="Abram (1290 )" calcext:value-type="string">
            <text:p>Abram (1290 )</text:p>
          </table:table-cell>
          <table:table-cell office:value-type="string" calcext:value-type="string">
            <text:p>Child Of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table:formula="of:=CONCATENATE([.F80];  &quot; (&quot;; [.E80]; &quot; )&quot;)" office:value-type="string" office:string-value="Mary (1346 )" calcext:value-type="string">
            <text:p>Mary (134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bram</text:p>
          </table:table-cell>
          <table:table-cell table:formula="of:=CONCATENATE([.B81];  &quot; (&quot;; [.A81]; &quot; )&quot;)" office:value-type="string" office:string-value="Abram (1290 )" calcext:value-type="string">
            <text:p>Abram (1290 )</text:p>
          </table:table-cell>
          <table:table-cell office:value-type="string" calcext:value-type="string">
            <text:p>Child Of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table:formula="of:=CONCATENATE([.F81];  &quot; (&quot;; [.E81]; &quot; )&quot;)" office:value-type="string" office:string-value="Harry (1836 )" calcext:value-type="string">
            <text:p>Harry (183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usan Plowden</text:p>
          </table:table-cell>
          <table:table-cell table:formula="of:=CONCATENATE([.B82];  &quot; (&quot;; [.A82]; &quot; )&quot;)" office:value-type="string" office:string-value="Susan Plowden (1291 )" calcext:value-type="string">
            <text:p>Susan Plowden (1291 )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F82];  &quot; (&quot;; [.E82]; &quot; )&quot;)" office:value-type="string" office:string-value="Biby (Betsy and Bibiana) Plowden (1348 )" calcext:value-type="string">
            <text:p>Biby (Betsy and Bibiana) Plowden (134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usan Plowden</text:p>
          </table:table-cell>
          <table:table-cell table:formula="of:=CONCATENATE([.B83];  &quot; (&quot;; [.A83]; &quot; )&quot;)" office:value-type="string" office:string-value="Susan Plowden (1291 )" calcext:value-type="string">
            <text:p>Susan Plowden (1291 )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F83];  &quot; (&quot;; [.E83]; &quot; )&quot;)" office:value-type="string" office:string-value="Nicholas (1850 )" calcext:value-type="string">
            <text:p>Nicholas (18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Jarret</text:p>
          </table:table-cell>
          <table:table-cell table:formula="of:=CONCATENATE([.B84];  &quot; (&quot;; [.A84]; &quot; )&quot;)" office:value-type="string" office:string-value="Jarret (1292 )" calcext:value-type="string">
            <text:p>Jarret (1292 )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F84];  &quot; (&quot;; [.E84]; &quot; )&quot;)" office:value-type="string" office:string-value="Biby (Betsy and Bibiana) Plowden (1348 )" calcext:value-type="string">
            <text:p>Biby (Betsy and Bibiana) Plowden (134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Jarret</text:p>
          </table:table-cell>
          <table:table-cell table:formula="of:=CONCATENATE([.B85];  &quot; (&quot;; [.A85]; &quot; )&quot;)" office:value-type="string" office:string-value="Jarret (1292 )" calcext:value-type="string">
            <text:p>Jarret (1292 )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F85];  &quot; (&quot;; [.E85]; &quot; )&quot;)" office:value-type="string" office:string-value="Nicholas (1850 )" calcext:value-type="string">
            <text:p>Nicholas (18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harlotte</text:p>
          </table:table-cell>
          <table:table-cell table:formula="of:=CONCATENATE([.B86];  &quot; (&quot;; [.A86]; &quot; )&quot;)" office:value-type="string" office:string-value="Charlotte (1293 )" calcext:value-type="string">
            <text:p>Charlotte (1293 )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F86];  &quot; (&quot;; [.E86]; &quot; )&quot;)" office:value-type="string" office:string-value="Nicholas (1850 )" calcext:value-type="string">
            <text:p>Nicholas (18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harlotte</text:p>
          </table:table-cell>
          <table:table-cell table:formula="of:=CONCATENATE([.B87];  &quot; (&quot;; [.A87]; &quot; )&quot;)" office:value-type="string" office:string-value="Charlotte (1293 )" calcext:value-type="string">
            <text:p>Charlotte (1293 )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F87];  &quot; (&quot;; [.E87]; &quot; )&quot;)" office:value-type="string" office:string-value="Biby (Betsy and Bibiana) Plowden (1348 )" calcext:value-type="string">
            <text:p>Biby (Betsy and Bibiana) Plowden (134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Mary</text:p>
          </table:table-cell>
          <table:table-cell table:formula="of:=CONCATENATE([.B88];  &quot; (&quot;; [.A88]; &quot; )&quot;)" office:value-type="string" office:string-value="Mary (1294 )" calcext:value-type="string">
            <text:p>Mary (1294 )</text:p>
          </table:table-cell>
          <table:table-cell office:value-type="string" calcext:value-type="string">
            <text:p>Child Of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table:formula="of:=CONCATENATE([.F88];  &quot; (&quot;; [.E88]; &quot; )&quot;)" office:value-type="string" office:string-value="Harry (1836 )" calcext:value-type="string">
            <text:p>Harry (183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Mary</text:p>
          </table:table-cell>
          <table:table-cell table:formula="of:=CONCATENATE([.B89];  &quot; (&quot;; [.A89]; &quot; )&quot;)" office:value-type="string" office:string-value="Mary (1294 )" calcext:value-type="string">
            <text:p>Mary (1294 )</text:p>
          </table:table-cell>
          <table:table-cell office:value-type="string" calcext:value-type="string">
            <text:p>Child Of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table:formula="of:=CONCATENATE([.F89];  &quot; (&quot;; [.E89]; &quot; )&quot;)" office:value-type="string" office:string-value="Mary (1346 )" calcext:value-type="string">
            <text:p>Mary (134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Julian</text:p>
          </table:table-cell>
          <table:table-cell table:formula="of:=CONCATENATE([.B90];  &quot; (&quot;; [.A90]; &quot; )&quot;)" office:value-type="string" office:string-value="Julian (1295 )" calcext:value-type="string">
            <text:p>Julian (1295 )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F90];  &quot; (&quot;; [.E90]; &quot; )&quot;)" office:value-type="string" office:string-value="Nicholas (1850 )" calcext:value-type="string">
            <text:p>Nicholas (18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Julian</text:p>
          </table:table-cell>
          <table:table-cell table:formula="of:=CONCATENATE([.B91];  &quot; (&quot;; [.A91]; &quot; )&quot;)" office:value-type="string" office:string-value="Julian (1295 )" calcext:value-type="string">
            <text:p>Julian (1295 )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F91];  &quot; (&quot;; [.E91]; &quot; )&quot;)" office:value-type="string" office:string-value="Biby (Betsy and Bibiana) Plowden (1348 )" calcext:value-type="string">
            <text:p>Biby (Betsy and Bibiana) Plowden (134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ick</text:p>
          </table:table-cell>
          <table:table-cell table:formula="of:=CONCATENATE([.B92];  &quot; (&quot;; [.A92]; &quot; )&quot;)" office:value-type="string" office:string-value="Dick (1296 )" calcext:value-type="string">
            <text:p>Dick (1296 )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F92];  &quot; (&quot;; [.E92]; &quot; )&quot;)" office:value-type="string" office:string-value="Biby (Betsy and Bibiana) Plowden (1348 )" calcext:value-type="string">
            <text:p>Biby (Betsy and Bibiana) Plowden (134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ick</text:p>
          </table:table-cell>
          <table:table-cell table:formula="of:=CONCATENATE([.B93];  &quot; (&quot;; [.A93]; &quot; )&quot;)" office:value-type="string" office:string-value="Dick (1296 )" calcext:value-type="string">
            <text:p>Dick (1296 )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F93];  &quot; (&quot;; [.E93]; &quot; )&quot;)" office:value-type="string" office:string-value="Nicholas (1850 )" calcext:value-type="string">
            <text:p>Nicholas (18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Grinfield Greenleaf</text:p>
          </table:table-cell>
          <table:table-cell table:formula="of:=CONCATENATE([.B94];  &quot; (&quot;; [.A94]; &quot; )&quot;)" office:value-type="string" office:string-value="Grinfield Greenleaf (1297 )" calcext:value-type="string">
            <text:p>Grinfield Greenleaf (1297 )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F94];  &quot; (&quot;; [.E94]; &quot; )&quot;)" office:value-type="string" office:string-value="Esther Greenleaf (1349 )" calcext:value-type="string">
            <text:p>Esther Greenleaf (13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Grinfield Greenleaf</text:p>
          </table:table-cell>
          <table:table-cell table:formula="of:=CONCATENATE([.B95];  &quot; (&quot;; [.A95]; &quot; )&quot;)" office:value-type="string" office:string-value="Grinfield Greenleaf (1297 )" calcext:value-type="string">
            <text:p>Grinfield Greenleaf (1297 )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F95];  &quot; (&quot;; [.E95]; &quot; )&quot;)" office:value-type="string" office:string-value="Joe Greenleaf (1813 )" calcext:value-type="string">
            <text:p>Joe Greenleaf (181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Rosanne</text:p>
          </table:table-cell>
          <table:table-cell table:formula="of:=CONCATENATE([.B96];  &quot; (&quot;; [.A96]; &quot; )&quot;)" office:value-type="string" office:string-value="Rosanne (1298 )" calcext:value-type="string">
            <text:p>Rosanne (1298 )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F96];  &quot; (&quot;; [.E96]; &quot; )&quot;)" office:value-type="string" office:string-value="Dina (1593 )" calcext:value-type="string">
            <text:p>Dina (159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Rosanne</text:p>
          </table:table-cell>
          <table:table-cell table:formula="of:=CONCATENATE([.B97];  &quot; (&quot;; [.A97]; &quot; )&quot;)" office:value-type="string" office:string-value="Rosanne (1298 )" calcext:value-type="string">
            <text:p>Rosanne (1298 )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F97];  &quot; (&quot;; [.E97]; &quot; )&quot;)" office:value-type="string" office:string-value="Harry (1592 )" calcext:value-type="string">
            <text:p>Harry (159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James <text:s/></text:p>
          </table:table-cell>
          <table:table-cell table:formula="of:=CONCATENATE([.B98];  &quot; (&quot;; [.A98]; &quot; )&quot;)" office:value-type="string" office:string-value="James   (1299 )" calcext:value-type="string">
            <text:p>James <text:s text:c="2"/>(1299 )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F98];  &quot; (&quot;; [.E98]; &quot; )&quot;)" office:value-type="string" office:string-value="Bennet (1820 )" calcext:value-type="string">
            <text:p>Bennet (182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James <text:s/></text:p>
          </table:table-cell>
          <table:table-cell table:formula="of:=CONCATENATE([.B99];  &quot; (&quot;; [.A99]; &quot; )&quot;)" office:value-type="string" office:string-value="James   (1299 )" calcext:value-type="string">
            <text:p>James <text:s text:c="2"/>(1299 )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F99];  &quot; (&quot;; [.E99]; &quot; )&quot;)" office:value-type="string" office:string-value="Clare (1342 )" calcext:value-type="string">
            <text:p>Clare (134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erdinand Hill</text:p>
          </table:table-cell>
          <table:table-cell table:formula="of:=CONCATENATE([.B100];  &quot; (&quot;; [.A100]; &quot; )&quot;)" office:value-type="string" office:string-value="Ferdinand Hill (1300 )" calcext:value-type="string">
            <text:p>Ferdinand Hill (1300 )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F100];  &quot; (&quot;; [.E100]; &quot; )&quot;)" office:value-type="string" office:string-value="Henry (1849 )" calcext:value-type="string">
            <text:p>Henry (18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erdinand Hill</text:p>
          </table:table-cell>
          <table:table-cell table:formula="of:=CONCATENATE([.B101];  &quot; (&quot;; [.A101]; &quot; )&quot;)" office:value-type="string" office:string-value="Ferdinand Hill (1300 )" calcext:value-type="string">
            <text:p>Ferdinand Hill (1300 )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F101];  &quot; (&quot;; [.E101]; &quot; )&quot;)" office:value-type="string" office:string-value="Betsy (1350 )" calcext:value-type="string">
            <text:p>Betsy (13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ylvester Greenleaf</text:p>
          </table:table-cell>
          <table:table-cell table:formula="of:=CONCATENATE([.B102];  &quot; (&quot;; [.A102]; &quot; )&quot;)" office:value-type="string" office:string-value="Sylvester Greenleaf (1301 )" calcext:value-type="string">
            <text:p>Sylvester Greenleaf (1301 )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F102];  &quot; (&quot;; [.E102]; &quot; )&quot;)" office:value-type="string" office:string-value="Joe Greenleaf (1813 )" calcext:value-type="string">
            <text:p>Joe Greenleaf (181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ylvester Greenleaf</text:p>
          </table:table-cell>
          <table:table-cell table:formula="of:=CONCATENATE([.B103];  &quot; (&quot;; [.A103]; &quot; )&quot;)" office:value-type="string" office:string-value="Sylvester Greenleaf (1301 )" calcext:value-type="string">
            <text:p>Sylvester Greenleaf (1301 )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F103];  &quot; (&quot;; [.E103]; &quot; )&quot;)" office:value-type="string" office:string-value="Esther Greenleaf (1349 )" calcext:value-type="string">
            <text:p>Esther Greenleaf (13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ristina</text:p>
          </table:table-cell>
          <table:table-cell table:formula="of:=CONCATENATE([.B104];  &quot; (&quot;; [.A104]; &quot; )&quot;)" office:value-type="string" office:string-value="Cristina (1302 )" calcext:value-type="string">
            <text:p>Cristina (1302 )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F104];  &quot; (&quot;; [.E104]; &quot; )&quot;)" office:value-type="string" office:string-value="Bennet (1820 )" calcext:value-type="string">
            <text:p>Bennet (182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ristina</text:p>
          </table:table-cell>
          <table:table-cell table:formula="of:=CONCATENATE([.B105];  &quot; (&quot;; [.A105]; &quot; )&quot;)" office:value-type="string" office:string-value="Cristina (1302 )" calcext:value-type="string">
            <text:p>Cristina (1302 )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F105];  &quot; (&quot;; [.E105]; &quot; )&quot;)" office:value-type="string" office:string-value="Clare (1342 )" calcext:value-type="string">
            <text:p>Clare (134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Harriet</text:p>
          </table:table-cell>
          <table:table-cell table:formula="of:=CONCATENATE([.B106];  &quot; (&quot;; [.A106]; &quot; )&quot;)" office:value-type="string" office:string-value="Harriet (1303 )" calcext:value-type="string">
            <text:p>Harriet (1303 )</text:p>
          </table:table-cell>
          <table:table-cell office:value-type="string" calcext:value-type="string">
            <text:p>Child Of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F106];  &quot; (&quot;; [.E106]; &quot; )&quot;)" office:value-type="string" office:string-value="Biby (Betsy and Bibiana) Plowden (1348 )" calcext:value-type="string">
            <text:p>Biby (Betsy and Bibiana) Plowden (134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Harriet</text:p>
          </table:table-cell>
          <table:table-cell table:formula="of:=CONCATENATE([.B107];  &quot; (&quot;; [.A107]; &quot; )&quot;)" office:value-type="string" office:string-value="Harriet (1303 )" calcext:value-type="string">
            <text:p>Harriet (1303 )</text:p>
          </table:table-cell>
          <table:table-cell office:value-type="string" calcext:value-type="string">
            <text:p>Child Of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F107];  &quot; (&quot;; [.E107]; &quot; )&quot;)" office:value-type="string" office:string-value="Nicholas (1850 )" calcext:value-type="string">
            <text:p>Nicholas (18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meline Greenleaf</text:p>
          </table:table-cell>
          <table:table-cell table:formula="of:=CONCATENATE([.B108];  &quot; (&quot;; [.A108]; &quot; )&quot;)" office:value-type="string" office:string-value="Emeline Greenleaf (1304 )" calcext:value-type="string">
            <text:p>Emeline Greenleaf (1304 )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F108];  &quot; (&quot;; [.E108]; &quot; )&quot;)" office:value-type="string" office:string-value="Joe Greenleaf (1813 )" calcext:value-type="string">
            <text:p>Joe Greenleaf (181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meline Greenleaf</text:p>
          </table:table-cell>
          <table:table-cell table:formula="of:=CONCATENATE([.B109];  &quot; (&quot;; [.A109]; &quot; )&quot;)" office:value-type="string" office:string-value="Emeline Greenleaf (1304 )" calcext:value-type="string">
            <text:p>Emeline Greenleaf (1304 )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F109];  &quot; (&quot;; [.E109]; &quot; )&quot;)" office:value-type="string" office:string-value="Esther Greenleaf (1349 )" calcext:value-type="string">
            <text:p>Esther Greenleaf (13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Henry</text:p>
          </table:table-cell>
          <table:table-cell table:formula="of:=CONCATENATE([.B110];  &quot; (&quot;; [.A110]; &quot; )&quot;)" office:value-type="string" office:string-value="Henry (1305 )" calcext:value-type="string">
            <text:p>Henry (1305 )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F110];  &quot; (&quot;; [.E110]; &quot; )&quot;)" office:value-type="string" office:string-value="Bennet (1820 )" calcext:value-type="string">
            <text:p>Bennet (182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Henry</text:p>
          </table:table-cell>
          <table:table-cell table:formula="of:=CONCATENATE([.B111];  &quot; (&quot;; [.A111]; &quot; )&quot;)" office:value-type="string" office:string-value="Henry (1305 )" calcext:value-type="string">
            <text:p>Henry (1305 )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F111];  &quot; (&quot;; [.E111]; &quot; )&quot;)" office:value-type="string" office:string-value="Clare (1342 )" calcext:value-type="string">
            <text:p>Clare (134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Eleanor</text:p>
          </table:table-cell>
          <table:table-cell table:formula="of:=CONCATENATE([.B112];  &quot; (&quot;; [.A112]; &quot; )&quot;)" office:value-type="string" office:string-value="Eleanor (1306 )" calcext:value-type="string">
            <text:p>Eleanor (1306 )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F112];  &quot; (&quot;; [.E112]; &quot; )&quot;)" office:value-type="string" office:string-value="Bennet (1820 )" calcext:value-type="string">
            <text:p>Bennet (182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Eleanor</text:p>
          </table:table-cell>
          <table:table-cell table:formula="of:=CONCATENATE([.B113];  &quot; (&quot;; [.A113]; &quot; )&quot;)" office:value-type="string" office:string-value="Eleanor (1306 )" calcext:value-type="string">
            <text:p>Eleanor (1306 )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F113];  &quot; (&quot;; [.E113]; &quot; )&quot;)" office:value-type="string" office:string-value="Clare (1342 )" calcext:value-type="string">
            <text:p>Clare (134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ary Greenleaf</text:p>
          </table:table-cell>
          <table:table-cell table:formula="of:=CONCATENATE([.B114];  &quot; (&quot;; [.A114]; &quot; )&quot;)" office:value-type="string" office:string-value="Mary Greenleaf (1307 )" calcext:value-type="string">
            <text:p>Mary Greenleaf (1307 )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F114];  &quot; (&quot;; [.E114]; &quot; )&quot;)" office:value-type="string" office:string-value="Joe Greenleaf (1813 )" calcext:value-type="string">
            <text:p>Joe Greenleaf (181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ary Greenleaf</text:p>
          </table:table-cell>
          <table:table-cell table:formula="of:=CONCATENATE([.B115];  &quot; (&quot;; [.A115]; &quot; )&quot;)" office:value-type="string" office:string-value="Mary Greenleaf (1307 )" calcext:value-type="string">
            <text:p>Mary Greenleaf (1307 )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F115];  &quot; (&quot;; [.E115]; &quot; )&quot;)" office:value-type="string" office:string-value="Esther Greenleaf (1349 )" calcext:value-type="string">
            <text:p>Esther Greenleaf (13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Lucrese</text:p>
          </table:table-cell>
          <table:table-cell table:formula="of:=CONCATENATE([.B116];  &quot; (&quot;; [.A116]; &quot; )&quot;)" office:value-type="string" office:string-value="Lucrese (1308 )" calcext:value-type="string">
            <text:p>Lucrese (1308 )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F116];  &quot; (&quot;; [.E116]; &quot; )&quot;)" office:value-type="string" office:string-value="Henry (1849 )" calcext:value-type="string">
            <text:p>Henry (18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Lucrese</text:p>
          </table:table-cell>
          <table:table-cell table:formula="of:=CONCATENATE([.B117];  &quot; (&quot;; [.A117]; &quot; )&quot;)" office:value-type="string" office:string-value="Lucrese (1308 )" calcext:value-type="string">
            <text:p>Lucrese (1308 )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F117];  &quot; (&quot;; [.E117]; &quot; )&quot;)" office:value-type="string" office:string-value="Betsy (1350 )" calcext:value-type="string">
            <text:p>Betsy (13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itta</text:p>
          </table:table-cell>
          <table:table-cell table:formula="of:=CONCATENATE([.B118];  &quot; (&quot;; [.A118]; &quot; )&quot;)" office:value-type="string" office:string-value="Ritta (1309 )" calcext:value-type="string">
            <text:p>Ritta (1309 )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F118];  &quot; (&quot;; [.E118]; &quot; )&quot;)" office:value-type="string" office:string-value="Henry (1849 )" calcext:value-type="string">
            <text:p>Henry (18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itta</text:p>
          </table:table-cell>
          <table:table-cell table:formula="of:=CONCATENATE([.B119];  &quot; (&quot;; [.A119]; &quot; )&quot;)" office:value-type="string" office:string-value="Ritta (1309 )" calcext:value-type="string">
            <text:p>Ritta (1309 )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F119];  &quot; (&quot;; [.E119]; &quot; )&quot;)" office:value-type="string" office:string-value="Betsy (1350 )" calcext:value-type="string">
            <text:p>Betsy (13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emus</text:p>
          </table:table-cell>
          <table:table-cell table:formula="of:=CONCATENATE([.B120];  &quot; (&quot;; [.A120]; &quot; )&quot;)" office:value-type="string" office:string-value="Remus (1310 )" calcext:value-type="string">
            <text:p>Remus (1310 )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F120];  &quot; (&quot;; [.E120]; &quot; )&quot;)" office:value-type="string" office:string-value="Henry (1849 )" calcext:value-type="string">
            <text:p>Henry (18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emus</text:p>
          </table:table-cell>
          <table:table-cell table:formula="of:=CONCATENATE([.B121];  &quot; (&quot;; [.A121]; &quot; )&quot;)" office:value-type="string" office:string-value="Remus (1310 )" calcext:value-type="string">
            <text:p>Remus (1310 )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F121];  &quot; (&quot;; [.E121]; &quot; )&quot;)" office:value-type="string" office:string-value="Betsy (1350 )" calcext:value-type="string">
            <text:p>Betsy (13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iley Greenleaf</text:p>
          </table:table-cell>
          <table:table-cell table:formula="of:=CONCATENATE([.B122];  &quot; (&quot;; [.A122]; &quot; )&quot;)" office:value-type="string" office:string-value="Miley Greenleaf (1311 )" calcext:value-type="string">
            <text:p>Miley Greenleaf (1311 )</text:p>
          </table:table-cell>
          <table:table-cell office:value-type="string" calcext:value-type="string">
            <text:p>Child Of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F122];  &quot; (&quot;; [.E122]; &quot; )&quot;)" office:value-type="string" office:string-value="Joe Greenleaf (1813 )" calcext:value-type="string">
            <text:p>Joe Greenleaf (181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iley Greenleaf</text:p>
          </table:table-cell>
          <table:table-cell table:formula="of:=CONCATENATE([.B123];  &quot; (&quot;; [.A123]; &quot; )&quot;)" office:value-type="string" office:string-value="Miley Greenleaf (1311 )" calcext:value-type="string">
            <text:p>Miley Greenleaf (1311 )</text:p>
          </table:table-cell>
          <table:table-cell office:value-type="string" calcext:value-type="string">
            <text:p>Child O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F123];  &quot; (&quot;; [.E123]; &quot; )&quot;)" office:value-type="string" office:string-value="Esther Greenleaf (1349 )" calcext:value-type="string">
            <text:p>Esther Greenleaf (13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Lucy Ann</text:p>
          </table:table-cell>
          <table:table-cell table:formula="of:=CONCATENATE([.B124];  &quot; (&quot;; [.A124]; &quot; )&quot;)" office:value-type="string" office:string-value="Lucy Ann (1312 )" calcext:value-type="string">
            <text:p>Lucy Ann (1312 )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F124];  &quot; (&quot;; [.E124]; &quot; )&quot;)" office:value-type="string" office:string-value="Bennet (1820 )" calcext:value-type="string">
            <text:p>Bennet (182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Lucy Ann</text:p>
          </table:table-cell>
          <table:table-cell table:formula="of:=CONCATENATE([.B125];  &quot; (&quot;; [.A125]; &quot; )&quot;)" office:value-type="string" office:string-value="Lucy Ann (1312 )" calcext:value-type="string">
            <text:p>Lucy Ann (1312 )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F125];  &quot; (&quot;; [.E125]; &quot; )&quot;)" office:value-type="string" office:string-value="Clare (1342 )" calcext:value-type="string">
            <text:p>Clare (134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Ann </text:p>
          </table:table-cell>
          <table:table-cell table:formula="of:=CONCATENATE([.B126];  &quot; (&quot;; [.A126]; &quot; )&quot;)" office:value-type="string" office:string-value="Ann  (1313 )" calcext:value-type="string">
            <text:p>Ann <text:s/>(1313 )</text:p>
          </table:table-cell>
          <table:table-cell office:value-type="string" calcext:value-type="string">
            <text:p>Child Of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Henry</text:p>
          </table:table-cell>
          <table:table-cell table:formula="of:=CONCATENATE([.F126];  &quot; (&quot;; [.E126]; &quot; )&quot;)" office:value-type="string" office:string-value="Henry (1848 )" calcext:value-type="string">
            <text:p>Henry (184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Ann </text:p>
          </table:table-cell>
          <table:table-cell table:formula="of:=CONCATENATE([.B127];  &quot; (&quot;; [.A127]; &quot; )&quot;)" office:value-type="string" office:string-value="Ann  (1313 )" calcext:value-type="string">
            <text:p>Ann <text:s/>(1313 )</text:p>
          </table:table-cell>
          <table:table-cell office:value-type="string" calcext:value-type="string">
            <text:p>Child Of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F127];  &quot; (&quot;; [.E127]; &quot; )&quot;)" office:value-type="string" office:string-value="Henny (1287 )" calcext:value-type="string">
            <text:p>Henny (128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Joe</text:p>
          </table:table-cell>
          <table:table-cell table:formula="of:=CONCATENATE([.B128];  &quot; (&quot;; [.A128]; &quot; )&quot;)" office:value-type="string" office:string-value="Joe (1314 )" calcext:value-type="string">
            <text:p>Joe (1314 )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F128];  &quot; (&quot;; [.E128]; &quot; )&quot;)" office:value-type="string" office:string-value="Henry (1849 )" calcext:value-type="string">
            <text:p>Henry (18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Joe</text:p>
          </table:table-cell>
          <table:table-cell table:formula="of:=CONCATENATE([.B129];  &quot; (&quot;; [.A129]; &quot; )&quot;)" office:value-type="string" office:string-value="Joe (1314 )" calcext:value-type="string">
            <text:p>Joe (1314 )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F129];  &quot; (&quot;; [.E129]; &quot; )&quot;)" office:value-type="string" office:string-value="Betsy (1350 )" calcext:value-type="string">
            <text:p>Betsy (13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Mary Jane</text:p>
          </table:table-cell>
          <table:table-cell table:formula="of:=CONCATENATE([.B130];  &quot; (&quot;; [.A130]; &quot; )&quot;)" office:value-type="string" office:string-value="Mary Jane (1315 )" calcext:value-type="string">
            <text:p>Mary Jane (1315 )</text:p>
          </table:table-cell>
          <table:table-cell office:value-type="string" calcext:value-type="string">
            <text:p>Child Of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Henry</text:p>
          </table:table-cell>
          <table:table-cell table:formula="of:=CONCATENATE([.F130];  &quot; (&quot;; [.E130]; &quot; )&quot;)" office:value-type="string" office:string-value="Henry (1848 )" calcext:value-type="string">
            <text:p>Henry (184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Mary Jane</text:p>
          </table:table-cell>
          <table:table-cell table:formula="of:=CONCATENATE([.B131];  &quot; (&quot;; [.A131]; &quot; )&quot;)" office:value-type="string" office:string-value="Mary Jane (1315 )" calcext:value-type="string">
            <text:p>Mary Jane (1315 )</text:p>
          </table:table-cell>
          <table:table-cell office:value-type="string" calcext:value-type="string">
            <text:p>Child Of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F131];  &quot; (&quot;; [.E131]; &quot; )&quot;)" office:value-type="string" office:string-value="Henny (1287 )" calcext:value-type="string">
            <text:p>Henny (128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Mary</text:p>
          </table:table-cell>
          <table:table-cell table:formula="of:=CONCATENATE([.B132];  &quot; (&quot;; [.A132]; &quot; )&quot;)" office:value-type="string" office:string-value="Mary (1316 )" calcext:value-type="string">
            <text:p>Mary (1316 )</text:p>
          </table:table-cell>
          <table:table-cell office:value-type="string" calcext:value-type="string">
            <text:p>Child Of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F132];  &quot; (&quot;; [.E132]; &quot; )&quot;)" office:value-type="string" office:string-value="Henry (1849 )" calcext:value-type="string">
            <text:p>Henry (184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Mary</text:p>
          </table:table-cell>
          <table:table-cell table:formula="of:=CONCATENATE([.B133];  &quot; (&quot;; [.A133]; &quot; )&quot;)" office:value-type="string" office:string-value="Mary (1316 )" calcext:value-type="string">
            <text:p>Mary (1316 )</text:p>
          </table:table-cell>
          <table:table-cell office:value-type="string" calcext:value-type="string">
            <text:p>Child Of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F133];  &quot; (&quot;; [.E133]; &quot; )&quot;)" office:value-type="string" office:string-value="Betsy (1350 )" calcext:value-type="string">
            <text:p>Betsy (135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lexius</text:p>
          </table:table-cell>
          <table:table-cell table:formula="of:=CONCATENATE([.B134];  &quot; (&quot;; [.A134]; &quot; )&quot;)" office:value-type="string" office:string-value="Alexius (1317 )" calcext:value-type="string">
            <text:p>Alexius (1317 )</text:p>
          </table:table-cell>
          <table:table-cell office:value-type="string" calcext:value-type="string">
            <text:p>Child Of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F134];  &quot; (&quot;; [.E134]; &quot; )&quot;)" office:value-type="string" office:string-value="Bennet (1820 )" calcext:value-type="string">
            <text:p>Bennet (1820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lexius</text:p>
          </table:table-cell>
          <table:table-cell table:formula="of:=CONCATENATE([.B135];  &quot; (&quot;; [.A135]; &quot; )&quot;)" office:value-type="string" office:string-value="Alexius (1317 )" calcext:value-type="string">
            <text:p>Alexius (1317 )</text:p>
          </table:table-cell>
          <table:table-cell office:value-type="string" calcext:value-type="string">
            <text:p>Child Of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F135];  &quot; (&quot;; [.E135]; &quot; )&quot;)" office:value-type="string" office:string-value="Clare (1342 )" calcext:value-type="string">
            <text:p>Clare (134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riscilla Plowden</text:p>
          </table:table-cell>
          <table:table-cell table:formula="of:=CONCATENATE([.B136];  &quot; (&quot;; [.A136]; &quot; )&quot;)" office:value-type="string" office:string-value="Priscilla Plowden (1318 )" calcext:value-type="string">
            <text:p>Priscilla Plowden (1318 )</text:p>
          </table:table-cell>
          <table:table-cell office:value-type="string" calcext:value-type="string">
            <text:p>Child Of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Susan Plowden</text:p>
          </table:table-cell>
          <table:table-cell table:formula="of:=CONCATENATE([.F136];  &quot; (&quot;; [.E136]; &quot; )&quot;)" office:value-type="string" office:string-value="Susan Plowden (1291 )" calcext:value-type="string">
            <text:p>Susan Plowden (1291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Nicholas</text:p>
          </table:table-cell>
          <table:table-cell table:formula="of:=CONCATENATE([.B137];  &quot; (&quot;; [.A137]; &quot; )&quot;)" office:value-type="string" office:string-value="Nicholas (1319 )" calcext:value-type="string">
            <text:p>Nicholas (1319 )</text:p>
          </table:table-cell>
          <table:table-cell office:value-type="string" calcext:value-type="string">
            <text:p>Child Of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Charlotte</text:p>
          </table:table-cell>
          <table:table-cell table:formula="of:=CONCATENATE([.F137];  &quot; (&quot;; [.E137]; &quot; )&quot;)" office:value-type="string" office:string-value="Charlotte (1293 )" calcext:value-type="string">
            <text:p>Charlotte (129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abe</text:p>
          </table:table-cell>
          <table:table-cell table:formula="of:=CONCATENATE([.B138];  &quot; (&quot;; [.A138]; &quot; )&quot;)" office:value-type="string" office:string-value="Gabe (1320 )" calcext:value-type="string">
            <text:p>Gabe (1320 )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F138];  &quot; (&quot;; [.E138]; &quot; )&quot;)" office:value-type="string" office:string-value="Flora (1815 )" calcext:value-type="string">
            <text:p>Flora (181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abe</text:p>
          </table:table-cell>
          <table:table-cell table:formula="of:=CONCATENATE([.B139];  &quot; (&quot;; [.A139]; &quot; )&quot;)" office:value-type="string" office:string-value="Gabe (1320 )" calcext:value-type="string">
            <text:p>Gabe (1320 )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F139];  &quot; (&quot;; [.E139]; &quot; )&quot;)" office:value-type="string" office:string-value="George (1814 )" calcext:value-type="string">
            <text:p>George (181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nna</text:p>
          </table:table-cell>
          <table:table-cell table:formula="of:=CONCATENATE([.B140];  &quot; (&quot;; [.A140]; &quot; )&quot;)" office:value-type="string" office:string-value="Anna (1321 )" calcext:value-type="string">
            <text:p>Anna (1321 )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F140];  &quot; (&quot;; [.E140]; &quot; )&quot;)" office:value-type="string" office:string-value="Henrietta (Retta) (1817 )" calcext:value-type="string">
            <text:p>Henrietta (Retta) (181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nna</text:p>
          </table:table-cell>
          <table:table-cell table:formula="of:=CONCATENATE([.B141];  &quot; (&quot;; [.A141]; &quot; )&quot;)" office:value-type="string" office:string-value="Anna (1321 )" calcext:value-type="string">
            <text:p>Anna (1321 )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F141];  &quot; (&quot;; [.E141]; &quot; )&quot;)" office:value-type="string" office:string-value="Tony (1816 )" calcext:value-type="string">
            <text:p>Tony (181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harles</text:p>
          </table:table-cell>
          <table:table-cell table:formula="of:=CONCATENATE([.B142];  &quot; (&quot;; [.A142]; &quot; )&quot;)" office:value-type="string" office:string-value="Charles (1322 )" calcext:value-type="string">
            <text:p>Charles (1322 )</text:p>
          </table:table-cell>
          <table:table-cell office:value-type="string" calcext:value-type="string">
            <text:p>Child Of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table:formula="of:=CONCATENATE([.F142];  &quot; (&quot;; [.E142]; &quot; )&quot;)" office:value-type="string" office:string-value="Rebecca (1819 )" calcext:value-type="string">
            <text:p>Rebecca (181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harles</text:p>
          </table:table-cell>
          <table:table-cell table:formula="of:=CONCATENATE([.B143];  &quot; (&quot;; [.A143]; &quot; )&quot;)" office:value-type="string" office:string-value="Charles (1322 )" calcext:value-type="string">
            <text:p>Charles (1322 )</text:p>
          </table:table-cell>
          <table:table-cell office:value-type="string" calcext:value-type="string">
            <text:p>Child Of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ichael</text:p>
          </table:table-cell>
          <table:table-cell table:formula="of:=CONCATENATE([.F143];  &quot; (&quot;; [.E143]; &quot; )&quot;)" office:value-type="string" office:string-value="Michael (1818 )" calcext:value-type="string">
            <text:p>Michael (181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udith</text:p>
          </table:table-cell>
          <table:table-cell table:formula="of:=CONCATENATE([.B144];  &quot; (&quot;; [.A144]; &quot; )&quot;)" office:value-type="string" office:string-value="Judith (1323 )" calcext:value-type="string">
            <text:p>Judith (1323 )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F144];  &quot; (&quot;; [.E144]; &quot; )&quot;)" office:value-type="string" office:string-value="Henrietta (Retta) (1817 )" calcext:value-type="string">
            <text:p>Henrietta (Retta) (181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udith</text:p>
          </table:table-cell>
          <table:table-cell table:formula="of:=CONCATENATE([.B145];  &quot; (&quot;; [.A145]; &quot; )&quot;)" office:value-type="string" office:string-value="Judith (1323 )" calcext:value-type="string">
            <text:p>Judith (1323 )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F145];  &quot; (&quot;; [.E145]; &quot; )&quot;)" office:value-type="string" office:string-value="Tony (1816 )" calcext:value-type="string">
            <text:p>Tony (181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illiam</text:p>
          </table:table-cell>
          <table:table-cell table:formula="of:=CONCATENATE([.B146];  &quot; (&quot;; [.A146]; &quot; )&quot;)" office:value-type="string" office:string-value="William (1324 )" calcext:value-type="string">
            <text:p>William (1324 )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F146];  &quot; (&quot;; [.E146]; &quot; )&quot;)" office:value-type="string" office:string-value="Flora (1815 )" calcext:value-type="string">
            <text:p>Flora (181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illiam</text:p>
          </table:table-cell>
          <table:table-cell table:formula="of:=CONCATENATE([.B147];  &quot; (&quot;; [.A147]; &quot; )&quot;)" office:value-type="string" office:string-value="William (1324 )" calcext:value-type="string">
            <text:p>William (1324 )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F147];  &quot; (&quot;; [.E147]; &quot; )&quot;)" office:value-type="string" office:string-value="George (1814 )" calcext:value-type="string">
            <text:p>George (181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Raphael</text:p>
          </table:table-cell>
          <table:table-cell table:formula="of:=CONCATENATE([.B148];  &quot; (&quot;; [.A148]; &quot; )&quot;)" office:value-type="string" office:string-value="Raphael (1325 )" calcext:value-type="string">
            <text:p>Raphael (1325 )</text:p>
          </table:table-cell>
          <table:table-cell office:value-type="string" calcext:value-type="string">
            <text:p>Child Of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table:formula="of:=CONCATENATE([.F148];  &quot; (&quot;; [.E148]; &quot; )&quot;)" office:value-type="string" office:string-value="Rebecca (1819 )" calcext:value-type="string">
            <text:p>Rebecca (181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Raphael</text:p>
          </table:table-cell>
          <table:table-cell table:formula="of:=CONCATENATE([.B149];  &quot; (&quot;; [.A149]; &quot; )&quot;)" office:value-type="string" office:string-value="Raphael (1325 )" calcext:value-type="string">
            <text:p>Raphael (1325 )</text:p>
          </table:table-cell>
          <table:table-cell office:value-type="string" calcext:value-type="string">
            <text:p>Child Of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ichael</text:p>
          </table:table-cell>
          <table:table-cell table:formula="of:=CONCATENATE([.F149];  &quot; (&quot;; [.E149]; &quot; )&quot;)" office:value-type="string" office:string-value="Michael (1818 )" calcext:value-type="string">
            <text:p>Michael (181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eter</text:p>
          </table:table-cell>
          <table:table-cell table:formula="of:=CONCATENATE([.B150];  &quot; (&quot;; [.A150]; &quot; )&quot;)" office:value-type="string" office:string-value="Peter (1326 )" calcext:value-type="string">
            <text:p>Peter (1326 )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F150];  &quot; (&quot;; [.E150]; &quot; )&quot;)" office:value-type="string" office:string-value="Henrietta (Retta) (1817 )" calcext:value-type="string">
            <text:p>Henrietta (Retta) (181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eter</text:p>
          </table:table-cell>
          <table:table-cell table:formula="of:=CONCATENATE([.B151];  &quot; (&quot;; [.A151]; &quot; )&quot;)" office:value-type="string" office:string-value="Peter (1326 )" calcext:value-type="string">
            <text:p>Peter (1326 )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F151];  &quot; (&quot;; [.E151]; &quot; )&quot;)" office:value-type="string" office:string-value="Tony (1816 )" calcext:value-type="string">
            <text:p>Tony (181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Jacob</text:p>
          </table:table-cell>
          <table:table-cell table:formula="of:=CONCATENATE([.B152];  &quot; (&quot;; [.A152]; &quot; )&quot;)" office:value-type="string" office:string-value="Jacob (1327 )" calcext:value-type="string">
            <text:p>Jacob (1327 )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F152];  &quot; (&quot;; [.E152]; &quot; )&quot;)" office:value-type="string" office:string-value="Flora (1815 )" calcext:value-type="string">
            <text:p>Flora (181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Jacob</text:p>
          </table:table-cell>
          <table:table-cell table:formula="of:=CONCATENATE([.B153];  &quot; (&quot;; [.A153]; &quot; )&quot;)" office:value-type="string" office:string-value="Jacob (1327 )" calcext:value-type="string">
            <text:p>Jacob (1327 )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F153];  &quot; (&quot;; [.E153]; &quot; )&quot;)" office:value-type="string" office:string-value="George (1814 )" calcext:value-type="string">
            <text:p>George (181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tephen</text:p>
          </table:table-cell>
          <table:table-cell table:formula="of:=CONCATENATE([.B154];  &quot; (&quot;; [.A154]; &quot; )&quot;)" office:value-type="string" office:string-value="Stephen (1328 )" calcext:value-type="string">
            <text:p>Stephen (1328 )</text:p>
          </table:table-cell>
          <table:table-cell office:value-type="string" calcext:value-type="string">
            <text:p>Child Of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table:formula="of:=CONCATENATE([.F154];  &quot; (&quot;; [.E154]; &quot; )&quot;)" office:value-type="string" office:string-value="Rebecca (1819 )" calcext:value-type="string">
            <text:p>Rebecca (1819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tephen</text:p>
          </table:table-cell>
          <table:table-cell table:formula="of:=CONCATENATE([.B155];  &quot; (&quot;; [.A155]; &quot; )&quot;)" office:value-type="string" office:string-value="Stephen (1328 )" calcext:value-type="string">
            <text:p>Stephen (1328 )</text:p>
          </table:table-cell>
          <table:table-cell office:value-type="string" calcext:value-type="string">
            <text:p>Child Of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ichael</text:p>
          </table:table-cell>
          <table:table-cell table:formula="of:=CONCATENATE([.F155];  &quot; (&quot;; [.E155]; &quot; )&quot;)" office:value-type="string" office:string-value="Michael (1818 )" calcext:value-type="string">
            <text:p>Michael (1818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rancis</text:p>
          </table:table-cell>
          <table:table-cell table:formula="of:=CONCATENATE([.B156];  &quot; (&quot;; [.A156]; &quot; )&quot;)" office:value-type="string" office:string-value="Francis (1329 )" calcext:value-type="string">
            <text:p>Francis (1329 )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F156];  &quot; (&quot;; [.E156]; &quot; )&quot;)" office:value-type="string" office:string-value="Flora (1815 )" calcext:value-type="string">
            <text:p>Flora (181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rancis</text:p>
          </table:table-cell>
          <table:table-cell table:formula="of:=CONCATENATE([.B157];  &quot; (&quot;; [.A157]; &quot; )&quot;)" office:value-type="string" office:string-value="Francis (1329 )" calcext:value-type="string">
            <text:p>Francis (1329 )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F157];  &quot; (&quot;; [.E157]; &quot; )&quot;)" office:value-type="string" office:string-value="George (1814 )" calcext:value-type="string">
            <text:p>George (181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ary</text:p>
          </table:table-cell>
          <table:table-cell table:formula="of:=CONCATENATE([.B158];  &quot; (&quot;; [.A158]; &quot; )&quot;)" office:value-type="string" office:string-value="Mary (1331 )" calcext:value-type="string">
            <text:p>Mary (1331 )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F158];  &quot; (&quot;; [.E158]; &quot; )&quot;)" office:value-type="string" office:string-value="Flora (1815 )" calcext:value-type="string">
            <text:p>Flora (181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ary</text:p>
          </table:table-cell>
          <table:table-cell table:formula="of:=CONCATENATE([.B159];  &quot; (&quot;; [.A159]; &quot; )&quot;)" office:value-type="string" office:string-value="Mary (1331 )" calcext:value-type="string">
            <text:p>Mary (1331 )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F159];  &quot; (&quot;; [.E159]; &quot; )&quot;)" office:value-type="string" office:string-value="George (1814 )" calcext:value-type="string">
            <text:p>George (181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arah</text:p>
          </table:table-cell>
          <table:table-cell table:formula="of:=CONCATENATE([.B160];  &quot; (&quot;; [.A160]; &quot; )&quot;)" office:value-type="string" office:string-value="Sarah (1332 )" calcext:value-type="string">
            <text:p>Sarah (1332 )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F160];  &quot; (&quot;; [.E160]; &quot; )&quot;)" office:value-type="string" office:string-value="Harry (1592 )" calcext:value-type="string">
            <text:p>Harry (159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arah</text:p>
          </table:table-cell>
          <table:table-cell table:formula="of:=CONCATENATE([.B161];  &quot; (&quot;; [.A161]; &quot; )&quot;)" office:value-type="string" office:string-value="Sarah (1332 )" calcext:value-type="string">
            <text:p>Sarah (1332 )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F161];  &quot; (&quot;; [.E161]; &quot; )&quot;)" office:value-type="string" office:string-value="Dina (1593 )" calcext:value-type="string">
            <text:p>Dina (159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Elizabeth</text:p>
          </table:table-cell>
          <table:table-cell table:formula="of:=CONCATENATE([.B162];  &quot; (&quot;; [.A162]; &quot; )&quot;)" office:value-type="string" office:string-value="Elizabeth (1333 )" calcext:value-type="string">
            <text:p>Elizabeth (1333 )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F162];  &quot; (&quot;; [.E162]; &quot; )&quot;)" office:value-type="string" office:string-value="Henrietta (Retta) (1817 )" calcext:value-type="string">
            <text:p>Henrietta (Retta) (181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Elizabeth</text:p>
          </table:table-cell>
          <table:table-cell table:formula="of:=CONCATENATE([.B163];  &quot; (&quot;; [.A163]; &quot; )&quot;)" office:value-type="string" office:string-value="Elizabeth (1333 )" calcext:value-type="string">
            <text:p>Elizabeth (1333 )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F163];  &quot; (&quot;; [.E163]; &quot; )&quot;)" office:value-type="string" office:string-value="Tony (1816 )" calcext:value-type="string">
            <text:p>Tony (181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William</text:p>
          </table:table-cell>
          <table:table-cell table:formula="of:=CONCATENATE([.B164];  &quot; (&quot;; [.A164]; &quot; )&quot;)" office:value-type="string" office:string-value="William (1335 )" calcext:value-type="string">
            <text:p>William (1335 )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F164];  &quot; (&quot;; [.E164]; &quot; )&quot;)" office:value-type="string" office:string-value="Flora (1815 )" calcext:value-type="string">
            <text:p>Flora (181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William</text:p>
          </table:table-cell>
          <table:table-cell table:formula="of:=CONCATENATE([.B165];  &quot; (&quot;; [.A165]; &quot; )&quot;)" office:value-type="string" office:string-value="William (1335 )" calcext:value-type="string">
            <text:p>William (1335 )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F165];  &quot; (&quot;; [.E165]; &quot; )&quot;)" office:value-type="string" office:string-value="George (1814 )" calcext:value-type="string">
            <text:p>George (181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mes</text:p>
          </table:table-cell>
          <table:table-cell table:formula="of:=CONCATENATE([.B166];  &quot; (&quot;; [.A166]; &quot; )&quot;)" office:value-type="string" office:string-value="James (1336 )" calcext:value-type="string">
            <text:p>James (1336 )</text:p>
          </table:table-cell>
          <table:table-cell office:value-type="string" calcext:value-type="string">
            <text:p>Child Of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Abram</text:p>
          </table:table-cell>
          <table:table-cell table:formula="of:=CONCATENATE([.F166];  &quot; (&quot;; [.E166]; &quot; )&quot;)" office:value-type="string" office:string-value="Abram (2112 )" calcext:value-type="string">
            <text:p>Abram (211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mes</text:p>
          </table:table-cell>
          <table:table-cell table:formula="of:=CONCATENATE([.B167];  &quot; (&quot;; [.A167]; &quot; )&quot;)" office:value-type="string" office:string-value="James (1336 )" calcext:value-type="string">
            <text:p>James (1336 )</text:p>
          </table:table-cell>
          <table:table-cell office:value-type="string" calcext:value-type="string">
            <text:p>Child Of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Agnes</text:p>
          </table:table-cell>
          <table:table-cell table:formula="of:=CONCATENATE([.F167];  &quot; (&quot;; [.E167]; &quot; )&quot;)" office:value-type="string" office:string-value="Agnes (1866 )" calcext:value-type="string">
            <text:p>Agnes (186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Lucy</text:p>
          </table:table-cell>
          <table:table-cell table:formula="of:=CONCATENATE([.B168];  &quot; (&quot;; [.A168]; &quot; )&quot;)" office:value-type="string" office:string-value="Lucy (1337 )" calcext:value-type="string">
            <text:p>Lucy (1337 )</text:p>
          </table:table-cell>
          <table:table-cell office:value-type="string" calcext:value-type="string">
            <text:p>Child Of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F168];  &quot; (&quot;; [.E168]; &quot; )&quot;)" office:value-type="string" office:string-value="Flora (1815 )" calcext:value-type="string">
            <text:p>Flora (181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Lucy</text:p>
          </table:table-cell>
          <table:table-cell table:formula="of:=CONCATENATE([.B169];  &quot; (&quot;; [.A169]; &quot; )&quot;)" office:value-type="string" office:string-value="Lucy (1337 )" calcext:value-type="string">
            <text:p>Lucy (1337 )</text:p>
          </table:table-cell>
          <table:table-cell office:value-type="string" calcext:value-type="string">
            <text:p>Child Of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F169];  &quot; (&quot;; [.E169]; &quot; )&quot;)" office:value-type="string" office:string-value="George (1814 )" calcext:value-type="string">
            <text:p>George (1814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Catharine</text:p>
          </table:table-cell>
          <table:table-cell table:formula="of:=CONCATENATE([.B170];  &quot; (&quot;; [.A170]; &quot; )&quot;)" office:value-type="string" office:string-value="Catharine (1338 )" calcext:value-type="string">
            <text:p>Catharine (1338 )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F170];  &quot; (&quot;; [.E170]; &quot; )&quot;)" office:value-type="string" office:string-value="Henrietta (Retta) (1817 )" calcext:value-type="string">
            <text:p>Henrietta (Retta) (181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Catharine</text:p>
          </table:table-cell>
          <table:table-cell table:formula="of:=CONCATENATE([.B171];  &quot; (&quot;; [.A171]; &quot; )&quot;)" office:value-type="string" office:string-value="Catharine (1338 )" calcext:value-type="string">
            <text:p>Catharine (1338 )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F171];  &quot; (&quot;; [.E171]; &quot; )&quot;)" office:value-type="string" office:string-value="Tony (1816 )" calcext:value-type="string">
            <text:p>Tony (181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Nicholas</text:p>
          </table:table-cell>
          <table:table-cell table:formula="of:=CONCATENATE([.B172];  &quot; (&quot;; [.A172]; &quot; )&quot;)" office:value-type="string" office:string-value="Nicholas (1339 )" calcext:value-type="string">
            <text:p>Nicholas (1339 )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F172];  &quot; (&quot;; [.E172]; &quot; )&quot;)" office:value-type="string" office:string-value="Harry (1592 )" calcext:value-type="string">
            <text:p>Harry (159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Nicholas</text:p>
          </table:table-cell>
          <table:table-cell table:formula="of:=CONCATENATE([.B173];  &quot; (&quot;; [.A173]; &quot; )&quot;)" office:value-type="string" office:string-value="Nicholas (1339 )" calcext:value-type="string">
            <text:p>Nicholas (1339 )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F173];  &quot; (&quot;; [.E173]; &quot; )&quot;)" office:value-type="string" office:string-value="Dina (1593 )" calcext:value-type="string">
            <text:p>Dina (159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Ann</text:p>
          </table:table-cell>
          <table:table-cell table:formula="of:=CONCATENATE([.B174];  &quot; (&quot;; [.A174]; &quot; )&quot;)" office:value-type="string" office:string-value="Ann (1340 )" calcext:value-type="string">
            <text:p>Ann (1340 )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F174];  &quot; (&quot;; [.E174]; &quot; )&quot;)" office:value-type="string" office:string-value="Dina (1593 )" calcext:value-type="string">
            <text:p>Dina (159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Ann</text:p>
          </table:table-cell>
          <table:table-cell table:formula="of:=CONCATENATE([.B175];  &quot; (&quot;; [.A175]; &quot; )&quot;)" office:value-type="string" office:string-value="Ann (1340 )" calcext:value-type="string">
            <text:p>Ann (1340 )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F175];  &quot; (&quot;; [.E175]; &quot; )&quot;)" office:value-type="string" office:string-value="Harry (1592 )" calcext:value-type="string">
            <text:p>Harry (159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76];  &quot; (&quot;; [.A176]; &quot; )&quot;)" office:value-type="string" office:string-value="Clare (1342 )" calcext:value-type="string">
            <text:p>Clare (1342 )</text:p>
          </table:table-cell>
          <table:table-cell office:value-type="string" calcext:value-type="string">
            <text:p>Child Of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Agnes</text:p>
          </table:table-cell>
          <table:table-cell table:formula="of:=CONCATENATE([.F176];  &quot; (&quot;; [.E176]; &quot; )&quot;)" office:value-type="string" office:string-value="Agnes (1866 )" calcext:value-type="string">
            <text:p>Agnes (186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77];  &quot; (&quot;; [.A177]; &quot; )&quot;)" office:value-type="string" office:string-value="Clare (1342 )" calcext:value-type="string">
            <text:p>Clare (1342 )</text:p>
          </table:table-cell>
          <table:table-cell office:value-type="string" calcext:value-type="string">
            <text:p>Child Of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Abram</text:p>
          </table:table-cell>
          <table:table-cell table:formula="of:=CONCATENATE([.F177];  &quot; (&quot;; [.E177]; &quot; )&quot;)" office:value-type="string" office:string-value="Abram (2112 )" calcext:value-type="string">
            <text:p>Abram (211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178];  &quot; (&quot;; [.A178]; &quot; )&quot;)" office:value-type="string" office:string-value="Biby (Betsy and Bibiana) Plowden (1348 )" calcext:value-type="string">
            <text:p>Biby (Betsy and Bibiana) Plowden (1348 )</text:p>
          </table:table-cell>
          <table:table-cell office:value-type="string" calcext:value-type="string">
            <text:p>Child Of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F178];  &quot; (&quot;; [.E178]; &quot; )&quot;)" office:value-type="string" office:string-value="Henrietta (Retta) (1817 )" calcext:value-type="string">
            <text:p>Henrietta (Retta) (1817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179];  &quot; (&quot;; [.A179]; &quot; )&quot;)" office:value-type="string" office:string-value="Biby (Betsy and Bibiana) Plowden (1348 )" calcext:value-type="string">
            <text:p>Biby (Betsy and Bibiana) Plowden (1348 )</text:p>
          </table:table-cell>
          <table:table-cell office:value-type="string" calcext:value-type="string">
            <text:p>Child Of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F179];  &quot; (&quot;; [.E179]; &quot; )&quot;)" office:value-type="string" office:string-value="Tony (1816 )" calcext:value-type="string">
            <text:p>Tony (181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Clare</text:p>
          </table:table-cell>
          <table:table-cell table:formula="of:=CONCATENATE([.B180];  &quot; (&quot;; [.A180]; &quot; )&quot;)" office:value-type="string" office:string-value="Clare (1399 )" calcext:value-type="string">
            <text:p>Clare (1399 )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F180];  &quot; (&quot;; [.E180]; &quot; )&quot;)" office:value-type="string" office:string-value="Dina (1593 )" calcext:value-type="string">
            <text:p>Dina (159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Clare</text:p>
          </table:table-cell>
          <table:table-cell table:formula="of:=CONCATENATE([.B181];  &quot; (&quot;; [.A181]; &quot; )&quot;)" office:value-type="string" office:string-value="Clare (1399 )" calcext:value-type="string">
            <text:p>Clare (1399 )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F181];  &quot; (&quot;; [.E181]; &quot; )&quot;)" office:value-type="string" office:string-value="Harry (1592 )" calcext:value-type="string">
            <text:p>Harry (159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Jery</text:p>
          </table:table-cell>
          <table:table-cell table:formula="of:=CONCATENATE([.B182];  &quot; (&quot;; [.A182]; &quot; )&quot;)" office:value-type="string" office:string-value="Jery (1658 )" calcext:value-type="string">
            <text:p>Jery (1658 )</text:p>
          </table:table-cell>
          <table:table-cell office:value-type="string" calcext:value-type="string">
            <text:p>Child Of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table:formula="of:=CONCATENATE([.F182];  &quot; (&quot;; [.E182]; &quot; )&quot;)" office:value-type="string" office:string-value="Mary (1346 )" calcext:value-type="string">
            <text:p>Mary (134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Jery</text:p>
          </table:table-cell>
          <table:table-cell table:formula="of:=CONCATENATE([.B183];  &quot; (&quot;; [.A183]; &quot; )&quot;)" office:value-type="string" office:string-value="Jery (1658 )" calcext:value-type="string">
            <text:p>Jery (1658 )</text:p>
          </table:table-cell>
          <table:table-cell office:value-type="string" calcext:value-type="string">
            <text:p>Child Of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table:formula="of:=CONCATENATE([.F183];  &quot; (&quot;; [.E183]; &quot; )&quot;)" office:value-type="string" office:string-value="Harry (1836 )" calcext:value-type="string">
            <text:p>Harry (183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table:formula="of:=CONCATENATE([.B184];  &quot; (&quot;; [.A184]; &quot; )&quot;)" office:value-type="string" office:string-value="Rebecca (1819 )" calcext:value-type="string">
            <text:p>Rebecca (1819 )</text:p>
          </table:table-cell>
          <table:table-cell office:value-type="string" calcext:value-type="string">
            <text:p>Child Of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F184];  &quot; (&quot;; [.E184]; &quot; )&quot;)" office:value-type="string" office:string-value="Teresia (1805 )" calcext:value-type="string">
            <text:p>Teresia (180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185];  &quot; (&quot;; [.A185]; &quot; )&quot;)" office:value-type="string" office:string-value="Bennet (1820 )" calcext:value-type="string">
            <text:p>Bennet (1820 )</text:p>
          </table:table-cell>
          <table:table-cell office:value-type="string" calcext:value-type="string">
            <text:p>Child Of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F185];  &quot; (&quot;; [.E185]; &quot; )&quot;)" office:value-type="string" office:string-value="Harry (1592 )" calcext:value-type="string">
            <text:p>Harry (1592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186];  &quot; (&quot;; [.A186]; &quot; )&quot;)" office:value-type="string" office:string-value="Bennet (1820 )" calcext:value-type="string">
            <text:p>Bennet (1820 )</text:p>
          </table:table-cell>
          <table:table-cell office:value-type="string" calcext:value-type="string">
            <text:p>Child Of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F186];  &quot; (&quot;; [.E186]; &quot; )&quot;)" office:value-type="string" office:string-value="Dina (1593 )" calcext:value-type="string">
            <text:p>Dina (1593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Mary</text:p>
          </table:table-cell>
          <table:table-cell table:formula="of:=CONCATENATE([.B187];  &quot; (&quot;; [.A187]; &quot; )&quot;)" office:value-type="string" office:string-value="Mary (1867 )" calcext:value-type="string">
            <text:p>Mary (1867 )</text:p>
          </table:table-cell>
          <table:table-cell office:value-type="string" calcext:value-type="string">
            <text:p>Child Of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Agnes</text:p>
          </table:table-cell>
          <table:table-cell table:formula="of:=CONCATENATE([.F187];  &quot; (&quot;; [.E187]; &quot; )&quot;)" office:value-type="string" office:string-value="Agnes (1866 )" calcext:value-type="string">
            <text:p>Agnes (1866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Child</text:p>
          </table:table-cell>
          <table:table-cell table:formula="of:=CONCATENATE([.B188];  &quot; (&quot;; [.A188]; &quot; )&quot;)" office:value-type="string" office:string-value="Child (1936 )" calcext:value-type="string">
            <text:p>Child (1936 )</text:p>
          </table:table-cell>
          <table:table-cell office:value-type="string" calcext:value-type="string">
            <text:p>Child Of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Mary</text:p>
          </table:table-cell>
          <table:table-cell table:formula="of:=CONCATENATE([.F188];  &quot; (&quot;; [.E188]; &quot; )&quot;)" office:value-type="string" office:string-value="Mary (1935 )" calcext:value-type="string">
            <text:p>Mary (1935 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town</text:p>
          </table:table-cell>
        </table:table-row>
      </table:table>
      <table:table table:name="WM-F" table:style-name="ta1"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lationship:childOf/0/property_label</text:p>
          </table:table-cell>
          <table:table-cell office:value-type="string" calcext:value-type="string">
            <text:p>relationship:childOf/0/value_resource_id</text:p>
          </table:table-cell>
          <table:table-cell office:value-type="string" calcext:value-type="string">
            <text:p>relationship:childOf/0/display_tit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chema:homeLocation/0/value_resource_id</text:p>
          </table:table-cell>
          <table:table-cell office:value-type="string" calcext:value-type="string">
            <text:p>schema:homeLocation/0/display_title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B2];  &quot; (&quot;; [.A2]; &quot; )&quot;)" office:value-type="string" office:string-value="Nelly Hawkins Adamy (1132 )" calcext:value-type="string">
            <text:p>Nelly Hawkins Adamy (1132 )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F2];  &quot; (&quot;; [.E2]; &quot; )&quot;)" office:value-type="string" office:string-value="Isaac Hawkins, I (1655 )" calcext:value-type="string">
            <text:p>Isaac Hawkins, I (165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 Hawkins</text:p>
          </table:table-cell>
          <table:table-cell table:formula="of:=CONCATENATE([.B3];  &quot; (&quot;; [.A3]; &quot; )&quot;)" office:value-type="string" office:string-value="Anna Hawkins (1206 )" calcext:value-type="string">
            <text:p>Anna Hawkins (1206 )</text:p>
          </table:table-cell>
          <table:table-cell office:value-type="string" calcext:value-type="string">
            <text:p>Child Of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Cecilia</text:p>
          </table:table-cell>
          <table:table-cell table:formula="of:=CONCATENATE([.F3];  &quot; (&quot;; [.E3]; &quot; )&quot;)" office:value-type="string" office:string-value="Cecilia (1750 )" calcext:value-type="string">
            <text:p>Cecilia (175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 Hawkins</text:p>
          </table:table-cell>
          <table:table-cell table:formula="of:=CONCATENATE([.B4];  &quot; (&quot;; [.A4]; &quot; )&quot;)" office:value-type="string" office:string-value="Anna Hawkins (1206 )" calcext:value-type="string">
            <text:p>Anna Hawkins (1206 )</text:p>
          </table:table-cell>
          <table:table-cell office:value-type="string" calcext:value-type="string">
            <text:p>Child Of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Charles Hawkins</text:p>
          </table:table-cell>
          <table:table-cell table:formula="of:=CONCATENATE([.F4];  &quot; (&quot;; [.E4]; &quot; )&quot;)" office:value-type="string" office:string-value="Charles Hawkins (1749 )" calcext:value-type="string">
            <text:p>Charles Hawkins (174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Lucia</text:p>
          </table:table-cell>
          <table:table-cell table:formula="of:=CONCATENATE([.B5];  &quot; (&quot;; [.A5]; &quot; )&quot;)" office:value-type="string" office:string-value="Lucia (1207 )" calcext:value-type="string">
            <text:p>Lucia (1207 )</text:p>
          </table:table-cell>
          <table:table-cell office:value-type="string" calcext:value-type="string">
            <text:p>Child Of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Sarah</text:p>
          </table:table-cell>
          <table:table-cell table:formula="of:=CONCATENATE([.F5];  &quot; (&quot;; [.E5]; &quot; )&quot;)" office:value-type="string" office:string-value="Sarah (1752 )" calcext:value-type="string">
            <text:p>Sarah (175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Lucia</text:p>
          </table:table-cell>
          <table:table-cell table:formula="of:=CONCATENATE([.B6];  &quot; (&quot;; [.A6]; &quot; )&quot;)" office:value-type="string" office:string-value="Lucia (1207 )" calcext:value-type="string">
            <text:p>Lucia (1207 )</text:p>
          </table:table-cell>
          <table:table-cell office:value-type="string" calcext:value-type="string">
            <text:p>Child Of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James <text:s/></text:p>
          </table:table-cell>
          <table:table-cell table:formula="of:=CONCATENATE([.F6];  &quot; (&quot;; [.E6]; &quot; )&quot;)" office:value-type="string" office:string-value="James   (1751 )" calcext:value-type="string">
            <text:p>James <text:s text:c="2"/>(175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Nantine</text:p>
          </table:table-cell>
          <table:table-cell table:formula="of:=CONCATENATE([.B7];  &quot; (&quot;; [.A7]; &quot; )&quot;)" office:value-type="string" office:string-value="Nantine (1208 )" calcext:value-type="string">
            <text:p>Nantine (1208 )</text:p>
          </table:table-cell>
          <table:table-cell office:value-type="string" calcext:value-type="string">
            <text:p>Child Of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Ella</text:p>
          </table:table-cell>
          <table:table-cell table:formula="of:=CONCATENATE([.F7];  &quot; (&quot;; [.E7]; &quot; )&quot;)" office:value-type="string" office:string-value="Ella (1753 )" calcext:value-type="string">
            <text:p>Ella (175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ames <text:s/></text:p>
          </table:table-cell>
          <table:table-cell table:formula="of:=CONCATENATE([.B8];  &quot; (&quot;; [.A8]; &quot; )&quot;)" office:value-type="string" office:string-value="James   (1209 )" calcext:value-type="string">
            <text:p>James <text:s text:c="2"/>(1209 )</text:p>
          </table:table-cell>
          <table:table-cell office:value-type="string" calcext:value-type="string">
            <text:p>Child Of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Jame <text:s/></text:p>
          </table:table-cell>
          <table:table-cell table:formula="of:=CONCATENATE([.F8];  &quot; (&quot;; [.E8]; &quot; )&quot;)" office:value-type="string" office:string-value="Jame   (1754 )" calcext:value-type="string">
            <text:p>Jame <text:s text:c="2"/>(175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ames <text:s/></text:p>
          </table:table-cell>
          <table:table-cell table:formula="of:=CONCATENATE([.B9];  &quot; (&quot;; [.A9]; &quot; )&quot;)" office:value-type="string" office:string-value="James   (1209 )" calcext:value-type="string">
            <text:p>James <text:s text:c="2"/>(1209 )</text:p>
          </table:table-cell>
          <table:table-cell office:value-type="string" calcext:value-type="string">
            <text:p>Child Of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Anna</text:p>
          </table:table-cell>
          <table:table-cell table:formula="of:=CONCATENATE([.F9];  &quot; (&quot;; [.E9]; &quot; )&quot;)" office:value-type="string" office:string-value="Anna (2099 )" calcext:value-type="string">
            <text:p>Anna (209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onica</text:p>
          </table:table-cell>
          <table:table-cell table:formula="of:=CONCATENATE([.B10];  &quot; (&quot;; [.A10]; &quot; )&quot;)" office:value-type="string" office:string-value="Monica (1210 )" calcext:value-type="string">
            <text:p>Monica (1210 )</text:p>
          </table:table-cell>
          <table:table-cell office:value-type="string" calcext:value-type="string">
            <text:p>Child Of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Aaron</text:p>
          </table:table-cell>
          <table:table-cell table:formula="of:=CONCATENATE([.F10];  &quot; (&quot;; [.E10]; &quot; )&quot;)" office:value-type="string" office:string-value="Aaron (1755 )" calcext:value-type="string">
            <text:p>Aaron (175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onica</text:p>
          </table:table-cell>
          <table:table-cell table:formula="of:=CONCATENATE([.B11];  &quot; (&quot;; [.A11]; &quot; )&quot;)" office:value-type="string" office:string-value="Monica (1210 )" calcext:value-type="string">
            <text:p>Monica (1210 )</text:p>
          </table:table-cell>
          <table:table-cell office:value-type="string" calcext:value-type="string">
            <text:p>Child Of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harity</text:p>
          </table:table-cell>
          <table:table-cell table:formula="of:=CONCATENATE([.F11];  &quot; (&quot;; [.E11]; &quot; )&quot;)" office:value-type="string" office:string-value="Charity (2100 )" calcext:value-type="string">
            <text:p>Charity (210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rise Anna Queen</text:p>
          </table:table-cell>
          <table:table-cell table:formula="of:=CONCATENATE([.B12];  &quot; (&quot;; [.A12]; &quot; )&quot;)" office:value-type="string" office:string-value="Crise Anna Queen (1211 )" calcext:value-type="string">
            <text:p>Crise Anna Queen (1211 )</text:p>
          </table:table-cell>
          <table:table-cell office:value-type="string" calcext:value-type="string">
            <text:p>Child Of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Marietta</text:p>
          </table:table-cell>
          <table:table-cell table:formula="of:=CONCATENATE([.F12];  &quot; (&quot;; [.E12]; &quot; )&quot;)" office:value-type="string" office:string-value="Marietta (1757 )" calcext:value-type="string">
            <text:p>Marietta (175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rise Anna Queen</text:p>
          </table:table-cell>
          <table:table-cell table:formula="of:=CONCATENATE([.B13];  &quot; (&quot;; [.A13]; &quot; )&quot;)" office:value-type="string" office:string-value="Crise Anna Queen (1211 )" calcext:value-type="string">
            <text:p>Crise Anna Queen (1211 )</text:p>
          </table:table-cell>
          <table:table-cell office:value-type="string" calcext:value-type="string">
            <text:p>Child Of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Jacobi</text:p>
          </table:table-cell>
          <table:table-cell table:formula="of:=CONCATENATE([.F13];  &quot; (&quot;; [.E13]; &quot; )&quot;)" office:value-type="string" office:string-value="Jacobi (1756 )" calcext:value-type="string">
            <text:p>Jacobi (175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imon</text:p>
          </table:table-cell>
          <table:table-cell table:formula="of:=CONCATENATE([.B14];  &quot; (&quot;; [.A14]; &quot; )&quot;)" office:value-type="string" office:string-value="Simon (1212 )" calcext:value-type="string">
            <text:p>Simon (1212 )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F14];  &quot; (&quot;; [.E14]; &quot; )&quot;)" office:value-type="string" office:string-value="Rachel (1759 )" calcext:value-type="string">
            <text:p>Rachel (175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imon</text:p>
          </table:table-cell>
          <table:table-cell table:formula="of:=CONCATENATE([.B15];  &quot; (&quot;; [.A15]; &quot; )&quot;)" office:value-type="string" office:string-value="Simon (1212 )" calcext:value-type="string">
            <text:p>Simon (1212 )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F15];  &quot; (&quot;; [.E15]; &quot; )&quot;)" office:value-type="string" office:string-value="Ned (1758 )" calcext:value-type="string">
            <text:p>Ned (175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na</text:p>
          </table:table-cell>
          <table:table-cell table:formula="of:=CONCATENATE([.B16];  &quot; (&quot;; [.A16]; &quot; )&quot;)" office:value-type="string" office:string-value="Anna (1213 )" calcext:value-type="string">
            <text:p>Anna (1213 )</text:p>
          </table:table-cell>
          <table:table-cell office:value-type="string" calcext:value-type="string">
            <text:p>Child Of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nna</text:p>
          </table:table-cell>
          <table:table-cell table:formula="of:=CONCATENATE([.F16];  &quot; (&quot;; [.E16]; &quot; )&quot;)" office:value-type="string" office:string-value="Anna (1761 )" calcext:value-type="string">
            <text:p>Anna (176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na</text:p>
          </table:table-cell>
          <table:table-cell table:formula="of:=CONCATENATE([.B17];  &quot; (&quot;; [.A17]; &quot; )&quot;)" office:value-type="string" office:string-value="Anna (1213 )" calcext:value-type="string">
            <text:p>Anna (1213 )</text:p>
          </table:table-cell>
          <table:table-cell office:value-type="string" calcext:value-type="string">
            <text:p>Child Of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Prouse (Protus)</text:p>
          </table:table-cell>
          <table:table-cell table:formula="of:=CONCATENATE([.F17];  &quot; (&quot;; [.E17]; &quot; )&quot;)" office:value-type="string" office:string-value="Prouse (Protus) (1760 )" calcext:value-type="string">
            <text:p>Prouse (Protus) (176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Joseph</text:p>
          </table:table-cell>
          <table:table-cell table:formula="of:=CONCATENATE([.B18];  &quot; (&quot;; [.A18]; &quot; )&quot;)" office:value-type="string" office:string-value="Joseph (1214 )" calcext:value-type="string">
            <text:p>Joseph (1214 )</text:p>
          </table:table-cell>
          <table:table-cell office:value-type="string" calcext:value-type="string">
            <text:p>Child Of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Billy</text:p>
          </table:table-cell>
          <table:table-cell table:formula="of:=CONCATENATE([.F18];  &quot; (&quot;; [.E18]; &quot; )&quot;)" office:value-type="string" office:string-value="Billy (1763 )" calcext:value-type="string">
            <text:p>Billy (176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Joseph</text:p>
          </table:table-cell>
          <table:table-cell table:formula="of:=CONCATENATE([.B19];  &quot; (&quot;; [.A19]; &quot; )&quot;)" office:value-type="string" office:string-value="Joseph (1214 )" calcext:value-type="string">
            <text:p>Joseph (1214 )</text:p>
          </table:table-cell>
          <table:table-cell office:value-type="string" calcext:value-type="string">
            <text:p>Child Of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eggy</text:p>
          </table:table-cell>
          <table:table-cell table:formula="of:=CONCATENATE([.F19];  &quot; (&quot;; [.E19]; &quot; )&quot;)" office:value-type="string" office:string-value="Peggy (1762 )" calcext:value-type="string">
            <text:p>Peggy (176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John</text:p>
          </table:table-cell>
          <table:table-cell table:formula="of:=CONCATENATE([.B20];  &quot; (&quot;; [.A20]; &quot; )&quot;)" office:value-type="string" office:string-value="John (1215 )" calcext:value-type="string">
            <text:p>John (1215 )</text:p>
          </table:table-cell>
          <table:table-cell office:value-type="string" calcext:value-type="string">
            <text:p>Child Of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Milly</text:p>
          </table:table-cell>
          <table:table-cell table:formula="of:=CONCATENATE([.F20];  &quot; (&quot;; [.E20]; &quot; )&quot;)" office:value-type="string" office:string-value="Milly (1765 )" calcext:value-type="string">
            <text:p>Milly (176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John</text:p>
          </table:table-cell>
          <table:table-cell table:formula="of:=CONCATENATE([.B21];  &quot; (&quot;; [.A21]; &quot; )&quot;)" office:value-type="string" office:string-value="John (1215 )" calcext:value-type="string">
            <text:p>John (1215 )</text:p>
          </table:table-cell>
          <table:table-cell office:value-type="string" calcext:value-type="string">
            <text:p>Child Of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Vechel</text:p>
          </table:table-cell>
          <table:table-cell table:formula="of:=CONCATENATE([.F21];  &quot; (&quot;; [.E21]; &quot; )&quot;)" office:value-type="string" office:string-value="Vechel (1764 )" calcext:value-type="string">
            <text:p>Vechel (176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ophia</text:p>
          </table:table-cell>
          <table:table-cell table:formula="of:=CONCATENATE([.B22];  &quot; (&quot;; [.A22]; &quot; )&quot;)" office:value-type="string" office:string-value="Sophia (1216 )" calcext:value-type="string">
            <text:p>Sophia (1216 )</text:p>
          </table:table-cell>
          <table:table-cell office:value-type="string" calcext:value-type="string">
            <text:p>Child Of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Milly</text:p>
          </table:table-cell>
          <table:table-cell table:formula="of:=CONCATENATE([.F22];  &quot; (&quot;; [.E22]; &quot; )&quot;)" office:value-type="string" office:string-value="Milly (1765 )" calcext:value-type="string">
            <text:p>Milly (176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ophia</text:p>
          </table:table-cell>
          <table:table-cell table:formula="of:=CONCATENATE([.B23];  &quot; (&quot;; [.A23]; &quot; )&quot;)" office:value-type="string" office:string-value="Sophia (1216 )" calcext:value-type="string">
            <text:p>Sophia (1216 )</text:p>
          </table:table-cell>
          <table:table-cell office:value-type="string" calcext:value-type="string">
            <text:p>Child Of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Vechel</text:p>
          </table:table-cell>
          <table:table-cell table:formula="of:=CONCATENATE([.F23];  &quot; (&quot;; [.E23]; &quot; )&quot;)" office:value-type="string" office:string-value="Vechel (1764 )" calcext:value-type="string">
            <text:p>Vechel (176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Gabriel</text:p>
          </table:table-cell>
          <table:table-cell table:formula="of:=CONCATENATE([.B24];  &quot; (&quot;; [.A24]; &quot; )&quot;)" office:value-type="string" office:string-value="Gabriel (1217 )" calcext:value-type="string">
            <text:p>Gabriel (1217 )</text:p>
          </table:table-cell>
          <table:table-cell office:value-type="string" calcext:value-type="string">
            <text:p>Child Of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Prouse (Protus)</text:p>
          </table:table-cell>
          <table:table-cell table:formula="of:=CONCATENATE([.F24];  &quot; (&quot;; [.E24]; &quot; )&quot;)" office:value-type="string" office:string-value="Prouse (Protus) (1760 )" calcext:value-type="string">
            <text:p>Prouse (Protus) (176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Gabriel</text:p>
          </table:table-cell>
          <table:table-cell table:formula="of:=CONCATENATE([.B25];  &quot; (&quot;; [.A25]; &quot; )&quot;)" office:value-type="string" office:string-value="Gabriel (1217 )" calcext:value-type="string">
            <text:p>Gabriel (1217 )</text:p>
          </table:table-cell>
          <table:table-cell office:value-type="string" calcext:value-type="string">
            <text:p>Child Of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nna</text:p>
          </table:table-cell>
          <table:table-cell table:formula="of:=CONCATENATE([.F25];  &quot; (&quot;; [.E25]; &quot; )&quot;)" office:value-type="string" office:string-value="Anna (1761 )" calcext:value-type="string">
            <text:p>Anna (176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rincelus Anderson</text:p>
          </table:table-cell>
          <table:table-cell table:formula="of:=CONCATENATE([.B26];  &quot; (&quot;; [.A26]; &quot; )&quot;)" office:value-type="string" office:string-value="Marincelus Anderson (1218 )" calcext:value-type="string">
            <text:p>Marincelus Anderson (1218 )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F26];  &quot; (&quot;; [.E26]; &quot; )&quot;)" office:value-type="string" office:string-value="Rachel (1759 )" calcext:value-type="string">
            <text:p>Rachel (175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rincelus Anderson</text:p>
          </table:table-cell>
          <table:table-cell table:formula="of:=CONCATENATE([.B27];  &quot; (&quot;; [.A27]; &quot; )&quot;)" office:value-type="string" office:string-value="Marincelus Anderson (1218 )" calcext:value-type="string">
            <text:p>Marincelus Anderson (1218 )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F27];  &quot; (&quot;; [.E27]; &quot; )&quot;)" office:value-type="string" office:string-value="Ned (1758 )" calcext:value-type="string">
            <text:p>Ned (175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ornelius (Hawkins)</text:p>
          </table:table-cell>
          <table:table-cell table:formula="of:=CONCATENATE([.B28];  &quot; (&quot;; [.A28]; &quot; )&quot;)" office:value-type="string" office:string-value="Cornelius (Hawkins) (1219 )" calcext:value-type="string">
            <text:p>Cornelius (Hawkins) (1219 )</text:p>
          </table:table-cell>
          <table:table-cell office:value-type="string" calcext:value-type="string">
            <text:p>Child Of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F28];  &quot; (&quot;; [.E28]; &quot; )&quot;)" office:value-type="string" office:string-value="Nelly Hawkins Adamy (1132 )" calcext:value-type="string">
            <text:p>Nelly Hawkins Adamy (113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Louisa Parker</text:p>
          </table:table-cell>
          <table:table-cell table:formula="of:=CONCATENATE([.B29];  &quot; (&quot;; [.A29]; &quot; )&quot;)" office:value-type="string" office:string-value="Louisa Parker (1220 )" calcext:value-type="string">
            <text:p>Louisa Parker (1220 )</text:p>
          </table:table-cell>
          <table:table-cell office:value-type="string" calcext:value-type="string">
            <text:p>Child Of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Henry</text:p>
          </table:table-cell>
          <table:table-cell table:formula="of:=CONCATENATE([.F29];  &quot; (&quot;; [.E29]; &quot; )&quot;)" office:value-type="string" office:string-value="Henry (1767 )" calcext:value-type="string">
            <text:p>Henry (176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Louisa Parker</text:p>
          </table:table-cell>
          <table:table-cell table:formula="of:=CONCATENATE([.B30];  &quot; (&quot;; [.A30]; &quot; )&quot;)" office:value-type="string" office:string-value="Louisa Parker (1220 )" calcext:value-type="string">
            <text:p>Louisa Parker (1220 )</text:p>
          </table:table-cell>
          <table:table-cell office:value-type="string" calcext:value-type="string">
            <text:p>Child Of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Mary Parker</text:p>
          </table:table-cell>
          <table:table-cell table:formula="of:=CONCATENATE([.F30];  &quot; (&quot;; [.E30]; &quot; )&quot;)" office:value-type="string" office:string-value="Mary Parker (2103 )" calcext:value-type="string">
            <text:p>Mary Parker (210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John Adison</text:p>
          </table:table-cell>
          <table:table-cell table:formula="of:=CONCATENATE([.B31];  &quot; (&quot;; [.A31]; &quot; )&quot;)" office:value-type="string" office:string-value="John Adison (1221 )" calcext:value-type="string">
            <text:p>John Adison (1221 )</text:p>
          </table:table-cell>
          <table:table-cell office:value-type="string" calcext:value-type="string">
            <text:p>Child Of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llen</text:p>
          </table:table-cell>
          <table:table-cell table:formula="of:=CONCATENATE([.F31];  &quot; (&quot;; [.E31]; &quot; )&quot;)" office:value-type="string" office:string-value="Allen (1769 )" calcext:value-type="string">
            <text:p>Allen (176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John Adison</text:p>
          </table:table-cell>
          <table:table-cell table:formula="of:=CONCATENATE([.B32];  &quot; (&quot;; [.A32]; &quot; )&quot;)" office:value-type="string" office:string-value="John Adison (1221 )" calcext:value-type="string">
            <text:p>John Adison (1221 )</text:p>
          </table:table-cell>
          <table:table-cell office:value-type="string" calcext:value-type="string">
            <text:p>Child Of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Sally</text:p>
          </table:table-cell>
          <table:table-cell table:formula="of:=CONCATENATE([.F32];  &quot; (&quot;; [.E32]; &quot; )&quot;)" office:value-type="string" office:string-value="Sally (1768 )" calcext:value-type="string">
            <text:p>Sally (176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Harrison Thorn</text:p>
          </table:table-cell>
          <table:table-cell table:formula="of:=CONCATENATE([.B33];  &quot; (&quot;; [.A33]; &quot; )&quot;)" office:value-type="string" office:string-value="Harrison Thorn (1222 )" calcext:value-type="string">
            <text:p>Harrison Thorn (1222 )</text:p>
          </table:table-cell>
          <table:table-cell office:value-type="string" calcext:value-type="string">
            <text:p>Child Of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Sally</text:p>
          </table:table-cell>
          <table:table-cell table:formula="of:=CONCATENATE([.F33];  &quot; (&quot;; [.E33]; &quot; )&quot;)" office:value-type="string" office:string-value="Sally (1771 )" calcext:value-type="string">
            <text:p>Sally (177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Harrison Thorn</text:p>
          </table:table-cell>
          <table:table-cell table:formula="of:=CONCATENATE([.B34];  &quot; (&quot;; [.A34]; &quot; )&quot;)" office:value-type="string" office:string-value="Harrison Thorn (1222 )" calcext:value-type="string">
            <text:p>Harrison Thorn (1222 )</text:p>
          </table:table-cell>
          <table:table-cell office:value-type="string" calcext:value-type="string">
            <text:p>Child Of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Jacks</text:p>
          </table:table-cell>
          <table:table-cell table:formula="of:=CONCATENATE([.F34];  &quot; (&quot;; [.E34]; &quot; )&quot;)" office:value-type="string" office:string-value="Jacks (1770 )" calcext:value-type="string">
            <text:p>Jacks (177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Maria Maglida Blacklog</text:p>
          </table:table-cell>
          <table:table-cell table:formula="of:=CONCATENATE([.B35];  &quot; (&quot;; [.A35]; &quot; )&quot;)" office:value-type="string" office:string-value="Maria Maglida Blacklog (1223 )" calcext:value-type="string">
            <text:p>Maria Maglida Blacklog (1223 )</text:p>
          </table:table-cell>
          <table:table-cell office:value-type="string" calcext:value-type="string">
            <text:p>Child Of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Letty Blacklog</text:p>
          </table:table-cell>
          <table:table-cell table:formula="of:=CONCATENATE([.F35];  &quot; (&quot;; [.E35]; &quot; )&quot;)" office:value-type="string" office:string-value="Letty Blacklog (1772 )" calcext:value-type="string">
            <text:p>Letty Blacklog (177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rancis Hawkins</text:p>
          </table:table-cell>
          <table:table-cell table:formula="of:=CONCATENATE([.B36];  &quot; (&quot;; [.A36]; &quot; )&quot;)" office:value-type="string" office:string-value="Francis Hawkins (1224 )" calcext:value-type="string">
            <text:p>Francis Hawkins (1224 )</text:p>
          </table:table-cell>
          <table:table-cell office:value-type="string" calcext:value-type="string">
            <text:p>Child Of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Kitty Hawkins</text:p>
          </table:table-cell>
          <table:table-cell table:formula="of:=CONCATENATE([.F36];  &quot; (&quot;; [.E36]; &quot; )&quot;)" office:value-type="string" office:string-value="Kitty Hawkins (1775 )" calcext:value-type="string">
            <text:p>Kitty Hawkins (177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rancis Hawkins</text:p>
          </table:table-cell>
          <table:table-cell table:formula="of:=CONCATENATE([.B37];  &quot; (&quot;; [.A37]; &quot; )&quot;)" office:value-type="string" office:string-value="Francis Hawkins (1224 )" calcext:value-type="string">
            <text:p>Francis Hawkins (1224 )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F37];  &quot; (&quot;; [.E37]; &quot; )&quot;)" office:value-type="string" office:string-value="Patrick Hawkins (1774 )" calcext:value-type="string">
            <text:p>Patrick Hawkins (177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Mary</text:p>
          </table:table-cell>
          <table:table-cell table:formula="of:=CONCATENATE([.B38];  &quot; (&quot;; [.A38]; &quot; )&quot;)" office:value-type="string" office:string-value="Mary (1225 )" calcext:value-type="string">
            <text:p>Mary (1225 )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F38];  &quot; (&quot;; [.E38]; &quot; )&quot;)" office:value-type="string" office:string-value="Rachel (1759 )" calcext:value-type="string">
            <text:p>Rachel (175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Mary</text:p>
          </table:table-cell>
          <table:table-cell table:formula="of:=CONCATENATE([.B39];  &quot; (&quot;; [.A39]; &quot; )&quot;)" office:value-type="string" office:string-value="Mary (1225 )" calcext:value-type="string">
            <text:p>Mary (1225 )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F39];  &quot; (&quot;; [.E39]; &quot; )&quot;)" office:value-type="string" office:string-value="Ned (1758 )" calcext:value-type="string">
            <text:p>Ned (175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Richard Ignatius</text:p>
          </table:table-cell>
          <table:table-cell table:formula="of:=CONCATENATE([.B40];  &quot; (&quot;; [.A40]; &quot; )&quot;)" office:value-type="string" office:string-value="Richard Ignatius (1226 )" calcext:value-type="string">
            <text:p>Richard Ignatius (1226 )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F40];  &quot; (&quot;; [.E40]; &quot; )&quot;)" office:value-type="string" office:string-value="Rachel (1759 )" calcext:value-type="string">
            <text:p>Rachel (175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Richard Ignatius</text:p>
          </table:table-cell>
          <table:table-cell table:formula="of:=CONCATENATE([.B41];  &quot; (&quot;; [.A41]; &quot; )&quot;)" office:value-type="string" office:string-value="Richard Ignatius (1226 )" calcext:value-type="string">
            <text:p>Richard Ignatius (1226 )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F41];  &quot; (&quot;; [.E41]; &quot; )&quot;)" office:value-type="string" office:string-value="Ned (1758 )" calcext:value-type="string">
            <text:p>Ned (175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William</text:p>
          </table:table-cell>
          <table:table-cell table:formula="of:=CONCATENATE([.B42];  &quot; (&quot;; [.A42]; &quot; )&quot;)" office:value-type="string" office:string-value="William (1227 )" calcext:value-type="string">
            <text:p>William (1227 )</text:p>
          </table:table-cell>
          <table:table-cell office:value-type="string" calcext:value-type="string">
            <text:p>Child Of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James</text:p>
          </table:table-cell>
          <table:table-cell table:formula="of:=CONCATENATE([.F42];  &quot; (&quot;; [.E42]; &quot; )&quot;)" office:value-type="string" office:string-value="James (1778 )" calcext:value-type="string">
            <text:p>James (177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William</text:p>
          </table:table-cell>
          <table:table-cell table:formula="of:=CONCATENATE([.B43];  &quot; (&quot;; [.A43]; &quot; )&quot;)" office:value-type="string" office:string-value="William (1227 )" calcext:value-type="string">
            <text:p>William (1227 )</text:p>
          </table:table-cell>
          <table:table-cell office:value-type="string" calcext:value-type="string">
            <text:p>Child Of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Mary</text:p>
          </table:table-cell>
          <table:table-cell table:formula="of:=CONCATENATE([.F43];  &quot; (&quot;; [.E43]; &quot; )&quot;)" office:value-type="string" office:string-value="Mary (2104 )" calcext:value-type="string">
            <text:p>Mary (210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usan Hawkins</text:p>
          </table:table-cell>
          <table:table-cell table:formula="of:=CONCATENATE([.B44];  &quot; (&quot;; [.A44]; &quot; )&quot;)" office:value-type="string" office:string-value="Susan Hawkins (1228 )" calcext:value-type="string">
            <text:p>Susan Hawkins (1228 )</text:p>
          </table:table-cell>
          <table:table-cell office:value-type="string" calcext:value-type="string">
            <text:p>Child Of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Kitty Hawkins</text:p>
          </table:table-cell>
          <table:table-cell table:formula="of:=CONCATENATE([.F44];  &quot; (&quot;; [.E44]; &quot; )&quot;)" office:value-type="string" office:string-value="Kitty Hawkins (1775 )" calcext:value-type="string">
            <text:p>Kitty Hawkins (177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usan Hawkins</text:p>
          </table:table-cell>
          <table:table-cell table:formula="of:=CONCATENATE([.B45];  &quot; (&quot;; [.A45]; &quot; )&quot;)" office:value-type="string" office:string-value="Susan Hawkins (1228 )" calcext:value-type="string">
            <text:p>Susan Hawkins (1228 )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F45];  &quot; (&quot;; [.E45]; &quot; )&quot;)" office:value-type="string" office:string-value="Patrick Hawkins (1774 )" calcext:value-type="string">
            <text:p>Patrick Hawkins (177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ecilia (Hawkins) Adamy</text:p>
          </table:table-cell>
          <table:table-cell table:formula="of:=CONCATENATE([.B46];  &quot; (&quot;; [.A46]; &quot; )&quot;)" office:value-type="string" office:string-value="Cecilia (Hawkins) Adamy (1229 )" calcext:value-type="string">
            <text:p>Cecilia (Hawkins) Adamy (1229 )</text:p>
          </table:table-cell>
          <table:table-cell office:value-type="string" calcext:value-type="string">
            <text:p>Child Of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F46];  &quot; (&quot;; [.E46]; &quot; )&quot;)" office:value-type="string" office:string-value="Nelly Hawkins Adamy (1132 )" calcext:value-type="string">
            <text:p>Nelly Hawkins Adamy (113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ecilia (Hawkins) Adamy</text:p>
          </table:table-cell>
          <table:table-cell table:formula="of:=CONCATENATE([.B47];  &quot; (&quot;; [.A47]; &quot; )&quot;)" office:value-type="string" office:string-value="Cecilia (Hawkins) Adamy (1229 )" calcext:value-type="string">
            <text:p>Cecilia (Hawkins) Adamy (1229 )</text:p>
          </table:table-cell>
          <table:table-cell office:value-type="string" calcext:value-type="string">
            <text:p>Child Of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Peter Adamy</text:p>
          </table:table-cell>
          <table:table-cell table:formula="of:=CONCATENATE([.F47];  &quot; (&quot;; [.E47]; &quot; )&quot;)" office:value-type="string" office:string-value="Peter Adamy (1845 )" calcext:value-type="string">
            <text:p>Peter Adamy (184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hristopher</text:p>
          </table:table-cell>
          <table:table-cell table:formula="of:=CONCATENATE([.B48];  &quot; (&quot;; [.A48]; &quot; )&quot;)" office:value-type="string" office:string-value="Christopher (1230 )" calcext:value-type="string">
            <text:p>Christopher (1230 )</text:p>
          </table:table-cell>
          <table:table-cell office:value-type="string" calcext:value-type="string">
            <text:p>Child Of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Waters</text:p>
          </table:table-cell>
          <table:table-cell table:formula="of:=CONCATENATE([.F48];  &quot; (&quot;; [.E48]; &quot; )&quot;)" office:value-type="string" office:string-value="Waters (1781 )" calcext:value-type="string">
            <text:p>Waters (178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hristopher</text:p>
          </table:table-cell>
          <table:table-cell table:formula="of:=CONCATENATE([.B49];  &quot; (&quot;; [.A49]; &quot; )&quot;)" office:value-type="string" office:string-value="Christopher (1230 )" calcext:value-type="string">
            <text:p>Christopher (1230 )</text:p>
          </table:table-cell>
          <table:table-cell office:value-type="string" calcext:value-type="string">
            <text:p>Child Of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Amelia</text:p>
          </table:table-cell>
          <table:table-cell table:formula="of:=CONCATENATE([.F49];  &quot; (&quot;; [.E49]; &quot; )&quot;)" office:value-type="string" office:string-value="Amelia (2062 )" calcext:value-type="string">
            <text:p>Amelia (206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Martha A. Queen</text:p>
          </table:table-cell>
          <table:table-cell table:formula="of:=CONCATENATE([.B50];  &quot; (&quot;; [.A50]; &quot; )&quot;)" office:value-type="string" office:string-value="Martha A. Queen (1231 )" calcext:value-type="string">
            <text:p>Martha A. Queen (1231 )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F50];  &quot; (&quot;; [.E50]; &quot; )&quot;)" office:value-type="string" office:string-value="Harriett Queen (1782 )" calcext:value-type="string">
            <text:p>Harriett Queen (178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Martha A. Queen</text:p>
          </table:table-cell>
          <table:table-cell table:formula="of:=CONCATENATE([.B51];  &quot; (&quot;; [.A51]; &quot; )&quot;)" office:value-type="string" office:string-value="Martha A. Queen (1231 )" calcext:value-type="string">
            <text:p>Martha A. Queen (1231 )</text:p>
          </table:table-cell>
          <table:table-cell office:value-type="string" calcext:value-type="string">
            <text:p>Child Of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James Queen</text:p>
          </table:table-cell>
          <table:table-cell table:formula="of:=CONCATENATE([.F51];  &quot; (&quot;; [.E51]; &quot; )&quot;)" office:value-type="string" office:string-value="James Queen (2106 )" calcext:value-type="string">
            <text:p>James Queen (210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Edward Harrison</text:p>
          </table:table-cell>
          <table:table-cell table:formula="of:=CONCATENATE([.B52];  &quot; (&quot;; [.A52]; &quot; )&quot;)" office:value-type="string" office:string-value="Edward Harrison (1232 )" calcext:value-type="string">
            <text:p>Edward Harrison (1232 )</text:p>
          </table:table-cell>
          <table:table-cell office:value-type="string" calcext:value-type="string">
            <text:p>Child Of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Emmy West</text:p>
          </table:table-cell>
          <table:table-cell table:formula="of:=CONCATENATE([.F52];  &quot; (&quot;; [.E52]; &quot; )&quot;)" office:value-type="string" office:string-value="Emmy West (1841 )" calcext:value-type="string">
            <text:p>Emmy West (184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Edward Harrison</text:p>
          </table:table-cell>
          <table:table-cell table:formula="of:=CONCATENATE([.B53];  &quot; (&quot;; [.A53]; &quot; )&quot;)" office:value-type="string" office:string-value="Edward Harrison (1232 )" calcext:value-type="string">
            <text:p>Edward Harrison (1232 )</text:p>
          </table:table-cell>
          <table:table-cell office:value-type="string" calcext:value-type="string">
            <text:p>Child Of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William Harrison</text:p>
          </table:table-cell>
          <table:table-cell table:formula="of:=CONCATENATE([.F53];  &quot; (&quot;; [.E53]; &quot; )&quot;)" office:value-type="string" office:string-value="William Harrison (1783 )" calcext:value-type="string">
            <text:p>William Harrison (178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John Francis Queen</text:p>
          </table:table-cell>
          <table:table-cell table:formula="of:=CONCATENATE([.B54];  &quot; (&quot;; [.A54]; &quot; )&quot;)" office:value-type="string" office:string-value="John Francis Queen (1233 )" calcext:value-type="string">
            <text:p>John Francis Queen (1233 )</text:p>
          </table:table-cell>
          <table:table-cell office:value-type="string" calcext:value-type="string">
            <text:p>Child Of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Patsy Mahony</text:p>
          </table:table-cell>
          <table:table-cell table:formula="of:=CONCATENATE([.F54];  &quot; (&quot;; [.E54]; &quot; )&quot;)" office:value-type="string" office:string-value="Patsy Mahony (1842 )" calcext:value-type="string">
            <text:p>Patsy Mahony (184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John Francis Queen</text:p>
          </table:table-cell>
          <table:table-cell table:formula="of:=CONCATENATE([.B55];  &quot; (&quot;; [.A55]; &quot; )&quot;)" office:value-type="string" office:string-value="John Francis Queen (1233 )" calcext:value-type="string">
            <text:p>John Francis Queen (1233 )</text:p>
          </table:table-cell>
          <table:table-cell office:value-type="string" calcext:value-type="string">
            <text:p>Child Of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Regis Queen</text:p>
          </table:table-cell>
          <table:table-cell table:formula="of:=CONCATENATE([.F55];  &quot; (&quot;; [.E55]; &quot; )&quot;)" office:value-type="string" office:string-value="Regis Queen (1784 )" calcext:value-type="string">
            <text:p>Regis Queen (178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John Henry</text:p>
          </table:table-cell>
          <table:table-cell table:formula="of:=CONCATENATE([.B56];  &quot; (&quot;; [.A56]; &quot; )&quot;)" office:value-type="string" office:string-value="John Henry (1234 )" calcext:value-type="string">
            <text:p>John Henry (1234 )</text:p>
          </table:table-cell>
          <table:table-cell office:value-type="string" calcext:value-type="string">
            <text:p>Child Of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John Thomas</text:p>
          </table:table-cell>
          <table:table-cell table:formula="of:=CONCATENATE([.F56];  &quot; (&quot;; [.E56]; &quot; )&quot;)" office:value-type="string" office:string-value="John Thomas (1843 )" calcext:value-type="string">
            <text:p>John Thomas (184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John Henry</text:p>
          </table:table-cell>
          <table:table-cell table:formula="of:=CONCATENATE([.B57];  &quot; (&quot;; [.A57]; &quot; )&quot;)" office:value-type="string" office:string-value="John Henry (1234 )" calcext:value-type="string">
            <text:p>John Henry (1234 )</text:p>
          </table:table-cell>
          <table:table-cell office:value-type="string" calcext:value-type="string">
            <text:p>Child Of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Elizabeth</text:p>
          </table:table-cell>
          <table:table-cell table:formula="of:=CONCATENATE([.F57];  &quot; (&quot;; [.E57]; &quot; )&quot;)" office:value-type="string" office:string-value="Elizabeth (1785 )" calcext:value-type="string">
            <text:p>Elizabeth (178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Moses</text:p>
          </table:table-cell>
          <table:table-cell table:formula="of:=CONCATENATE([.B58];  &quot; (&quot;; [.A58]; &quot; )&quot;)" office:value-type="string" office:string-value="Moses (1235 )" calcext:value-type="string">
            <text:p>Moses (1235 )</text:p>
          </table:table-cell>
          <table:table-cell office:value-type="string" calcext:value-type="string">
            <text:p>Child Of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Willis</text:p>
          </table:table-cell>
          <table:table-cell table:formula="of:=CONCATENATE([.F58];  &quot; (&quot;; [.E58]; &quot; )&quot;)" office:value-type="string" office:string-value="Willis (1844 )" calcext:value-type="string">
            <text:p>Willis (184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Moses</text:p>
          </table:table-cell>
          <table:table-cell table:formula="of:=CONCATENATE([.B59];  &quot; (&quot;; [.A59]; &quot; )&quot;)" office:value-type="string" office:string-value="Moses (1235 )" calcext:value-type="string">
            <text:p>Moses (1235 )</text:p>
          </table:table-cell>
          <table:table-cell office:value-type="string" calcext:value-type="string">
            <text:p>Child Of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Maria Herbert</text:p>
          </table:table-cell>
          <table:table-cell table:formula="of:=CONCATENATE([.F59];  &quot; (&quot;; [.E59]; &quot; )&quot;)" office:value-type="string" office:string-value="Maria Herbert (1786 )" calcext:value-type="string">
            <text:p>Maria Herbert (178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Thomas</text:p>
          </table:table-cell>
          <table:table-cell table:formula="of:=CONCATENATE([.B60];  &quot; (&quot;; [.A60]; &quot; )&quot;)" office:value-type="string" office:string-value="Thomas (1236 )" calcext:value-type="string">
            <text:p>Thomas (1236 )</text:p>
          </table:table-cell>
          <table:table-cell office:value-type="string" calcext:value-type="string">
            <text:p>Child Of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Sealy</text:p>
          </table:table-cell>
          <table:table-cell table:formula="of:=CONCATENATE([.F60];  &quot; (&quot;; [.E60]; &quot; )&quot;)" office:value-type="string" office:string-value="Sealy (1787 )" calcext:value-type="string">
            <text:p>Sealy (178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uth Helena (Hawkins) Adamy</text:p>
          </table:table-cell>
          <table:table-cell table:formula="of:=CONCATENATE([.B61];  &quot; (&quot;; [.A61]; &quot; )&quot;)" office:value-type="string" office:string-value="Ruth Helena (Hawkins) Adamy (1237 )" calcext:value-type="string">
            <text:p>Ruth Helena (Hawkins) Adamy (1237 )</text:p>
          </table:table-cell>
          <table:table-cell office:value-type="string" calcext:value-type="string">
            <text:p>Child Of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Peter Adamy</text:p>
          </table:table-cell>
          <table:table-cell table:formula="of:=CONCATENATE([.F61];  &quot; (&quot;; [.E61]; &quot; )&quot;)" office:value-type="string" office:string-value="Peter Adamy (1845 )" calcext:value-type="string">
            <text:p>Peter Adamy (184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uth Helena (Hawkins) Adamy</text:p>
          </table:table-cell>
          <table:table-cell table:formula="of:=CONCATENATE([.B62];  &quot; (&quot;; [.A62]; &quot; )&quot;)" office:value-type="string" office:string-value="Ruth Helena (Hawkins) Adamy (1237 )" calcext:value-type="string">
            <text:p>Ruth Helena (Hawkins) Adamy (1237 )</text:p>
          </table:table-cell>
          <table:table-cell office:value-type="string" calcext:value-type="string">
            <text:p>Child Of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F62];  &quot; (&quot;; [.E62]; &quot; )&quot;)" office:value-type="string" office:string-value="Nelly Hawkins Adamy (1132 )" calcext:value-type="string">
            <text:p>Nelly Hawkins Adamy (113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Nancy Ann Williams</text:p>
          </table:table-cell>
          <table:table-cell table:formula="of:=CONCATENATE([.B63];  &quot; (&quot;; [.A63]; &quot; )&quot;)" office:value-type="string" office:string-value="Nancy Ann Williams (1238 )" calcext:value-type="string">
            <text:p>Nancy Ann Williams (1238 )</text:p>
          </table:table-cell>
          <table:table-cell office:value-type="string" calcext:value-type="string">
            <text:p>Child Of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Minty Queen Williams</text:p>
          </table:table-cell>
          <table:table-cell table:formula="of:=CONCATENATE([.F63];  &quot; (&quot;; [.E63]; &quot; )&quot;)" office:value-type="string" office:string-value="Minty Queen Williams (1789 )" calcext:value-type="string">
            <text:p>Minty Queen Williams (178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Nancy Ann Williams</text:p>
          </table:table-cell>
          <table:table-cell table:formula="of:=CONCATENATE([.B64];  &quot; (&quot;; [.A64]; &quot; )&quot;)" office:value-type="string" office:string-value="Nancy Ann Williams (1238 )" calcext:value-type="string">
            <text:p>Nancy Ann Williams (1238 )</text:p>
          </table:table-cell>
          <table:table-cell office:value-type="string" calcext:value-type="string">
            <text:p>Child Of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enry Williams</text:p>
          </table:table-cell>
          <table:table-cell table:formula="of:=CONCATENATE([.F64];  &quot; (&quot;; [.E64]; &quot; )&quot;)" office:value-type="string" office:string-value="Henry Williams (1788 )" calcext:value-type="string">
            <text:p>Henry Williams (178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ustin Hawkins</text:p>
          </table:table-cell>
          <table:table-cell table:formula="of:=CONCATENATE([.B65];  &quot; (&quot;; [.A65]; &quot; )&quot;)" office:value-type="string" office:string-value="Austin Hawkins (1239 )" calcext:value-type="string">
            <text:p>Austin Hawkins (1239 )</text:p>
          </table:table-cell>
          <table:table-cell office:value-type="string" calcext:value-type="string">
            <text:p>Child Of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table:formula="of:=CONCATENATE([.F65];  &quot; (&quot;; [.E65]; &quot; )&quot;)" office:value-type="string" office:string-value="Isaac Hawkins, II (1657 )" calcext:value-type="string">
            <text:p>Isaac Hawkins, II (165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ustin Hawkins</text:p>
          </table:table-cell>
          <table:table-cell table:formula="of:=CONCATENATE([.B66];  &quot; (&quot;; [.A66]; &quot; )&quot;)" office:value-type="string" office:string-value="Austin Hawkins (1239 )" calcext:value-type="string">
            <text:p>Austin Hawkins (1239 )</text:p>
          </table:table-cell>
          <table:table-cell office:value-type="string" calcext:value-type="string">
            <text:p>Child Of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Catherine (Kitty) Harrison Hawkins</text:p>
          </table:table-cell>
          <table:table-cell table:formula="of:=CONCATENATE([.F66];  &quot; (&quot;; [.E66]; &quot; )&quot;)" office:value-type="string" office:string-value="Catherine (Kitty) Harrison Hawkins (2067 )" calcext:value-type="string">
            <text:p>Catherine (Kitty) Harrison Hawkins (206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artha Queen</text:p>
          </table:table-cell>
          <table:table-cell table:formula="of:=CONCATENATE([.B67];  &quot; (&quot;; [.A67]; &quot; )&quot;)" office:value-type="string" office:string-value="Martha Queen (1240 )" calcext:value-type="string">
            <text:p>Martha Queen (1240 )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F67];  &quot; (&quot;; [.E67]; &quot; )&quot;)" office:value-type="string" office:string-value="Sally Queen (1790 )" calcext:value-type="string">
            <text:p>Sally Queen (179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artha Queen</text:p>
          </table:table-cell>
          <table:table-cell table:formula="of:=CONCATENATE([.B68];  &quot; (&quot;; [.A68]; &quot; )&quot;)" office:value-type="string" office:string-value="Martha Queen (1240 )" calcext:value-type="string">
            <text:p>Martha Queen (1240 )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F68];  &quot; (&quot;; [.E68]; &quot; )&quot;)" office:value-type="string" office:string-value="Charles Queen (2756 )" calcext:value-type="string">
            <text:p>Charles Queen (275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Mary Hawkins</text:p>
          </table:table-cell>
          <table:table-cell table:formula="of:=CONCATENATE([.B69];  &quot; (&quot;; [.A69]; &quot; )&quot;)" office:value-type="string" office:string-value="Mary Hawkins (1241 )" calcext:value-type="string">
            <text:p>Mary Hawkins (1241 )</text:p>
          </table:table-cell>
          <table:table-cell office:value-type="string" calcext:value-type="string">
            <text:p>Child Of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Amia Hawkins</text:p>
          </table:table-cell>
          <table:table-cell table:formula="of:=CONCATENATE([.F69];  &quot; (&quot;; [.E69]; &quot; )&quot;)" office:value-type="string" office:string-value="Amia Hawkins (1791 )" calcext:value-type="string">
            <text:p>Amia Hawkins (179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liza Hawkins</text:p>
          </table:table-cell>
          <table:table-cell table:formula="of:=CONCATENATE([.B70];  &quot; (&quot;; [.A70]; &quot; )&quot;)" office:value-type="string" office:string-value="Eliza Hawkins (1242 )" calcext:value-type="string">
            <text:p>Eliza Hawkins (1242 )</text:p>
          </table:table-cell>
          <table:table-cell office:value-type="string" calcext:value-type="string">
            <text:p>Child Of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Archable Hawkins</text:p>
          </table:table-cell>
          <table:table-cell table:formula="of:=CONCATENATE([.F70];  &quot; (&quot;; [.E70]; &quot; )&quot;)" office:value-type="string" office:string-value="Archable Hawkins (1793 )" calcext:value-type="string">
            <text:p>Archable Hawkins (179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liza Hawkins</text:p>
          </table:table-cell>
          <table:table-cell table:formula="of:=CONCATENATE([.B71];  &quot; (&quot;; [.A71]; &quot; )&quot;)" office:value-type="string" office:string-value="Eliza Hawkins (1242 )" calcext:value-type="string">
            <text:p>Eliza Hawkins (1242 )</text:p>
          </table:table-cell>
          <table:table-cell office:value-type="string" calcext:value-type="string">
            <text:p>Child Of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Polly Hawkins</text:p>
          </table:table-cell>
          <table:table-cell table:formula="of:=CONCATENATE([.F71];  &quot; (&quot;; [.E71]; &quot; )&quot;)" office:value-type="string" office:string-value="Polly Hawkins (1792 )" calcext:value-type="string">
            <text:p>Polly Hawkins (179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Richard</text:p>
          </table:table-cell>
          <table:table-cell table:formula="of:=CONCATENATE([.B72];  &quot; (&quot;; [.A72]; &quot; )&quot;)" office:value-type="string" office:string-value="Richard (1243 )" calcext:value-type="string">
            <text:p>Richard (1243 )</text:p>
          </table:table-cell>
          <table:table-cell office:value-type="string" calcext:value-type="string">
            <text:p>Child Of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Richard</text:p>
          </table:table-cell>
          <table:table-cell table:formula="of:=CONCATENATE([.F72];  &quot; (&quot;; [.E72]; &quot; )&quot;)" office:value-type="string" office:string-value="Richard (1794 )" calcext:value-type="string">
            <text:p>Richard (179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John Henry</text:p>
          </table:table-cell>
          <table:table-cell table:formula="of:=CONCATENATE([.B73];  &quot; (&quot;; [.A73]; &quot; )&quot;)" office:value-type="string" office:string-value="John Henry (1244 )" calcext:value-type="string">
            <text:p>John Henry (1244 )</text:p>
          </table:table-cell>
          <table:table-cell office:value-type="string" calcext:value-type="string">
            <text:p>Child Of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Betsy</text:p>
          </table:table-cell>
          <table:table-cell table:formula="of:=CONCATENATE([.F73];  &quot; (&quot;; [.E73]; &quot; )&quot;)" office:value-type="string" office:string-value="Betsy (1795 )" calcext:value-type="string">
            <text:p>Betsy (179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Edward Queen</text:p>
          </table:table-cell>
          <table:table-cell table:formula="of:=CONCATENATE([.B74];  &quot; (&quot;; [.A74]; &quot; )&quot;)" office:value-type="string" office:string-value="Edward Queen (1245 )" calcext:value-type="string">
            <text:p>Edward Queen (1245 )</text:p>
          </table:table-cell>
          <table:table-cell office:value-type="string" calcext:value-type="string">
            <text:p>Child Of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James Queen</text:p>
          </table:table-cell>
          <table:table-cell table:formula="of:=CONCATENATE([.F74];  &quot; (&quot;; [.E74]; &quot; )&quot;)" office:value-type="string" office:string-value="James Queen (1796 )" calcext:value-type="string">
            <text:p>James Queen (179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Edward Queen</text:p>
          </table:table-cell>
          <table:table-cell table:formula="of:=CONCATENATE([.B75];  &quot; (&quot;; [.A75]; &quot; )&quot;)" office:value-type="string" office:string-value="Edward Queen (1245 )" calcext:value-type="string">
            <text:p>Edward Queen (1245 )</text:p>
          </table:table-cell>
          <table:table-cell office:value-type="string" calcext:value-type="string">
            <text:p>Child Of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Nancy Queen</text:p>
          </table:table-cell>
          <table:table-cell table:formula="of:=CONCATENATE([.F75];  &quot; (&quot;; [.E75]; &quot; )&quot;)" office:value-type="string" office:string-value="Nancy Queen (2108 )" calcext:value-type="string">
            <text:p>Nancy Queen (210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oble Moses</text:p>
          </table:table-cell>
          <table:table-cell table:formula="of:=CONCATENATE([.B76];  &quot; (&quot;; [.A76]; &quot; )&quot;)" office:value-type="string" office:string-value="Noble Moses (1246 )" calcext:value-type="string">
            <text:p>Noble Moses (1246 )</text:p>
          </table:table-cell>
          <table:table-cell office:value-type="string" calcext:value-type="string">
            <text:p>Child Of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Moses Taylor</text:p>
          </table:table-cell>
          <table:table-cell table:formula="of:=CONCATENATE([.F76];  &quot; (&quot;; [.E76]; &quot; )&quot;)" office:value-type="string" office:string-value="Moses Taylor (1846 )" calcext:value-type="string">
            <text:p>Moses Taylor (184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oble Moses</text:p>
          </table:table-cell>
          <table:table-cell table:formula="of:=CONCATENATE([.B77];  &quot; (&quot;; [.A77]; &quot; )&quot;)" office:value-type="string" office:string-value="Noble Moses (1246 )" calcext:value-type="string">
            <text:p>Noble Moses (1246 )</text:p>
          </table:table-cell>
          <table:table-cell office:value-type="string" calcext:value-type="string">
            <text:p>Child Of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Laisa Dorsey</text:p>
          </table:table-cell>
          <table:table-cell table:formula="of:=CONCATENATE([.F77];  &quot; (&quot;; [.E77]; &quot; )&quot;)" office:value-type="string" office:string-value="Laisa Dorsey (1797 )" calcext:value-type="string">
            <text:p>Laisa Dorsey (179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Kate</text:p>
          </table:table-cell>
          <table:table-cell table:formula="of:=CONCATENATE([.B78];  &quot; (&quot;; [.A78]; &quot; )&quot;)" office:value-type="string" office:string-value="Kate (1489 )" calcext:value-type="string">
            <text:p>Kate (1489 )</text:p>
          </table:table-cell>
          <table:table-cell office:value-type="string" calcext:value-type="string">
            <text:p>Child Of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Nanny</text:p>
          </table:table-cell>
          <table:table-cell table:formula="of:=CONCATENATE([.F78];  &quot; (&quot;; [.E78]; &quot; )&quot;)" office:value-type="string" office:string-value="Nanny (3696 )" calcext:value-type="string">
            <text:p>Nanny (369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Lucy</text:p>
          </table:table-cell>
          <table:table-cell table:formula="of:=CONCATENATE([.B79];  &quot; (&quot;; [.A79]; &quot; )&quot;)" office:value-type="string" office:string-value="Lucy (1497 )" calcext:value-type="string">
            <text:p>Lucy (1497 )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F79];  &quot; (&quot;; [.E79]; &quot; )&quot;)" office:value-type="string" office:string-value="Frank (1496 )" calcext:value-type="string">
            <text:p>Frank (149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David</text:p>
          </table:table-cell>
          <table:table-cell table:formula="of:=CONCATENATE([.B80];  &quot; (&quot;; [.A80]; &quot; )&quot;)" office:value-type="string" office:string-value="David (1498 )" calcext:value-type="string">
            <text:p>David (1498 )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F80];  &quot; (&quot;; [.E80]; &quot; )&quot;)" office:value-type="string" office:string-value="Frank (1496 )" calcext:value-type="string">
            <text:p>Frank (149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Nancy</text:p>
          </table:table-cell>
          <table:table-cell table:formula="of:=CONCATENATE([.B81];  &quot; (&quot;; [.A81]; &quot; )&quot;)" office:value-type="string" office:string-value="Nancy (1499 )" calcext:value-type="string">
            <text:p>Nancy (1499 )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F81];  &quot; (&quot;; [.E81]; &quot; )&quot;)" office:value-type="string" office:string-value="Frank (1496 )" calcext:value-type="string">
            <text:p>Frank (149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aul</text:p>
          </table:table-cell>
          <table:table-cell table:formula="of:=CONCATENATE([.B82];  &quot; (&quot;; [.A82]; &quot; )&quot;)" office:value-type="string" office:string-value="Paul (1500 )" calcext:value-type="string">
            <text:p>Paul (1500 )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F82];  &quot; (&quot;; [.E82]; &quot; )&quot;)" office:value-type="string" office:string-value="Frank (1496 )" calcext:value-type="string">
            <text:p>Frank (149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Henrietta</text:p>
          </table:table-cell>
          <table:table-cell table:formula="of:=CONCATENATE([.B83];  &quot; (&quot;; [.A83]; &quot; )&quot;)" office:value-type="string" office:string-value="Henrietta (1501 )" calcext:value-type="string">
            <text:p>Henrietta (1501 )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F83];  &quot; (&quot;; [.E83]; &quot; )&quot;)" office:value-type="string" office:string-value="Frank (1496 )" calcext:value-type="string">
            <text:p>Frank (149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Monica</text:p>
          </table:table-cell>
          <table:table-cell table:formula="of:=CONCATENATE([.B84];  &quot; (&quot;; [.A84]; &quot; )&quot;)" office:value-type="string" office:string-value="Monica (1525 )" calcext:value-type="string">
            <text:p>Monica (1525 )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F84];  &quot; (&quot;; [.E84]; &quot; )&quot;)" office:value-type="string" office:string-value="Charity (1524 )" calcext:value-type="string">
            <text:p>Charity (152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Ambrose</text:p>
          </table:table-cell>
          <table:table-cell table:formula="of:=CONCATENATE([.B85];  &quot; (&quot;; [.A85]; &quot; )&quot;)" office:value-type="string" office:string-value="Ambrose (1526 )" calcext:value-type="string">
            <text:p>Ambrose (1526 )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F85];  &quot; (&quot;; [.E85]; &quot; )&quot;)" office:value-type="string" office:string-value="Charity (1524 )" calcext:value-type="string">
            <text:p>Charity (152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ed</text:p>
          </table:table-cell>
          <table:table-cell table:formula="of:=CONCATENATE([.B86];  &quot; (&quot;; [.A86]; &quot; )&quot;)" office:value-type="string" office:string-value="Ned (1527 )" calcext:value-type="string">
            <text:p>Ned (1527 )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F86];  &quot; (&quot;; [.E86]; &quot; )&quot;)" office:value-type="string" office:string-value="Charity (1524 )" calcext:value-type="string">
            <text:p>Charity (152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William</text:p>
          </table:table-cell>
          <table:table-cell table:formula="of:=CONCATENATE([.B87];  &quot; (&quot;; [.A87]; &quot; )&quot;)" office:value-type="string" office:string-value="William (1528 )" calcext:value-type="string">
            <text:p>William (1528 )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F87];  &quot; (&quot;; [.E87]; &quot; )&quot;)" office:value-type="string" office:string-value="Charity (1524 )" calcext:value-type="string">
            <text:p>Charity (152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ancy</text:p>
          </table:table-cell>
          <table:table-cell table:formula="of:=CONCATENATE([.B88];  &quot; (&quot;; [.A88]; &quot; )&quot;)" office:value-type="string" office:string-value="Nancy (1529 )" calcext:value-type="string">
            <text:p>Nancy (1529 )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F88];  &quot; (&quot;; [.E88]; &quot; )&quot;)" office:value-type="string" office:string-value="Charity (1524 )" calcext:value-type="string">
            <text:p>Charity (152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Basil</text:p>
          </table:table-cell>
          <table:table-cell table:formula="of:=CONCATENATE([.B89];  &quot; (&quot;; [.A89]; &quot; )&quot;)" office:value-type="string" office:string-value="Basil (1530 )" calcext:value-type="string">
            <text:p>Basil (1530 )</text:p>
          </table:table-cell>
          <table:table-cell office:value-type="string" calcext:value-type="string">
            <text:p>Child Of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F89];  &quot; (&quot;; [.E89]; &quot; )&quot;)" office:value-type="string" office:string-value="Charity (1524 )" calcext:value-type="string">
            <text:p>Charity (152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Jack</text:p>
          </table:table-cell>
          <table:table-cell table:formula="of:=CONCATENATE([.B90];  &quot; (&quot;; [.A90]; &quot; )&quot;)" office:value-type="string" office:string-value="Jack (1533 )" calcext:value-type="string">
            <text:p>Jack (1533 )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F90];  &quot; (&quot;; [.E90]; &quot; )&quot;)" office:value-type="string" office:string-value="Nelly (1532 )" calcext:value-type="string">
            <text:p>Nelly (153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Charles</text:p>
          </table:table-cell>
          <table:table-cell table:formula="of:=CONCATENATE([.B91];  &quot; (&quot;; [.A91]; &quot; )&quot;)" office:value-type="string" office:string-value="Charles (1534 )" calcext:value-type="string">
            <text:p>Charles (1534 )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F91];  &quot; (&quot;; [.E91]; &quot; )&quot;)" office:value-type="string" office:string-value="Nelly (1532 )" calcext:value-type="string">
            <text:p>Nelly (153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James <text:s/></text:p>
          </table:table-cell>
          <table:table-cell table:formula="of:=CONCATENATE([.B92];  &quot; (&quot;; [.A92]; &quot; )&quot;)" office:value-type="string" office:string-value="James   (1535 )" calcext:value-type="string">
            <text:p>James <text:s text:c="2"/>(1535 )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F92];  &quot; (&quot;; [.E92]; &quot; )&quot;)" office:value-type="string" office:string-value="Nelly (1532 )" calcext:value-type="string">
            <text:p>Nelly (153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Patric</text:p>
          </table:table-cell>
          <table:table-cell table:formula="of:=CONCATENATE([.B93];  &quot; (&quot;; [.A93]; &quot; )&quot;)" office:value-type="string" office:string-value="Patric (1536 )" calcext:value-type="string">
            <text:p>Patric (1536 )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F93];  &quot; (&quot;; [.E93]; &quot; )&quot;)" office:value-type="string" office:string-value="Nelly (1532 )" calcext:value-type="string">
            <text:p>Nelly (153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nastasia</text:p>
          </table:table-cell>
          <table:table-cell table:formula="of:=CONCATENATE([.B94];  &quot; (&quot;; [.A94]; &quot; )&quot;)" office:value-type="string" office:string-value="Anastasia (1537 )" calcext:value-type="string">
            <text:p>Anastasia (1537 )</text:p>
          </table:table-cell>
          <table:table-cell office:value-type="string" calcext:value-type="string">
            <text:p>Child Of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F94];  &quot; (&quot;; [.E94]; &quot; )&quot;)" office:value-type="string" office:string-value="Nelly (1532 )" calcext:value-type="string">
            <text:p>Nelly (153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Harry</text:p>
          </table:table-cell>
          <table:table-cell table:formula="of:=CONCATENATE([.B95];  &quot; (&quot;; [.A95]; &quot; )&quot;)" office:value-type="string" office:string-value="Harry (1539 )" calcext:value-type="string">
            <text:p>Harry (1539 )</text:p>
          </table:table-cell>
          <table:table-cell office:value-type="string" calcext:value-type="string">
            <text:p>Child Of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Henny</text:p>
          </table:table-cell>
          <table:table-cell table:formula="of:=CONCATENATE([.F95];  &quot; (&quot;; [.E95]; &quot; )&quot;)" office:value-type="string" office:string-value="Henny (1538 )" calcext:value-type="string">
            <text:p>Henny (153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Mary</text:p>
          </table:table-cell>
          <table:table-cell table:formula="of:=CONCATENATE([.B96];  &quot; (&quot;; [.A96]; &quot; )&quot;)" office:value-type="string" office:string-value="Mary (1540 )" calcext:value-type="string">
            <text:p>Mary (1540 )</text:p>
          </table:table-cell>
          <table:table-cell office:value-type="string" calcext:value-type="string">
            <text:p>Child Of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Henny</text:p>
          </table:table-cell>
          <table:table-cell table:formula="of:=CONCATENATE([.F96];  &quot; (&quot;; [.E96]; &quot; )&quot;)" office:value-type="string" office:string-value="Henny (1538 )" calcext:value-type="string">
            <text:p>Henny (153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Lucy</text:p>
          </table:table-cell>
          <table:table-cell table:formula="of:=CONCATENATE([.B97];  &quot; (&quot;; [.A97]; &quot; )&quot;)" office:value-type="string" office:string-value="Lucy (1541 )" calcext:value-type="string">
            <text:p>Lucy (1541 )</text:p>
          </table:table-cell>
          <table:table-cell office:value-type="string" calcext:value-type="string">
            <text:p>Child Of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Henny</text:p>
          </table:table-cell>
          <table:table-cell table:formula="of:=CONCATENATE([.F97];  &quot; (&quot;; [.E97]; &quot; )&quot;)" office:value-type="string" office:string-value="Henny (1538 )" calcext:value-type="string">
            <text:p>Henny (153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Mary</text:p>
          </table:table-cell>
          <table:table-cell table:formula="of:=CONCATENATE([.B98];  &quot; (&quot;; [.A98]; &quot; )&quot;)" office:value-type="string" office:string-value="Mary (1542 )" calcext:value-type="string">
            <text:p>Mary (1542 )</text:p>
          </table:table-cell>
          <table:table-cell office:value-type="string" calcext:value-type="string">
            <text:p>Child Of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usan </text:p>
          </table:table-cell>
          <table:table-cell table:formula="of:=CONCATENATE([.F98];  &quot; (&quot;; [.E98]; &quot; )&quot;)" office:value-type="string" office:string-value="Susan  (1543 )" calcext:value-type="string">
            <text:p>Susan <text:s/>(154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Ned</text:p>
          </table:table-cell>
          <table:table-cell table:formula="of:=CONCATENATE([.B99];  &quot; (&quot;; [.A99]; &quot; )&quot;)" office:value-type="string" office:string-value="Ned (1544 )" calcext:value-type="string">
            <text:p>Ned (1544 )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F99];  &quot; (&quot;; [.E99]; &quot; )&quot;)" office:value-type="string" office:string-value="Phyllis (1511 )" calcext:value-type="string">
            <text:p>Phyllis (151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Fanny</text:p>
          </table:table-cell>
          <table:table-cell table:formula="of:=CONCATENATE([.B100];  &quot; (&quot;; [.A100]; &quot; )&quot;)" office:value-type="string" office:string-value="Fanny (1545 )" calcext:value-type="string">
            <text:p>Fanny (1545 )</text:p>
          </table:table-cell>
          <table:table-cell office:value-type="string" calcext:value-type="string">
            <text:p>Child Of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Cate</text:p>
          </table:table-cell>
          <table:table-cell table:formula="of:=CONCATENATE([.F100];  &quot; (&quot;; [.E100]; &quot; )&quot;)" office:value-type="string" office:string-value="Cate (1546 )" calcext:value-type="string">
            <text:p>Cate (154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Isaac</text:p>
          </table:table-cell>
          <table:table-cell table:formula="of:=CONCATENATE([.B101];  &quot; (&quot;; [.A101]; &quot; )&quot;)" office:value-type="string" office:string-value="Isaac (1552 )" calcext:value-type="string">
            <text:p>Isaac (1552 )</text:p>
          </table:table-cell>
          <table:table-cell office:value-type="string" calcext:value-type="string">
            <text:p>Child Of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Isaac</text:p>
          </table:table-cell>
          <table:table-cell table:formula="of:=CONCATENATE([.F101];  &quot; (&quot;; [.E101]; &quot; )&quot;)" office:value-type="string" office:string-value="Isaac (1551 )" calcext:value-type="string">
            <text:p>Isaac (155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Robert</text:p>
          </table:table-cell>
          <table:table-cell table:formula="of:=CONCATENATE([.B102];  &quot; (&quot;; [.A102]; &quot; )&quot;)" office:value-type="string" office:string-value="Robert (1554 )" calcext:value-type="string">
            <text:p>Robert (1554 )</text:p>
          </table:table-cell>
          <table:table-cell office:value-type="string" calcext:value-type="string">
            <text:p>Child Of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Robert</text:p>
          </table:table-cell>
          <table:table-cell table:formula="of:=CONCATENATE([.F102];  &quot; (&quot;; [.E102]; &quot; )&quot;)" office:value-type="string" office:string-value="Robert (1553 )" calcext:value-type="string">
            <text:p>Robert (155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Tom</text:p>
          </table:table-cell>
          <table:table-cell table:formula="of:=CONCATENATE([.B103];  &quot; (&quot;; [.A103]; &quot; )&quot;)" office:value-type="string" office:string-value="Tom (1555 )" calcext:value-type="string">
            <text:p>Tom (1555 )</text:p>
          </table:table-cell>
          <table:table-cell office:value-type="string" calcext:value-type="string">
            <text:p>Child Of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Robert</text:p>
          </table:table-cell>
          <table:table-cell table:formula="of:=CONCATENATE([.F103];  &quot; (&quot;; [.E103]; &quot; )&quot;)" office:value-type="string" office:string-value="Robert (1553 )" calcext:value-type="string">
            <text:p>Robert (155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Susanna</text:p>
          </table:table-cell>
          <table:table-cell table:formula="of:=CONCATENATE([.B104];  &quot; (&quot;; [.A104]; &quot; )&quot;)" office:value-type="string" office:string-value="Susanna (1556 )" calcext:value-type="string">
            <text:p>Susanna (1556 )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F104];  &quot; (&quot;; [.E104]; &quot; )&quot;)" office:value-type="string" office:string-value="Phyllis (1511 )" calcext:value-type="string">
            <text:p>Phyllis (151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Betty</text:p>
          </table:table-cell>
          <table:table-cell table:formula="of:=CONCATENATE([.B105];  &quot; (&quot;; [.A105]; &quot; )&quot;)" office:value-type="string" office:string-value="Betty (1557 )" calcext:value-type="string">
            <text:p>Betty (1557 )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F105];  &quot; (&quot;; [.E105]; &quot; )&quot;)" office:value-type="string" office:string-value="Phyllis (1511 )" calcext:value-type="string">
            <text:p>Phyllis (151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Gervais</text:p>
          </table:table-cell>
          <table:table-cell table:formula="of:=CONCATENATE([.B106];  &quot; (&quot;; [.A106]; &quot; )&quot;)" office:value-type="string" office:string-value="Gervais (1558 )" calcext:value-type="string">
            <text:p>Gervais (1558 )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F106];  &quot; (&quot;; [.E106]; &quot; )&quot;)" office:value-type="string" office:string-value="Phyllis (1511 )" calcext:value-type="string">
            <text:p>Phyllis (151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Johnny </text:p>
          </table:table-cell>
          <table:table-cell table:formula="of:=CONCATENATE([.B107];  &quot; (&quot;; [.A107]; &quot; )&quot;)" office:value-type="string" office:string-value="Johnny  (1559 )" calcext:value-type="string">
            <text:p>Johnny <text:s/>(1559 )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F107];  &quot; (&quot;; [.E107]; &quot; )&quot;)" office:value-type="string" office:string-value="Phyllis (1511 )" calcext:value-type="string">
            <text:p>Phyllis (151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Ralph</text:p>
          </table:table-cell>
          <table:table-cell table:formula="of:=CONCATENATE([.B108];  &quot; (&quot;; [.A108]; &quot; )&quot;)" office:value-type="string" office:string-value="Ralph (1560 )" calcext:value-type="string">
            <text:p>Ralph (1560 )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F108];  &quot; (&quot;; [.E108]; &quot; )&quot;)" office:value-type="string" office:string-value="Nanny Cooper (1502 )" calcext:value-type="string">
            <text:p>Nanny Cooper (150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hanny</text:p>
          </table:table-cell>
          <table:table-cell table:formula="of:=CONCATENATE([.B109];  &quot; (&quot;; [.A109]; &quot; )&quot;)" office:value-type="string" office:string-value="Shanny (1561 )" calcext:value-type="string">
            <text:p>Shanny (1561 )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F109];  &quot; (&quot;; [.E109]; &quot; )&quot;)" office:value-type="string" office:string-value="Nanny Cooper (1502 )" calcext:value-type="string">
            <text:p>Nanny Cooper (150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Thomas</text:p>
          </table:table-cell>
          <table:table-cell table:formula="of:=CONCATENATE([.B110];  &quot; (&quot;; [.A110]; &quot; )&quot;)" office:value-type="string" office:string-value="Thomas (1562 )" calcext:value-type="string">
            <text:p>Thomas (1562 )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F110];  &quot; (&quot;; [.E110]; &quot; )&quot;)" office:value-type="string" office:string-value="Nanny Cooper (1502 )" calcext:value-type="string">
            <text:p>Nanny Cooper (150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Priscilla</text:p>
          </table:table-cell>
          <table:table-cell table:formula="of:=CONCATENATE([.B111];  &quot; (&quot;; [.A111]; &quot; )&quot;)" office:value-type="string" office:string-value="Priscilla (1564 )" calcext:value-type="string">
            <text:p>Priscilla (1564 )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F111];  &quot; (&quot;; [.E111]; &quot; )&quot;)" office:value-type="string" office:string-value="Nanny Cooper (1502 )" calcext:value-type="string">
            <text:p>Nanny Cooper (150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drew</text:p>
          </table:table-cell>
          <table:table-cell table:formula="of:=CONCATENATE([.B112];  &quot; (&quot;; [.A112]; &quot; )&quot;)" office:value-type="string" office:string-value="Andrew (1565 )" calcext:value-type="string">
            <text:p>Andrew (1565 )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F112];  &quot; (&quot;; [.E112]; &quot; )&quot;)" office:value-type="string" office:string-value="John (1547 )" calcext:value-type="string">
            <text:p>John (154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drew</text:p>
          </table:table-cell>
          <table:table-cell table:formula="of:=CONCATENATE([.B113];  &quot; (&quot;; [.A113]; &quot; )&quot;)" office:value-type="string" office:string-value="Andrew (1565 )" calcext:value-type="string">
            <text:p>Andrew (1565 )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F113];  &quot; (&quot;; [.E113]; &quot; )&quot;)" office:value-type="string" office:string-value="Nell (1548 )" calcext:value-type="string">
            <text:p>Nell (154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B114];  &quot; (&quot;; [.A114]; &quot; )&quot;)" office:value-type="string" office:string-value="Sall (1566 )" calcext:value-type="string">
            <text:p>Sall (1566 )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F114];  &quot; (&quot;; [.E114]; &quot; )&quot;)" office:value-type="string" office:string-value="John (1547 )" calcext:value-type="string">
            <text:p>John (154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B115];  &quot; (&quot;; [.A115]; &quot; )&quot;)" office:value-type="string" office:string-value="Sall (1566 )" calcext:value-type="string">
            <text:p>Sall (1566 )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F115];  &quot; (&quot;; [.E115]; &quot; )&quot;)" office:value-type="string" office:string-value="Nell (1548 )" calcext:value-type="string">
            <text:p>Nell (154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Johnny</text:p>
          </table:table-cell>
          <table:table-cell table:formula="of:=CONCATENATE([.B116];  &quot; (&quot;; [.A116]; &quot; )&quot;)" office:value-type="string" office:string-value="Johnny (1567 )" calcext:value-type="string">
            <text:p>Johnny (1567 )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F116];  &quot; (&quot;; [.E116]; &quot; )&quot;)" office:value-type="string" office:string-value="John (1547 )" calcext:value-type="string">
            <text:p>John (154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Johnny</text:p>
          </table:table-cell>
          <table:table-cell table:formula="of:=CONCATENATE([.B117];  &quot; (&quot;; [.A117]; &quot; )&quot;)" office:value-type="string" office:string-value="Johnny (1567 )" calcext:value-type="string">
            <text:p>Johnny (1567 )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F117];  &quot; (&quot;; [.E117]; &quot; )&quot;)" office:value-type="string" office:string-value="Nell (1548 )" calcext:value-type="string">
            <text:p>Nell (154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Billy</text:p>
          </table:table-cell>
          <table:table-cell table:formula="of:=CONCATENATE([.B118];  &quot; (&quot;; [.A118]; &quot; )&quot;)" office:value-type="string" office:string-value="Billy (1568 )" calcext:value-type="string">
            <text:p>Billy (1568 )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F118];  &quot; (&quot;; [.E118]; &quot; )&quot;)" office:value-type="string" office:string-value="John (1547 )" calcext:value-type="string">
            <text:p>John (154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Billy</text:p>
          </table:table-cell>
          <table:table-cell table:formula="of:=CONCATENATE([.B119];  &quot; (&quot;; [.A119]; &quot; )&quot;)" office:value-type="string" office:string-value="Billy (1568 )" calcext:value-type="string">
            <text:p>Billy (1568 )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F119];  &quot; (&quot;; [.E119]; &quot; )&quot;)" office:value-type="string" office:string-value="Nell (1548 )" calcext:value-type="string">
            <text:p>Nell (154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Regis</text:p>
          </table:table-cell>
          <table:table-cell table:formula="of:=CONCATENATE([.B120];  &quot; (&quot;; [.A120]; &quot; )&quot;)" office:value-type="string" office:string-value="Regis (1569 )" calcext:value-type="string">
            <text:p>Regis (1569 )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F120];  &quot; (&quot;; [.E120]; &quot; )&quot;)" office:value-type="string" office:string-value="John (1547 )" calcext:value-type="string">
            <text:p>John (154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Regis</text:p>
          </table:table-cell>
          <table:table-cell table:formula="of:=CONCATENATE([.B121];  &quot; (&quot;; [.A121]; &quot; )&quot;)" office:value-type="string" office:string-value="Regis (1569 )" calcext:value-type="string">
            <text:p>Regis (1569 )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F121];  &quot; (&quot;; [.E121]; &quot; )&quot;)" office:value-type="string" office:string-value="Nell (1548 )" calcext:value-type="string">
            <text:p>Nell (154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Nell</text:p>
          </table:table-cell>
          <table:table-cell table:formula="of:=CONCATENATE([.B122];  &quot; (&quot;; [.A122]; &quot; )&quot;)" office:value-type="string" office:string-value="Nell (1570 )" calcext:value-type="string">
            <text:p>Nell (1570 )</text:p>
          </table:table-cell>
          <table:table-cell office:value-type="string" calcext:value-type="string">
            <text:p>Child Of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F122];  &quot; (&quot;; [.E122]; &quot; )&quot;)" office:value-type="string" office:string-value="John (1547 )" calcext:value-type="string">
            <text:p>John (154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Nell</text:p>
          </table:table-cell>
          <table:table-cell table:formula="of:=CONCATENATE([.B123];  &quot; (&quot;; [.A123]; &quot; )&quot;)" office:value-type="string" office:string-value="Nell (1570 )" calcext:value-type="string">
            <text:p>Nell (1570 )</text:p>
          </table:table-cell>
          <table:table-cell office:value-type="string" calcext:value-type="string">
            <text:p>Child Of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F123];  &quot; (&quot;; [.E123]; &quot; )&quot;)" office:value-type="string" office:string-value="Nell (1548 )" calcext:value-type="string">
            <text:p>Nell (154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Nell</text:p>
          </table:table-cell>
          <table:table-cell table:formula="of:=CONCATENATE([.B124];  &quot; (&quot;; [.A124]; &quot; )&quot;)" office:value-type="string" office:string-value="Nell (1571 )" calcext:value-type="string">
            <text:p>Nell (1571 )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F124];  &quot; (&quot;; [.E124]; &quot; )&quot;)" office:value-type="string" office:string-value="Sall (1566 )" calcext:value-type="string">
            <text:p>Sall (156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ll </text:p>
          </table:table-cell>
          <table:table-cell table:formula="of:=CONCATENATE([.B125];  &quot; (&quot;; [.A125]; &quot; )&quot;)" office:value-type="string" office:string-value="Doll  (1572 )" calcext:value-type="string">
            <text:p>Doll <text:s/>(1572 )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F125];  &quot; (&quot;; [.E125]; &quot; )&quot;)" office:value-type="string" office:string-value="Sall (1566 )" calcext:value-type="string">
            <text:p>Sall (156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Ruth</text:p>
          </table:table-cell>
          <table:table-cell table:formula="of:=CONCATENATE([.B126];  &quot; (&quot;; [.A126]; &quot; )&quot;)" office:value-type="string" office:string-value="Ruth (1573 )" calcext:value-type="string">
            <text:p>Ruth (1573 )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F126];  &quot; (&quot;; [.E126]; &quot; )&quot;)" office:value-type="string" office:string-value="Sall (1566 )" calcext:value-type="string">
            <text:p>Sall (156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Davi </text:p>
          </table:table-cell>
          <table:table-cell table:formula="of:=CONCATENATE([.B127];  &quot; (&quot;; [.A127]; &quot; )&quot;)" office:value-type="string" office:string-value="Davi  (1574 )" calcext:value-type="string">
            <text:p>Davi <text:s/>(1574 )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F127];  &quot; (&quot;; [.E127]; &quot; )&quot;)" office:value-type="string" office:string-value="Sall (1566 )" calcext:value-type="string">
            <text:p>Sall (156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Peter</text:p>
          </table:table-cell>
          <table:table-cell table:formula="of:=CONCATENATE([.B128];  &quot; (&quot;; [.A128]; &quot; )&quot;)" office:value-type="string" office:string-value="Peter (1575 )" calcext:value-type="string">
            <text:p>Peter (1575 )</text:p>
          </table:table-cell>
          <table:table-cell office:value-type="string" calcext:value-type="string">
            <text:p>Child Of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F128];  &quot; (&quot;; [.E128]; &quot; )&quot;)" office:value-type="string" office:string-value="Sall (1566 )" calcext:value-type="string">
            <text:p>Sall (156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table:formula="of:=CONCATENATE([.B129];  &quot; (&quot;; [.A129]; &quot; )&quot;)" office:value-type="string" office:string-value="Isaac Hawkins, II (1657 )" calcext:value-type="string">
            <text:p>Isaac Hawkins, II (1657 )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F129];  &quot; (&quot;; [.E129]; &quot; )&quot;)" office:value-type="string" office:string-value="Isaac Hawkins, I (1655 )" calcext:value-type="string">
            <text:p>Isaac Hawkins, I (165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harles Hawkins</text:p>
          </table:table-cell>
          <table:table-cell table:formula="of:=CONCATENATE([.B130];  &quot; (&quot;; [.A130]; &quot; )&quot;)" office:value-type="string" office:string-value="Charles Hawkins (1749 )" calcext:value-type="string">
            <text:p>Charles Hawkins (1749 )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F130];  &quot; (&quot;; [.E130]; &quot; )&quot;)" office:value-type="string" office:string-value="Isaac Hawkins, I (1655 )" calcext:value-type="string">
            <text:p>Isaac Hawkins, I (165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B131];  &quot; (&quot;; [.A131]; &quot; )&quot;)" office:value-type="string" office:string-value="Ned (1758 )" calcext:value-type="string">
            <text:p>Ned (1758 )</text:p>
          </table:table-cell>
          <table:table-cell office:value-type="string" calcext:value-type="string">
            <text:p>Child Of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Sally</text:p>
          </table:table-cell>
          <table:table-cell table:formula="of:=CONCATENATE([.F131];  &quot; (&quot;; [.E131]; &quot; )&quot;)" office:value-type="string" office:string-value="Sally (1678 )" calcext:value-type="string">
            <text:p>Sally (167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Billy</text:p>
          </table:table-cell>
          <table:table-cell table:formula="of:=CONCATENATE([.B132];  &quot; (&quot;; [.A132]; &quot; )&quot;)" office:value-type="string" office:string-value="Billy (1763 )" calcext:value-type="string">
            <text:p>Billy (1763 )</text:p>
          </table:table-cell>
          <table:table-cell office:value-type="string" calcext:value-type="string">
            <text:p>Child Of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Sally</text:p>
          </table:table-cell>
          <table:table-cell table:formula="of:=CONCATENATE([.F132];  &quot; (&quot;; [.E132]; &quot; )&quot;)" office:value-type="string" office:string-value="Sally (1678 )" calcext:value-type="string">
            <text:p>Sally (167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Jacks</text:p>
          </table:table-cell>
          <table:table-cell table:formula="of:=CONCATENATE([.B133];  &quot; (&quot;; [.A133]; &quot; )&quot;)" office:value-type="string" office:string-value="Jacks (1770 )" calcext:value-type="string">
            <text:p>Jacks (1770 )</text:p>
          </table:table-cell>
          <table:table-cell office:value-type="string" calcext:value-type="string">
            <text:p>Child Of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Nelly</text:p>
          </table:table-cell>
          <table:table-cell table:formula="of:=CONCATENATE([.F133];  &quot; (&quot;; [.E133]; &quot; )&quot;)" office:value-type="string" office:string-value="Nelly (1682 )" calcext:value-type="string">
            <text:p>Nelly (168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Letty Blacklog</text:p>
          </table:table-cell>
          <table:table-cell table:formula="of:=CONCATENATE([.B134];  &quot; (&quot;; [.A134]; &quot; )&quot;)" office:value-type="string" office:string-value="Letty Blacklog (1772 )" calcext:value-type="string">
            <text:p>Letty Blacklog (1772 )</text:p>
          </table:table-cell>
          <table:table-cell office:value-type="string" calcext:value-type="string">
            <text:p>Child Of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Nelly Blacklog</text:p>
          </table:table-cell>
          <table:table-cell table:formula="of:=CONCATENATE([.F134];  &quot; (&quot;; [.E134]; &quot; )&quot;)" office:value-type="string" office:string-value="Nelly Blacklog (1773 )" calcext:value-type="string">
            <text:p>Nelly Blacklog (177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B135];  &quot; (&quot;; [.A135]; &quot; )&quot;)" office:value-type="string" office:string-value="Patrick Hawkins (1774 )" calcext:value-type="string">
            <text:p>Patrick Hawkins (1774 )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F135];  &quot; (&quot;; [.E135]; &quot; )&quot;)" office:value-type="string" office:string-value="Isaac Hawkins, I (1655 )" calcext:value-type="string">
            <text:p>Isaac Hawkins, I (165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Nelly</text:p>
          </table:table-cell>
          <table:table-cell table:formula="of:=CONCATENATE([.B136];  &quot; (&quot;; [.A136]; &quot; )&quot;)" office:value-type="string" office:string-value="Nelly (2053 )" calcext:value-type="string">
            <text:p>Nelly (2053 )</text:p>
          </table:table-cell>
          <table:table-cell office:value-type="string" calcext:value-type="string">
            <text:p>Child Of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Sally</text:p>
          </table:table-cell>
          <table:table-cell table:formula="of:=CONCATENATE([.F136];  &quot; (&quot;; [.E136]; &quot; )&quot;)" office:value-type="string" office:string-value="Sally (1678 )" calcext:value-type="string">
            <text:p>Sally (167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Nancy</text:p>
          </table:table-cell>
          <table:table-cell table:formula="of:=CONCATENATE([.B137];  &quot; (&quot;; [.A137]; &quot; )&quot;)" office:value-type="string" office:string-value="Nancy (2054 )" calcext:value-type="string">
            <text:p>Nancy (2054 )</text:p>
          </table:table-cell>
          <table:table-cell office:value-type="string" calcext:value-type="string">
            <text:p>Child Of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Polly</text:p>
          </table:table-cell>
          <table:table-cell table:formula="of:=CONCATENATE([.F137];  &quot; (&quot;; [.E137]; &quot; )&quot;)" office:value-type="string" office:string-value="Polly (1681 )" calcext:value-type="string">
            <text:p>Polly (168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Adoph</text:p>
          </table:table-cell>
          <table:table-cell table:formula="of:=CONCATENATE([.B138];  &quot; (&quot;; [.A138]; &quot; )&quot;)" office:value-type="string" office:string-value="Adoph (2750 )" calcext:value-type="string">
            <text:p>Adoph (2750 )</text:p>
          </table:table-cell>
          <table:table-cell office:value-type="string" calcext:value-type="string">
            <text:p>Child Of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table:formula="of:=CONCATENATE([.F138];  &quot; (&quot;; [.E138]; &quot; )&quot;)" office:value-type="string" office:string-value="Betsy (2753 )" calcext:value-type="string">
            <text:p>Betsy (275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Anderson</text:p>
          </table:table-cell>
          <table:table-cell table:formula="of:=CONCATENATE([.B139];  &quot; (&quot;; [.A139]; &quot; )&quot;)" office:value-type="string" office:string-value="Anderson (2751 )" calcext:value-type="string">
            <text:p>Anderson (2751 )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F139];  &quot; (&quot;; [.E139]; &quot; )&quot;)" office:value-type="string" office:string-value="Ned (1758 )" calcext:value-type="string">
            <text:p>Ned (175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Anderson</text:p>
          </table:table-cell>
          <table:table-cell table:formula="of:=CONCATENATE([.B140];  &quot; (&quot;; [.A140]; &quot; )&quot;)" office:value-type="string" office:string-value="Anderson (2751 )" calcext:value-type="string">
            <text:p>Anderson (2751 )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F140];  &quot; (&quot;; [.E140]; &quot; )&quot;)" office:value-type="string" office:string-value="Rachel (1759 )" calcext:value-type="string">
            <text:p>Rachel (175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David Queen</text:p>
          </table:table-cell>
          <table:table-cell table:formula="of:=CONCATENATE([.B141];  &quot; (&quot;; [.A141]; &quot; )&quot;)" office:value-type="string" office:string-value="David Queen (2757 )" calcext:value-type="string">
            <text:p>David Queen (2757 )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F141];  &quot; (&quot;; [.E141]; &quot; )&quot;)" office:value-type="string" office:string-value="Charles Queen (2756 )" calcext:value-type="string">
            <text:p>Charles Queen (275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David Queen</text:p>
          </table:table-cell>
          <table:table-cell table:formula="of:=CONCATENATE([.B142];  &quot; (&quot;; [.A142]; &quot; )&quot;)" office:value-type="string" office:string-value="David Queen (2757 )" calcext:value-type="string">
            <text:p>David Queen (2757 )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F142];  &quot; (&quot;; [.E142]; &quot; )&quot;)" office:value-type="string" office:string-value="Sally Queen (1790 )" calcext:value-type="string">
            <text:p>Sally Queen (179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Edward</text:p>
          </table:table-cell>
          <table:table-cell table:formula="of:=CONCATENATE([.B143];  &quot; (&quot;; [.A143]; &quot; )&quot;)" office:value-type="string" office:string-value="Edward (2759 )" calcext:value-type="string">
            <text:p>Edward (2759 )</text:p>
          </table:table-cell>
          <table:table-cell office:value-type="string" calcext:value-type="string">
            <text:p>Child Of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table:formula="of:=CONCATENATE([.F143];  &quot; (&quot;; [.E143]; &quot; )&quot;)" office:value-type="string" office:string-value="Eliza (2761 )" calcext:value-type="string">
            <text:p>Eliza (276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Elias Hawkins</text:p>
          </table:table-cell>
          <table:table-cell table:formula="of:=CONCATENATE([.B144];  &quot; (&quot;; [.A144]; &quot; )&quot;)" office:value-type="string" office:string-value="Elias Hawkins (2760 )" calcext:value-type="string">
            <text:p>Elias Hawkins (2760 )</text:p>
          </table:table-cell>
          <table:table-cell office:value-type="string" calcext:value-type="string">
            <text:p>Child Of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table:formula="of:=CONCATENATE([.F144];  &quot; (&quot;; [.E144]; &quot; )&quot;)" office:value-type="string" office:string-value="Isaac Hawkins, II (1657 )" calcext:value-type="string">
            <text:p>Isaac Hawkins, II (165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Elias Hawkins</text:p>
          </table:table-cell>
          <table:table-cell table:formula="of:=CONCATENATE([.B145];  &quot; (&quot;; [.A145]; &quot; )&quot;)" office:value-type="string" office:string-value="Elias Hawkins (2760 )" calcext:value-type="string">
            <text:p>Elias Hawkins (2760 )</text:p>
          </table:table-cell>
          <table:table-cell office:value-type="string" calcext:value-type="string">
            <text:p>Child Of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Catherine (Kitty) Harrison Hawkins</text:p>
          </table:table-cell>
          <table:table-cell table:formula="of:=CONCATENATE([.F145];  &quot; (&quot;; [.E145]; &quot; )&quot;)" office:value-type="string" office:string-value="Catherine (Kitty) Harrison Hawkins (2067 )" calcext:value-type="string">
            <text:p>Catherine (Kitty) Harrison Hawkins (206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Eliza Queen</text:p>
          </table:table-cell>
          <table:table-cell table:formula="of:=CONCATENATE([.B146];  &quot; (&quot;; [.A146]; &quot; )&quot;)" office:value-type="string" office:string-value="Eliza Queen (2762 )" calcext:value-type="string">
            <text:p>Eliza Queen (2762 )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F146];  &quot; (&quot;; [.E146]; &quot; )&quot;)" office:value-type="string" office:string-value="Charles Queen (2756 )" calcext:value-type="string">
            <text:p>Charles Queen (275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Eliza Queen</text:p>
          </table:table-cell>
          <table:table-cell table:formula="of:=CONCATENATE([.B147];  &quot; (&quot;; [.A147]; &quot; )&quot;)" office:value-type="string" office:string-value="Eliza Queen (2762 )" calcext:value-type="string">
            <text:p>Eliza Queen (2762 )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F147];  &quot; (&quot;; [.E147]; &quot; )&quot;)" office:value-type="string" office:string-value="Sally Queen (1790 )" calcext:value-type="string">
            <text:p>Sally Queen (179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Elizabeth</text:p>
          </table:table-cell>
          <table:table-cell table:formula="of:=CONCATENATE([.B148];  &quot; (&quot;; [.A148]; &quot; )&quot;)" office:value-type="string" office:string-value="Elizabeth (2763 )" calcext:value-type="string">
            <text:p>Elizabeth (2763 )</text:p>
          </table:table-cell>
          <table:table-cell office:value-type="string" calcext:value-type="string">
            <text:p>Child Of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table:formula="of:=CONCATENATE([.F148];  &quot; (&quot;; [.E148]; &quot; )&quot;)" office:value-type="string" office:string-value="Kitty (2822 )" calcext:value-type="string">
            <text:p>Kitty (282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Elizabeth Queen</text:p>
          </table:table-cell>
          <table:table-cell table:formula="of:=CONCATENATE([.B149];  &quot; (&quot;; [.A149]; &quot; )&quot;)" office:value-type="string" office:string-value="Elizabeth Queen (2764 )" calcext:value-type="string">
            <text:p>Elizabeth Queen (2764 )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F149];  &quot; (&quot;; [.E149]; &quot; )&quot;)" office:value-type="string" office:string-value="Harriett Queen (1782 )" calcext:value-type="string">
            <text:p>Harriett Queen (178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Elizabeth Hawkins</text:p>
          </table:table-cell>
          <table:table-cell table:formula="of:=CONCATENATE([.B150];  &quot; (&quot;; [.A150]; &quot; )&quot;)" office:value-type="string" office:string-value="Elizabeth Hawkins (2765 )" calcext:value-type="string">
            <text:p>Elizabeth Hawkins (2765 )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F150];  &quot; (&quot;; [.E150]; &quot; )&quot;)" office:value-type="string" office:string-value="Patrick Hawkins (1774 )" calcext:value-type="string">
            <text:p>Patrick Hawkins (177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Elizabeth Hawkins</text:p>
          </table:table-cell>
          <table:table-cell table:formula="of:=CONCATENATE([.B151];  &quot; (&quot;; [.A151]; &quot; )&quot;)" office:value-type="string" office:string-value="Elizabeth Hawkins (2765 )" calcext:value-type="string">
            <text:p>Elizabeth Hawkins (2765 )</text:p>
          </table:table-cell>
          <table:table-cell office:value-type="string" calcext:value-type="string">
            <text:p>Child Of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table:formula="of:=CONCATENATE([.F151];  &quot; (&quot;; [.E151]; &quot; )&quot;)" office:value-type="string" office:string-value="Letty Hawkins (2821 )" calcext:value-type="string">
            <text:p>Letty Hawkins (282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Gabriel Hawkins</text:p>
          </table:table-cell>
          <table:table-cell table:formula="of:=CONCATENATE([.B152];  &quot; (&quot;; [.A152]; &quot; )&quot;)" office:value-type="string" office:string-value="Gabriel Hawkins (2766 )" calcext:value-type="string">
            <text:p>Gabriel Hawkins (2766 )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F152];  &quot; (&quot;; [.E152]; &quot; )&quot;)" office:value-type="string" office:string-value="Patrick Hawkins (1774 )" calcext:value-type="string">
            <text:p>Patrick Hawkins (177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Gabriel Hawkins</text:p>
          </table:table-cell>
          <table:table-cell table:formula="of:=CONCATENATE([.B153];  &quot; (&quot;; [.A153]; &quot; )&quot;)" office:value-type="string" office:string-value="Gabriel Hawkins (2766 )" calcext:value-type="string">
            <text:p>Gabriel Hawkins (2766 )</text:p>
          </table:table-cell>
          <table:table-cell office:value-type="string" calcext:value-type="string">
            <text:p>Child Of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table:formula="of:=CONCATENATE([.F153];  &quot; (&quot;; [.E153]; &quot; )&quot;)" office:value-type="string" office:string-value="Letty Hawkins (2821 )" calcext:value-type="string">
            <text:p>Letty Hawkins (282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George Hawkins</text:p>
          </table:table-cell>
          <table:table-cell table:formula="of:=CONCATENATE([.B154];  &quot; (&quot;; [.A154]; &quot; )&quot;)" office:value-type="string" office:string-value="George Hawkins (2767 )" calcext:value-type="string">
            <text:p>George Hawkins (2767 )</text:p>
          </table:table-cell>
          <table:table-cell office:value-type="string" calcext:value-type="string">
            <text:p>Child Of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James Hawkins</text:p>
          </table:table-cell>
          <table:table-cell table:formula="of:=CONCATENATE([.F154];  &quot; (&quot;; [.E154]; &quot; )&quot;)" office:value-type="string" office:string-value="James Hawkins (2777 )" calcext:value-type="string">
            <text:p>James Hawkins (277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George Hawkins</text:p>
          </table:table-cell>
          <table:table-cell table:formula="of:=CONCATENATE([.B155];  &quot; (&quot;; [.A155]; &quot; )&quot;)" office:value-type="string" office:string-value="George Hawkins (2767 )" calcext:value-type="string">
            <text:p>George Hawkins (2767 )</text:p>
          </table:table-cell>
          <table:table-cell office:value-type="string" calcext:value-type="string">
            <text:p>Child Of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Delia Hawkins</text:p>
          </table:table-cell>
          <table:table-cell table:formula="of:=CONCATENATE([.F155];  &quot; (&quot;; [.E155]; &quot; )&quot;)" office:value-type="string" office:string-value="Delia Hawkins (2758 )" calcext:value-type="string">
            <text:p>Delia Hawkins (275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Hariet Ann</text:p>
          </table:table-cell>
          <table:table-cell table:formula="of:=CONCATENATE([.B156];  &quot; (&quot;; [.A156]; &quot; )&quot;)" office:value-type="string" office:string-value="Hariet Ann (2768 )" calcext:value-type="string">
            <text:p>Hariet Ann (2768 )</text:p>
          </table:table-cell>
          <table:table-cell office:value-type="string" calcext:value-type="string">
            <text:p>Child Of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table:formula="of:=CONCATENATE([.F156];  &quot; (&quot;; [.E156]; &quot; )&quot;)" office:value-type="string" office:string-value="Betsy (2753 )" calcext:value-type="string">
            <text:p>Betsy (275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Henny (Hawkins)</text:p>
          </table:table-cell>
          <table:table-cell table:formula="of:=CONCATENATE([.B157];  &quot; (&quot;; [.A157]; &quot; )&quot;)" office:value-type="string" office:string-value="Henny (Hawkins) (2770 )" calcext:value-type="string">
            <text:p>Henny (Hawkins) (2770 )</text:p>
          </table:table-cell>
          <table:table-cell office:value-type="string" calcext:value-type="string">
            <text:p>Child Of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F157];  &quot; (&quot;; [.E157]; &quot; )&quot;)" office:value-type="string" office:string-value="Nelly Hawkins Adamy (1132 )" calcext:value-type="string">
            <text:p>Nelly Hawkins Adamy (113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Henrietta</text:p>
          </table:table-cell>
          <table:table-cell table:formula="of:=CONCATENATE([.B158];  &quot; (&quot;; [.A158]; &quot; )&quot;)" office:value-type="string" office:string-value="Henrietta (2771 )" calcext:value-type="string">
            <text:p>Henrietta (2771 )</text:p>
          </table:table-cell>
          <table:table-cell office:value-type="string" calcext:value-type="string">
            <text:p>Child Of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table:formula="of:=CONCATENATE([.F158];  &quot; (&quot;; [.E158]; &quot; )&quot;)" office:value-type="string" office:string-value="Betsy (2753 )" calcext:value-type="string">
            <text:p>Betsy (275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Henry</text:p>
          </table:table-cell>
          <table:table-cell table:formula="of:=CONCATENATE([.B159];  &quot; (&quot;; [.A159]; &quot; )&quot;)" office:value-type="string" office:string-value="Henry (2772 )" calcext:value-type="string">
            <text:p>Henry (2772 )</text:p>
          </table:table-cell>
          <table:table-cell office:value-type="string" calcext:value-type="string">
            <text:p>Child Of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table:formula="of:=CONCATENATE([.F159];  &quot; (&quot;; [.E159]; &quot; )&quot;)" office:value-type="string" office:string-value="Sally (2804 )" calcext:value-type="string">
            <text:p>Sally (280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Iasais (Isaiah) Queen</text:p>
          </table:table-cell>
          <table:table-cell table:formula="of:=CONCATENATE([.B160];  &quot; (&quot;; [.A160]; &quot; )&quot;)" office:value-type="string" office:string-value="Iasais (Isaiah) Queen (2773 )" calcext:value-type="string">
            <text:p>Iasais (Isaiah) Queen (2773 )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F160];  &quot; (&quot;; [.E160]; &quot; )&quot;)" office:value-type="string" office:string-value="Harriett Queen (1782 )" calcext:value-type="string">
            <text:p>Harriett Queen (178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Isaac Hawkins, III</text:p>
          </table:table-cell>
          <table:table-cell table:formula="of:=CONCATENATE([.B161];  &quot; (&quot;; [.A161]; &quot; )&quot;)" office:value-type="string" office:string-value="Isaac Hawkins, III (2774 )" calcext:value-type="string">
            <text:p>Isaac Hawkins, III (2774 )</text:p>
          </table:table-cell>
          <table:table-cell office:value-type="string" calcext:value-type="string">
            <text:p>Child Of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table:formula="of:=CONCATENATE([.F161];  &quot; (&quot;; [.E161]; &quot; )&quot;)" office:value-type="string" office:string-value="Isaac Hawkins, II (1657 )" calcext:value-type="string">
            <text:p>Isaac Hawkins, II (165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Isaac Hawkins, III</text:p>
          </table:table-cell>
          <table:table-cell table:formula="of:=CONCATENATE([.B162];  &quot; (&quot;; [.A162]; &quot; )&quot;)" office:value-type="string" office:string-value="Isaac Hawkins, III (2774 )" calcext:value-type="string">
            <text:p>Isaac Hawkins, III (2774 )</text:p>
          </table:table-cell>
          <table:table-cell office:value-type="string" calcext:value-type="string">
            <text:p>Child Of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Catherine (Kitty) Harrison Hawkins</text:p>
          </table:table-cell>
          <table:table-cell table:formula="of:=CONCATENATE([.F162];  &quot; (&quot;; [.E162]; &quot; )&quot;)" office:value-type="string" office:string-value="Catherine (Kitty) Harrison Hawkins (2067 )" calcext:value-type="string">
            <text:p>Catherine (Kitty) Harrison Hawkins (206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Jackson Hawkins</text:p>
          </table:table-cell>
          <table:table-cell table:formula="of:=CONCATENATE([.B163];  &quot; (&quot;; [.A163]; &quot; )&quot;)" office:value-type="string" office:string-value="Jackson Hawkins (2775 )" calcext:value-type="string">
            <text:p>Jackson Hawkins (2775 )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F163];  &quot; (&quot;; [.E163]; &quot; )&quot;)" office:value-type="string" office:string-value="Patrick Hawkins (1774 )" calcext:value-type="string">
            <text:p>Patrick Hawkins (177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Jackson Hawkins</text:p>
          </table:table-cell>
          <table:table-cell table:formula="of:=CONCATENATE([.B164];  &quot; (&quot;; [.A164]; &quot; )&quot;)" office:value-type="string" office:string-value="Jackson Hawkins (2775 )" calcext:value-type="string">
            <text:p>Jackson Hawkins (2775 )</text:p>
          </table:table-cell>
          <table:table-cell office:value-type="string" calcext:value-type="string">
            <text:p>Child Of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table:formula="of:=CONCATENATE([.F164];  &quot; (&quot;; [.E164]; &quot; )&quot;)" office:value-type="string" office:string-value="Letty Hawkins (2821 )" calcext:value-type="string">
            <text:p>Letty Hawkins (282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James Hawkins</text:p>
          </table:table-cell>
          <table:table-cell table:formula="of:=CONCATENATE([.B165];  &quot; (&quot;; [.A165]; &quot; )&quot;)" office:value-type="string" office:string-value="James Hawkins (2777 )" calcext:value-type="string">
            <text:p>James Hawkins (2777 )</text:p>
          </table:table-cell>
          <table:table-cell office:value-type="string" calcext:value-type="string">
            <text:p>Child O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F165];  &quot; (&quot;; [.E165]; &quot; )&quot;)" office:value-type="string" office:string-value="Isaac Hawkins, I (1655 )" calcext:value-type="string">
            <text:p>Isaac Hawkins, I (165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Jemmy Queen</text:p>
          </table:table-cell>
          <table:table-cell table:formula="of:=CONCATENATE([.B166];  &quot; (&quot;; [.A166]; &quot; )&quot;)" office:value-type="string" office:string-value="Jemmy Queen (2778 )" calcext:value-type="string">
            <text:p>Jemmy Queen (2778 )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F166];  &quot; (&quot;; [.E166]; &quot; )&quot;)" office:value-type="string" office:string-value="Harriett Queen (1782 )" calcext:value-type="string">
            <text:p>Harriett Queen (178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John Harrison</text:p>
          </table:table-cell>
          <table:table-cell table:formula="of:=CONCATENATE([.B167];  &quot; (&quot;; [.A167]; &quot; )&quot;)" office:value-type="string" office:string-value="John Harrison (2780 )" calcext:value-type="string">
            <text:p>John Harrison (2780 )</text:p>
          </table:table-cell>
          <table:table-cell office:value-type="string" calcext:value-type="string">
            <text:p>Child Of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Nelly Harrison</text:p>
          </table:table-cell>
          <table:table-cell table:formula="of:=CONCATENATE([.F167];  &quot; (&quot;; [.E167]; &quot; )&quot;)" office:value-type="string" office:string-value="Nelly Harrison (2797 )" calcext:value-type="string">
            <text:p>Nelly Harrison (279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Joseph</text:p>
          </table:table-cell>
          <table:table-cell table:formula="of:=CONCATENATE([.B168];  &quot; (&quot;; [.A168]; &quot; )&quot;)" office:value-type="string" office:string-value="Joseph (2781 )" calcext:value-type="string">
            <text:p>Joseph (2781 )</text:p>
          </table:table-cell>
          <table:table-cell office:value-type="string" calcext:value-type="string">
            <text:p>Child Of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Nelly</text:p>
          </table:table-cell>
          <table:table-cell table:formula="of:=CONCATENATE([.F168];  &quot; (&quot;; [.E168]; &quot; )&quot;)" office:value-type="string" office:string-value="Nelly (2795 )" calcext:value-type="string">
            <text:p>Nelly (279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Len</text:p>
          </table:table-cell>
          <table:table-cell table:formula="of:=CONCATENATE([.B169];  &quot; (&quot;; [.A169]; &quot; )&quot;)" office:value-type="string" office:string-value="Len (2782 )" calcext:value-type="string">
            <text:p>Len (2782 )</text:p>
          </table:table-cell>
          <table:table-cell office:value-type="string" calcext:value-type="string">
            <text:p>Child Of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Margery</text:p>
          </table:table-cell>
          <table:table-cell table:formula="of:=CONCATENATE([.F169];  &quot; (&quot;; [.E169]; &quot; )&quot;)" office:value-type="string" office:string-value="Margery (2784 )" calcext:value-type="string">
            <text:p>Margery (278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Margaret Queen</text:p>
          </table:table-cell>
          <table:table-cell table:formula="of:=CONCATENATE([.B170];  &quot; (&quot;; [.A170]; &quot; )&quot;)" office:value-type="string" office:string-value="Margaret Queen (2783 )" calcext:value-type="string">
            <text:p>Margaret Queen (2783 )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F170];  &quot; (&quot;; [.E170]; &quot; )&quot;)" office:value-type="string" office:string-value="Charles Queen (2756 )" calcext:value-type="string">
            <text:p>Charles Queen (275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Margaret Queen</text:p>
          </table:table-cell>
          <table:table-cell table:formula="of:=CONCATENATE([.B171];  &quot; (&quot;; [.A171]; &quot; )&quot;)" office:value-type="string" office:string-value="Margaret Queen (2783 )" calcext:value-type="string">
            <text:p>Margaret Queen (2783 )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F171];  &quot; (&quot;; [.E171]; &quot; )&quot;)" office:value-type="string" office:string-value="Sally Queen (1790 )" calcext:value-type="string">
            <text:p>Sally Queen (179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Maria</text:p>
          </table:table-cell>
          <table:table-cell table:formula="of:=CONCATENATE([.B172];  &quot; (&quot;; [.A172]; &quot; )&quot;)" office:value-type="string" office:string-value="Maria (2786 )" calcext:value-type="string">
            <text:p>Maria (2786 )</text:p>
          </table:table-cell>
          <table:table-cell office:value-type="string" calcext:value-type="string">
            <text:p>Child Of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Maria</text:p>
          </table:table-cell>
          <table:table-cell table:formula="of:=CONCATENATE([.F172];  &quot; (&quot;; [.E172]; &quot; )&quot;)" office:value-type="string" office:string-value="Maria (2785 )" calcext:value-type="string">
            <text:p>Maria (278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Mary Williams</text:p>
          </table:table-cell>
          <table:table-cell table:formula="of:=CONCATENATE([.B173];  &quot; (&quot;; [.A173]; &quot; )&quot;)" office:value-type="string" office:string-value="Mary Williams (2787 )" calcext:value-type="string">
            <text:p>Mary Williams (2787 )</text:p>
          </table:table-cell>
          <table:table-cell office:value-type="string" calcext:value-type="string">
            <text:p>Child Of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Minty Queen Williams</text:p>
          </table:table-cell>
          <table:table-cell table:formula="of:=CONCATENATE([.F173];  &quot; (&quot;; [.E173]; &quot; )&quot;)" office:value-type="string" office:string-value="Minty Queen Williams (1789 )" calcext:value-type="string">
            <text:p>Minty Queen Williams (178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Mary Williams</text:p>
          </table:table-cell>
          <table:table-cell table:formula="of:=CONCATENATE([.B174];  &quot; (&quot;; [.A174]; &quot; )&quot;)" office:value-type="string" office:string-value="Mary Williams (2787 )" calcext:value-type="string">
            <text:p>Mary Williams (2787 )</text:p>
          </table:table-cell>
          <table:table-cell office:value-type="string" calcext:value-type="string">
            <text:p>Child Of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enry Williams</text:p>
          </table:table-cell>
          <table:table-cell table:formula="of:=CONCATENATE([.F174];  &quot; (&quot;; [.E174]; &quot; )&quot;)" office:value-type="string" office:string-value="Henry Williams (1788 )" calcext:value-type="string">
            <text:p>Henry Williams (178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Mary Anne Digges</text:p>
          </table:table-cell>
          <table:table-cell table:formula="of:=CONCATENATE([.B175];  &quot; (&quot;; [.A175]; &quot; )&quot;)" office:value-type="string" office:string-value="Mary Anne Digges (2788 )" calcext:value-type="string">
            <text:p>Mary Anne Digges (2788 )</text:p>
          </table:table-cell>
          <table:table-cell office:value-type="string" calcext:value-type="string">
            <text:p>Child Of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table:formula="of:=CONCATENATE([.F175];  &quot; (&quot;; [.E175]; &quot; )&quot;)" office:value-type="string" office:string-value="Sally (2804 )" calcext:value-type="string">
            <text:p>Sally (280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Mary Ellen Queen</text:p>
          </table:table-cell>
          <table:table-cell table:formula="of:=CONCATENATE([.B176];  &quot; (&quot;; [.A176]; &quot; )&quot;)" office:value-type="string" office:string-value="Mary Ellen Queen (2789 )" calcext:value-type="string">
            <text:p>Mary Ellen Queen (2789 )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F176];  &quot; (&quot;; [.E176]; &quot; )&quot;)" office:value-type="string" office:string-value="Harriett Queen (1782 )" calcext:value-type="string">
            <text:p>Harriett Queen (178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Nancy Queen</text:p>
          </table:table-cell>
          <table:table-cell table:formula="of:=CONCATENATE([.B177];  &quot; (&quot;; [.A177]; &quot; )&quot;)" office:value-type="string" office:string-value="Nancy Queen (2791 )" calcext:value-type="string">
            <text:p>Nancy Queen (2791 )</text:p>
          </table:table-cell>
          <table:table-cell office:value-type="string" calcext:value-type="string">
            <text:p>Child Of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F177];  &quot; (&quot;; [.E177]; &quot; )&quot;)" office:value-type="string" office:string-value="Harriett Queen (1782 )" calcext:value-type="string">
            <text:p>Harriett Queen (178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Nancy Queen</text:p>
          </table:table-cell>
          <table:table-cell table:formula="of:=CONCATENATE([.B178];  &quot; (&quot;; [.A178]; &quot; )&quot;)" office:value-type="string" office:string-value="Nancy Queen (2792 )" calcext:value-type="string">
            <text:p>Nancy Queen (2792 )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F178];  &quot; (&quot;; [.E178]; &quot; )&quot;)" office:value-type="string" office:string-value="Charles Queen (2756 )" calcext:value-type="string">
            <text:p>Charles Queen (275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Nancy Queen</text:p>
          </table:table-cell>
          <table:table-cell table:formula="of:=CONCATENATE([.B179];  &quot; (&quot;; [.A179]; &quot; )&quot;)" office:value-type="string" office:string-value="Nancy Queen (2792 )" calcext:value-type="string">
            <text:p>Nancy Queen (2792 )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F179];  &quot; (&quot;; [.E179]; &quot; )&quot;)" office:value-type="string" office:string-value="Sally Queen (1790 )" calcext:value-type="string">
            <text:p>Sally Queen (179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Ned, II</text:p>
          </table:table-cell>
          <table:table-cell table:formula="of:=CONCATENATE([.B180];  &quot; (&quot;; [.A180]; &quot; )&quot;)" office:value-type="string" office:string-value="Ned, II (2794 )" calcext:value-type="string">
            <text:p>Ned, II (2794 )</text:p>
          </table:table-cell>
          <table:table-cell office:value-type="string" calcext:value-type="string">
            <text:p>Child Of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F180];  &quot; (&quot;; [.E180]; &quot; )&quot;)" office:value-type="string" office:string-value="Ned (1758 )" calcext:value-type="string">
            <text:p>Ned (175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Ned, II</text:p>
          </table:table-cell>
          <table:table-cell table:formula="of:=CONCATENATE([.B181];  &quot; (&quot;; [.A181]; &quot; )&quot;)" office:value-type="string" office:string-value="Ned, II (2794 )" calcext:value-type="string">
            <text:p>Ned, II (2794 )</text:p>
          </table:table-cell>
          <table:table-cell office:value-type="string" calcext:value-type="string">
            <text:p>Child Of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F181];  &quot; (&quot;; [.E181]; &quot; )&quot;)" office:value-type="string" office:string-value="Rachel (1759 )" calcext:value-type="string">
            <text:p>Rachel (175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Nelly</text:p>
          </table:table-cell>
          <table:table-cell table:formula="of:=CONCATENATE([.B182];  &quot; (&quot;; [.A182]; &quot; )&quot;)" office:value-type="string" office:string-value="Nelly (2796 )" calcext:value-type="string">
            <text:p>Nelly (2796 )</text:p>
          </table:table-cell>
          <table:table-cell office:value-type="string" calcext:value-type="string">
            <text:p>Child Of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Nelly</text:p>
          </table:table-cell>
          <table:table-cell table:formula="of:=CONCATENATE([.F182];  &quot; (&quot;; [.E182]; &quot; )&quot;)" office:value-type="string" office:string-value="Nelly (2795 )" calcext:value-type="string">
            <text:p>Nelly (279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Patrick </text:p>
          </table:table-cell>
          <table:table-cell table:formula="of:=CONCATENATE([.B183];  &quot; (&quot;; [.A183]; &quot; )&quot;)" office:value-type="string" office:string-value="Patrick  (2798 )" calcext:value-type="string">
            <text:p>Patrick <text:s/>(2798 )</text:p>
          </table:table-cell>
          <table:table-cell office:value-type="string" calcext:value-type="string">
            <text:p>Child Of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John </text:p>
          </table:table-cell>
          <table:table-cell table:formula="of:=CONCATENATE([.F183];  &quot; (&quot;; [.E183]; &quot; )&quot;)" office:value-type="string" office:string-value="John  (2779 )" calcext:value-type="string">
            <text:p>John <text:s/>(2779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Patrick </text:p>
          </table:table-cell>
          <table:table-cell table:formula="of:=CONCATENATE([.B184];  &quot; (&quot;; [.A184]; &quot; )&quot;)" office:value-type="string" office:string-value="Patrick  (2798 )" calcext:value-type="string">
            <text:p>Patrick <text:s/>(2798 )</text:p>
          </table:table-cell>
          <table:table-cell office:value-type="string" calcext:value-type="string">
            <text:p>Child Of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Nancy</text:p>
          </table:table-cell>
          <table:table-cell table:formula="of:=CONCATENATE([.F184];  &quot; (&quot;; [.E184]; &quot; )&quot;)" office:value-type="string" office:string-value="Nancy (2790 )" calcext:value-type="string">
            <text:p>Nancy (279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Peter Hawkins</text:p>
          </table:table-cell>
          <table:table-cell table:formula="of:=CONCATENATE([.B185];  &quot; (&quot;; [.A185]; &quot; )&quot;)" office:value-type="string" office:string-value="Peter Hawkins (2799 )" calcext:value-type="string">
            <text:p>Peter Hawkins (2799 )</text:p>
          </table:table-cell>
          <table:table-cell office:value-type="string" calcext:value-type="string">
            <text:p>Child Of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F185];  &quot; (&quot;; [.E185]; &quot; )&quot;)" office:value-type="string" office:string-value="Patrick Hawkins (1774 )" calcext:value-type="string">
            <text:p>Patrick Hawkins (177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Peter Hawkins</text:p>
          </table:table-cell>
          <table:table-cell table:formula="of:=CONCATENATE([.B186];  &quot; (&quot;; [.A186]; &quot; )&quot;)" office:value-type="string" office:string-value="Peter Hawkins (2799 )" calcext:value-type="string">
            <text:p>Peter Hawkins (2799 )</text:p>
          </table:table-cell>
          <table:table-cell office:value-type="string" calcext:value-type="string">
            <text:p>Child Of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table:formula="of:=CONCATENATE([.F186];  &quot; (&quot;; [.E186]; &quot; )&quot;)" office:value-type="string" office:string-value="Letty Hawkins (2821 )" calcext:value-type="string">
            <text:p>Letty Hawkins (282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Revidy</text:p>
          </table:table-cell>
          <table:table-cell table:formula="of:=CONCATENATE([.B187];  &quot; (&quot;; [.A187]; &quot; )&quot;)" office:value-type="string" office:string-value="Revidy (2801 )" calcext:value-type="string">
            <text:p>Revidy (2801 )</text:p>
          </table:table-cell>
          <table:table-cell office:value-type="string" calcext:value-type="string">
            <text:p>Child Of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table:formula="of:=CONCATENATE([.F187];  &quot; (&quot;; [.E187]; &quot; )&quot;)" office:value-type="string" office:string-value="Eliza (2761 )" calcext:value-type="string">
            <text:p>Eliza (276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Robert</text:p>
          </table:table-cell>
          <table:table-cell table:formula="of:=CONCATENATE([.B188];  &quot; (&quot;; [.A188]; &quot; )&quot;)" office:value-type="string" office:string-value="Robert (2802 )" calcext:value-type="string">
            <text:p>Robert (2802 )</text:p>
          </table:table-cell>
          <table:table-cell office:value-type="string" calcext:value-type="string">
            <text:p>Child Of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table:formula="of:=CONCATENATE([.F188];  &quot; (&quot;; [.E188]; &quot; )&quot;)" office:value-type="string" office:string-value="Sally (2804 )" calcext:value-type="string">
            <text:p>Sally (280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Sam</text:p>
          </table:table-cell>
          <table:table-cell table:formula="of:=CONCATENATE([.B189];  &quot; (&quot;; [.A189]; &quot; )&quot;)" office:value-type="string" office:string-value="Sam (2806 )" calcext:value-type="string">
            <text:p>Sam (2806 )</text:p>
          </table:table-cell>
          <table:table-cell office:value-type="string" calcext:value-type="string">
            <text:p>Child Of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table:formula="of:=CONCATENATE([.F189];  &quot; (&quot;; [.E189]; &quot; )&quot;)" office:value-type="string" office:string-value="Kitty (2822 )" calcext:value-type="string">
            <text:p>Kitty (282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Sarah Anne Queen</text:p>
          </table:table-cell>
          <table:table-cell table:formula="of:=CONCATENATE([.B190];  &quot; (&quot;; [.A190]; &quot; )&quot;)" office:value-type="string" office:string-value="Sarah Anne Queen (2807 )" calcext:value-type="string">
            <text:p>Sarah Anne Queen (2807 )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F190];  &quot; (&quot;; [.E190]; &quot; )&quot;)" office:value-type="string" office:string-value="Charles Queen (2756 )" calcext:value-type="string">
            <text:p>Charles Queen (275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Sarah Anne Queen</text:p>
          </table:table-cell>
          <table:table-cell table:formula="of:=CONCATENATE([.B191];  &quot; (&quot;; [.A191]; &quot; )&quot;)" office:value-type="string" office:string-value="Sarah Anne Queen (2807 )" calcext:value-type="string">
            <text:p>Sarah Anne Queen (2807 )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F191];  &quot; (&quot;; [.E191]; &quot; )&quot;)" office:value-type="string" office:string-value="Sally Queen (1790 )" calcext:value-type="string">
            <text:p>Sally Queen (179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Susan Hawkins</text:p>
          </table:table-cell>
          <table:table-cell table:formula="of:=CONCATENATE([.B192];  &quot; (&quot;; [.A192]; &quot; )&quot;)" office:value-type="string" office:string-value="Susan Hawkins (2808 )" calcext:value-type="string">
            <text:p>Susan Hawkins (2808 )</text:p>
          </table:table-cell>
          <table:table-cell office:value-type="string" calcext:value-type="string">
            <text:p>Child Of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James Hawkins</text:p>
          </table:table-cell>
          <table:table-cell table:formula="of:=CONCATENATE([.F192];  &quot; (&quot;; [.E192]; &quot; )&quot;)" office:value-type="string" office:string-value="James Hawkins (2777 )" calcext:value-type="string">
            <text:p>James Hawkins (2777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Susan Hawkins</text:p>
          </table:table-cell>
          <table:table-cell table:formula="of:=CONCATENATE([.B193];  &quot; (&quot;; [.A193]; &quot; )&quot;)" office:value-type="string" office:string-value="Susan Hawkins (2808 )" calcext:value-type="string">
            <text:p>Susan Hawkins (2808 )</text:p>
          </table:table-cell>
          <table:table-cell office:value-type="string" calcext:value-type="string">
            <text:p>Child Of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Delia Hawkins</text:p>
          </table:table-cell>
          <table:table-cell table:formula="of:=CONCATENATE([.F193];  &quot; (&quot;; [.E193]; &quot; )&quot;)" office:value-type="string" office:string-value="Delia Hawkins (2758 )" calcext:value-type="string">
            <text:p>Delia Hawkins (2758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William</text:p>
          </table:table-cell>
          <table:table-cell table:formula="of:=CONCATENATE([.B194];  &quot; (&quot;; [.A194]; &quot; )&quot;)" office:value-type="string" office:string-value="William (2810 )" calcext:value-type="string">
            <text:p>William (2810 )</text:p>
          </table:table-cell>
          <table:table-cell office:value-type="string" calcext:value-type="string">
            <text:p>Child Of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table:formula="of:=CONCATENATE([.F194];  &quot; (&quot;; [.E194]; &quot; )&quot;)" office:value-type="string" office:string-value="Sally (2804 )" calcext:value-type="string">
            <text:p>Sally (2804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William</text:p>
          </table:table-cell>
          <table:table-cell table:formula="of:=CONCATENATE([.B195];  &quot; (&quot;; [.A195]; &quot; )&quot;)" office:value-type="string" office:string-value="William (2811 )" calcext:value-type="string">
            <text:p>William (2811 )</text:p>
          </table:table-cell>
          <table:table-cell office:value-type="string" calcext:value-type="string">
            <text:p>Child Of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table:formula="of:=CONCATENATE([.F195];  &quot; (&quot;; [.E195]; &quot; )&quot;)" office:value-type="string" office:string-value="Eliza (2761 )" calcext:value-type="string">
            <text:p>Eliza (276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William</text:p>
          </table:table-cell>
          <table:table-cell table:formula="of:=CONCATENATE([.B196];  &quot; (&quot;; [.A196]; &quot; )&quot;)" office:value-type="string" office:string-value="William (2812 )" calcext:value-type="string">
            <text:p>William (2812 )</text:p>
          </table:table-cell>
          <table:table-cell office:value-type="string" calcext:value-type="string">
            <text:p>Child Of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Maria</text:p>
          </table:table-cell>
          <table:table-cell table:formula="of:=CONCATENATE([.F196];  &quot; (&quot;; [.E196]; &quot; )&quot;)" office:value-type="string" office:string-value="Maria (2785 )" calcext:value-type="string">
            <text:p>Maria (278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Austin</text:p>
          </table:table-cell>
          <table:table-cell table:formula="of:=CONCATENATE([.B197];  &quot; (&quot;; [.A197]; &quot; )&quot;)" office:value-type="string" office:string-value="Austin (2818 )" calcext:value-type="string">
            <text:p>Austin (2818 )</text:p>
          </table:table-cell>
          <table:table-cell office:value-type="string" calcext:value-type="string">
            <text:p>Child Of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table:formula="of:=CONCATENATE([.F197];  &quot; (&quot;; [.E197]; &quot; )&quot;)" office:value-type="string" office:string-value="Betsy (2753 )" calcext:value-type="string">
            <text:p>Betsy (2753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Harriet Anne Queen</text:p>
          </table:table-cell>
          <table:table-cell table:formula="of:=CONCATENATE([.B198];  &quot; (&quot;; [.A198]; &quot; )&quot;)" office:value-type="string" office:string-value="Harriet Anne Queen (2819 )" calcext:value-type="string">
            <text:p>Harriet Anne Queen (2819 )</text:p>
          </table:table-cell>
          <table:table-cell office:value-type="string" calcext:value-type="string">
            <text:p>Child Of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F198];  &quot; (&quot;; [.E198]; &quot; )&quot;)" office:value-type="string" office:string-value="Charles Queen (2756 )" calcext:value-type="string">
            <text:p>Charles Queen (2756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Harriet Anne Queen</text:p>
          </table:table-cell>
          <table:table-cell table:formula="of:=CONCATENATE([.B199];  &quot; (&quot;; [.A199]; &quot; )&quot;)" office:value-type="string" office:string-value="Harriet Anne Queen (2819 )" calcext:value-type="string">
            <text:p>Harriet Anne Queen (2819 )</text:p>
          </table:table-cell>
          <table:table-cell office:value-type="string" calcext:value-type="string">
            <text:p>Child Of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F199];  &quot; (&quot;; [.E199]; &quot; )&quot;)" office:value-type="string" office:string-value="Sally Queen (1790 )" calcext:value-type="string">
            <text:p>Sally Queen (1790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table:formula="of:=CONCATENATE([.B200];  &quot; (&quot;; [.A200]; &quot; )&quot;)" office:value-type="string" office:string-value="Kitty (2822 )" calcext:value-type="string">
            <text:p>Kitty (2822 )</text:p>
          </table:table-cell>
          <table:table-cell office:value-type="string" calcext:value-type="string">
            <text:p>Child Of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Nelly</text:p>
          </table:table-cell>
          <table:table-cell table:formula="of:=CONCATENATE([.F200];  &quot; (&quot;; [.E200]; &quot; )&quot;)" office:value-type="string" office:string-value="Nelly (2795 )" calcext:value-type="string">
            <text:p>Nelly (2795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Mary</text:p>
          </table:table-cell>
          <table:table-cell table:formula="of:=CONCATENATE([.B201];  &quot; (&quot;; [.A201]; &quot; )&quot;)" office:value-type="string" office:string-value="Mary (2823 )" calcext:value-type="string">
            <text:p>Mary (2823 )</text:p>
          </table:table-cell>
          <table:table-cell office:value-type="string" calcext:value-type="string">
            <text:p>Child Of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table:formula="of:=CONCATENATE([.F201];  &quot; (&quot;; [.E201]; &quot; )&quot;)" office:value-type="string" office:string-value="Kitty (2822 )" calcext:value-type="string">
            <text:p>Kitty (2822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Noble</text:p>
          </table:table-cell>
          <table:table-cell table:formula="of:=CONCATENATE([.B202];  &quot; (&quot;; [.A202]; &quot; )&quot;)" office:value-type="string" office:string-value="Noble (2824 )" calcext:value-type="string">
            <text:p>Noble (2824 )</text:p>
          </table:table-cell>
          <table:table-cell office:value-type="string" calcext:value-type="string">
            <text:p>Child Of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table:formula="of:=CONCATENATE([.F202];  &quot; (&quot;; [.E202]; &quot; )&quot;)" office:value-type="string" office:string-value="Eliza (2761 )" calcext:value-type="string">
            <text:p>Eliza (2761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 Marsh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Mina</text:p>
          </table:table-cell>
          <table:table-cell table:formula="of:=CONCATENATE([.B203];  &quot; (&quot;; [.A203]; &quot; )&quot;)" office:value-type="string" office:string-value="Mina (1503 )" calcext:value-type="string">
            <text:p>Mina (1503 )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F203];  &quot; (&quot;; [.E203]; &quot; )&quot;)" office:value-type="string" office:string-value="Nanny Cooper (1502 )" calcext:value-type="string">
            <text:p>Nanny Cooper (1502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imon</text:p>
          </table:table-cell>
          <table:table-cell table:formula="of:=CONCATENATE([.B204];  &quot; (&quot;; [.A204]; &quot; )&quot;)" office:value-type="string" office:string-value="Simon (1504 )" calcext:value-type="string">
            <text:p>Simon (1504 )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F204];  &quot; (&quot;; [.E204]; &quot; )&quot;)" office:value-type="string" office:string-value="Nanny Cooper (1502 )" calcext:value-type="string">
            <text:p>Nanny Cooper (1502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Henny</text:p>
          </table:table-cell>
          <table:table-cell table:formula="of:=CONCATENATE([.B205];  &quot; (&quot;; [.A205]; &quot; )&quot;)" office:value-type="string" office:string-value="Henny (1505 )" calcext:value-type="string">
            <text:p>Henny (1505 )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F205];  &quot; (&quot;; [.E205]; &quot; )&quot;)" office:value-type="string" office:string-value="Nanny Cooper (1502 )" calcext:value-type="string">
            <text:p>Nanny Cooper (1502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oll </text:p>
          </table:table-cell>
          <table:table-cell table:formula="of:=CONCATENATE([.B206];  &quot; (&quot;; [.A206]; &quot; )&quot;)" office:value-type="string" office:string-value="Doll  (1507 )" calcext:value-type="string">
            <text:p>Doll <text:s/>(1507 )</text:p>
          </table:table-cell>
          <table:table-cell office:value-type="string" calcext:value-type="string">
            <text:p>Child Of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table:formula="of:=CONCATENATE([.F206];  &quot; (&quot;; [.E206]; &quot; )&quot;)" office:value-type="string" office:string-value="Sarah (1506 )" calcext:value-type="string">
            <text:p>Sarah (1506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Dick </text:p>
          </table:table-cell>
          <table:table-cell table:formula="of:=CONCATENATE([.B207];  &quot; (&quot;; [.A207]; &quot; )&quot;)" office:value-type="string" office:string-value="Dick  (1508 )" calcext:value-type="string">
            <text:p>Dick <text:s/>(1508 )</text:p>
          </table:table-cell>
          <table:table-cell office:value-type="string" calcext:value-type="string">
            <text:p>Child Of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table:formula="of:=CONCATENATE([.F207];  &quot; (&quot;; [.E207]; &quot; )&quot;)" office:value-type="string" office:string-value="Sarah (1506 )" calcext:value-type="string">
            <text:p>Sarah (1506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Peter</text:p>
          </table:table-cell>
          <table:table-cell table:formula="of:=CONCATENATE([.B208];  &quot; (&quot;; [.A208]; &quot; )&quot;)" office:value-type="string" office:string-value="Peter (1509 )" calcext:value-type="string">
            <text:p>Peter (1509 )</text:p>
          </table:table-cell>
          <table:table-cell office:value-type="string" calcext:value-type="string">
            <text:p>Child Of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table:formula="of:=CONCATENATE([.F208];  &quot; (&quot;; [.E208]; &quot; )&quot;)" office:value-type="string" office:string-value="Sarah (1506 )" calcext:value-type="string">
            <text:p>Sarah (1506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James <text:s/></text:p>
          </table:table-cell>
          <table:table-cell table:formula="of:=CONCATENATE([.B209];  &quot; (&quot;; [.A209]; &quot; )&quot;)" office:value-type="string" office:string-value="James   (1510 )" calcext:value-type="string">
            <text:p>James <text:s text:c="2"/>(1510 )</text:p>
          </table:table-cell>
          <table:table-cell office:value-type="string" calcext:value-type="string">
            <text:p>Child Of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table:formula="of:=CONCATENATE([.F209];  &quot; (&quot;; [.E209]; &quot; )&quot;)" office:value-type="string" office:string-value="Sarah (1506 )" calcext:value-type="string">
            <text:p>Sarah (1506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Mary</text:p>
          </table:table-cell>
          <table:table-cell table:formula="of:=CONCATENATE([.B210];  &quot; (&quot;; [.A210]; &quot; )&quot;)" office:value-type="string" office:string-value="Mary (1512 )" calcext:value-type="string">
            <text:p>Mary (1512 )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F210];  &quot; (&quot;; [.E210]; &quot; )&quot;)" office:value-type="string" office:string-value="Phyllis (1511 )" calcext:value-type="string">
            <text:p>Phyllis (1511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Peggy</text:p>
          </table:table-cell>
          <table:table-cell table:formula="of:=CONCATENATE([.B211];  &quot; (&quot;; [.A211]; &quot; )&quot;)" office:value-type="string" office:string-value="Peggy (1513 )" calcext:value-type="string">
            <text:p>Peggy (1513 )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F211];  &quot; (&quot;; [.E211]; &quot; )&quot;)" office:value-type="string" office:string-value="Phyllis (1511 )" calcext:value-type="string">
            <text:p>Phyllis (1511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Sall</text:p>
          </table:table-cell>
          <table:table-cell table:formula="of:=CONCATENATE([.B212];  &quot; (&quot;; [.A212]; &quot; )&quot;)" office:value-type="string" office:string-value="Sall (1514 )" calcext:value-type="string">
            <text:p>Sall (1514 )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F212];  &quot; (&quot;; [.E212]; &quot; )&quot;)" office:value-type="string" office:string-value="Phyllis (1511 )" calcext:value-type="string">
            <text:p>Phyllis (1511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Winifred</text:p>
          </table:table-cell>
          <table:table-cell table:formula="of:=CONCATENATE([.B213];  &quot; (&quot;; [.A213]; &quot; )&quot;)" office:value-type="string" office:string-value="Winifred (1515 )" calcext:value-type="string">
            <text:p>Winifred (1515 )</text:p>
          </table:table-cell>
          <table:table-cell office:value-type="string" calcext:value-type="string">
            <text:p>Child Of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F213];  &quot; (&quot;; [.E213]; &quot; )&quot;)" office:value-type="string" office:string-value="Phyllis (1511 )" calcext:value-type="string">
            <text:p>Phyllis (1511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B214];  &quot; (&quot;; [.A214]; &quot; )&quot;)" office:value-type="string" office:string-value="Mary (1516 )" calcext:value-type="string">
            <text:p>Mary (1516 )</text:p>
          </table:table-cell>
          <table:table-cell office:value-type="string" calcext:value-type="string">
            <text:p>Child Of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F214];  &quot; (&quot;; [.E214]; &quot; )&quot;)" office:value-type="string" office:string-value="Nanny Cooper (1502 )" calcext:value-type="string">
            <text:p>Nanny Cooper (1502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Nancy</text:p>
          </table:table-cell>
          <table:table-cell table:formula="of:=CONCATENATE([.B215];  &quot; (&quot;; [.A215]; &quot; )&quot;)" office:value-type="string" office:string-value="Nancy (1517 )" calcext:value-type="string">
            <text:p>Nancy (1517 )</text:p>
          </table:table-cell>
          <table:table-cell office:value-type="string" calcext:value-type="string">
            <text:p>Child Of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F215];  &quot; (&quot;; [.E215]; &quot; )&quot;)" office:value-type="string" office:string-value="Mary (1516 )" calcext:value-type="string">
            <text:p>Mary (1516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Cate</text:p>
          </table:table-cell>
          <table:table-cell table:formula="of:=CONCATENATE([.B216];  &quot; (&quot;; [.A216]; &quot; )&quot;)" office:value-type="string" office:string-value="Cate (1518 )" calcext:value-type="string">
            <text:p>Cate (1518 )</text:p>
          </table:table-cell>
          <table:table-cell office:value-type="string" calcext:value-type="string">
            <text:p>Child Of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F216];  &quot; (&quot;; [.E216]; &quot; )&quot;)" office:value-type="string" office:string-value="Mary (1516 )" calcext:value-type="string">
            <text:p>Mary (1516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Rachel</text:p>
          </table:table-cell>
          <table:table-cell table:formula="of:=CONCATENATE([.B217];  &quot; (&quot;; [.A217]; &quot; )&quot;)" office:value-type="string" office:string-value="Rachel (1519 )" calcext:value-type="string">
            <text:p>Rachel (1519 )</text:p>
          </table:table-cell>
          <table:table-cell office:value-type="string" calcext:value-type="string">
            <text:p>Child Of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F217];  &quot; (&quot;; [.E217]; &quot; )&quot;)" office:value-type="string" office:string-value="Mary (1516 )" calcext:value-type="string">
            <text:p>Mary (1516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Priscilla</text:p>
          </table:table-cell>
          <table:table-cell table:formula="of:=CONCATENATE([.B218];  &quot; (&quot;; [.A218]; &quot; )&quot;)" office:value-type="string" office:string-value="Priscilla (1520 )" calcext:value-type="string">
            <text:p>Priscilla (1520 )</text:p>
          </table:table-cell>
          <table:table-cell office:value-type="string" calcext:value-type="string">
            <text:p>Child Of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F218];  &quot; (&quot;; [.E218]; &quot; )&quot;)" office:value-type="string" office:string-value="Mary (1516 )" calcext:value-type="string">
            <text:p>Mary (1516 )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ingale</text:p>
          </table:table-cell>
        </table:table-row>
      </table:table>
      <table:table table:name="Abroad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 office:value-type="string" calcext:value-type="string">
            <text:p>relationship:childOf/0/property_label</text:p>
          </table:table-cell>
          <table:table-cell office:value-type="string" calcext:value-type="string">
            <text:p>relationship:childOf/0/value_resource_id</text:p>
          </table:table-cell>
          <table:table-cell office:value-type="string" calcext:value-type="string">
            <text:p>relationship:childOf/0/display_title</text:p>
          </table:table-cell>
          <table:table-cell office:value-type="string" calcext:value-type="string">
            <text:p>schema:homeLocation/0/value_resource_id</text:p>
          </table:table-cell>
          <table:table-cell office:value-type="string" calcext:value-type="string">
            <text:p>schema:homeLocation/0/display_title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Molly Proctor</text:p>
          </table:table-cell>
          <table:table-cell office:value-type="string" calcext:value-type="string">
            <text:p>Child Of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Nancy Proc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town College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hild Of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Hen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Joseph's Manor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ry’s children</text:p>
          </table:table-cell>
          <table:table-cell office:value-type="string" calcext:value-type="string">
            <text:p>Child Of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y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ry’s children</text:p>
          </table:table-cell>
          <table:table-cell office:value-type="string" calcext:value-type="string">
            <text:p>Child Of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e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ylvia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alp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hild 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ylvia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hild 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alp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Child 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ylvia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Child 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alp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Child 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ylvia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Child 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alp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ll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arah's Children</text:p>
          </table:table-cell>
          <table:table-cell office:value-type="string" calcext:value-type="string">
            <text:p>Child Of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Sarah 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nn Tebesca</text:p>
          </table:table-cell>
          <table:table-cell office:value-type="string" calcext:value-type="string">
            <text:p>Child Of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Deb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nn Tebesca</text:p>
          </table:table-cell>
          <table:table-cell office:value-type="string" calcext:value-type="string">
            <text:p>Child Of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Solomon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Grace’s children</text:p>
          </table:table-cell>
          <table:table-cell office:value-type="string" calcext:value-type="string">
            <text:p>Child Of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Baptist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Grace’s children</text:p>
          </table:table-cell>
          <table:table-cell office:value-type="string" calcext:value-type="string">
            <text:p>Child Of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Grace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hild Of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ll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ild Of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ll</text:p>
          </table:table-cell>
          <table:table-cell table:number-columns-repeated="2"/>
        </table:table-row>
      </table:table>
      <table:table table:name="NBohemia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Harry</text:p>
          </table:table-cell>
          <table:table-cell table:formula="of:=CONCATENATE([.B2];  &quot; (&quot;; [.A2]; &quot; )&quot;)" office:value-type="string" office:string-value="Harry (1030 )" calcext:value-type="string">
            <text:p>Harry (1030 )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Perry Greenwood</text:p>
          </table:table-cell>
          <table:table-cell table:formula="of:=CONCATENATE([.B3];  &quot; (&quot;; [.A3]; &quot; )&quot;)" office:value-type="string" office:string-value="Perry Greenwood (1093 )" calcext:value-type="string">
            <text:p>Perry Greenwood (1093 )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Kate</text:p>
          </table:table-cell>
          <table:table-cell table:formula="of:=CONCATENATE([.B4];  &quot; (&quot;; [.A4]; &quot; )&quot;)" office:value-type="string" office:string-value="Kate (1438 )" calcext:value-type="string">
            <text:p>Kate (1438 )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Kate</text:p>
          </table:table-cell>
          <table:table-cell table:formula="of:=CONCATENATE([.B5];  &quot; (&quot;; [.A5]; &quot; )&quot;)" office:value-type="string" office:string-value="Kate (1438 )" calcext:value-type="string">
            <text:p>Kate (1438 )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Jenny</text:p>
          </table:table-cell>
          <table:table-cell table:formula="of:=CONCATENATE([.B6];  &quot; (&quot;; [.A6]; &quot; )&quot;)" office:value-type="string" office:string-value="Jenny (1446 )" calcext:value-type="string">
            <text:p>Jenny (1446 )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Patrick</text:p>
          </table:table-cell>
          <table:table-cell table:formula="of:=CONCATENATE([.B7];  &quot; (&quot;; [.A7]; &quot; )&quot;)" office:value-type="string" office:string-value="Patrick (1448 )" calcext:value-type="string">
            <text:p>Patrick (1448 )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Nelly</text:p>
          </table:table-cell>
          <table:table-cell table:formula="of:=CONCATENATE([.B8];  &quot; (&quot;; [.A8]; &quot; )&quot;)" office:value-type="string" office:string-value="Nelly (1450 )" calcext:value-type="string">
            <text:p>Nelly (1450 )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Joseph</text:p>
          </table:table-cell>
          <table:table-cell table:formula="of:=CONCATENATE([.B9];  &quot; (&quot;; [.A9]; &quot; )&quot;)" office:value-type="string" office:string-value="Joseph (1452 )" calcext:value-type="string">
            <text:p>Joseph (1452 )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Nancy</text:p>
          </table:table-cell>
          <table:table-cell table:formula="of:=CONCATENATE([.B10];  &quot; (&quot;; [.A10]; &quot; )&quot;)" office:value-type="string" office:string-value="Nancy (1633 )" calcext:value-type="string">
            <text:p>Nancy (1633 )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Infant Child</text:p>
          </table:table-cell>
          <table:table-cell table:formula="of:=CONCATENATE([.B11];  &quot; (&quot;; [.A11]; &quot; )&quot;)" office:value-type="string" office:string-value="Infant Child (1634 )" calcext:value-type="string">
            <text:p>Infant Child (1634 )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Polly</text:p>
          </table:table-cell>
          <table:table-cell table:formula="of:=CONCATENATE([.B12];  &quot; (&quot;; [.A12]; &quot; )&quot;)" office:value-type="string" office:string-value="Polly (1635 )" calcext:value-type="string">
            <text:p>Polly (1635 )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Infant Child</text:p>
          </table:table-cell>
          <table:table-cell table:formula="of:=CONCATENATE([.B13];  &quot; (&quot;; [.A13]; &quot; )&quot;)" office:value-type="string" office:string-value="Infant Child (1636 )" calcext:value-type="string">
            <text:p>Infant Child (1636 )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avid</text:p>
          </table:table-cell>
          <table:table-cell table:formula="of:=CONCATENATE([.B14];  &quot; (&quot;; [.A14]; &quot; )&quot;)" office:value-type="string" office:string-value="David (1648 )" calcext:value-type="string">
            <text:p>David (1648 )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avid</text:p>
          </table:table-cell>
          <table:table-cell table:formula="of:=CONCATENATE([.B15];  &quot; (&quot;; [.A15]; &quot; )&quot;)" office:value-type="string" office:string-value="David (1648 )" calcext:value-type="string">
            <text:p>David (1648 )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Moll </text:p>
          </table:table-cell>
          <table:table-cell table:formula="of:=CONCATENATE([.B16];  &quot; (&quot;; [.A16]; &quot; )&quot;)" office:value-type="string" office:string-value="Moll  (1686 )" calcext:value-type="string">
            <text:p>Moll <text:s/>(1686 )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Ralph</text:p>
          </table:table-cell>
          <table:table-cell table:formula="of:=CONCATENATE([.B17];  &quot; (&quot;; [.A17]; &quot; )&quot;)" office:value-type="string" office:string-value="Ralph (1692 )" calcext:value-type="string">
            <text:p>Ralph (1692 )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oll </text:p>
          </table:table-cell>
          <table:table-cell table:formula="of:=CONCATENATE([.B18];  &quot; (&quot;; [.A18]; &quot; )&quot;)" office:value-type="string" office:string-value="Poll  (1699 )" calcext:value-type="string">
            <text:p>Poll <text:s/>(1699 )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Abigail</text:p>
          </table:table-cell>
          <table:table-cell table:formula="of:=CONCATENATE([.B19];  &quot; (&quot;; [.A19]; &quot; )&quot;)" office:value-type="string" office:string-value="Abigail (1706 )" calcext:value-type="string">
            <text:p>Abigail (1706 )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Abigail</text:p>
          </table:table-cell>
          <table:table-cell table:formula="of:=CONCATENATE([.B20];  &quot; (&quot;; [.A20]; &quot; )&quot;)" office:value-type="string" office:string-value="Abigail (1706 )" calcext:value-type="string">
            <text:p>Abigail (1706 )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Mary</text:p>
          </table:table-cell>
          <table:table-cell table:formula="of:=CONCATENATE([.B21];  &quot; (&quot;; [.A21]; &quot; )&quot;)" office:value-type="string" office:string-value="Mary (1858 )" calcext:value-type="string">
            <text:p>Mary (1858 )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Mary</text:p>
          </table:table-cell>
          <table:table-cell table:formula="of:=CONCATENATE([.B22];  &quot; (&quot;; [.A22]; &quot; )&quot;)" office:value-type="string" office:string-value="Mary (1858 )" calcext:value-type="string">
            <text:p>Mary (1858 )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Hannah</text:p>
          </table:table-cell>
          <table:table-cell table:formula="of:=CONCATENATE([.B23];  &quot; (&quot;; [.A23]; &quot; )&quot;)" office:value-type="string" office:string-value="Hannah (1859 )" calcext:value-type="string">
            <text:p>Hannah (1859 )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Hannah</text:p>
          </table:table-cell>
          <table:table-cell table:formula="of:=CONCATENATE([.B24];  &quot; (&quot;; [.A24]; &quot; )&quot;)" office:value-type="string" office:string-value="Hannah (1859 )" calcext:value-type="string">
            <text:p>Hannah (1859 )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Isaac</text:p>
          </table:table-cell>
          <table:table-cell table:formula="of:=CONCATENATE([.B25];  &quot; (&quot;; [.A25]; &quot; )&quot;)" office:value-type="string" office:string-value="Isaac (1860 )" calcext:value-type="string">
            <text:p>Isaac (1860 )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Isaac</text:p>
          </table:table-cell>
          <table:table-cell table:formula="of:=CONCATENATE([.B26];  &quot; (&quot;; [.A26]; &quot; )&quot;)" office:value-type="string" office:string-value="Isaac (1860 )" calcext:value-type="string">
            <text:p>Isaac (1860 )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Pat</text:p>
          </table:table-cell>
          <table:table-cell table:formula="of:=CONCATENATE([.B27];  &quot; (&quot;; [.A27]; &quot; )&quot;)" office:value-type="string" office:string-value="Pat (1861 )" calcext:value-type="string">
            <text:p>Pat (1861 )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Pat</text:p>
          </table:table-cell>
          <table:table-cell table:formula="of:=CONCATENATE([.B28];  &quot; (&quot;; [.A28]; &quot; )&quot;)" office:value-type="string" office:string-value="Pat (1861 )" calcext:value-type="string">
            <text:p>Pat (1861 )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David</text:p>
          </table:table-cell>
          <table:table-cell table:formula="of:=CONCATENATE([.B29];  &quot; (&quot;; [.A29]; &quot; )&quot;)" office:value-type="string" office:string-value="David (1862 )" calcext:value-type="string">
            <text:p>David (1862 )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Nell</text:p>
          </table:table-cell>
          <table:table-cell table:formula="of:=CONCATENATE([.B30];  &quot; (&quot;; [.A30]; &quot; )&quot;)" office:value-type="string" office:string-value="Nell (1918 )" calcext:value-type="string">
            <text:p>Nell (1918 )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Perry</text:p>
          </table:table-cell>
          <table:table-cell table:formula="of:=CONCATENATE([.B31];  &quot; (&quot;; [.A31]; &quot; )&quot;)" office:value-type="string" office:string-value="Perry (1919 )" calcext:value-type="string">
            <text:p>Perry (1919 )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Perry</text:p>
          </table:table-cell>
          <table:table-cell table:formula="of:=CONCATENATE([.B32];  &quot; (&quot;; [.A32]; &quot; )&quot;)" office:value-type="string" office:string-value="Perry (1919 )" calcext:value-type="string">
            <text:p>Perry (1919 )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Nell</text:p>
          </table:table-cell>
          <table:table-cell table:formula="of:=CONCATENATE([.B33];  &quot; (&quot;; [.A33]; &quot; )&quot;)" office:value-type="string" office:string-value="Nell (1929 )" calcext:value-type="string">
            <text:p>Nell (1929 )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Clara</text:p>
          </table:table-cell>
          <table:table-cell table:formula="of:=CONCATENATE([.B34];  &quot; (&quot;; [.A34]; &quot; )&quot;)" office:value-type="string" office:string-value="Clara (1931 )" calcext:value-type="string">
            <text:p>Clara (1931 )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Jany</text:p>
          </table:table-cell>
          <table:table-cell table:formula="of:=CONCATENATE([.B35];  &quot; (&quot;; [.A35]; &quot; )&quot;)" office:value-type="string" office:string-value="Jany (1932 )" calcext:value-type="string">
            <text:p>Jany (1932 )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Philis</text:p>
          </table:table-cell>
          <table:table-cell table:formula="of:=CONCATENATE([.B36];  &quot; (&quot;; [.A36]; &quot; )&quot;)" office:value-type="string" office:string-value="Philis (1933 )" calcext:value-type="string">
            <text:p>Philis (1933 )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Philis</text:p>
          </table:table-cell>
          <table:table-cell table:formula="of:=CONCATENATE([.B37];  &quot; (&quot;; [.A37]; &quot; )&quot;)" office:value-type="string" office:string-value="Philis (1933 )" calcext:value-type="string">
            <text:p>Philis (1933 )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Kate's child 1</text:p>
          </table:table-cell>
          <table:table-cell table:formula="of:=CONCATENATE([.B38];  &quot; (&quot;; [.A38]; &quot; )&quot;)" office:value-type="string" office:string-value="Kate's child 1 (1971 )" calcext:value-type="string">
            <text:p>Kate's child 1 (1971 )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Kate's child 2</text:p>
          </table:table-cell>
          <table:table-cell table:formula="of:=CONCATENATE([.B39];  &quot; (&quot;; [.A39]; &quot; )&quot;)" office:value-type="string" office:string-value="Kate's child 2 (1972 )" calcext:value-type="string">
            <text:p>Kate's child 2 (1972 )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Woman</text:p>
          </table:table-cell>
          <table:table-cell table:formula="of:=CONCATENATE([.B40];  &quot; (&quot;; [.A40]; &quot; )&quot;)" office:value-type="string" office:string-value="Woman (1973 )" calcext:value-type="string">
            <text:p>Woman (1973 )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Child</text:p>
          </table:table-cell>
          <table:table-cell table:formula="of:=CONCATENATE([.B41];  &quot; (&quot;; [.A41]; &quot; )&quot;)" office:value-type="string" office:string-value="Child (1974 )" calcext:value-type="string">
            <text:p>Child (1974 )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Nelly</text:p>
          </table:table-cell>
          <table:table-cell table:formula="of:=CONCATENATE([.B42];  &quot; (&quot;; [.A42]; &quot; )&quot;)" office:value-type="string" office:string-value="Nelly (3548 )" calcext:value-type="string">
            <text:p>Nelly (3548 )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Nelly</text:p>
          </table:table-cell>
          <table:table-cell table:formula="of:=CONCATENATE([.B43];  &quot; (&quot;; [.A43]; &quot; )&quot;)" office:value-type="string" office:string-value="Nelly (3548 )" calcext:value-type="string">
            <text:p>Nelly (3548 )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Girl</text:p>
          </table:table-cell>
          <table:table-cell table:formula="of:=CONCATENATE([.B44];  &quot; (&quot;; [.A44]; &quot; )&quot;)" office:value-type="string" office:string-value="Girl (3660 )" calcext:value-type="string">
            <text:p>Girl (3660 )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John</text:p>
          </table:table-cell>
          <table:table-cell table:formula="of:=CONCATENATE([.B45];  &quot; (&quot;; [.A45]; &quot; )&quot;)" office:value-type="string" office:string-value="John (3661 )" calcext:value-type="string">
            <text:p>John (3661 )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Prudens</text:p>
          </table:table-cell>
          <table:table-cell table:formula="of:=CONCATENATE([.B46];  &quot; (&quot;; [.A46]; &quot; )&quot;)" office:value-type="string" office:string-value="Prudens (3662 )" calcext:value-type="string">
            <text:p>Prudens (3662 )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John</text:p>
          </table:table-cell>
          <table:table-cell table:formula="of:=CONCATENATE([.B47];  &quot; (&quot;; [.A47]; &quot; )&quot;)" office:value-type="string" office:string-value="John (3663 )" calcext:value-type="string">
            <text:p>John (3663 )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Robert</text:p>
          </table:table-cell>
          <table:table-cell table:formula="of:=CONCATENATE([.B48];  &quot; (&quot;; [.A48]; &quot; )&quot;)" office:value-type="string" office:string-value="Robert (3664 )" calcext:value-type="string">
            <text:p>Robert (3664 )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Sara</text:p>
          </table:table-cell>
          <table:table-cell table:formula="of:=CONCATENATE([.B49];  &quot; (&quot;; [.A49]; &quot; )&quot;)" office:value-type="string" office:string-value="Sara (3665 )" calcext:value-type="string">
            <text:p>Sara (3665 )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Dick</text:p>
          </table:table-cell>
          <table:table-cell table:formula="of:=CONCATENATE([.B50];  &quot; (&quot;; [.A50]; &quot; )&quot;)" office:value-type="string" office:string-value="Dick (3666 )" calcext:value-type="string">
            <text:p>Dick (3666 )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Nell</text:p>
          </table:table-cell>
          <table:table-cell table:formula="of:=CONCATENATE([.B51];  &quot; (&quot;; [.A51]; &quot; )&quot;)" office:value-type="string" office:string-value="Nell (3667 )" calcext:value-type="string">
            <text:p>Nell (3667 )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Betty</text:p>
          </table:table-cell>
          <table:table-cell table:formula="of:=CONCATENATE([.B52];  &quot; (&quot;; [.A52]; &quot; )&quot;)" office:value-type="string" office:string-value="Betty (3669 )" calcext:value-type="string">
            <text:p>Betty (3669 )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Betty</text:p>
          </table:table-cell>
          <table:table-cell table:formula="of:=CONCATENATE([.B53];  &quot; (&quot;; [.A53]; &quot; )&quot;)" office:value-type="string" office:string-value="Betty (3669 )" calcext:value-type="string">
            <text:p>Betty (3669 )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Nanny</text:p>
          </table:table-cell>
          <table:table-cell table:formula="of:=CONCATENATE([.B54];  &quot; (&quot;; [.A54]; &quot; )&quot;)" office:value-type="string" office:string-value="Nanny (3671 )" calcext:value-type="string">
            <text:p>Nanny (3671 )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Nanny</text:p>
          </table:table-cell>
          <table:table-cell table:formula="of:=CONCATENATE([.B55];  &quot; (&quot;; [.A55]; &quot; )&quot;)" office:value-type="string" office:string-value="Nanny (3671 )" calcext:value-type="string">
            <text:p>Nanny (3671 )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Molly</text:p>
          </table:table-cell>
          <table:table-cell table:formula="of:=CONCATENATE([.B56];  &quot; (&quot;; [.A56]; &quot; )&quot;)" office:value-type="string" office:string-value="Molly (3673 )" calcext:value-type="string">
            <text:p>Molly (3673 )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Molly</text:p>
          </table:table-cell>
          <table:table-cell table:formula="of:=CONCATENATE([.B57];  &quot; (&quot;; [.A57]; &quot; )&quot;)" office:value-type="string" office:string-value="Molly (3673 )" calcext:value-type="string">
            <text:p>Molly (3673 )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Mary</text:p>
          </table:table-cell>
          <table:table-cell table:formula="of:=CONCATENATE([.B58];  &quot; (&quot;; [.A58]; &quot; )&quot;)" office:value-type="string" office:string-value="Mary (3674 )" calcext:value-type="string">
            <text:p>Mary (3674 )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Ralph</text:p>
          </table:table-cell>
          <table:table-cell table:formula="of:=CONCATENATE([.B59];  &quot; (&quot;; [.A59]; &quot; )&quot;)" office:value-type="string" office:string-value="Ralph (3675 )" calcext:value-type="string">
            <text:p>Ralph (3675 )</text:p>
          </table:table-cell>
        </table:table-row>
      </table:table>
      <table:table table:name="NStInigoes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Mary</text:p>
          </table:table-cell>
          <table:table-cell table:formula="of:=CONCATENATE([.B2];  &quot; (&quot;; [.A2]; &quot; )&quot;)" office:value-type="string" office:string-value="Mary (1194 )" calcext:value-type="string">
            <text:p>Mary (1194 )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Jerry</text:p>
          </table:table-cell>
          <table:table-cell table:formula="of:=CONCATENATE([.B3];  &quot; (&quot;; [.A3]; &quot; )&quot;)" office:value-type="string" office:string-value="Jerry (1205 )" calcext:value-type="string">
            <text:p>Jerry (1205 )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B4];  &quot; (&quot;; [.A4]; &quot; )&quot;)" office:value-type="string" office:string-value="Watt (Wot) Campbell (1358 )" calcext:value-type="string">
            <text:p>Watt (Wot) Campbell (1358 )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B5];  &quot; (&quot;; [.A5]; &quot; )&quot;)" office:value-type="string" office:string-value="Watt (Wot) Campbell (1358 )" calcext:value-type="string">
            <text:p>Watt (Wot) Campbell (1358 )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B6];  &quot; (&quot;; [.A6]; &quot; )&quot;)" office:value-type="string" office:string-value="Watt (Wot) Campbell (1358 )" calcext:value-type="string">
            <text:p>Watt (Wot) Campbell (1358 )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B7];  &quot; (&quot;; [.A7]; &quot; )&quot;)" office:value-type="string" office:string-value="Watt (Wot) Campbell (1358 )" calcext:value-type="string">
            <text:p>Watt (Wot) Campbell (1358 )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B8];  &quot; (&quot;; [.A8]; &quot; )&quot;)" office:value-type="string" office:string-value="Watt (Wot) Campbell (1358 )" calcext:value-type="string">
            <text:p>Watt (Wot) Campbell (1358 )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B9];  &quot; (&quot;; [.A9]; &quot; )&quot;)" office:value-type="string" office:string-value="Watt (Wot) Campbell (1358 )" calcext:value-type="string">
            <text:p>Watt (Wot) Campbell (1358 )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B10];  &quot; (&quot;; [.A10]; &quot; )&quot;)" office:value-type="string" office:string-value="Watt (Wot) Campbell (1358 )" calcext:value-type="string">
            <text:p>Watt (Wot) Campbell (1358 )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Watt (Wot) Campbell</text:p>
          </table:table-cell>
          <table:table-cell table:formula="of:=CONCATENATE([.B11];  &quot; (&quot;; [.A11]; &quot; )&quot;)" office:value-type="string" office:string-value="Watt (Wot) Campbell (1358 )" calcext:value-type="string">
            <text:p>Watt (Wot) Campbell (1358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12];  &quot; (&quot;; [.A12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13];  &quot; (&quot;; [.A13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14];  &quot; (&quot;; [.A14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15];  &quot; (&quot;; [.A15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16];  &quot; (&quot;; [.A16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17];  &quot; (&quot;; [.A17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18];  &quot; (&quot;; [.A18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19];  &quot; (&quot;; [.A19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20];  &quot; (&quot;; [.A20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ary</text:p>
          </table:table-cell>
          <table:table-cell table:formula="of:=CONCATENATE([.B21];  &quot; (&quot;; [.A21]; &quot; )&quot;)" office:value-type="string" office:string-value="Mary (1371 )" calcext:value-type="string">
            <text:p>Mary (1371 )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B22];  &quot; (&quot;; [.A22]; &quot; )&quot;)" office:value-type="string" office:string-value="Frank (1496 )" calcext:value-type="string">
            <text:p>Frank (1496 )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lly</text:p>
          </table:table-cell>
          <table:table-cell table:formula="of:=CONCATENATE([.B23];  &quot; (&quot;; [.A23]; &quot; )&quot;)" office:value-type="string" office:string-value="Melly (1625 )" calcext:value-type="string">
            <text:p>Melly (1625 )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Ralph</text:p>
          </table:table-cell>
          <table:table-cell table:formula="of:=CONCATENATE([.B24];  &quot; (&quot;; [.A24]; &quot; )&quot;)" office:value-type="string" office:string-value="Ralph (1669 )" calcext:value-type="string">
            <text:p>Ralph (1669 )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Henny</text:p>
          </table:table-cell>
          <table:table-cell table:formula="of:=CONCATENATE([.B25];  &quot; (&quot;; [.A25]; &quot; )&quot;)" office:value-type="string" office:string-value="Henny (1747 )" calcext:value-type="string">
            <text:p>Henny (1747 )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aria</text:p>
          </table:table-cell>
          <table:table-cell table:formula="of:=CONCATENATE([.B26];  &quot; (&quot;; [.A26]; &quot; )&quot;)" office:value-type="string" office:string-value="Maria (1910 )" calcext:value-type="string">
            <text:p>Maria (1910 )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aria</text:p>
          </table:table-cell>
          <table:table-cell table:formula="of:=CONCATENATE([.B27];  &quot; (&quot;; [.A27]; &quot; )&quot;)" office:value-type="string" office:string-value="Maria (1910 )" calcext:value-type="string">
            <text:p>Maria (1910 )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aria</text:p>
          </table:table-cell>
          <table:table-cell table:formula="of:=CONCATENATE([.B28];  &quot; (&quot;; [.A28]; &quot; )&quot;)" office:value-type="string" office:string-value="Maria (1910 )" calcext:value-type="string">
            <text:p>Maria (1910 )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Child</text:p>
          </table:table-cell>
          <table:table-cell table:formula="of:=CONCATENATE([.B29];  &quot; (&quot;; [.A29]; &quot; )&quot;)" office:value-type="string" office:string-value="Child (1911 )" calcext:value-type="string">
            <text:p>Child (1911 )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Child</text:p>
          </table:table-cell>
          <table:table-cell table:formula="of:=CONCATENATE([.B30];  &quot; (&quot;; [.A30]; &quot; )&quot;)" office:value-type="string" office:string-value="Child (1912 )" calcext:value-type="string">
            <text:p>Child (1912 )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Child</text:p>
          </table:table-cell>
          <table:table-cell table:formula="of:=CONCATENATE([.B31];  &quot; (&quot;; [.A31]; &quot; )&quot;)" office:value-type="string" office:string-value="Child (1913 )" calcext:value-type="string">
            <text:p>Child (1913 )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bram</text:p>
          </table:table-cell>
          <table:table-cell table:formula="of:=CONCATENATE([.B32];  &quot; (&quot;; [.A32]; &quot; )&quot;)" office:value-type="string" office:string-value="Abram (2443 )" calcext:value-type="string">
            <text:p>Abram (2443 )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bram</text:p>
          </table:table-cell>
          <table:table-cell table:formula="of:=CONCATENATE([.B33];  &quot; (&quot;; [.A33]; &quot; )&quot;)" office:value-type="string" office:string-value="Abram (2443 )" calcext:value-type="string">
            <text:p>Abram (2443 )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Alexander Campbell</text:p>
          </table:table-cell>
          <table:table-cell table:formula="of:=CONCATENATE([.B34];  &quot; (&quot;; [.A34]; &quot; )&quot;)" office:value-type="string" office:string-value="Alexander Campbell (2445 )" calcext:value-type="string">
            <text:p>Alexander Campbell (2445 )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Alexander Campbell</text:p>
          </table:table-cell>
          <table:table-cell table:formula="of:=CONCATENATE([.B35];  &quot; (&quot;; [.A35]; &quot; )&quot;)" office:value-type="string" office:string-value="Alexander Campbell (2445 )" calcext:value-type="string">
            <text:p>Alexander Campbell (2445 )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Anna Jones</text:p>
          </table:table-cell>
          <table:table-cell table:formula="of:=CONCATENATE([.B36];  &quot; (&quot;; [.A36]; &quot; )&quot;)" office:value-type="string" office:string-value="Anna Jones (2448 )" calcext:value-type="string">
            <text:p>Anna Jones (2448 )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Bridget</text:p>
          </table:table-cell>
          <table:table-cell table:formula="of:=CONCATENATE([.B37];  &quot; (&quot;; [.A37]; &quot; )&quot;)" office:value-type="string" office:string-value="Bridget (2462 )" calcext:value-type="string">
            <text:p>Bridget (2462 )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Bridget</text:p>
          </table:table-cell>
          <table:table-cell table:formula="of:=CONCATENATE([.B38];  &quot; (&quot;; [.A38]; &quot; )&quot;)" office:value-type="string" office:string-value="Bridget (2462 )" calcext:value-type="string">
            <text:p>Bridget (2462 )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Charlotte Campbell</text:p>
          </table:table-cell>
          <table:table-cell table:formula="of:=CONCATENATE([.B39];  &quot; (&quot;; [.A39]; &quot; )&quot;)" office:value-type="string" office:string-value="Charlotte Campbell (2467 )" calcext:value-type="string">
            <text:p>Charlotte Campbell (2467 )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Charlotte Campbell</text:p>
          </table:table-cell>
          <table:table-cell table:formula="of:=CONCATENATE([.B40];  &quot; (&quot;; [.A40]; &quot; )&quot;)" office:value-type="string" office:string-value="Charlotte Campbell (2467 )" calcext:value-type="string">
            <text:p>Charlotte Campbell (2467 )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Eliza Barney</text:p>
          </table:table-cell>
          <table:table-cell table:formula="of:=CONCATENATE([.B41];  &quot; (&quot;; [.A41]; &quot; )&quot;)" office:value-type="string" office:string-value="Eliza Barney (2472 )" calcext:value-type="string">
            <text:p>Eliza Barney (2472 )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Frank Campbell</text:p>
          </table:table-cell>
          <table:table-cell table:formula="of:=CONCATENATE([.B42];  &quot; (&quot;; [.A42]; &quot; )&quot;)" office:value-type="string" office:string-value="Frank Campbell (2478 )" calcext:value-type="string">
            <text:p>Frank Campbell (2478 )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Frank Campbell</text:p>
          </table:table-cell>
          <table:table-cell table:formula="of:=CONCATENATE([.B43];  &quot; (&quot;; [.A43]; &quot; )&quot;)" office:value-type="string" office:string-value="Frank Campbell (2478 )" calcext:value-type="string">
            <text:p>Frank Campbell (2478 )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Ginny</text:p>
          </table:table-cell>
          <table:table-cell table:formula="of:=CONCATENATE([.B44];  &quot; (&quot;; [.A44]; &quot; )&quot;)" office:value-type="string" office:string-value="Ginny (2481 )" calcext:value-type="string">
            <text:p>Ginny (2481 )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James</text:p>
          </table:table-cell>
          <table:table-cell table:formula="of:=CONCATENATE([.B45];  &quot; (&quot;; [.A45]; &quot; )&quot;)" office:value-type="string" office:string-value="James (2494 )" calcext:value-type="string">
            <text:p>James (2494 )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James</text:p>
          </table:table-cell>
          <table:table-cell table:formula="of:=CONCATENATE([.B46];  &quot; (&quot;; [.A46]; &quot; )&quot;)" office:value-type="string" office:string-value="James (2494 )" calcext:value-type="string">
            <text:p>James (2494 )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Mary Jane (Little Mary)</text:p>
          </table:table-cell>
          <table:table-cell table:formula="of:=CONCATENATE([.B47];  &quot; (&quot;; [.A47]; &quot; )&quot;)" office:value-type="string" office:string-value="Mary Jane (Little Mary) (2504 )" calcext:value-type="string">
            <text:p>Mary Jane (Little Mary) (2504 )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Mary Jane (Little Mary)</text:p>
          </table:table-cell>
          <table:table-cell table:formula="of:=CONCATENATE([.B48];  &quot; (&quot;; [.A48]; &quot; )&quot;)" office:value-type="string" office:string-value="Mary Jane (Little Mary) (2504 )" calcext:value-type="string">
            <text:p>Mary Jane (Little Mary) (2504 )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Nelly Barney</text:p>
          </table:table-cell>
          <table:table-cell table:formula="of:=CONCATENATE([.B49];  &quot; (&quot;; [.A49]; &quot; )&quot;)" office:value-type="string" office:string-value="Nelly Barney (2516 )" calcext:value-type="string">
            <text:p>Nelly Barney (2516 )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Sam Campbell</text:p>
          </table:table-cell>
          <table:table-cell table:formula="of:=CONCATENATE([.B50];  &quot; (&quot;; [.A50]; &quot; )&quot;)" office:value-type="string" office:string-value="Sam Campbell (2527 )" calcext:value-type="string">
            <text:p>Sam Campbell (2527 )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Sam Campbell</text:p>
          </table:table-cell>
          <table:table-cell table:formula="of:=CONCATENATE([.B51];  &quot; (&quot;; [.A51]; &quot; )&quot;)" office:value-type="string" office:string-value="Sam Campbell (2527 )" calcext:value-type="string">
            <text:p>Sam Campbell (2527 )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Susan Ann</text:p>
          </table:table-cell>
          <table:table-cell table:formula="of:=CONCATENATE([.B52];  &quot; (&quot;; [.A52]; &quot; )&quot;)" office:value-type="string" office:string-value="Susan Ann (2531 )" calcext:value-type="string">
            <text:p>Susan Ann (2531 )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Susan Ann</text:p>
          </table:table-cell>
          <table:table-cell table:formula="of:=CONCATENATE([.B53];  &quot; (&quot;; [.A53]; &quot; )&quot;)" office:value-type="string" office:string-value="Susan Ann (2531 )" calcext:value-type="string">
            <text:p>Susan Ann (2531 )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B54];  &quot; (&quot;; [.A54]; &quot; )&quot;)" office:value-type="string" office:string-value="Teresa Campbell (2532 )" calcext:value-type="string">
            <text:p>Teresa Campbell (2532 )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B55];  &quot; (&quot;; [.A55]; &quot; )&quot;)" office:value-type="string" office:string-value="Teresa Campbell (2532 )" calcext:value-type="string">
            <text:p>Teresa Campbell (2532 )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B56];  &quot; (&quot;; [.A56]; &quot; )&quot;)" office:value-type="string" office:string-value="Teresa Campbell (2532 )" calcext:value-type="string">
            <text:p>Teresa Campbell (2532 )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B57];  &quot; (&quot;; [.A57]; &quot; )&quot;)" office:value-type="string" office:string-value="Teresa Campbell (2532 )" calcext:value-type="string">
            <text:p>Teresa Campbell (2532 )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B58];  &quot; (&quot;; [.A58]; &quot; )&quot;)" office:value-type="string" office:string-value="Teresa Campbell (2532 )" calcext:value-type="string">
            <text:p>Teresa Campbell (2532 )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B59];  &quot; (&quot;; [.A59]; &quot; )&quot;)" office:value-type="string" office:string-value="Teresa Campbell (2532 )" calcext:value-type="string">
            <text:p>Teresa Campbell (2532 )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B60];  &quot; (&quot;; [.A60]; &quot; )&quot;)" office:value-type="string" office:string-value="Teresa Campbell (2532 )" calcext:value-type="string">
            <text:p>Teresa Campbell (2532 )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Teresa Campbell</text:p>
          </table:table-cell>
          <table:table-cell table:formula="of:=CONCATENATE([.B61];  &quot; (&quot;; [.A61]; &quot; )&quot;)" office:value-type="string" office:string-value="Teresa Campbell (2532 )" calcext:value-type="string">
            <text:p>Teresa Campbell (2532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62];  &quot; (&quot;; [.A62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63];  &quot; (&quot;; [.A63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64];  &quot; (&quot;; [.A64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65];  &quot; (&quot;; [.A65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66];  &quot; (&quot;; [.A66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67];  &quot; (&quot;; [.A67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68];  &quot; (&quot;; [.A68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69];  &quot; (&quot;; [.A69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70];  &quot; (&quot;; [.A70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Robert</text:p>
          </table:table-cell>
          <table:table-cell table:formula="of:=CONCATENATE([.B71];  &quot; (&quot;; [.A71]; &quot; )&quot;)" office:value-type="string" office:string-value="Robert (2686 )" calcext:value-type="string">
            <text:p>Robert (2686 )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Robert</text:p>
          </table:table-cell>
          <table:table-cell table:formula="of:=CONCATENATE([.B72];  &quot; (&quot;; [.A72]; &quot; )&quot;)" office:value-type="string" office:string-value="Robert (2687 )" calcext:value-type="string">
            <text:p>Robert (2687 )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Robert</text:p>
          </table:table-cell>
          <table:table-cell table:formula="of:=CONCATENATE([.B73];  &quot; (&quot;; [.A73]; &quot; )&quot;)" office:value-type="string" office:string-value="Robert (2687 )" calcext:value-type="string">
            <text:p>Robert (2687 )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Sally Anne</text:p>
          </table:table-cell>
          <table:table-cell table:formula="of:=CONCATENATE([.B74];  &quot; (&quot;; [.A74]; &quot; )&quot;)" office:value-type="string" office:string-value="Sally Anne (2689 )" calcext:value-type="string">
            <text:p>Sally Anne (2689 )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Sally Anne</text:p>
          </table:table-cell>
          <table:table-cell table:formula="of:=CONCATENATE([.B75];  &quot; (&quot;; [.A75]; &quot; )&quot;)" office:value-type="string" office:string-value="Sally Anne (2689 )" calcext:value-type="string">
            <text:p>Sally Anne (2689 )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Nelly</text:p>
          </table:table-cell>
          <table:table-cell table:formula="of:=CONCATENATE([.B76];  &quot; (&quot;; [.A76]; &quot; )&quot;)" office:value-type="string" office:string-value="Nelly (2690 )" calcext:value-type="string">
            <text:p>Nelly (2690 )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Nelly</text:p>
          </table:table-cell>
          <table:table-cell table:formula="of:=CONCATENATE([.B77];  &quot; (&quot;; [.A77]; &quot; )&quot;)" office:value-type="string" office:string-value="Nelly (2690 )" calcext:value-type="string">
            <text:p>Nelly (2690 )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Charles</text:p>
          </table:table-cell>
          <table:table-cell table:formula="of:=CONCATENATE([.B78];  &quot; (&quot;; [.A78]; &quot; )&quot;)" office:value-type="string" office:string-value="Charles (2691 )" calcext:value-type="string">
            <text:p>Charles (2691 )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Charles</text:p>
          </table:table-cell>
          <table:table-cell table:formula="of:=CONCATENATE([.B79];  &quot; (&quot;; [.A79]; &quot; )&quot;)" office:value-type="string" office:string-value="Charles (2691 )" calcext:value-type="string">
            <text:p>Charles (2691 )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Child</text:p>
          </table:table-cell>
          <table:table-cell table:formula="of:=CONCATENATE([.B80];  &quot; (&quot;; [.A80]; &quot; )&quot;)" office:value-type="string" office:string-value="Child (2692 )" calcext:value-type="string">
            <text:p>Child (2692 )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Child</text:p>
          </table:table-cell>
          <table:table-cell table:formula="of:=CONCATENATE([.B81];  &quot; (&quot;; [.A81]; &quot; )&quot;)" office:value-type="string" office:string-value="Child (2692 )" calcext:value-type="string">
            <text:p>Child (2692 )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Arnold Jones</text:p>
          </table:table-cell>
          <table:table-cell table:formula="of:=CONCATENATE([.B82];  &quot; (&quot;; [.A82]; &quot; )&quot;)" office:value-type="string" office:string-value="Arnold Jones (2693 )" calcext:value-type="string">
            <text:p>Arnold Jones (2693 )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Rachel Campbell</text:p>
          </table:table-cell>
          <table:table-cell table:formula="of:=CONCATENATE([.B83];  &quot; (&quot;; [.A83]; &quot; )&quot;)" office:value-type="string" office:string-value="Rachel Campbell (2699 )" calcext:value-type="string">
            <text:p>Rachel Campbell (2699 )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Rachel Campbell</text:p>
          </table:table-cell>
          <table:table-cell table:formula="of:=CONCATENATE([.B84];  &quot; (&quot;; [.A84]; &quot; )&quot;)" office:value-type="string" office:string-value="Rachel Campbell (2699 )" calcext:value-type="string">
            <text:p>Rachel Campbell (2699 )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Emeline Campbell</text:p>
          </table:table-cell>
          <table:table-cell table:formula="of:=CONCATENATE([.B85];  &quot; (&quot;; [.A85]; &quot; )&quot;)" office:value-type="string" office:string-value="Emeline Campbell (2700 )" calcext:value-type="string">
            <text:p>Emeline Campbell (2700 )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Emeline Campbell</text:p>
          </table:table-cell>
          <table:table-cell table:formula="of:=CONCATENATE([.B86];  &quot; (&quot;; [.A86]; &quot; )&quot;)" office:value-type="string" office:string-value="Emeline Campbell (2700 )" calcext:value-type="string">
            <text:p>Emeline Campbell (2700 )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Watt Campbell, II</text:p>
          </table:table-cell>
          <table:table-cell table:formula="of:=CONCATENATE([.B87];  &quot; (&quot;; [.A87]; &quot; )&quot;)" office:value-type="string" office:string-value="Watt Campbell, II (2701 )" calcext:value-type="string">
            <text:p>Watt Campbell, II (2701 )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Watt Campbell, II</text:p>
          </table:table-cell>
          <table:table-cell table:formula="of:=CONCATENATE([.B88];  &quot; (&quot;; [.A88]; &quot; )&quot;)" office:value-type="string" office:string-value="Watt Campbell, II (2701 )" calcext:value-type="string">
            <text:p>Watt Campbell, II (2701 )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Child Campbell</text:p>
          </table:table-cell>
          <table:table-cell table:formula="of:=CONCATENATE([.B89];  &quot; (&quot;; [.A89]; &quot; )&quot;)" office:value-type="string" office:string-value="Child Campbell (2702 )" calcext:value-type="string">
            <text:p>Child Campbell (2702 )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Child Campbell</text:p>
          </table:table-cell>
          <table:table-cell table:formula="of:=CONCATENATE([.B90];  &quot; (&quot;; [.A90]; &quot; )&quot;)" office:value-type="string" office:string-value="Child Campbell (2702 )" calcext:value-type="string">
            <text:p>Child Campbell (2702 )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Girl</text:p>
          </table:table-cell>
          <table:table-cell table:formula="of:=CONCATENATE([.B91];  &quot; (&quot;; [.A91]; &quot; )&quot;)" office:value-type="string" office:string-value="Girl (2708 )" calcext:value-type="string">
            <text:p>Girl (2708 )</text:p>
          </table:table-cell>
        </table:table-row>
      </table:table>
      <table:table table:name="NStT-PT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Charity</text:p>
          </table:table-cell>
          <table:table-cell table:formula="of:=CONCATENATE([.B2];  &quot; (&quot;; [.A2]; &quot; )&quot;)" office:value-type="string" office:string-value="Charity (1136 )" calcext:value-type="string">
            <text:p>Charity (1136 )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Charity</text:p>
          </table:table-cell>
          <table:table-cell table:formula="of:=CONCATENATE([.B3];  &quot; (&quot;; [.A3]; &quot; )&quot;)" office:value-type="string" office:string-value="Charity (1136 )" calcext:value-type="string">
            <text:p>Charity (1136 )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gnatius</text:p>
          </table:table-cell>
          <table:table-cell table:formula="of:=CONCATENATE([.B4];  &quot; (&quot;; [.A4]; &quot; )&quot;)" office:value-type="string" office:string-value="Ignatius (1137 )" calcext:value-type="string">
            <text:p>Ignatius (1137 )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gnatius</text:p>
          </table:table-cell>
          <table:table-cell table:formula="of:=CONCATENATE([.B5];  &quot; (&quot;; [.A5]; &quot; )&quot;)" office:value-type="string" office:string-value="Ignatius (1137 )" calcext:value-type="string">
            <text:p>Ignatius (1137 )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Winnifred</text:p>
          </table:table-cell>
          <table:table-cell table:formula="of:=CONCATENATE([.B6];  &quot; (&quot;; [.A6]; &quot; )&quot;)" office:value-type="string" office:string-value="Winnifred (1138 )" calcext:value-type="string">
            <text:p>Winnifred (1138 )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Winnifred</text:p>
          </table:table-cell>
          <table:table-cell table:formula="of:=CONCATENATE([.B7];  &quot; (&quot;; [.A7]; &quot; )&quot;)" office:value-type="string" office:string-value="Winnifred (1138 )" calcext:value-type="string">
            <text:p>Winnifred (1138 )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Michael </text:p>
          </table:table-cell>
          <table:table-cell table:formula="of:=CONCATENATE([.B8];  &quot; (&quot;; [.A8]; &quot; )&quot;)" office:value-type="string" office:string-value="Michael  (1139 )" calcext:value-type="string">
            <text:p>Michael <text:s/>(1139 )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ohn</text:p>
          </table:table-cell>
          <table:table-cell table:formula="of:=CONCATENATE([.B9];  &quot; (&quot;; [.A9]; &quot; )&quot;)" office:value-type="string" office:string-value="John (1140 )" calcext:value-type="string">
            <text:p>John (1140 )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ohn</text:p>
          </table:table-cell>
          <table:table-cell table:formula="of:=CONCATENATE([.B10];  &quot; (&quot;; [.A10]; &quot; )&quot;)" office:value-type="string" office:string-value="John (1140 )" calcext:value-type="string">
            <text:p>John (1140 )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arah</text:p>
          </table:table-cell>
          <table:table-cell table:formula="of:=CONCATENATE([.B11];  &quot; (&quot;; [.A11]; &quot; )&quot;)" office:value-type="string" office:string-value="Sarah (1141 )" calcext:value-type="string">
            <text:p>Sarah (1141 )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arah</text:p>
          </table:table-cell>
          <table:table-cell table:formula="of:=CONCATENATE([.B12];  &quot; (&quot;; [.A12]; &quot; )&quot;)" office:value-type="string" office:string-value="Sarah (1141 )" calcext:value-type="string">
            <text:p>Sarah (1141 )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table:formula="of:=CONCATENATE([.B13];  &quot; (&quot;; [.A13]; &quot; )&quot;)" office:value-type="string" office:string-value="Robert (1142 )" calcext:value-type="string">
            <text:p>Robert (1142 )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table:formula="of:=CONCATENATE([.B14];  &quot; (&quot;; [.A14]; &quot; )&quot;)" office:value-type="string" office:string-value="Robert (1142 )" calcext:value-type="string">
            <text:p>Robert (1142 )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icky</text:p>
          </table:table-cell>
          <table:table-cell table:formula="of:=CONCATENATE([.B15];  &quot; (&quot;; [.A15]; &quot; )&quot;)" office:value-type="string" office:string-value="Dicky (1143 )" calcext:value-type="string">
            <text:p>Dicky (1143 )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icky</text:p>
          </table:table-cell>
          <table:table-cell table:formula="of:=CONCATENATE([.B16];  &quot; (&quot;; [.A16]; &quot; )&quot;)" office:value-type="string" office:string-value="Dicky (1143 )" calcext:value-type="string">
            <text:p>Dicky (1143 )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ob</text:p>
          </table:table-cell>
          <table:table-cell table:formula="of:=CONCATENATE([.B17];  &quot; (&quot;; [.A17]; &quot; )&quot;)" office:value-type="string" office:string-value="Bob (1144 )" calcext:value-type="string">
            <text:p>Bob (1144 )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ob</text:p>
          </table:table-cell>
          <table:table-cell table:formula="of:=CONCATENATE([.B18];  &quot; (&quot;; [.A18]; &quot; )&quot;)" office:value-type="string" office:string-value="Bob (1144 )" calcext:value-type="string">
            <text:p>Bob (1144 )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ob</text:p>
          </table:table-cell>
          <table:table-cell table:formula="of:=CONCATENATE([.B19];  &quot; (&quot;; [.A19]; &quot; )&quot;)" office:value-type="string" office:string-value="Bob (1144 )" calcext:value-type="string">
            <text:p>Bob (1144 )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ina</text:p>
          </table:table-cell>
          <table:table-cell table:formula="of:=CONCATENATE([.B20];  &quot; (&quot;; [.A20]; &quot; )&quot;)" office:value-type="string" office:string-value="Dina (1145 )" calcext:value-type="string">
            <text:p>Dina (1145 )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ina</text:p>
          </table:table-cell>
          <table:table-cell table:formula="of:=CONCATENATE([.B21];  &quot; (&quot;; [.A21]; &quot; )&quot;)" office:value-type="string" office:string-value="Dina (1145 )" calcext:value-type="string">
            <text:p>Dina (1145 )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Peter</text:p>
          </table:table-cell>
          <table:table-cell table:formula="of:=CONCATENATE([.B22];  &quot; (&quot;; [.A22]; &quot; )&quot;)" office:value-type="string" office:string-value="Peter (1146 )" calcext:value-type="string">
            <text:p>Peter (1146 )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Peter</text:p>
          </table:table-cell>
          <table:table-cell table:formula="of:=CONCATENATE([.B23];  &quot; (&quot;; [.A23]; &quot; )&quot;)" office:value-type="string" office:string-value="Peter (1146 )" calcext:value-type="string">
            <text:p>Peter (1146 )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arah</text:p>
          </table:table-cell>
          <table:table-cell table:formula="of:=CONCATENATE([.B24];  &quot; (&quot;; [.A24]; &quot; )&quot;)" office:value-type="string" office:string-value="Sarah (1147 )" calcext:value-type="string">
            <text:p>Sarah (1147 )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arah</text:p>
          </table:table-cell>
          <table:table-cell table:formula="of:=CONCATENATE([.B25];  &quot; (&quot;; [.A25]; &quot; )&quot;)" office:value-type="string" office:string-value="Sarah (1147 )" calcext:value-type="string">
            <text:p>Sarah (1147 )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rgaret</text:p>
          </table:table-cell>
          <table:table-cell table:formula="of:=CONCATENATE([.B26];  &quot; (&quot;; [.A26]; &quot; )&quot;)" office:value-type="string" office:string-value="Margaret (1148 )" calcext:value-type="string">
            <text:p>Margaret (1148 )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rgaret</text:p>
          </table:table-cell>
          <table:table-cell table:formula="of:=CONCATENATE([.B27];  &quot; (&quot;; [.A27]; &quot; )&quot;)" office:value-type="string" office:string-value="Margaret (1148 )" calcext:value-type="string">
            <text:p>Margaret (1148 )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Eleanor</text:p>
          </table:table-cell>
          <table:table-cell table:formula="of:=CONCATENATE([.B28];  &quot; (&quot;; [.A28]; &quot; )&quot;)" office:value-type="string" office:string-value="Eleanor (1149 )" calcext:value-type="string">
            <text:p>Eleanor (1149 )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Eleanor</text:p>
          </table:table-cell>
          <table:table-cell table:formula="of:=CONCATENATE([.B29];  &quot; (&quot;; [.A29]; &quot; )&quot;)" office:value-type="string" office:string-value="Eleanor (1149 )" calcext:value-type="string">
            <text:p>Eleanor (1149 )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Eleanor</text:p>
          </table:table-cell>
          <table:table-cell table:formula="of:=CONCATENATE([.B30];  &quot; (&quot;; [.A30]; &quot; )&quot;)" office:value-type="string" office:string-value="Eleanor (1150 )" calcext:value-type="string">
            <text:p>Eleanor (1150 )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Eleanor</text:p>
          </table:table-cell>
          <table:table-cell table:formula="of:=CONCATENATE([.B31];  &quot; (&quot;; [.A31]; &quot; )&quot;)" office:value-type="string" office:string-value="Eleanor (1150 )" calcext:value-type="string">
            <text:p>Eleanor (1150 )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George</text:p>
          </table:table-cell>
          <table:table-cell table:formula="of:=CONCATENATE([.B32];  &quot; (&quot;; [.A32]; &quot; )&quot;)" office:value-type="string" office:string-value="George (1151 )" calcext:value-type="string">
            <text:p>George (1151 )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George</text:p>
          </table:table-cell>
          <table:table-cell table:formula="of:=CONCATENATE([.B33];  &quot; (&quot;; [.A33]; &quot; )&quot;)" office:value-type="string" office:string-value="George (1151 )" calcext:value-type="string">
            <text:p>George (1151 )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ary</text:p>
          </table:table-cell>
          <table:table-cell table:formula="of:=CONCATENATE([.B34];  &quot; (&quot;; [.A34]; &quot; )&quot;)" office:value-type="string" office:string-value="Mary (1152 )" calcext:value-type="string">
            <text:p>Mary (1152 )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ary</text:p>
          </table:table-cell>
          <table:table-cell table:formula="of:=CONCATENATE([.B35];  &quot; (&quot;; [.A35]; &quot; )&quot;)" office:value-type="string" office:string-value="Mary (1152 )" calcext:value-type="string">
            <text:p>Mary (1152 )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tatia</text:p>
          </table:table-cell>
          <table:table-cell table:formula="of:=CONCATENATE([.B36];  &quot; (&quot;; [.A36]; &quot; )&quot;)" office:value-type="string" office:string-value="Statia (1153 )" calcext:value-type="string">
            <text:p>Statia (1153 )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tatia</text:p>
          </table:table-cell>
          <table:table-cell table:formula="of:=CONCATENATE([.B37];  &quot; (&quot;; [.A37]; &quot; )&quot;)" office:value-type="string" office:string-value="Statia (1153 )" calcext:value-type="string">
            <text:p>Statia (1153 )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Benjamin</text:p>
          </table:table-cell>
          <table:table-cell table:formula="of:=CONCATENATE([.B38];  &quot; (&quot;; [.A38]; &quot; )&quot;)" office:value-type="string" office:string-value="Benjamin (1154 )" calcext:value-type="string">
            <text:p>Benjamin (1154 )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Benjamin</text:p>
          </table:table-cell>
          <table:table-cell table:formula="of:=CONCATENATE([.B39];  &quot; (&quot;; [.A39]; &quot; )&quot;)" office:value-type="string" office:string-value="Benjamin (1154 )" calcext:value-type="string">
            <text:p>Benjamin (1154 )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atherine</text:p>
          </table:table-cell>
          <table:table-cell table:formula="of:=CONCATENATE([.B40];  &quot; (&quot;; [.A40]; &quot; )&quot;)" office:value-type="string" office:string-value="Catherine (1155 )" calcext:value-type="string">
            <text:p>Catherine (1155 )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atherine</text:p>
          </table:table-cell>
          <table:table-cell table:formula="of:=CONCATENATE([.B41];  &quot; (&quot;; [.A41]; &quot; )&quot;)" office:value-type="string" office:string-value="Catherine (1155 )" calcext:value-type="string">
            <text:p>Catherine (1155 )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ell</text:p>
          </table:table-cell>
          <table:table-cell table:formula="of:=CONCATENATE([.B42];  &quot; (&quot;; [.A42]; &quot; )&quot;)" office:value-type="string" office:string-value="Nell (1156 )" calcext:value-type="string">
            <text:p>Nell (1156 )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ell</text:p>
          </table:table-cell>
          <table:table-cell table:formula="of:=CONCATENATE([.B43];  &quot; (&quot;; [.A43]; &quot; )&quot;)" office:value-type="string" office:string-value="Nell (1156 )" calcext:value-type="string">
            <text:p>Nell (1156 )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ell</text:p>
          </table:table-cell>
          <table:table-cell table:formula="of:=CONCATENATE([.B44];  &quot; (&quot;; [.A44]; &quot; )&quot;)" office:value-type="string" office:string-value="Nell (1156 )" calcext:value-type="string">
            <text:p>Nell (1156 )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Elizabeth</text:p>
          </table:table-cell>
          <table:table-cell table:formula="of:=CONCATENATE([.B45];  &quot; (&quot;; [.A45]; &quot; )&quot;)" office:value-type="string" office:string-value="Elizabeth (1157 )" calcext:value-type="string">
            <text:p>Elizabeth (1157 )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Elizabeth</text:p>
          </table:table-cell>
          <table:table-cell table:formula="of:=CONCATENATE([.B46];  &quot; (&quot;; [.A46]; &quot; )&quot;)" office:value-type="string" office:string-value="Elizabeth (1157 )" calcext:value-type="string">
            <text:p>Elizabeth (1157 )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argaret</text:p>
          </table:table-cell>
          <table:table-cell table:formula="of:=CONCATENATE([.B47];  &quot; (&quot;; [.A47]; &quot; )&quot;)" office:value-type="string" office:string-value="Margaret (1158 )" calcext:value-type="string">
            <text:p>Margaret (1158 )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argaret</text:p>
          </table:table-cell>
          <table:table-cell table:formula="of:=CONCATENATE([.B48];  &quot; (&quot;; [.A48]; &quot; )&quot;)" office:value-type="string" office:string-value="Margaret (1158 )" calcext:value-type="string">
            <text:p>Margaret (1158 )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Harry</text:p>
          </table:table-cell>
          <table:table-cell table:formula="of:=CONCATENATE([.B49];  &quot; (&quot;; [.A49]; &quot; )&quot;)" office:value-type="string" office:string-value="Harry (1159 )" calcext:value-type="string">
            <text:p>Harry (1159 )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Harry</text:p>
          </table:table-cell>
          <table:table-cell table:formula="of:=CONCATENATE([.B50];  &quot; (&quot;; [.A50]; &quot; )&quot;)" office:value-type="string" office:string-value="Harry (1159 )" calcext:value-type="string">
            <text:p>Harry (1159 )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Lucy</text:p>
          </table:table-cell>
          <table:table-cell table:formula="of:=CONCATENATE([.B51];  &quot; (&quot;; [.A51]; &quot; )&quot;)" office:value-type="string" office:string-value="Lucy (1160 )" calcext:value-type="string">
            <text:p>Lucy (1160 )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Lucy</text:p>
          </table:table-cell>
          <table:table-cell table:formula="of:=CONCATENATE([.B52];  &quot; (&quot;; [.A52]; &quot; )&quot;)" office:value-type="string" office:string-value="Lucy (1160 )" calcext:value-type="string">
            <text:p>Lucy (1160 )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Jeremiah</text:p>
          </table:table-cell>
          <table:table-cell table:formula="of:=CONCATENATE([.B53];  &quot; (&quot;; [.A53]; &quot; )&quot;)" office:value-type="string" office:string-value="Jeremiah (1161 )" calcext:value-type="string">
            <text:p>Jeremiah (1161 )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Jeremiah</text:p>
          </table:table-cell>
          <table:table-cell table:formula="of:=CONCATENATE([.B54];  &quot; (&quot;; [.A54]; &quot; )&quot;)" office:value-type="string" office:string-value="Jeremiah (1161 )" calcext:value-type="string">
            <text:p>Jeremiah (1161 )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onica</text:p>
          </table:table-cell>
          <table:table-cell table:formula="of:=CONCATENATE([.B55];  &quot; (&quot;; [.A55]; &quot; )&quot;)" office:value-type="string" office:string-value="Monica (1162 )" calcext:value-type="string">
            <text:p>Monica (1162 )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onica</text:p>
          </table:table-cell>
          <table:table-cell table:formula="of:=CONCATENATE([.B56];  &quot; (&quot;; [.A56]; &quot; )&quot;)" office:value-type="string" office:string-value="Monica (1162 )" calcext:value-type="string">
            <text:p>Monica (1162 )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John</text:p>
          </table:table-cell>
          <table:table-cell table:formula="of:=CONCATENATE([.B57];  &quot; (&quot;; [.A57]; &quot; )&quot;)" office:value-type="string" office:string-value="John (1163 )" calcext:value-type="string">
            <text:p>John (1163 )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John</text:p>
          </table:table-cell>
          <table:table-cell table:formula="of:=CONCATENATE([.B58];  &quot; (&quot;; [.A58]; &quot; )&quot;)" office:value-type="string" office:string-value="John (1163 )" calcext:value-type="string">
            <text:p>John (1163 )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Billy</text:p>
          </table:table-cell>
          <table:table-cell table:formula="of:=CONCATENATE([.B59];  &quot; (&quot;; [.A59]; &quot; )&quot;)" office:value-type="string" office:string-value="Billy (1165 )" calcext:value-type="string">
            <text:p>Billy (1165 )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Billy</text:p>
          </table:table-cell>
          <table:table-cell table:formula="of:=CONCATENATE([.B60];  &quot; (&quot;; [.A60]; &quot; )&quot;)" office:value-type="string" office:string-value="Billy (1165 )" calcext:value-type="string">
            <text:p>Billy (1165 )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Henry</text:p>
          </table:table-cell>
          <table:table-cell table:formula="of:=CONCATENATE([.B61];  &quot; (&quot;; [.A61]; &quot; )&quot;)" office:value-type="string" office:string-value="Henry (1166 )" calcext:value-type="string">
            <text:p>Henry (1166 )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Henry</text:p>
          </table:table-cell>
          <table:table-cell table:formula="of:=CONCATENATE([.B62];  &quot; (&quot;; [.A62]; &quot; )&quot;)" office:value-type="string" office:string-value="Henry (1166 )" calcext:value-type="string">
            <text:p>Henry (1166 )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Ignatius</text:p>
          </table:table-cell>
          <table:table-cell table:formula="of:=CONCATENATE([.B63];  &quot; (&quot;; [.A63]; &quot; )&quot;)" office:value-type="string" office:string-value="Ignatius (1167 )" calcext:value-type="string">
            <text:p>Ignatius (1167 )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Ignatius</text:p>
          </table:table-cell>
          <table:table-cell table:formula="of:=CONCATENATE([.B64];  &quot; (&quot;; [.A64]; &quot; )&quot;)" office:value-type="string" office:string-value="Ignatius (1167 )" calcext:value-type="string">
            <text:p>Ignatius (1167 )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Edward</text:p>
          </table:table-cell>
          <table:table-cell table:formula="of:=CONCATENATE([.B65];  &quot; (&quot;; [.A65]; &quot; )&quot;)" office:value-type="string" office:string-value="Edward (1168 )" calcext:value-type="string">
            <text:p>Edward (1168 )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Edward</text:p>
          </table:table-cell>
          <table:table-cell table:formula="of:=CONCATENATE([.B66];  &quot; (&quot;; [.A66]; &quot; )&quot;)" office:value-type="string" office:string-value="Edward (1168 )" calcext:value-type="string">
            <text:p>Edward (1168 )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Theresa</text:p>
          </table:table-cell>
          <table:table-cell table:formula="of:=CONCATENATE([.B67];  &quot; (&quot;; [.A67]; &quot; )&quot;)" office:value-type="string" office:string-value="Theresa (1169 )" calcext:value-type="string">
            <text:p>Theresa (1169 )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Theresa</text:p>
          </table:table-cell>
          <table:table-cell table:formula="of:=CONCATENATE([.B68];  &quot; (&quot;; [.A68]; &quot; )&quot;)" office:value-type="string" office:string-value="Theresa (1169 )" calcext:value-type="string">
            <text:p>Theresa (1169 )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harles</text:p>
          </table:table-cell>
          <table:table-cell table:formula="of:=CONCATENATE([.B69];  &quot; (&quot;; [.A69]; &quot; )&quot;)" office:value-type="string" office:string-value="Charles (1170 )" calcext:value-type="string">
            <text:p>Charles (1170 )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harles</text:p>
          </table:table-cell>
          <table:table-cell table:formula="of:=CONCATENATE([.B70];  &quot; (&quot;; [.A70]; &quot; )&quot;)" office:value-type="string" office:string-value="Charles (1170 )" calcext:value-type="string">
            <text:p>Charles (1170 )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Joseph</text:p>
          </table:table-cell>
          <table:table-cell table:formula="of:=CONCATENATE([.B71];  &quot; (&quot;; [.A71]; &quot; )&quot;)" office:value-type="string" office:string-value="Joseph (1171 )" calcext:value-type="string">
            <text:p>Joseph (1171 )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Joseph</text:p>
          </table:table-cell>
          <table:table-cell table:formula="of:=CONCATENATE([.B72];  &quot; (&quot;; [.A72]; &quot; )&quot;)" office:value-type="string" office:string-value="Joseph (1171 )" calcext:value-type="string">
            <text:p>Joseph (1171 )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Mary Ann</text:p>
          </table:table-cell>
          <table:table-cell table:formula="of:=CONCATENATE([.B73];  &quot; (&quot;; [.A73]; &quot; )&quot;)" office:value-type="string" office:string-value="Mary Ann (1172 )" calcext:value-type="string">
            <text:p>Mary Ann (1172 )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Mary Ann</text:p>
          </table:table-cell>
          <table:table-cell table:formula="of:=CONCATENATE([.B74];  &quot; (&quot;; [.A74]; &quot; )&quot;)" office:value-type="string" office:string-value="Mary Ann (1172 )" calcext:value-type="string">
            <text:p>Mary Ann (1172 )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Jane</text:p>
          </table:table-cell>
          <table:table-cell table:formula="of:=CONCATENATE([.B75];  &quot; (&quot;; [.A75]; &quot; )&quot;)" office:value-type="string" office:string-value="Jane (1173 )" calcext:value-type="string">
            <text:p>Jane (1173 )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Jacob</text:p>
          </table:table-cell>
          <table:table-cell table:formula="of:=CONCATENATE([.B76];  &quot; (&quot;; [.A76]; &quot; )&quot;)" office:value-type="string" office:string-value="Jacob (1174 )" calcext:value-type="string">
            <text:p>Jacob (1174 )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homas</text:p>
          </table:table-cell>
          <table:table-cell table:formula="of:=CONCATENATE([.B77];  &quot; (&quot;; [.A77]; &quot; )&quot;)" office:value-type="string" office:string-value="Thomas (1175 )" calcext:value-type="string">
            <text:p>Thomas (1175 )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homas</text:p>
          </table:table-cell>
          <table:table-cell table:formula="of:=CONCATENATE([.B78];  &quot; (&quot;; [.A78]; &quot; )&quot;)" office:value-type="string" office:string-value="Thomas (1175 )" calcext:value-type="string">
            <text:p>Thomas (1175 )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Leonard</text:p>
          </table:table-cell>
          <table:table-cell table:formula="of:=CONCATENATE([.B79];  &quot; (&quot;; [.A79]; &quot; )&quot;)" office:value-type="string" office:string-value="Leonard (1176 )" calcext:value-type="string">
            <text:p>Leonard (1176 )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Isaac</text:p>
          </table:table-cell>
          <table:table-cell table:formula="of:=CONCATENATE([.B80];  &quot; (&quot;; [.A80]; &quot; )&quot;)" office:value-type="string" office:string-value="Isaac (1177 )" calcext:value-type="string">
            <text:p>Isaac (1177 )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Isaac</text:p>
          </table:table-cell>
          <table:table-cell table:formula="of:=CONCATENATE([.B81];  &quot; (&quot;; [.A81]; &quot; )&quot;)" office:value-type="string" office:string-value="Isaac (1177 )" calcext:value-type="string">
            <text:p>Isaac (1177 )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harity</text:p>
          </table:table-cell>
          <table:table-cell table:formula="of:=CONCATENATE([.B82];  &quot; (&quot;; [.A82]; &quot; )&quot;)" office:value-type="string" office:string-value="Charity (1178 )" calcext:value-type="string">
            <text:p>Charity (1178 )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harity</text:p>
          </table:table-cell>
          <table:table-cell table:formula="of:=CONCATENATE([.B83];  &quot; (&quot;; [.A83]; &quot; )&quot;)" office:value-type="string" office:string-value="Charity (1178 )" calcext:value-type="string">
            <text:p>Charity (1178 )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Daniel</text:p>
          </table:table-cell>
          <table:table-cell table:formula="of:=CONCATENATE([.B84];  &quot; (&quot;; [.A84]; &quot; )&quot;)" office:value-type="string" office:string-value="Daniel (1179 )" calcext:value-type="string">
            <text:p>Daniel (1179 )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Daniel</text:p>
          </table:table-cell>
          <table:table-cell table:formula="of:=CONCATENATE([.B85];  &quot; (&quot;; [.A85]; &quot; )&quot;)" office:value-type="string" office:string-value="Daniel (1179 )" calcext:value-type="string">
            <text:p>Daniel (1179 )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Alexius</text:p>
          </table:table-cell>
          <table:table-cell table:formula="of:=CONCATENATE([.B86];  &quot; (&quot;; [.A86]; &quot; )&quot;)" office:value-type="string" office:string-value="Alexius (1180 )" calcext:value-type="string">
            <text:p>Alexius (1180 )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Alexius</text:p>
          </table:table-cell>
          <table:table-cell table:formula="of:=CONCATENATE([.B87];  &quot; (&quot;; [.A87]; &quot; )&quot;)" office:value-type="string" office:string-value="Alexius (1180 )" calcext:value-type="string">
            <text:p>Alexius (1180 )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Eliza</text:p>
          </table:table-cell>
          <table:table-cell table:formula="of:=CONCATENATE([.B88];  &quot; (&quot;; [.A88]; &quot; )&quot;)" office:value-type="string" office:string-value="Eliza (1181 )" calcext:value-type="string">
            <text:p>Eliza (1181 )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arah</text:p>
          </table:table-cell>
          <table:table-cell table:formula="of:=CONCATENATE([.B89];  &quot; (&quot;; [.A89]; &quot; )&quot;)" office:value-type="string" office:string-value="Sarah (1182 )" calcext:value-type="string">
            <text:p>Sarah (1182 )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arah</text:p>
          </table:table-cell>
          <table:table-cell table:formula="of:=CONCATENATE([.B90];  &quot; (&quot;; [.A90]; &quot; )&quot;)" office:value-type="string" office:string-value="Sarah (1182 )" calcext:value-type="string">
            <text:p>Sarah (1182 )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John Francis</text:p>
          </table:table-cell>
          <table:table-cell table:formula="of:=CONCATENATE([.B91];  &quot; (&quot;; [.A91]; &quot; )&quot;)" office:value-type="string" office:string-value="John Francis (1183 )" calcext:value-type="string">
            <text:p>John Francis (1183 )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John Francis</text:p>
          </table:table-cell>
          <table:table-cell table:formula="of:=CONCATENATE([.B92];  &quot; (&quot;; [.A92]; &quot; )&quot;)" office:value-type="string" office:string-value="John Francis (1183 )" calcext:value-type="string">
            <text:p>John Francis (1183 )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arah Ann Elizabeth</text:p>
          </table:table-cell>
          <table:table-cell table:formula="of:=CONCATENATE([.B93];  &quot; (&quot;; [.A93]; &quot; )&quot;)" office:value-type="string" office:string-value="Sarah Ann Elizabeth (1184 )" calcext:value-type="string">
            <text:p>Sarah Ann Elizabeth (1184 )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arah Ann Elizabeth</text:p>
          </table:table-cell>
          <table:table-cell table:formula="of:=CONCATENATE([.B94];  &quot; (&quot;; [.A94]; &quot; )&quot;)" office:value-type="string" office:string-value="Sarah Ann Elizabeth (1184 )" calcext:value-type="string">
            <text:p>Sarah Ann Elizabeth (1184 )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illen</text:p>
          </table:table-cell>
          <table:table-cell table:formula="of:=CONCATENATE([.B95];  &quot; (&quot;; [.A95]; &quot; )&quot;)" office:value-type="string" office:string-value="Hillen (1185 )" calcext:value-type="string">
            <text:p>Hillen (1185 )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illen</text:p>
          </table:table-cell>
          <table:table-cell table:formula="of:=CONCATENATE([.B96];  &quot; (&quot;; [.A96]; &quot; )&quot;)" office:value-type="string" office:string-value="Hillen (1185 )" calcext:value-type="string">
            <text:p>Hillen (1185 )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Henry Johnson</text:p>
          </table:table-cell>
          <table:table-cell table:formula="of:=CONCATENATE([.B97];  &quot; (&quot;; [.A97]; &quot; )&quot;)" office:value-type="string" office:string-value="Henry Johnson (1186 )" calcext:value-type="string">
            <text:p>Henry Johnson (1186 )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Lewis</text:p>
          </table:table-cell>
          <table:table-cell table:formula="of:=CONCATENATE([.B98];  &quot; (&quot;; [.A98]; &quot; )&quot;)" office:value-type="string" office:string-value="Lewis (1187 )" calcext:value-type="string">
            <text:p>Lewis (1187 )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Lewis</text:p>
          </table:table-cell>
          <table:table-cell table:formula="of:=CONCATENATE([.B99];  &quot; (&quot;; [.A99]; &quot; )&quot;)" office:value-type="string" office:string-value="Lewis (1187 )" calcext:value-type="string">
            <text:p>Lewis (1187 )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Judith</text:p>
          </table:table-cell>
          <table:table-cell table:formula="of:=CONCATENATE([.B100];  &quot; (&quot;; [.A100]; &quot; )&quot;)" office:value-type="string" office:string-value="Judith (1188 )" calcext:value-type="string">
            <text:p>Judith (1188 )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Judith</text:p>
          </table:table-cell>
          <table:table-cell table:formula="of:=CONCATENATE([.B101];  &quot; (&quot;; [.A101]; &quot; )&quot;)" office:value-type="string" office:string-value="Judith (1188 )" calcext:value-type="string">
            <text:p>Judith (1188 )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Gabriel Isaac Queen</text:p>
          </table:table-cell>
          <table:table-cell table:formula="of:=CONCATENATE([.B102];  &quot; (&quot;; [.A102]; &quot; )&quot;)" office:value-type="string" office:string-value="Gabriel Isaac Queen (1189 )" calcext:value-type="string">
            <text:p>Gabriel Isaac Queen (1189 )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Gabriel Isaac Queen</text:p>
          </table:table-cell>
          <table:table-cell table:formula="of:=CONCATENATE([.B103];  &quot; (&quot;; [.A103]; &quot; )&quot;)" office:value-type="string" office:string-value="Gabriel Isaac Queen (1189 )" calcext:value-type="string">
            <text:p>Gabriel Isaac Queen (1189 )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atilda Ann</text:p>
          </table:table-cell>
          <table:table-cell table:formula="of:=CONCATENATE([.B104];  &quot; (&quot;; [.A104]; &quot; )&quot;)" office:value-type="string" office:string-value="Matilda Ann (1190 )" calcext:value-type="string">
            <text:p>Matilda Ann (1190 )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atilda Ann</text:p>
          </table:table-cell>
          <table:table-cell table:formula="of:=CONCATENATE([.B105];  &quot; (&quot;; [.A105]; &quot; )&quot;)" office:value-type="string" office:string-value="Matilda Ann (1190 )" calcext:value-type="string">
            <text:p>Matilda Ann (1190 )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Robert</text:p>
          </table:table-cell>
          <table:table-cell table:formula="of:=CONCATENATE([.B106];  &quot; (&quot;; [.A106]; &quot; )&quot;)" office:value-type="string" office:string-value="Robert (1191 )" calcext:value-type="string">
            <text:p>Robert (1191 )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Robert</text:p>
          </table:table-cell>
          <table:table-cell table:formula="of:=CONCATENATE([.B107];  &quot; (&quot;; [.A107]; &quot; )&quot;)" office:value-type="string" office:string-value="Robert (1191 )" calcext:value-type="string">
            <text:p>Robert (1191 )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Maria</text:p>
          </table:table-cell>
          <table:table-cell table:formula="of:=CONCATENATE([.B108];  &quot; (&quot;; [.A108]; &quot; )&quot;)" office:value-type="string" office:string-value="Maria (1192 )" calcext:value-type="string">
            <text:p>Maria (1192 )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enrietta</text:p>
          </table:table-cell>
          <table:table-cell table:formula="of:=CONCATENATE([.B109];  &quot; (&quot;; [.A109]; &quot; )&quot;)" office:value-type="string" office:string-value="Henrietta (1193 )" calcext:value-type="string">
            <text:p>Henrietta (1193 )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enrietta</text:p>
          </table:table-cell>
          <table:table-cell table:formula="of:=CONCATENATE([.B110];  &quot; (&quot;; [.A110]; &quot; )&quot;)" office:value-type="string" office:string-value="Henrietta (1193 )" calcext:value-type="string">
            <text:p>Henrietta (1193 )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B111];  &quot; (&quot;; [.A111]; &quot; )&quot;)" office:value-type="string" office:string-value="Cristina (Christina) (1454 )" calcext:value-type="string">
            <text:p>Cristina (Christina) (1454 )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B112];  &quot; (&quot;; [.A112]; &quot; )&quot;)" office:value-type="string" office:string-value="Cristina (Christina) (1454 )" calcext:value-type="string">
            <text:p>Cristina (Christina) (1454 )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B113];  &quot; (&quot;; [.A113]; &quot; )&quot;)" office:value-type="string" office:string-value="Cristina (Christina) (1454 )" calcext:value-type="string">
            <text:p>Cristina (Christina) (1454 )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B114];  &quot; (&quot;; [.A114]; &quot; )&quot;)" office:value-type="string" office:string-value="Cristina (Christina) (1454 )" calcext:value-type="string">
            <text:p>Cristina (Christina) (1454 )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Cristina (Christina)</text:p>
          </table:table-cell>
          <table:table-cell table:formula="of:=CONCATENATE([.B115];  &quot; (&quot;; [.A115]; &quot; )&quot;)" office:value-type="string" office:string-value="Cristina (Christina) (1454 )" calcext:value-type="string">
            <text:p>Cristina (Christina) (1454 )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olly</text:p>
          </table:table-cell>
          <table:table-cell table:formula="of:=CONCATENATE([.B116];  &quot; (&quot;; [.A116]; &quot; )&quot;)" office:value-type="string" office:string-value="Dolly (1455 )" calcext:value-type="string">
            <text:p>Dolly (1455 )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table:formula="of:=CONCATENATE([.B117];  &quot; (&quot;; [.A117]; &quot; )&quot;)" office:value-type="string" office:string-value="Matilda (1458 )" calcext:value-type="string">
            <text:p>Matilda (1458 )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table:formula="of:=CONCATENATE([.B118];  &quot; (&quot;; [.A118]; &quot; )&quot;)" office:value-type="string" office:string-value="Matilda (1458 )" calcext:value-type="string">
            <text:p>Matilda (1458 )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table:formula="of:=CONCATENATE([.B119];  &quot; (&quot;; [.A119]; &quot; )&quot;)" office:value-type="string" office:string-value="Matilda (1458 )" calcext:value-type="string">
            <text:p>Matilda (1458 )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tilda</text:p>
          </table:table-cell>
          <table:table-cell table:formula="of:=CONCATENATE([.B120];  &quot; (&quot;; [.A120]; &quot; )&quot;)" office:value-type="string" office:string-value="Matilda (1458 )" calcext:value-type="string">
            <text:p>Matilda (1458 )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Margaret</text:p>
          </table:table-cell>
          <table:table-cell table:formula="of:=CONCATENATE([.B121];  &quot; (&quot;; [.A121]; &quot; )&quot;)" office:value-type="string" office:string-value="Margaret (1460 )" calcext:value-type="string">
            <text:p>Margaret (1460 )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Len Queen</text:p>
          </table:table-cell>
          <table:table-cell table:formula="of:=CONCATENATE([.B122];  &quot; (&quot;; [.A122]; &quot; )&quot;)" office:value-type="string" office:string-value="Len Queen (1462 )" calcext:value-type="string">
            <text:p>Len Queen (1462 )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Clement</text:p>
          </table:table-cell>
          <table:table-cell table:formula="of:=CONCATENATE([.B123];  &quot; (&quot;; [.A123]; &quot; )&quot;)" office:value-type="string" office:string-value="Clement (1649 )" calcext:value-type="string">
            <text:p>Clement (1649 )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Clement</text:p>
          </table:table-cell>
          <table:table-cell table:formula="of:=CONCATENATE([.B124];  &quot; (&quot;; [.A124]; &quot; )&quot;)" office:value-type="string" office:string-value="Clement (1649 )" calcext:value-type="string">
            <text:p>Clement (1649 )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Clement</text:p>
          </table:table-cell>
          <table:table-cell table:formula="of:=CONCATENATE([.B125];  &quot; (&quot;; [.A125]; &quot; )&quot;)" office:value-type="string" office:string-value="Clement (1649 )" calcext:value-type="string">
            <text:p>Clement (1649 )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Henry</text:p>
          </table:table-cell>
          <table:table-cell table:formula="of:=CONCATENATE([.B126];  &quot; (&quot;; [.A126]; &quot; )&quot;)" office:value-type="string" office:string-value="Henry (1662 )" calcext:value-type="string">
            <text:p>Henry (1662 )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B127];  &quot; (&quot;; [.A127]; &quot; )&quot;)" office:value-type="string" office:string-value="Ceasar (1715 )" calcext:value-type="string">
            <text:p>Ceasar (1715 )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B128];  &quot; (&quot;; [.A128]; &quot; )&quot;)" office:value-type="string" office:string-value="Ceasar (1715 )" calcext:value-type="string">
            <text:p>Ceasar (1715 )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B129];  &quot; (&quot;; [.A129]; &quot; )&quot;)" office:value-type="string" office:string-value="Ceasar (1715 )" calcext:value-type="string">
            <text:p>Ceasar (1715 )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B130];  &quot; (&quot;; [.A130]; &quot; )&quot;)" office:value-type="string" office:string-value="Ceasar (1715 )" calcext:value-type="string">
            <text:p>Ceasar (1715 )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B131];  &quot; (&quot;; [.A131]; &quot; )&quot;)" office:value-type="string" office:string-value="Ceasar (1715 )" calcext:value-type="string">
            <text:p>Ceasar (1715 )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easar</text:p>
          </table:table-cell>
          <table:table-cell table:formula="of:=CONCATENATE([.B132];  &quot; (&quot;; [.A132]; &quot; )&quot;)" office:value-type="string" office:string-value="Ceasar (1715 )" calcext:value-type="string">
            <text:p>Ceasar (1715 )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B133];  &quot; (&quot;; [.A133]; &quot; )&quot;)" office:value-type="string" office:string-value="Dina (1716 )" calcext:value-type="string">
            <text:p>Dina (1716 )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B134];  &quot; (&quot;; [.A134]; &quot; )&quot;)" office:value-type="string" office:string-value="Dina (1716 )" calcext:value-type="string">
            <text:p>Dina (1716 )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B135];  &quot; (&quot;; [.A135]; &quot; )&quot;)" office:value-type="string" office:string-value="Dina (1716 )" calcext:value-type="string">
            <text:p>Dina (1716 )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B136];  &quot; (&quot;; [.A136]; &quot; )&quot;)" office:value-type="string" office:string-value="Dina (1716 )" calcext:value-type="string">
            <text:p>Dina (1716 )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B137];  &quot; (&quot;; [.A137]; &quot; )&quot;)" office:value-type="string" office:string-value="Dina (1716 )" calcext:value-type="string">
            <text:p>Dina (1716 )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B138];  &quot; (&quot;; [.A138]; &quot; )&quot;)" office:value-type="string" office:string-value="Dina (1716 )" calcext:value-type="string">
            <text:p>Dina (1716 )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B139];  &quot; (&quot;; [.A139]; &quot; )&quot;)" office:value-type="string" office:string-value="Dina (1716 )" calcext:value-type="string">
            <text:p>Dina (1716 )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ina</text:p>
          </table:table-cell>
          <table:table-cell table:formula="of:=CONCATENATE([.B140];  &quot; (&quot;; [.A140]; &quot; )&quot;)" office:value-type="string" office:string-value="Dina (1716 )" calcext:value-type="string">
            <text:p>Dina (1716 )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B141];  &quot; (&quot;; [.A141]; &quot; )&quot;)" office:value-type="string" office:string-value="Dick  (1717 )" calcext:value-type="string">
            <text:p>Dick <text:s/>(1717 )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B142];  &quot; (&quot;; [.A142]; &quot; )&quot;)" office:value-type="string" office:string-value="Dick  (1717 )" calcext:value-type="string">
            <text:p>Dick <text:s/>(1717 )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B143];  &quot; (&quot;; [.A143]; &quot; )&quot;)" office:value-type="string" office:string-value="Dick  (1717 )" calcext:value-type="string">
            <text:p>Dick <text:s/>(1717 )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B144];  &quot; (&quot;; [.A144]; &quot; )&quot;)" office:value-type="string" office:string-value="Dick  (1717 )" calcext:value-type="string">
            <text:p>Dick <text:s/>(1717 )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B145];  &quot; (&quot;; [.A145]; &quot; )&quot;)" office:value-type="string" office:string-value="Dick  (1717 )" calcext:value-type="string">
            <text:p>Dick <text:s/>(1717 )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ick </text:p>
          </table:table-cell>
          <table:table-cell table:formula="of:=CONCATENATE([.B146];  &quot; (&quot;; [.A146]; &quot; )&quot;)" office:value-type="string" office:string-value="Dick  (1717 )" calcext:value-type="string">
            <text:p>Dick <text:s/>(1717 )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Mary</text:p>
          </table:table-cell>
          <table:table-cell table:formula="of:=CONCATENATE([.B147];  &quot; (&quot;; [.A147]; &quot; )&quot;)" office:value-type="string" office:string-value="Mary (1718 )" calcext:value-type="string">
            <text:p>Mary (1718 )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Mary</text:p>
          </table:table-cell>
          <table:table-cell table:formula="of:=CONCATENATE([.B148];  &quot; (&quot;; [.A148]; &quot; )&quot;)" office:value-type="string" office:string-value="Mary (1718 )" calcext:value-type="string">
            <text:p>Mary (1718 )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B149];  &quot; (&quot;; [.A149]; &quot; )&quot;)" office:value-type="string" office:string-value="Jenny (1719 )" calcext:value-type="string">
            <text:p>Jenny (1719 )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B150];  &quot; (&quot;; [.A150]; &quot; )&quot;)" office:value-type="string" office:string-value="Jenny (1719 )" calcext:value-type="string">
            <text:p>Jenny (1719 )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B151];  &quot; (&quot;; [.A151]; &quot; )&quot;)" office:value-type="string" office:string-value="Jenny (1719 )" calcext:value-type="string">
            <text:p>Jenny (1719 )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B152];  &quot; (&quot;; [.A152]; &quot; )&quot;)" office:value-type="string" office:string-value="Jenny (1719 )" calcext:value-type="string">
            <text:p>Jenny (1719 )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B153];  &quot; (&quot;; [.A153]; &quot; )&quot;)" office:value-type="string" office:string-value="Jenny (1719 )" calcext:value-type="string">
            <text:p>Jenny (1719 )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Jenny</text:p>
          </table:table-cell>
          <table:table-cell table:formula="of:=CONCATENATE([.B154];  &quot; (&quot;; [.A154]; &quot; )&quot;)" office:value-type="string" office:string-value="Jenny (1719 )" calcext:value-type="string">
            <text:p>Jenny (1719 )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B155];  &quot; (&quot;; [.A155]; &quot; )&quot;)" office:value-type="string" office:string-value="Jos'  (1720 )" calcext:value-type="string">
            <text:p>Jos' <text:s/>(1720 )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B156];  &quot; (&quot;; [.A156]; &quot; )&quot;)" office:value-type="string" office:string-value="Jos'  (1720 )" calcext:value-type="string">
            <text:p>Jos' <text:s/>(1720 )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B157];  &quot; (&quot;; [.A157]; &quot; )&quot;)" office:value-type="string" office:string-value="Jos'  (1720 )" calcext:value-type="string">
            <text:p>Jos' <text:s/>(1720 )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B158];  &quot; (&quot;; [.A158]; &quot; )&quot;)" office:value-type="string" office:string-value="Jos'  (1720 )" calcext:value-type="string">
            <text:p>Jos' <text:s/>(1720 )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B159];  &quot; (&quot;; [.A159]; &quot; )&quot;)" office:value-type="string" office:string-value="Jos'  (1720 )" calcext:value-type="string">
            <text:p>Jos' <text:s/>(1720 )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Jos' </text:p>
          </table:table-cell>
          <table:table-cell table:formula="of:=CONCATENATE([.B160];  &quot; (&quot;; [.A160]; &quot; )&quot;)" office:value-type="string" office:string-value="Jos'  (1720 )" calcext:value-type="string">
            <text:p>Jos' <text:s/>(1720 )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B161];  &quot; (&quot;; [.A161]; &quot; )&quot;)" office:value-type="string" office:string-value="Jenny (1721 )" calcext:value-type="string">
            <text:p>Jenny (1721 )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B162];  &quot; (&quot;; [.A162]; &quot; )&quot;)" office:value-type="string" office:string-value="Jenny (1721 )" calcext:value-type="string">
            <text:p>Jenny (1721 )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B163];  &quot; (&quot;; [.A163]; &quot; )&quot;)" office:value-type="string" office:string-value="Jenny (1721 )" calcext:value-type="string">
            <text:p>Jenny (1721 )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B164];  &quot; (&quot;; [.A164]; &quot; )&quot;)" office:value-type="string" office:string-value="Jenny (1721 )" calcext:value-type="string">
            <text:p>Jenny (1721 )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Jenny</text:p>
          </table:table-cell>
          <table:table-cell table:formula="of:=CONCATENATE([.B165];  &quot; (&quot;; [.A165]; &quot; )&quot;)" office:value-type="string" office:string-value="Jenny (1721 )" calcext:value-type="string">
            <text:p>Jenny (1721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66];  &quot; (&quot;; [.A166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67];  &quot; (&quot;; [.A167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68];  &quot; (&quot;; [.A168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69];  &quot; (&quot;; [.A169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70];  &quot; (&quot;; [.A170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71];  &quot; (&quot;; [.A171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72];  &quot; (&quot;; [.A172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73];  &quot; (&quot;; [.A173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74];  &quot; (&quot;; [.A174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75];  &quot; (&quot;; [.A175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enny</text:p>
          </table:table-cell>
          <table:table-cell table:formula="of:=CONCATENATE([.B176];  &quot; (&quot;; [.A176]; &quot; )&quot;)" office:value-type="string" office:string-value="Henny (1722 )" calcext:value-type="string">
            <text:p>Henny (1722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77];  &quot; (&quot;; [.A177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78];  &quot; (&quot;; [.A178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79];  &quot; (&quot;; [.A179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80];  &quot; (&quot;; [.A180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81];  &quot; (&quot;; [.A181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82];  &quot; (&quot;; [.A182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83];  &quot; (&quot;; [.A183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84];  &quot; (&quot;; [.A184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85];  &quot; (&quot;; [.A185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Billy</text:p>
          </table:table-cell>
          <table:table-cell table:formula="of:=CONCATENATE([.B186];  &quot; (&quot;; [.A186]; &quot; )&quot;)" office:value-type="string" office:string-value="Billy (1723 )" calcext:value-type="string">
            <text:p>Billy (1723 )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Sue</text:p>
          </table:table-cell>
          <table:table-cell table:formula="of:=CONCATENATE([.B187];  &quot; (&quot;; [.A187]; &quot; )&quot;)" office:value-type="string" office:string-value="Sue (1724 )" calcext:value-type="string">
            <text:p>Sue (1724 )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Sue</text:p>
          </table:table-cell>
          <table:table-cell table:formula="of:=CONCATENATE([.B188];  &quot; (&quot;; [.A188]; &quot; )&quot;)" office:value-type="string" office:string-value="Sue (1724 )" calcext:value-type="string">
            <text:p>Sue (1724 )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Robin</text:p>
          </table:table-cell>
          <table:table-cell table:formula="of:=CONCATENATE([.B189];  &quot; (&quot;; [.A189]; &quot; )&quot;)" office:value-type="string" office:string-value="Robin (1725 )" calcext:value-type="string">
            <text:p>Robin (1725 )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Robin</text:p>
          </table:table-cell>
          <table:table-cell table:formula="of:=CONCATENATE([.B190];  &quot; (&quot;; [.A190]; &quot; )&quot;)" office:value-type="string" office:string-value="Robin (1725 )" calcext:value-type="string">
            <text:p>Robin (1725 )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Kate</text:p>
          </table:table-cell>
          <table:table-cell table:formula="of:=CONCATENATE([.B191];  &quot; (&quot;; [.A191]; &quot; )&quot;)" office:value-type="string" office:string-value="Kate (1726 )" calcext:value-type="string">
            <text:p>Kate (1726 )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Kate</text:p>
          </table:table-cell>
          <table:table-cell table:formula="of:=CONCATENATE([.B192];  &quot; (&quot;; [.A192]; &quot; )&quot;)" office:value-type="string" office:string-value="Kate (1726 )" calcext:value-type="string">
            <text:p>Kate (1726 )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Kate</text:p>
          </table:table-cell>
          <table:table-cell table:formula="of:=CONCATENATE([.B193];  &quot; (&quot;; [.A193]; &quot; )&quot;)" office:value-type="string" office:string-value="Kate (1726 )" calcext:value-type="string">
            <text:p>Kate (1726 )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Sam</text:p>
          </table:table-cell>
          <table:table-cell table:formula="of:=CONCATENATE([.B194];  &quot; (&quot;; [.A194]; &quot; )&quot;)" office:value-type="string" office:string-value="Sam (1727 )" calcext:value-type="string">
            <text:p>Sam (1727 )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Sam</text:p>
          </table:table-cell>
          <table:table-cell table:formula="of:=CONCATENATE([.B195];  &quot; (&quot;; [.A195]; &quot; )&quot;)" office:value-type="string" office:string-value="Sam (1727 )" calcext:value-type="string">
            <text:p>Sam (1727 )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Sam</text:p>
          </table:table-cell>
          <table:table-cell table:formula="of:=CONCATENATE([.B196];  &quot; (&quot;; [.A196]; &quot; )&quot;)" office:value-type="string" office:string-value="Sam (1727 )" calcext:value-type="string">
            <text:p>Sam (1727 )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Pegg</text:p>
          </table:table-cell>
          <table:table-cell table:formula="of:=CONCATENATE([.B197];  &quot; (&quot;; [.A197]; &quot; )&quot;)" office:value-type="string" office:string-value="Pegg (1728 )" calcext:value-type="string">
            <text:p>Pegg (1728 )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Pegg</text:p>
          </table:table-cell>
          <table:table-cell table:formula="of:=CONCATENATE([.B198];  &quot; (&quot;; [.A198]; &quot; )&quot;)" office:value-type="string" office:string-value="Pegg (1728 )" calcext:value-type="string">
            <text:p>Pegg (1728 )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Nell</text:p>
          </table:table-cell>
          <table:table-cell table:formula="of:=CONCATENATE([.B199];  &quot; (&quot;; [.A199]; &quot; )&quot;)" office:value-type="string" office:string-value="Nell (1729 )" calcext:value-type="string">
            <text:p>Nell (1729 )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Nell</text:p>
          </table:table-cell>
          <table:table-cell table:formula="of:=CONCATENATE([.B200];  &quot; (&quot;; [.A200]; &quot; )&quot;)" office:value-type="string" office:string-value="Nell (1729 )" calcext:value-type="string">
            <text:p>Nell (1729 )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Mahoney</text:p>
          </table:table-cell>
          <table:table-cell table:formula="of:=CONCATENATE([.B201];  &quot; (&quot;; [.A201]; &quot; )&quot;)" office:value-type="string" office:string-value="Mahoney (1730 )" calcext:value-type="string">
            <text:p>Mahoney (1730 )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Mahoney</text:p>
          </table:table-cell>
          <table:table-cell table:formula="of:=CONCATENATE([.B202];  &quot; (&quot;; [.A202]; &quot; )&quot;)" office:value-type="string" office:string-value="Mahoney (1730 )" calcext:value-type="string">
            <text:p>Mahoney (1730 )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Nan</text:p>
          </table:table-cell>
          <table:table-cell table:formula="of:=CONCATENATE([.B203];  &quot; (&quot;; [.A203]; &quot; )&quot;)" office:value-type="string" office:string-value="Nan (1731 )" calcext:value-type="string">
            <text:p>Nan (1731 )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arry</text:p>
          </table:table-cell>
          <table:table-cell table:formula="of:=CONCATENATE([.B204];  &quot; (&quot;; [.A204]; &quot; )&quot;)" office:value-type="string" office:string-value="Harry (1733 )" calcext:value-type="string">
            <text:p>Harry (1733 )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James Locus</text:p>
          </table:table-cell>
          <table:table-cell table:formula="of:=CONCATENATE([.B205];  &quot; (&quot;; [.A205]; &quot; )&quot;)" office:value-type="string" office:string-value="James Locus (1734 )" calcext:value-type="string">
            <text:p>James Locus (1734 )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James Locus</text:p>
          </table:table-cell>
          <table:table-cell table:formula="of:=CONCATENATE([.B206];  &quot; (&quot;; [.A206]; &quot; )&quot;)" office:value-type="string" office:string-value="James Locus (1734 )" calcext:value-type="string">
            <text:p>James Locus (1734 )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ary</text:p>
          </table:table-cell>
          <table:table-cell table:formula="of:=CONCATENATE([.B207];  &quot; (&quot;; [.A207]; &quot; )&quot;)" office:value-type="string" office:string-value="Mary (1735 )" calcext:value-type="string">
            <text:p>Mary (1735 )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Joseph</text:p>
          </table:table-cell>
          <table:table-cell table:formula="of:=CONCATENATE([.B208];  &quot; (&quot;; [.A208]; &quot; )&quot;)" office:value-type="string" office:string-value="Joseph (1736 )" calcext:value-type="string">
            <text:p>Joseph (1736 )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Benedict</text:p>
          </table:table-cell>
          <table:table-cell table:formula="of:=CONCATENATE([.B209];  &quot; (&quot;; [.A209]; &quot; )&quot;)" office:value-type="string" office:string-value="Benedict (1738 )" calcext:value-type="string">
            <text:p>Benedict (1738 )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Catherine (Kitty)</text:p>
          </table:table-cell>
          <table:table-cell table:formula="of:=CONCATENATE([.B210];  &quot; (&quot;; [.A210]; &quot; )&quot;)" office:value-type="string" office:string-value="Catherine (Kitty) (1740 )" calcext:value-type="string">
            <text:p>Catherine (Kitty) (1740 )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Catherine (Kitty)</text:p>
          </table:table-cell>
          <table:table-cell table:formula="of:=CONCATENATE([.B211];  &quot; (&quot;; [.A211]; &quot; )&quot;)" office:value-type="string" office:string-value="Catherine (Kitty) (1740 )" calcext:value-type="string">
            <text:p>Catherine (Kitty) (1740 )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Catherine (Kitty)</text:p>
          </table:table-cell>
          <table:table-cell table:formula="of:=CONCATENATE([.B212];  &quot; (&quot;; [.A212]; &quot; )&quot;)" office:value-type="string" office:string-value="Catherine (Kitty) (1740 )" calcext:value-type="string">
            <text:p>Catherine (Kitty) (1740 )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George</text:p>
          </table:table-cell>
          <table:table-cell table:formula="of:=CONCATENATE([.B213];  &quot; (&quot;; [.A213]; &quot; )&quot;)" office:value-type="string" office:string-value="George (1741 )" calcext:value-type="string">
            <text:p>George (1741 )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George</text:p>
          </table:table-cell>
          <table:table-cell table:formula="of:=CONCATENATE([.B214];  &quot; (&quot;; [.A214]; &quot; )&quot;)" office:value-type="string" office:string-value="George (1741 )" calcext:value-type="string">
            <text:p>George (1741 )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Anna</text:p>
          </table:table-cell>
          <table:table-cell table:formula="of:=CONCATENATE([.B215];  &quot; (&quot;; [.A215]; &quot; )&quot;)" office:value-type="string" office:string-value="Anna (1742 )" calcext:value-type="string">
            <text:p>Anna (1742 )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Stephen</text:p>
          </table:table-cell>
          <table:table-cell table:formula="of:=CONCATENATE([.B216];  &quot; (&quot;; [.A216]; &quot; )&quot;)" office:value-type="string" office:string-value="Stephen (1745 )" calcext:value-type="string">
            <text:p>Stephen (1745 )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Alan</text:p>
          </table:table-cell>
          <table:table-cell table:formula="of:=CONCATENATE([.B217];  &quot; (&quot;; [.A217]; &quot; )&quot;)" office:value-type="string" office:string-value="Alan (1746 )" calcext:value-type="string">
            <text:p>Alan (1746 )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Winafred</text:p>
          </table:table-cell>
          <table:table-cell table:formula="of:=CONCATENATE([.B218];  &quot; (&quot;; [.A218]; &quot; )&quot;)" office:value-type="string" office:string-value="Winafred (1837 )" calcext:value-type="string">
            <text:p>Winafred (1837 )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Joseph</text:p>
          </table:table-cell>
          <table:table-cell table:formula="of:=CONCATENATE([.B219];  &quot; (&quot;; [.A219]; &quot; )&quot;)" office:value-type="string" office:string-value="Joseph (1838 )" calcext:value-type="string">
            <text:p>Joseph (1838 )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John</text:p>
          </table:table-cell>
          <table:table-cell table:formula="of:=CONCATENATE([.B220];  &quot; (&quot;; [.A220]; &quot; )&quot;)" office:value-type="string" office:string-value="John (1839 )" calcext:value-type="string">
            <text:p>John (1839 )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Celia</text:p>
          </table:table-cell>
          <table:table-cell table:formula="of:=CONCATENATE([.B221];  &quot; (&quot;; [.A221]; &quot; )&quot;)" office:value-type="string" office:string-value="Celia (1840 )" calcext:value-type="string">
            <text:p>Celia (1840 )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Woman</text:p>
          </table:table-cell>
          <table:table-cell table:formula="of:=CONCATENATE([.B222];  &quot; (&quot;; [.A222]; &quot; )&quot;)" office:value-type="string" office:string-value="Woman (1853 )" calcext:value-type="string">
            <text:p>Woman (1853 )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Child</text:p>
          </table:table-cell>
          <table:table-cell table:formula="of:=CONCATENATE([.B223];  &quot; (&quot;; [.A223]; &quot; )&quot;)" office:value-type="string" office:string-value="Child (1854 )" calcext:value-type="string">
            <text:p>Child (1854 )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Henny</text:p>
          </table:table-cell>
          <table:table-cell table:formula="of:=CONCATENATE([.B224];  &quot; (&quot;; [.A224]; &quot; )&quot;)" office:value-type="string" office:string-value="Henny (1896 )" calcext:value-type="string">
            <text:p>Henny (1896 )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Jane</text:p>
          </table:table-cell>
          <table:table-cell table:formula="of:=CONCATENATE([.B225];  &quot; (&quot;; [.A225]; &quot; )&quot;)" office:value-type="string" office:string-value="Jane (1897 )" calcext:value-type="string">
            <text:p>Jane (1897 )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B226];  &quot; (&quot;; [.A226]; &quot; )&quot;)" office:value-type="string" office:string-value="Anny Queen (2035 )" calcext:value-type="string">
            <text:p>Anny Queen (2035 )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B227];  &quot; (&quot;; [.A227]; &quot; )&quot;)" office:value-type="string" office:string-value="Anny Queen (2035 )" calcext:value-type="string">
            <text:p>Anny Queen (2035 )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B228];  &quot; (&quot;; [.A228]; &quot; )&quot;)" office:value-type="string" office:string-value="Anny Queen (2035 )" calcext:value-type="string">
            <text:p>Anny Queen (2035 )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B229];  &quot; (&quot;; [.A229]; &quot; )&quot;)" office:value-type="string" office:string-value="Anny Queen (2035 )" calcext:value-type="string">
            <text:p>Anny Queen (2035 )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Anny Queen</text:p>
          </table:table-cell>
          <table:table-cell table:formula="of:=CONCATENATE([.B230];  &quot; (&quot;; [.A230]; &quot; )&quot;)" office:value-type="string" office:string-value="Anny Queen (2035 )" calcext:value-type="string">
            <text:p>Anny Queen (2035 )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Harriet</text:p>
          </table:table-cell>
          <table:table-cell table:formula="of:=CONCATENATE([.B231];  &quot; (&quot;; [.A231]; &quot; )&quot;)" office:value-type="string" office:string-value="Harriet (2036 )" calcext:value-type="string">
            <text:p>Harriet (2036 )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Betsy Hill</text:p>
          </table:table-cell>
          <table:table-cell table:formula="of:=CONCATENATE([.B232];  &quot; (&quot;; [.A232]; &quot; )&quot;)" office:value-type="string" office:string-value="Betsy Hill (2719 )" calcext:value-type="string">
            <text:p>Betsy Hill (2719 )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Betsy Hill</text:p>
          </table:table-cell>
          <table:table-cell table:formula="of:=CONCATENATE([.B233];  &quot; (&quot;; [.A233]; &quot; )&quot;)" office:value-type="string" office:string-value="Betsy Hill (2719 )" calcext:value-type="string">
            <text:p>Betsy Hill (2719 )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Boy</text:p>
          </table:table-cell>
          <table:table-cell table:formula="of:=CONCATENATE([.B234];  &quot; (&quot;; [.A234]; &quot; )&quot;)" office:value-type="string" office:string-value="Boy (2720 )" calcext:value-type="string">
            <text:p>Boy (2720 )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Boy</text:p>
          </table:table-cell>
          <table:table-cell table:formula="of:=CONCATENATE([.B235];  &quot; (&quot;; [.A235]; &quot; )&quot;)" office:value-type="string" office:string-value="Boy (2721 )" calcext:value-type="string">
            <text:p>Boy (2721 )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Charles Queen</text:p>
          </table:table-cell>
          <table:table-cell table:formula="of:=CONCATENATE([.B236];  &quot; (&quot;; [.A236]; &quot; )&quot;)" office:value-type="string" office:string-value="Charles Queen (2722 )" calcext:value-type="string">
            <text:p>Charles Queen (2722 )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Oswald </text:p>
          </table:table-cell>
          <table:table-cell table:formula="of:=CONCATENATE([.B237];  &quot; (&quot;; [.A237]; &quot; )&quot;)" office:value-type="string" office:string-value="Oswald  (2723 )" calcext:value-type="string">
            <text:p>Oswald <text:s/>(2723 )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Sam Queen</text:p>
          </table:table-cell>
          <table:table-cell table:formula="of:=CONCATENATE([.B238];  &quot; (&quot;; [.A238]; &quot; )&quot;)" office:value-type="string" office:string-value="Sam Queen (2724 )" calcext:value-type="string">
            <text:p>Sam Queen (2724 )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Girl</text:p>
          </table:table-cell>
          <table:table-cell table:formula="of:=CONCATENATE([.B239];  &quot; (&quot;; [.A239]; &quot; )&quot;)" office:value-type="string" office:string-value="Girl (2729 )" calcext:value-type="string">
            <text:p>Girl (2729 )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Girl</text:p>
          </table:table-cell>
          <table:table-cell table:formula="of:=CONCATENATE([.B240];  &quot; (&quot;; [.A240]; &quot; )&quot;)" office:value-type="string" office:string-value="Girl (2729 )" calcext:value-type="string">
            <text:p>Girl (2729 )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Girl</text:p>
          </table:table-cell>
          <table:table-cell table:formula="of:=CONCATENATE([.B241];  &quot; (&quot;; [.A241]; &quot; )&quot;)" office:value-type="string" office:string-value="Girl (2730 )" calcext:value-type="string">
            <text:p>Girl (2730 )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Girl</text:p>
          </table:table-cell>
          <table:table-cell table:formula="of:=CONCATENATE([.B242];  &quot; (&quot;; [.A242]; &quot; )&quot;)" office:value-type="string" office:string-value="Girl (2731 )" calcext:value-type="string">
            <text:p>Girl (2731 )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Girl</text:p>
          </table:table-cell>
          <table:table-cell table:formula="of:=CONCATENATE([.B243];  &quot; (&quot;; [.A243]; &quot; )&quot;)" office:value-type="string" office:string-value="Girl (2733 )" calcext:value-type="string">
            <text:p>Girl (2733 )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Girl</text:p>
          </table:table-cell>
          <table:table-cell table:formula="of:=CONCATENATE([.B244];  &quot; (&quot;; [.A244]; &quot; )&quot;)" office:value-type="string" office:string-value="Girl (2734 )" calcext:value-type="string">
            <text:p>Girl (2734 )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Ellen Hill</text:p>
          </table:table-cell>
          <table:table-cell table:formula="of:=CONCATENATE([.B245];  &quot; (&quot;; [.A245]; &quot; )&quot;)" office:value-type="string" office:string-value="Ellen Hill (2738 )" calcext:value-type="string">
            <text:p>Ellen Hill (2738 )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Martha Hill</text:p>
          </table:table-cell>
          <table:table-cell table:formula="of:=CONCATENATE([.B246];  &quot; (&quot;; [.A246]; &quot; )&quot;)" office:value-type="string" office:string-value="Martha Hill (2739 )" calcext:value-type="string">
            <text:p>Martha Hill (2739 )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Nance Queen</text:p>
          </table:table-cell>
          <table:table-cell table:formula="of:=CONCATENATE([.B247];  &quot; (&quot;; [.A247]; &quot; )&quot;)" office:value-type="string" office:string-value="Nance Queen (2740 )" calcext:value-type="string">
            <text:p>Nance Queen (2740 )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Jinny</text:p>
          </table:table-cell>
          <table:table-cell table:formula="of:=CONCATENATE([.B248];  &quot; (&quot;; [.A248]; &quot; )&quot;)" office:value-type="string" office:string-value="Jinny (2743 )" calcext:value-type="string">
            <text:p>Jinny (2743 )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Eliza Queen</text:p>
          </table:table-cell>
          <table:table-cell table:formula="of:=CONCATENATE([.B249];  &quot; (&quot;; [.A249]; &quot; )&quot;)" office:value-type="string" office:string-value="Eliza Queen (2827 )" calcext:value-type="string">
            <text:p>Eliza Queen (2827 )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Nancy</text:p>
          </table:table-cell>
          <table:table-cell table:formula="of:=CONCATENATE([.B250];  &quot; (&quot;; [.A250]; &quot; )&quot;)" office:value-type="string" office:string-value="Nancy (3593 )" calcext:value-type="string">
            <text:p>Nancy (3593 )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Sophia</text:p>
          </table:table-cell>
          <table:table-cell table:formula="of:=CONCATENATE([.B251];  &quot; (&quot;; [.A251]; &quot; )&quot;)" office:value-type="string" office:string-value="Sophia (3594 )" calcext:value-type="string">
            <text:p>Sophia (3594 )</text:p>
          </table:table-cell>
        </table:table-row>
      </table:table>
      <table:table table:name="NNewtown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Henry Rea</text:p>
          </table:table-cell>
          <table:table-cell table:formula="of:=CONCATENATE([.B2];  &quot; (&quot;; [.A2]; &quot; )&quot;)" office:value-type="string" office:string-value="Henry Rea (1248 )" calcext:value-type="string">
            <text:p>Henry Rea (1248 )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Henry Rea</text:p>
          </table:table-cell>
          <table:table-cell table:formula="of:=CONCATENATE([.B3];  &quot; (&quot;; [.A3]; &quot; )&quot;)" office:value-type="string" office:string-value="Henry Rea (1248 )" calcext:value-type="string">
            <text:p>Henry Rea (1248 )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Robert James</text:p>
          </table:table-cell>
          <table:table-cell table:formula="of:=CONCATENATE([.B4];  &quot; (&quot;; [.A4]; &quot; )&quot;)" office:value-type="string" office:string-value="Robert James (1249 )" calcext:value-type="string">
            <text:p>Robert James (1249 )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Robert James</text:p>
          </table:table-cell>
          <table:table-cell table:formula="of:=CONCATENATE([.B5];  &quot; (&quot;; [.A5]; &quot; )&quot;)" office:value-type="string" office:string-value="Robert James (1249 )" calcext:value-type="string">
            <text:p>Robert James (1249 )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Jane</text:p>
          </table:table-cell>
          <table:table-cell table:formula="of:=CONCATENATE([.B6];  &quot; (&quot;; [.A6]; &quot; )&quot;)" office:value-type="string" office:string-value="Jane (1250 )" calcext:value-type="string">
            <text:p>Jane (1250 )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Jane</text:p>
          </table:table-cell>
          <table:table-cell table:formula="of:=CONCATENATE([.B7];  &quot; (&quot;; [.A7]; &quot; )&quot;)" office:value-type="string" office:string-value="Jane (1250 )" calcext:value-type="string">
            <text:p>Jane (1250 )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Mary Ann</text:p>
          </table:table-cell>
          <table:table-cell table:formula="of:=CONCATENATE([.B8];  &quot; (&quot;; [.A8]; &quot; )&quot;)" office:value-type="string" office:string-value="Mary Ann (1251 )" calcext:value-type="string">
            <text:p>Mary Ann (1251 )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Mary Ann</text:p>
          </table:table-cell>
          <table:table-cell table:formula="of:=CONCATENATE([.B9];  &quot; (&quot;; [.A9]; &quot; )&quot;)" office:value-type="string" office:string-value="Mary Ann (1251 )" calcext:value-type="string">
            <text:p>Mary Ann (1251 )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John Henry</text:p>
          </table:table-cell>
          <table:table-cell table:formula="of:=CONCATENATE([.B10];  &quot; (&quot;; [.A10]; &quot; )&quot;)" office:value-type="string" office:string-value="John Henry (1252 )" calcext:value-type="string">
            <text:p>John Henry (1252 )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John Henry</text:p>
          </table:table-cell>
          <table:table-cell table:formula="of:=CONCATENATE([.B11];  &quot; (&quot;; [.A11]; &quot; )&quot;)" office:value-type="string" office:string-value="John Henry (1252 )" calcext:value-type="string">
            <text:p>John Henry (1252 )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Louisa</text:p>
          </table:table-cell>
          <table:table-cell table:formula="of:=CONCATENATE([.B12];  &quot; (&quot;; [.A12]; &quot; )&quot;)" office:value-type="string" office:string-value="Louisa (1253 )" calcext:value-type="string">
            <text:p>Louisa (1253 )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Louisa</text:p>
          </table:table-cell>
          <table:table-cell table:formula="of:=CONCATENATE([.B13];  &quot; (&quot;; [.A13]; &quot; )&quot;)" office:value-type="string" office:string-value="Louisa (1253 )" calcext:value-type="string">
            <text:p>Louisa (1253 )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James Henry</text:p>
          </table:table-cell>
          <table:table-cell table:formula="of:=CONCATENATE([.B14];  &quot; (&quot;; [.A14]; &quot; )&quot;)" office:value-type="string" office:string-value="James Henry (1254 )" calcext:value-type="string">
            <text:p>James Henry (1254 )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James Henry</text:p>
          </table:table-cell>
          <table:table-cell table:formula="of:=CONCATENATE([.B15];  &quot; (&quot;; [.A15]; &quot; )&quot;)" office:value-type="string" office:string-value="James Henry (1254 )" calcext:value-type="string">
            <text:p>James Henry (1254 )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Elizabeth</text:p>
          </table:table-cell>
          <table:table-cell table:formula="of:=CONCATENATE([.B16];  &quot; (&quot;; [.A16]; &quot; )&quot;)" office:value-type="string" office:string-value="Elizabeth (1255 )" calcext:value-type="string">
            <text:p>Elizabeth (1255 )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Mary</text:p>
          </table:table-cell>
          <table:table-cell table:formula="of:=CONCATENATE([.B17];  &quot; (&quot;; [.A17]; &quot; )&quot;)" office:value-type="string" office:string-value="Mary (1256 )" calcext:value-type="string">
            <text:p>Mary (1256 )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Mary</text:p>
          </table:table-cell>
          <table:table-cell table:formula="of:=CONCATENATE([.B18];  &quot; (&quot;; [.A18]; &quot; )&quot;)" office:value-type="string" office:string-value="Mary (1256 )" calcext:value-type="string">
            <text:p>Mary (1256 )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Monica</text:p>
          </table:table-cell>
          <table:table-cell table:formula="of:=CONCATENATE([.B19];  &quot; (&quot;; [.A19]; &quot; )&quot;)" office:value-type="string" office:string-value="Monica (1257 )" calcext:value-type="string">
            <text:p>Monica (1257 )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Monica</text:p>
          </table:table-cell>
          <table:table-cell table:formula="of:=CONCATENATE([.B20];  &quot; (&quot;; [.A20]; &quot; )&quot;)" office:value-type="string" office:string-value="Monica (1257 )" calcext:value-type="string">
            <text:p>Monica (1257 )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John</text:p>
          </table:table-cell>
          <table:table-cell table:formula="of:=CONCATENATE([.B21];  &quot; (&quot;; [.A21]; &quot; )&quot;)" office:value-type="string" office:string-value="John (1259 )" calcext:value-type="string">
            <text:p>John (1259 )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John</text:p>
          </table:table-cell>
          <table:table-cell table:formula="of:=CONCATENATE([.B22];  &quot; (&quot;; [.A22]; &quot; )&quot;)" office:value-type="string" office:string-value="John (1259 )" calcext:value-type="string">
            <text:p>John (1259 )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Jaen</text:p>
          </table:table-cell>
          <table:table-cell table:formula="of:=CONCATENATE([.B23];  &quot; (&quot;; [.A23]; &quot; )&quot;)" office:value-type="string" office:string-value="Jaen (1260 )" calcext:value-type="string">
            <text:p>Jaen (1260 )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Jaen</text:p>
          </table:table-cell>
          <table:table-cell table:formula="of:=CONCATENATE([.B24];  &quot; (&quot;; [.A24]; &quot; )&quot;)" office:value-type="string" office:string-value="Jaen (1260 )" calcext:value-type="string">
            <text:p>Jaen (1260 )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Rose</text:p>
          </table:table-cell>
          <table:table-cell table:formula="of:=CONCATENATE([.B25];  &quot; (&quot;; [.A25]; &quot; )&quot;)" office:value-type="string" office:string-value="Rose (1261 )" calcext:value-type="string">
            <text:p>Rose (1261 )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Rose</text:p>
          </table:table-cell>
          <table:table-cell table:formula="of:=CONCATENATE([.B26];  &quot; (&quot;; [.A26]; &quot; )&quot;)" office:value-type="string" office:string-value="Rose (1261 )" calcext:value-type="string">
            <text:p>Rose (1261 )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Ignatius</text:p>
          </table:table-cell>
          <table:table-cell table:formula="of:=CONCATENATE([.B27];  &quot; (&quot;; [.A27]; &quot; )&quot;)" office:value-type="string" office:string-value="Ignatius (1262 )" calcext:value-type="string">
            <text:p>Ignatius (1262 )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braham</text:p>
          </table:table-cell>
          <table:table-cell table:formula="of:=CONCATENATE([.B28];  &quot; (&quot;; [.A28]; &quot; )&quot;)" office:value-type="string" office:string-value="Abraham (1263 )" calcext:value-type="string">
            <text:p>Abraham (1263 )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braham</text:p>
          </table:table-cell>
          <table:table-cell table:formula="of:=CONCATENATE([.B29];  &quot; (&quot;; [.A29]; &quot; )&quot;)" office:value-type="string" office:string-value="Abraham (1263 )" calcext:value-type="string">
            <text:p>Abraham (1263 )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Anastasia</text:p>
          </table:table-cell>
          <table:table-cell table:formula="of:=CONCATENATE([.B30];  &quot; (&quot;; [.A30]; &quot; )&quot;)" office:value-type="string" office:string-value="Anastasia (1264 )" calcext:value-type="string">
            <text:p>Anastasia (1264 )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Anastasia</text:p>
          </table:table-cell>
          <table:table-cell table:formula="of:=CONCATENATE([.B31];  &quot; (&quot;; [.A31]; &quot; )&quot;)" office:value-type="string" office:string-value="Anastasia (1264 )" calcext:value-type="string">
            <text:p>Anastasia (1264 )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Moises</text:p>
          </table:table-cell>
          <table:table-cell table:formula="of:=CONCATENATE([.B32];  &quot; (&quot;; [.A32]; &quot; )&quot;)" office:value-type="string" office:string-value="Moises (1265 )" calcext:value-type="string">
            <text:p>Moises (1265 )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Moises</text:p>
          </table:table-cell>
          <table:table-cell table:formula="of:=CONCATENATE([.B33];  &quot; (&quot;; [.A33]; &quot; )&quot;)" office:value-type="string" office:string-value="Moises (1265 )" calcext:value-type="string">
            <text:p>Moises (1265 )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enjamin</text:p>
          </table:table-cell>
          <table:table-cell table:formula="of:=CONCATENATE([.B34];  &quot; (&quot;; [.A34]; &quot; )&quot;)" office:value-type="string" office:string-value="Benjamin (1266 )" calcext:value-type="string">
            <text:p>Benjamin (1266 )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enjamin</text:p>
          </table:table-cell>
          <table:table-cell table:formula="of:=CONCATENATE([.B35];  &quot; (&quot;; [.A35]; &quot; )&quot;)" office:value-type="string" office:string-value="Benjamin (1266 )" calcext:value-type="string">
            <text:p>Benjamin (1266 )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George</text:p>
          </table:table-cell>
          <table:table-cell table:formula="of:=CONCATENATE([.B36];  &quot; (&quot;; [.A36]; &quot; )&quot;)" office:value-type="string" office:string-value="George (1267 )" calcext:value-type="string">
            <text:p>George (1267 )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George</text:p>
          </table:table-cell>
          <table:table-cell table:formula="of:=CONCATENATE([.B37];  &quot; (&quot;; [.A37]; &quot; )&quot;)" office:value-type="string" office:string-value="George (1267 )" calcext:value-type="string">
            <text:p>George (1267 )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Veronica</text:p>
          </table:table-cell>
          <table:table-cell table:formula="of:=CONCATENATE([.B38];  &quot; (&quot;; [.A38]; &quot; )&quot;)" office:value-type="string" office:string-value="Veronica (1268 )" calcext:value-type="string">
            <text:p>Veronica (1268 )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Veronica</text:p>
          </table:table-cell>
          <table:table-cell table:formula="of:=CONCATENATE([.B39];  &quot; (&quot;; [.A39]; &quot; )&quot;)" office:value-type="string" office:string-value="Veronica (1268 )" calcext:value-type="string">
            <text:p>Veronica (1268 )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ary Anne</text:p>
          </table:table-cell>
          <table:table-cell table:formula="of:=CONCATENATE([.B40];  &quot; (&quot;; [.A40]; &quot; )&quot;)" office:value-type="string" office:string-value="Mary Anne (1269 )" calcext:value-type="string">
            <text:p>Mary Anne (1269 )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ary Anne</text:p>
          </table:table-cell>
          <table:table-cell table:formula="of:=CONCATENATE([.B41];  &quot; (&quot;; [.A41]; &quot; )&quot;)" office:value-type="string" office:string-value="Mary Anne (1269 )" calcext:value-type="string">
            <text:p>Mary Anne (1269 )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gnes</text:p>
          </table:table-cell>
          <table:table-cell table:formula="of:=CONCATENATE([.B42];  &quot; (&quot;; [.A42]; &quot; )&quot;)" office:value-type="string" office:string-value="Agnes (1270 )" calcext:value-type="string">
            <text:p>Agnes (1270 )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gnes</text:p>
          </table:table-cell>
          <table:table-cell table:formula="of:=CONCATENATE([.B43];  &quot; (&quot;; [.A43]; &quot; )&quot;)" office:value-type="string" office:string-value="Agnes (1270 )" calcext:value-type="string">
            <text:p>Agnes (1270 )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Dreaden</text:p>
          </table:table-cell>
          <table:table-cell table:formula="of:=CONCATENATE([.B44];  &quot; (&quot;; [.A44]; &quot; )&quot;)" office:value-type="string" office:string-value="Dreaden (1271 )" calcext:value-type="string">
            <text:p>Dreaden (1271 )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Dreaden</text:p>
          </table:table-cell>
          <table:table-cell table:formula="of:=CONCATENATE([.B45];  &quot; (&quot;; [.A45]; &quot; )&quot;)" office:value-type="string" office:string-value="Dreaden (1271 )" calcext:value-type="string">
            <text:p>Dreaden (1271 )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Henry</text:p>
          </table:table-cell>
          <table:table-cell table:formula="of:=CONCATENATE([.B46];  &quot; (&quot;; [.A46]; &quot; )&quot;)" office:value-type="string" office:string-value="Henry (1272 )" calcext:value-type="string">
            <text:p>Henry (1272 )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Henry</text:p>
          </table:table-cell>
          <table:table-cell table:formula="of:=CONCATENATE([.B47];  &quot; (&quot;; [.A47]; &quot; )&quot;)" office:value-type="string" office:string-value="Henry (1272 )" calcext:value-type="string">
            <text:p>Henry (1272 )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acob</text:p>
          </table:table-cell>
          <table:table-cell table:formula="of:=CONCATENATE([.B48];  &quot; (&quot;; [.A48]; &quot; )&quot;)" office:value-type="string" office:string-value="Jacob (1273 )" calcext:value-type="string">
            <text:p>Jacob (1273 )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acob</text:p>
          </table:table-cell>
          <table:table-cell table:formula="of:=CONCATENATE([.B49];  &quot; (&quot;; [.A49]; &quot; )&quot;)" office:value-type="string" office:string-value="Jacob (1273 )" calcext:value-type="string">
            <text:p>Jacob (1273 )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hilip Carter</text:p>
          </table:table-cell>
          <table:table-cell table:formula="of:=CONCATENATE([.B50];  &quot; (&quot;; [.A50]; &quot; )&quot;)" office:value-type="string" office:string-value="Philip Carter (1274 )" calcext:value-type="string">
            <text:p>Philip Carter (1274 )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hilip Carter</text:p>
          </table:table-cell>
          <table:table-cell table:formula="of:=CONCATENATE([.B51];  &quot; (&quot;; [.A51]; &quot; )&quot;)" office:value-type="string" office:string-value="Philip Carter (1274 )" calcext:value-type="string">
            <text:p>Philip Carter (1274 )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ucy</text:p>
          </table:table-cell>
          <table:table-cell table:formula="of:=CONCATENATE([.B52];  &quot; (&quot;; [.A52]; &quot; )&quot;)" office:value-type="string" office:string-value="Lucy (1275 )" calcext:value-type="string">
            <text:p>Lucy (1275 )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ucy</text:p>
          </table:table-cell>
          <table:table-cell table:formula="of:=CONCATENATE([.B53];  &quot; (&quot;; [.A53]; &quot; )&quot;)" office:value-type="string" office:string-value="Lucy (1275 )" calcext:value-type="string">
            <text:p>Lucy (1275 )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usanna</text:p>
          </table:table-cell>
          <table:table-cell table:formula="of:=CONCATENATE([.B54];  &quot; (&quot;; [.A54]; &quot; )&quot;)" office:value-type="string" office:string-value="Susanna (1276 )" calcext:value-type="string">
            <text:p>Susanna (1276 )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lare </text:p>
          </table:table-cell>
          <table:table-cell table:formula="of:=CONCATENATE([.B55];  &quot; (&quot;; [.A55]; &quot; )&quot;)" office:value-type="string" office:string-value="Clare  (1277 )" calcext:value-type="string">
            <text:p>Clare <text:s/>(1277 )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lare </text:p>
          </table:table-cell>
          <table:table-cell table:formula="of:=CONCATENATE([.B56];  &quot; (&quot;; [.A56]; &quot; )&quot;)" office:value-type="string" office:string-value="Clare  (1277 )" calcext:value-type="string">
            <text:p>Clare <text:s/>(1277 )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Prudence</text:p>
          </table:table-cell>
          <table:table-cell table:formula="of:=CONCATENATE([.B57];  &quot; (&quot;; [.A57]; &quot; )&quot;)" office:value-type="string" office:string-value="Prudence (1278 )" calcext:value-type="string">
            <text:p>Prudence (1278 )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Prudence</text:p>
          </table:table-cell>
          <table:table-cell table:formula="of:=CONCATENATE([.B58];  &quot; (&quot;; [.A58]; &quot; )&quot;)" office:value-type="string" office:string-value="Prudence (1278 )" calcext:value-type="string">
            <text:p>Prudence (1278 )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Henrietta</text:p>
          </table:table-cell>
          <table:table-cell table:formula="of:=CONCATENATE([.B59];  &quot; (&quot;; [.A59]; &quot; )&quot;)" office:value-type="string" office:string-value="Henrietta (1279 )" calcext:value-type="string">
            <text:p>Henrietta (1279 )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Henrietta</text:p>
          </table:table-cell>
          <table:table-cell table:formula="of:=CONCATENATE([.B60];  &quot; (&quot;; [.A60]; &quot; )&quot;)" office:value-type="string" office:string-value="Henrietta (1279 )" calcext:value-type="string">
            <text:p>Henrietta (1279 )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ecilia</text:p>
          </table:table-cell>
          <table:table-cell table:formula="of:=CONCATENATE([.B61];  &quot; (&quot;; [.A61]; &quot; )&quot;)" office:value-type="string" office:string-value="Cecilia (1280 )" calcext:value-type="string">
            <text:p>Cecilia (1280 )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hedrick</text:p>
          </table:table-cell>
          <table:table-cell table:formula="of:=CONCATENATE([.B62];  &quot; (&quot;; [.A62]; &quot; )&quot;)" office:value-type="string" office:string-value="Chedrick (1281 )" calcext:value-type="string">
            <text:p>Chedrick (1281 )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hedrick</text:p>
          </table:table-cell>
          <table:table-cell table:formula="of:=CONCATENATE([.B63];  &quot; (&quot;; [.A63]; &quot; )&quot;)" office:value-type="string" office:string-value="Chedrick (1281 )" calcext:value-type="string">
            <text:p>Chedrick (1281 )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Francis</text:p>
          </table:table-cell>
          <table:table-cell table:formula="of:=CONCATENATE([.B64];  &quot; (&quot;; [.A64]; &quot; )&quot;)" office:value-type="string" office:string-value="Francis (1282 )" calcext:value-type="string">
            <text:p>Francis (1282 )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Francis</text:p>
          </table:table-cell>
          <table:table-cell table:formula="of:=CONCATENATE([.B65];  &quot; (&quot;; [.A65]; &quot; )&quot;)" office:value-type="string" office:string-value="Francis (1282 )" calcext:value-type="string">
            <text:p>Francis (1282 )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Isaac</text:p>
          </table:table-cell>
          <table:table-cell table:formula="of:=CONCATENATE([.B66];  &quot; (&quot;; [.A66]; &quot; )&quot;)" office:value-type="string" office:string-value="Isaac (1283 )" calcext:value-type="string">
            <text:p>Isaac (1283 )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Isaac</text:p>
          </table:table-cell>
          <table:table-cell table:formula="of:=CONCATENATE([.B67];  &quot; (&quot;; [.A67]; &quot; )&quot;)" office:value-type="string" office:string-value="Isaac (1283 )" calcext:value-type="string">
            <text:p>Isaac (1283 )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William</text:p>
          </table:table-cell>
          <table:table-cell table:formula="of:=CONCATENATE([.B68];  &quot; (&quot;; [.A68]; &quot; )&quot;)" office:value-type="string" office:string-value="William (1284 )" calcext:value-type="string">
            <text:p>William (1284 )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William</text:p>
          </table:table-cell>
          <table:table-cell table:formula="of:=CONCATENATE([.B69];  &quot; (&quot;; [.A69]; &quot; )&quot;)" office:value-type="string" office:string-value="William (1284 )" calcext:value-type="string">
            <text:p>William (1284 )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eg </text:p>
          </table:table-cell>
          <table:table-cell table:formula="of:=CONCATENATE([.B70];  &quot; (&quot;; [.A70]; &quot; )&quot;)" office:value-type="string" office:string-value="Peg  (1285 )" calcext:value-type="string">
            <text:p>Peg <text:s/>(1285 )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eg </text:p>
          </table:table-cell>
          <table:table-cell table:formula="of:=CONCATENATE([.B71];  &quot; (&quot;; [.A71]; &quot; )&quot;)" office:value-type="string" office:string-value="Peg  (1285 )" calcext:value-type="string">
            <text:p>Peg <text:s/>(1285 )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ernard</text:p>
          </table:table-cell>
          <table:table-cell table:formula="of:=CONCATENATE([.B72];  &quot; (&quot;; [.A72]; &quot; )&quot;)" office:value-type="string" office:string-value="Bernard (1286 )" calcext:value-type="string">
            <text:p>Bernard (1286 )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ernard</text:p>
          </table:table-cell>
          <table:table-cell table:formula="of:=CONCATENATE([.B73];  &quot; (&quot;; [.A73]; &quot; )&quot;)" office:value-type="string" office:string-value="Bernard (1286 )" calcext:value-type="string">
            <text:p>Bernard (1286 )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B74];  &quot; (&quot;; [.A74]; &quot; )&quot;)" office:value-type="string" office:string-value="Henny (1287 )" calcext:value-type="string">
            <text:p>Henny (1287 )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B75];  &quot; (&quot;; [.A75]; &quot; )&quot;)" office:value-type="string" office:string-value="Henny (1287 )" calcext:value-type="string">
            <text:p>Henny (1287 )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B76];  &quot; (&quot;; [.A76]; &quot; )&quot;)" office:value-type="string" office:string-value="Henny (1287 )" calcext:value-type="string">
            <text:p>Henny (1287 )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B77];  &quot; (&quot;; [.A77]; &quot; )&quot;)" office:value-type="string" office:string-value="Henny (1287 )" calcext:value-type="string">
            <text:p>Henny (1287 )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enny</text:p>
          </table:table-cell>
          <table:table-cell table:formula="of:=CONCATENATE([.B78];  &quot; (&quot;; [.A78]; &quot; )&quot;)" office:value-type="string" office:string-value="Henny (1287 )" calcext:value-type="string">
            <text:p>Henny (1287 )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table:formula="of:=CONCATENATE([.B79];  &quot; (&quot;; [.A79]; &quot; )&quot;)" office:value-type="string" office:string-value="John (1288 )" calcext:value-type="string">
            <text:p>John (1288 )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table:formula="of:=CONCATENATE([.B80];  &quot; (&quot;; [.A80]; &quot; )&quot;)" office:value-type="string" office:string-value="John (1288 )" calcext:value-type="string">
            <text:p>John (1288 )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table:formula="of:=CONCATENATE([.B81];  &quot; (&quot;; [.A81]; &quot; )&quot;)" office:value-type="string" office:string-value="John (1288 )" calcext:value-type="string">
            <text:p>John (1288 )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Bill Hill</text:p>
          </table:table-cell>
          <table:table-cell table:formula="of:=CONCATENATE([.B82];  &quot; (&quot;; [.A82]; &quot; )&quot;)" office:value-type="string" office:string-value="Bill Hill (1289 )" calcext:value-type="string">
            <text:p>Bill Hill (1289 )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Bill Hill</text:p>
          </table:table-cell>
          <table:table-cell table:formula="of:=CONCATENATE([.B83];  &quot; (&quot;; [.A83]; &quot; )&quot;)" office:value-type="string" office:string-value="Bill Hill (1289 )" calcext:value-type="string">
            <text:p>Bill Hill (1289 )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Bill Hill</text:p>
          </table:table-cell>
          <table:table-cell table:formula="of:=CONCATENATE([.B84];  &quot; (&quot;; [.A84]; &quot; )&quot;)" office:value-type="string" office:string-value="Bill Hill (1289 )" calcext:value-type="string">
            <text:p>Bill Hill (1289 )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bram</text:p>
          </table:table-cell>
          <table:table-cell table:formula="of:=CONCATENATE([.B85];  &quot; (&quot;; [.A85]; &quot; )&quot;)" office:value-type="string" office:string-value="Abram (1290 )" calcext:value-type="string">
            <text:p>Abram (1290 )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bram</text:p>
          </table:table-cell>
          <table:table-cell table:formula="of:=CONCATENATE([.B86];  &quot; (&quot;; [.A86]; &quot; )&quot;)" office:value-type="string" office:string-value="Abram (1290 )" calcext:value-type="string">
            <text:p>Abram (1290 )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usan Plowden</text:p>
          </table:table-cell>
          <table:table-cell table:formula="of:=CONCATENATE([.B87];  &quot; (&quot;; [.A87]; &quot; )&quot;)" office:value-type="string" office:string-value="Susan Plowden (1291 )" calcext:value-type="string">
            <text:p>Susan Plowden (1291 )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usan Plowden</text:p>
          </table:table-cell>
          <table:table-cell table:formula="of:=CONCATENATE([.B88];  &quot; (&quot;; [.A88]; &quot; )&quot;)" office:value-type="string" office:string-value="Susan Plowden (1291 )" calcext:value-type="string">
            <text:p>Susan Plowden (1291 )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usan Plowden</text:p>
          </table:table-cell>
          <table:table-cell table:formula="of:=CONCATENATE([.B89];  &quot; (&quot;; [.A89]; &quot; )&quot;)" office:value-type="string" office:string-value="Susan Plowden (1291 )" calcext:value-type="string">
            <text:p>Susan Plowden (1291 )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Jarret</text:p>
          </table:table-cell>
          <table:table-cell table:formula="of:=CONCATENATE([.B90];  &quot; (&quot;; [.A90]; &quot; )&quot;)" office:value-type="string" office:string-value="Jarret (1292 )" calcext:value-type="string">
            <text:p>Jarret (1292 )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Jarret</text:p>
          </table:table-cell>
          <table:table-cell table:formula="of:=CONCATENATE([.B91];  &quot; (&quot;; [.A91]; &quot; )&quot;)" office:value-type="string" office:string-value="Jarret (1292 )" calcext:value-type="string">
            <text:p>Jarret (1292 )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harlotte</text:p>
          </table:table-cell>
          <table:table-cell table:formula="of:=CONCATENATE([.B92];  &quot; (&quot;; [.A92]; &quot; )&quot;)" office:value-type="string" office:string-value="Charlotte (1293 )" calcext:value-type="string">
            <text:p>Charlotte (1293 )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harlotte</text:p>
          </table:table-cell>
          <table:table-cell table:formula="of:=CONCATENATE([.B93];  &quot; (&quot;; [.A93]; &quot; )&quot;)" office:value-type="string" office:string-value="Charlotte (1293 )" calcext:value-type="string">
            <text:p>Charlotte (1293 )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harlotte</text:p>
          </table:table-cell>
          <table:table-cell table:formula="of:=CONCATENATE([.B94];  &quot; (&quot;; [.A94]; &quot; )&quot;)" office:value-type="string" office:string-value="Charlotte (1293 )" calcext:value-type="string">
            <text:p>Charlotte (1293 )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Mary</text:p>
          </table:table-cell>
          <table:table-cell table:formula="of:=CONCATENATE([.B95];  &quot; (&quot;; [.A95]; &quot; )&quot;)" office:value-type="string" office:string-value="Mary (1294 )" calcext:value-type="string">
            <text:p>Mary (1294 )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Mary</text:p>
          </table:table-cell>
          <table:table-cell table:formula="of:=CONCATENATE([.B96];  &quot; (&quot;; [.A96]; &quot; )&quot;)" office:value-type="string" office:string-value="Mary (1294 )" calcext:value-type="string">
            <text:p>Mary (1294 )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Julian</text:p>
          </table:table-cell>
          <table:table-cell table:formula="of:=CONCATENATE([.B97];  &quot; (&quot;; [.A97]; &quot; )&quot;)" office:value-type="string" office:string-value="Julian (1295 )" calcext:value-type="string">
            <text:p>Julian (1295 )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Julian</text:p>
          </table:table-cell>
          <table:table-cell table:formula="of:=CONCATENATE([.B98];  &quot; (&quot;; [.A98]; &quot; )&quot;)" office:value-type="string" office:string-value="Julian (1295 )" calcext:value-type="string">
            <text:p>Julian (1295 )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ick</text:p>
          </table:table-cell>
          <table:table-cell table:formula="of:=CONCATENATE([.B99];  &quot; (&quot;; [.A99]; &quot; )&quot;)" office:value-type="string" office:string-value="Dick (1296 )" calcext:value-type="string">
            <text:p>Dick (1296 )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ick</text:p>
          </table:table-cell>
          <table:table-cell table:formula="of:=CONCATENATE([.B100];  &quot; (&quot;; [.A100]; &quot; )&quot;)" office:value-type="string" office:string-value="Dick (1296 )" calcext:value-type="string">
            <text:p>Dick (1296 )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Grinfield Greenleaf</text:p>
          </table:table-cell>
          <table:table-cell table:formula="of:=CONCATENATE([.B101];  &quot; (&quot;; [.A101]; &quot; )&quot;)" office:value-type="string" office:string-value="Grinfield Greenleaf (1297 )" calcext:value-type="string">
            <text:p>Grinfield Greenleaf (1297 )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Grinfield Greenleaf</text:p>
          </table:table-cell>
          <table:table-cell table:formula="of:=CONCATENATE([.B102];  &quot; (&quot;; [.A102]; &quot; )&quot;)" office:value-type="string" office:string-value="Grinfield Greenleaf (1297 )" calcext:value-type="string">
            <text:p>Grinfield Greenleaf (1297 )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Rosanne</text:p>
          </table:table-cell>
          <table:table-cell table:formula="of:=CONCATENATE([.B103];  &quot; (&quot;; [.A103]; &quot; )&quot;)" office:value-type="string" office:string-value="Rosanne (1298 )" calcext:value-type="string">
            <text:p>Rosanne (1298 )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Rosanne</text:p>
          </table:table-cell>
          <table:table-cell table:formula="of:=CONCATENATE([.B104];  &quot; (&quot;; [.A104]; &quot; )&quot;)" office:value-type="string" office:string-value="Rosanne (1298 )" calcext:value-type="string">
            <text:p>Rosanne (1298 )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James <text:s/></text:p>
          </table:table-cell>
          <table:table-cell table:formula="of:=CONCATENATE([.B105];  &quot; (&quot;; [.A105]; &quot; )&quot;)" office:value-type="string" office:string-value="James   (1299 )" calcext:value-type="string">
            <text:p>James <text:s text:c="2"/>(1299 )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James <text:s/></text:p>
          </table:table-cell>
          <table:table-cell table:formula="of:=CONCATENATE([.B106];  &quot; (&quot;; [.A106]; &quot; )&quot;)" office:value-type="string" office:string-value="James   (1299 )" calcext:value-type="string">
            <text:p>James <text:s text:c="2"/>(1299 )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erdinand Hill</text:p>
          </table:table-cell>
          <table:table-cell table:formula="of:=CONCATENATE([.B107];  &quot; (&quot;; [.A107]; &quot; )&quot;)" office:value-type="string" office:string-value="Ferdinand Hill (1300 )" calcext:value-type="string">
            <text:p>Ferdinand Hill (1300 )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erdinand Hill</text:p>
          </table:table-cell>
          <table:table-cell table:formula="of:=CONCATENATE([.B108];  &quot; (&quot;; [.A108]; &quot; )&quot;)" office:value-type="string" office:string-value="Ferdinand Hill (1300 )" calcext:value-type="string">
            <text:p>Ferdinand Hill (1300 )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ylvester Greenleaf</text:p>
          </table:table-cell>
          <table:table-cell table:formula="of:=CONCATENATE([.B109];  &quot; (&quot;; [.A109]; &quot; )&quot;)" office:value-type="string" office:string-value="Sylvester Greenleaf (1301 )" calcext:value-type="string">
            <text:p>Sylvester Greenleaf (1301 )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ylvester Greenleaf</text:p>
          </table:table-cell>
          <table:table-cell table:formula="of:=CONCATENATE([.B110];  &quot; (&quot;; [.A110]; &quot; )&quot;)" office:value-type="string" office:string-value="Sylvester Greenleaf (1301 )" calcext:value-type="string">
            <text:p>Sylvester Greenleaf (1301 )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ristina</text:p>
          </table:table-cell>
          <table:table-cell table:formula="of:=CONCATENATE([.B111];  &quot; (&quot;; [.A111]; &quot; )&quot;)" office:value-type="string" office:string-value="Cristina (1302 )" calcext:value-type="string">
            <text:p>Cristina (1302 )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ristina</text:p>
          </table:table-cell>
          <table:table-cell table:formula="of:=CONCATENATE([.B112];  &quot; (&quot;; [.A112]; &quot; )&quot;)" office:value-type="string" office:string-value="Cristina (1302 )" calcext:value-type="string">
            <text:p>Cristina (1302 )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Harriet</text:p>
          </table:table-cell>
          <table:table-cell table:formula="of:=CONCATENATE([.B113];  &quot; (&quot;; [.A113]; &quot; )&quot;)" office:value-type="string" office:string-value="Harriet (1303 )" calcext:value-type="string">
            <text:p>Harriet (1303 )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Harriet</text:p>
          </table:table-cell>
          <table:table-cell table:formula="of:=CONCATENATE([.B114];  &quot; (&quot;; [.A114]; &quot; )&quot;)" office:value-type="string" office:string-value="Harriet (1303 )" calcext:value-type="string">
            <text:p>Harriet (1303 )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meline Greenleaf</text:p>
          </table:table-cell>
          <table:table-cell table:formula="of:=CONCATENATE([.B115];  &quot; (&quot;; [.A115]; &quot; )&quot;)" office:value-type="string" office:string-value="Emeline Greenleaf (1304 )" calcext:value-type="string">
            <text:p>Emeline Greenleaf (1304 )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meline Greenleaf</text:p>
          </table:table-cell>
          <table:table-cell table:formula="of:=CONCATENATE([.B116];  &quot; (&quot;; [.A116]; &quot; )&quot;)" office:value-type="string" office:string-value="Emeline Greenleaf (1304 )" calcext:value-type="string">
            <text:p>Emeline Greenleaf (1304 )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Henry</text:p>
          </table:table-cell>
          <table:table-cell table:formula="of:=CONCATENATE([.B117];  &quot; (&quot;; [.A117]; &quot; )&quot;)" office:value-type="string" office:string-value="Henry (1305 )" calcext:value-type="string">
            <text:p>Henry (1305 )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Henry</text:p>
          </table:table-cell>
          <table:table-cell table:formula="of:=CONCATENATE([.B118];  &quot; (&quot;; [.A118]; &quot; )&quot;)" office:value-type="string" office:string-value="Henry (1305 )" calcext:value-type="string">
            <text:p>Henry (1305 )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Eleanor</text:p>
          </table:table-cell>
          <table:table-cell table:formula="of:=CONCATENATE([.B119];  &quot; (&quot;; [.A119]; &quot; )&quot;)" office:value-type="string" office:string-value="Eleanor (1306 )" calcext:value-type="string">
            <text:p>Eleanor (1306 )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Eleanor</text:p>
          </table:table-cell>
          <table:table-cell table:formula="of:=CONCATENATE([.B120];  &quot; (&quot;; [.A120]; &quot; )&quot;)" office:value-type="string" office:string-value="Eleanor (1306 )" calcext:value-type="string">
            <text:p>Eleanor (1306 )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ary Greenleaf</text:p>
          </table:table-cell>
          <table:table-cell table:formula="of:=CONCATENATE([.B121];  &quot; (&quot;; [.A121]; &quot; )&quot;)" office:value-type="string" office:string-value="Mary Greenleaf (1307 )" calcext:value-type="string">
            <text:p>Mary Greenleaf (1307 )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ary Greenleaf</text:p>
          </table:table-cell>
          <table:table-cell table:formula="of:=CONCATENATE([.B122];  &quot; (&quot;; [.A122]; &quot; )&quot;)" office:value-type="string" office:string-value="Mary Greenleaf (1307 )" calcext:value-type="string">
            <text:p>Mary Greenleaf (1307 )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Lucrese</text:p>
          </table:table-cell>
          <table:table-cell table:formula="of:=CONCATENATE([.B123];  &quot; (&quot;; [.A123]; &quot; )&quot;)" office:value-type="string" office:string-value="Lucrese (1308 )" calcext:value-type="string">
            <text:p>Lucrese (1308 )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Lucrese</text:p>
          </table:table-cell>
          <table:table-cell table:formula="of:=CONCATENATE([.B124];  &quot; (&quot;; [.A124]; &quot; )&quot;)" office:value-type="string" office:string-value="Lucrese (1308 )" calcext:value-type="string">
            <text:p>Lucrese (1308 )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itta</text:p>
          </table:table-cell>
          <table:table-cell table:formula="of:=CONCATENATE([.B125];  &quot; (&quot;; [.A125]; &quot; )&quot;)" office:value-type="string" office:string-value="Ritta (1309 )" calcext:value-type="string">
            <text:p>Ritta (1309 )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itta</text:p>
          </table:table-cell>
          <table:table-cell table:formula="of:=CONCATENATE([.B126];  &quot; (&quot;; [.A126]; &quot; )&quot;)" office:value-type="string" office:string-value="Ritta (1309 )" calcext:value-type="string">
            <text:p>Ritta (1309 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emus</text:p>
          </table:table-cell>
          <table:table-cell table:formula="of:=CONCATENATE([.B127];  &quot; (&quot;; [.A127]; &quot; )&quot;)" office:value-type="string" office:string-value="Remus (1310 )" calcext:value-type="string">
            <text:p>Remus (1310 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emus</text:p>
          </table:table-cell>
          <table:table-cell table:formula="of:=CONCATENATE([.B128];  &quot; (&quot;; [.A128]; &quot; )&quot;)" office:value-type="string" office:string-value="Remus (1310 )" calcext:value-type="string">
            <text:p>Remus (1310 )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iley Greenleaf</text:p>
          </table:table-cell>
          <table:table-cell table:formula="of:=CONCATENATE([.B129];  &quot; (&quot;; [.A129]; &quot; )&quot;)" office:value-type="string" office:string-value="Miley Greenleaf (1311 )" calcext:value-type="string">
            <text:p>Miley Greenleaf (1311 )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iley Greenleaf</text:p>
          </table:table-cell>
          <table:table-cell table:formula="of:=CONCATENATE([.B130];  &quot; (&quot;; [.A130]; &quot; )&quot;)" office:value-type="string" office:string-value="Miley Greenleaf (1311 )" calcext:value-type="string">
            <text:p>Miley Greenleaf (1311 )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Lucy Ann</text:p>
          </table:table-cell>
          <table:table-cell table:formula="of:=CONCATENATE([.B131];  &quot; (&quot;; [.A131]; &quot; )&quot;)" office:value-type="string" office:string-value="Lucy Ann (1312 )" calcext:value-type="string">
            <text:p>Lucy Ann (1312 )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Lucy Ann</text:p>
          </table:table-cell>
          <table:table-cell table:formula="of:=CONCATENATE([.B132];  &quot; (&quot;; [.A132]; &quot; )&quot;)" office:value-type="string" office:string-value="Lucy Ann (1312 )" calcext:value-type="string">
            <text:p>Lucy Ann (1312 )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Ann </text:p>
          </table:table-cell>
          <table:table-cell table:formula="of:=CONCATENATE([.B133];  &quot; (&quot;; [.A133]; &quot; )&quot;)" office:value-type="string" office:string-value="Ann  (1313 )" calcext:value-type="string">
            <text:p>Ann <text:s/>(1313 )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Ann </text:p>
          </table:table-cell>
          <table:table-cell table:formula="of:=CONCATENATE([.B134];  &quot; (&quot;; [.A134]; &quot; )&quot;)" office:value-type="string" office:string-value="Ann  (1313 )" calcext:value-type="string">
            <text:p>Ann <text:s/>(1313 )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Joe</text:p>
          </table:table-cell>
          <table:table-cell table:formula="of:=CONCATENATE([.B135];  &quot; (&quot;; [.A135]; &quot; )&quot;)" office:value-type="string" office:string-value="Joe (1314 )" calcext:value-type="string">
            <text:p>Joe (1314 )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Joe</text:p>
          </table:table-cell>
          <table:table-cell table:formula="of:=CONCATENATE([.B136];  &quot; (&quot;; [.A136]; &quot; )&quot;)" office:value-type="string" office:string-value="Joe (1314 )" calcext:value-type="string">
            <text:p>Joe (1314 )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Mary Jane</text:p>
          </table:table-cell>
          <table:table-cell table:formula="of:=CONCATENATE([.B137];  &quot; (&quot;; [.A137]; &quot; )&quot;)" office:value-type="string" office:string-value="Mary Jane (1315 )" calcext:value-type="string">
            <text:p>Mary Jane (1315 )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Mary Jane</text:p>
          </table:table-cell>
          <table:table-cell table:formula="of:=CONCATENATE([.B138];  &quot; (&quot;; [.A138]; &quot; )&quot;)" office:value-type="string" office:string-value="Mary Jane (1315 )" calcext:value-type="string">
            <text:p>Mary Jane (1315 )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Mary</text:p>
          </table:table-cell>
          <table:table-cell table:formula="of:=CONCATENATE([.B139];  &quot; (&quot;; [.A139]; &quot; )&quot;)" office:value-type="string" office:string-value="Mary (1316 )" calcext:value-type="string">
            <text:p>Mary (1316 )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Mary</text:p>
          </table:table-cell>
          <table:table-cell table:formula="of:=CONCATENATE([.B140];  &quot; (&quot;; [.A140]; &quot; )&quot;)" office:value-type="string" office:string-value="Mary (1316 )" calcext:value-type="string">
            <text:p>Mary (1316 )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lexius</text:p>
          </table:table-cell>
          <table:table-cell table:formula="of:=CONCATENATE([.B141];  &quot; (&quot;; [.A141]; &quot; )&quot;)" office:value-type="string" office:string-value="Alexius (1317 )" calcext:value-type="string">
            <text:p>Alexius (1317 )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lexius</text:p>
          </table:table-cell>
          <table:table-cell table:formula="of:=CONCATENATE([.B142];  &quot; (&quot;; [.A142]; &quot; )&quot;)" office:value-type="string" office:string-value="Alexius (1317 )" calcext:value-type="string">
            <text:p>Alexius (1317 )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riscilla Plowden</text:p>
          </table:table-cell>
          <table:table-cell table:formula="of:=CONCATENATE([.B143];  &quot; (&quot;; [.A143]; &quot; )&quot;)" office:value-type="string" office:string-value="Priscilla Plowden (1318 )" calcext:value-type="string">
            <text:p>Priscilla Plowden (1318 )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Nicholas</text:p>
          </table:table-cell>
          <table:table-cell table:formula="of:=CONCATENATE([.B144];  &quot; (&quot;; [.A144]; &quot; )&quot;)" office:value-type="string" office:string-value="Nicholas (1319 )" calcext:value-type="string">
            <text:p>Nicholas (1319 )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abe</text:p>
          </table:table-cell>
          <table:table-cell table:formula="of:=CONCATENATE([.B145];  &quot; (&quot;; [.A145]; &quot; )&quot;)" office:value-type="string" office:string-value="Gabe (1320 )" calcext:value-type="string">
            <text:p>Gabe (1320 )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abe</text:p>
          </table:table-cell>
          <table:table-cell table:formula="of:=CONCATENATE([.B146];  &quot; (&quot;; [.A146]; &quot; )&quot;)" office:value-type="string" office:string-value="Gabe (1320 )" calcext:value-type="string">
            <text:p>Gabe (1320 )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nna</text:p>
          </table:table-cell>
          <table:table-cell table:formula="of:=CONCATENATE([.B147];  &quot; (&quot;; [.A147]; &quot; )&quot;)" office:value-type="string" office:string-value="Anna (1321 )" calcext:value-type="string">
            <text:p>Anna (1321 )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nna</text:p>
          </table:table-cell>
          <table:table-cell table:formula="of:=CONCATENATE([.B148];  &quot; (&quot;; [.A148]; &quot; )&quot;)" office:value-type="string" office:string-value="Anna (1321 )" calcext:value-type="string">
            <text:p>Anna (1321 )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harles</text:p>
          </table:table-cell>
          <table:table-cell table:formula="of:=CONCATENATE([.B149];  &quot; (&quot;; [.A149]; &quot; )&quot;)" office:value-type="string" office:string-value="Charles (1322 )" calcext:value-type="string">
            <text:p>Charles (1322 )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harles</text:p>
          </table:table-cell>
          <table:table-cell table:formula="of:=CONCATENATE([.B150];  &quot; (&quot;; [.A150]; &quot; )&quot;)" office:value-type="string" office:string-value="Charles (1322 )" calcext:value-type="string">
            <text:p>Charles (1322 )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udith</text:p>
          </table:table-cell>
          <table:table-cell table:formula="of:=CONCATENATE([.B151];  &quot; (&quot;; [.A151]; &quot; )&quot;)" office:value-type="string" office:string-value="Judith (1323 )" calcext:value-type="string">
            <text:p>Judith (1323 )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udith</text:p>
          </table:table-cell>
          <table:table-cell table:formula="of:=CONCATENATE([.B152];  &quot; (&quot;; [.A152]; &quot; )&quot;)" office:value-type="string" office:string-value="Judith (1323 )" calcext:value-type="string">
            <text:p>Judith (1323 )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illiam</text:p>
          </table:table-cell>
          <table:table-cell table:formula="of:=CONCATENATE([.B153];  &quot; (&quot;; [.A153]; &quot; )&quot;)" office:value-type="string" office:string-value="William (1324 )" calcext:value-type="string">
            <text:p>William (1324 )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illiam</text:p>
          </table:table-cell>
          <table:table-cell table:formula="of:=CONCATENATE([.B154];  &quot; (&quot;; [.A154]; &quot; )&quot;)" office:value-type="string" office:string-value="William (1324 )" calcext:value-type="string">
            <text:p>William (1324 )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Raphael</text:p>
          </table:table-cell>
          <table:table-cell table:formula="of:=CONCATENATE([.B155];  &quot; (&quot;; [.A155]; &quot; )&quot;)" office:value-type="string" office:string-value="Raphael (1325 )" calcext:value-type="string">
            <text:p>Raphael (1325 )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Raphael</text:p>
          </table:table-cell>
          <table:table-cell table:formula="of:=CONCATENATE([.B156];  &quot; (&quot;; [.A156]; &quot; )&quot;)" office:value-type="string" office:string-value="Raphael (1325 )" calcext:value-type="string">
            <text:p>Raphael (1325 )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eter</text:p>
          </table:table-cell>
          <table:table-cell table:formula="of:=CONCATENATE([.B157];  &quot; (&quot;; [.A157]; &quot; )&quot;)" office:value-type="string" office:string-value="Peter (1326 )" calcext:value-type="string">
            <text:p>Peter (1326 )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eter</text:p>
          </table:table-cell>
          <table:table-cell table:formula="of:=CONCATENATE([.B158];  &quot; (&quot;; [.A158]; &quot; )&quot;)" office:value-type="string" office:string-value="Peter (1326 )" calcext:value-type="string">
            <text:p>Peter (1326 )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Jacob</text:p>
          </table:table-cell>
          <table:table-cell table:formula="of:=CONCATENATE([.B159];  &quot; (&quot;; [.A159]; &quot; )&quot;)" office:value-type="string" office:string-value="Jacob (1327 )" calcext:value-type="string">
            <text:p>Jacob (1327 )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Jacob</text:p>
          </table:table-cell>
          <table:table-cell table:formula="of:=CONCATENATE([.B160];  &quot; (&quot;; [.A160]; &quot; )&quot;)" office:value-type="string" office:string-value="Jacob (1327 )" calcext:value-type="string">
            <text:p>Jacob (1327 )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tephen</text:p>
          </table:table-cell>
          <table:table-cell table:formula="of:=CONCATENATE([.B161];  &quot; (&quot;; [.A161]; &quot; )&quot;)" office:value-type="string" office:string-value="Stephen (1328 )" calcext:value-type="string">
            <text:p>Stephen (1328 )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tephen</text:p>
          </table:table-cell>
          <table:table-cell table:formula="of:=CONCATENATE([.B162];  &quot; (&quot;; [.A162]; &quot; )&quot;)" office:value-type="string" office:string-value="Stephen (1328 )" calcext:value-type="string">
            <text:p>Stephen (1328 )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rancis</text:p>
          </table:table-cell>
          <table:table-cell table:formula="of:=CONCATENATE([.B163];  &quot; (&quot;; [.A163]; &quot; )&quot;)" office:value-type="string" office:string-value="Francis (1329 )" calcext:value-type="string">
            <text:p>Francis (1329 )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rancis</text:p>
          </table:table-cell>
          <table:table-cell table:formula="of:=CONCATENATE([.B164];  &quot; (&quot;; [.A164]; &quot; )&quot;)" office:value-type="string" office:string-value="Francis (1329 )" calcext:value-type="string">
            <text:p>Francis (1329 )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ary</text:p>
          </table:table-cell>
          <table:table-cell table:formula="of:=CONCATENATE([.B165];  &quot; (&quot;; [.A165]; &quot; )&quot;)" office:value-type="string" office:string-value="Mary (1331 )" calcext:value-type="string">
            <text:p>Mary (1331 )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ary</text:p>
          </table:table-cell>
          <table:table-cell table:formula="of:=CONCATENATE([.B166];  &quot; (&quot;; [.A166]; &quot; )&quot;)" office:value-type="string" office:string-value="Mary (1331 )" calcext:value-type="string">
            <text:p>Mary (1331 )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arah</text:p>
          </table:table-cell>
          <table:table-cell table:formula="of:=CONCATENATE([.B167];  &quot; (&quot;; [.A167]; &quot; )&quot;)" office:value-type="string" office:string-value="Sarah (1332 )" calcext:value-type="string">
            <text:p>Sarah (1332 )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arah</text:p>
          </table:table-cell>
          <table:table-cell table:formula="of:=CONCATENATE([.B168];  &quot; (&quot;; [.A168]; &quot; )&quot;)" office:value-type="string" office:string-value="Sarah (1332 )" calcext:value-type="string">
            <text:p>Sarah (1332 )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Elizabeth</text:p>
          </table:table-cell>
          <table:table-cell table:formula="of:=CONCATENATE([.B169];  &quot; (&quot;; [.A169]; &quot; )&quot;)" office:value-type="string" office:string-value="Elizabeth (1333 )" calcext:value-type="string">
            <text:p>Elizabeth (1333 )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Elizabeth</text:p>
          </table:table-cell>
          <table:table-cell table:formula="of:=CONCATENATE([.B170];  &quot; (&quot;; [.A170]; &quot; )&quot;)" office:value-type="string" office:string-value="Elizabeth (1333 )" calcext:value-type="string">
            <text:p>Elizabeth (1333 )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William</text:p>
          </table:table-cell>
          <table:table-cell table:formula="of:=CONCATENATE([.B171];  &quot; (&quot;; [.A171]; &quot; )&quot;)" office:value-type="string" office:string-value="William (1335 )" calcext:value-type="string">
            <text:p>William (1335 )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William</text:p>
          </table:table-cell>
          <table:table-cell table:formula="of:=CONCATENATE([.B172];  &quot; (&quot;; [.A172]; &quot; )&quot;)" office:value-type="string" office:string-value="William (1335 )" calcext:value-type="string">
            <text:p>William (1335 )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mes</text:p>
          </table:table-cell>
          <table:table-cell table:formula="of:=CONCATENATE([.B173];  &quot; (&quot;; [.A173]; &quot; )&quot;)" office:value-type="string" office:string-value="James (1336 )" calcext:value-type="string">
            <text:p>James (1336 )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mes</text:p>
          </table:table-cell>
          <table:table-cell table:formula="of:=CONCATENATE([.B174];  &quot; (&quot;; [.A174]; &quot; )&quot;)" office:value-type="string" office:string-value="James (1336 )" calcext:value-type="string">
            <text:p>James (1336 )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Lucy</text:p>
          </table:table-cell>
          <table:table-cell table:formula="of:=CONCATENATE([.B175];  &quot; (&quot;; [.A175]; &quot; )&quot;)" office:value-type="string" office:string-value="Lucy (1337 )" calcext:value-type="string">
            <text:p>Lucy (1337 )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Lucy</text:p>
          </table:table-cell>
          <table:table-cell table:formula="of:=CONCATENATE([.B176];  &quot; (&quot;; [.A176]; &quot; )&quot;)" office:value-type="string" office:string-value="Lucy (1337 )" calcext:value-type="string">
            <text:p>Lucy (1337 )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Catharine</text:p>
          </table:table-cell>
          <table:table-cell table:formula="of:=CONCATENATE([.B177];  &quot; (&quot;; [.A177]; &quot; )&quot;)" office:value-type="string" office:string-value="Catharine (1338 )" calcext:value-type="string">
            <text:p>Catharine (1338 )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Catharine</text:p>
          </table:table-cell>
          <table:table-cell table:formula="of:=CONCATENATE([.B178];  &quot; (&quot;; [.A178]; &quot; )&quot;)" office:value-type="string" office:string-value="Catharine (1338 )" calcext:value-type="string">
            <text:p>Catharine (1338 )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Nicholas</text:p>
          </table:table-cell>
          <table:table-cell table:formula="of:=CONCATENATE([.B179];  &quot; (&quot;; [.A179]; &quot; )&quot;)" office:value-type="string" office:string-value="Nicholas (1339 )" calcext:value-type="string">
            <text:p>Nicholas (1339 )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Nicholas</text:p>
          </table:table-cell>
          <table:table-cell table:formula="of:=CONCATENATE([.B180];  &quot; (&quot;; [.A180]; &quot; )&quot;)" office:value-type="string" office:string-value="Nicholas (1339 )" calcext:value-type="string">
            <text:p>Nicholas (1339 )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Ann</text:p>
          </table:table-cell>
          <table:table-cell table:formula="of:=CONCATENATE([.B181];  &quot; (&quot;; [.A181]; &quot; )&quot;)" office:value-type="string" office:string-value="Ann (1340 )" calcext:value-type="string">
            <text:p>Ann (1340 )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Ann</text:p>
          </table:table-cell>
          <table:table-cell table:formula="of:=CONCATENATE([.B182];  &quot; (&quot;; [.A182]; &quot; )&quot;)" office:value-type="string" office:string-value="Ann (1340 )" calcext:value-type="string">
            <text:p>Ann (1340 )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83];  &quot; (&quot;; [.A183]; &quot; )&quot;)" office:value-type="string" office:string-value="Clare (1342 )" calcext:value-type="string">
            <text:p>Clare (1342 )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84];  &quot; (&quot;; [.A184]; &quot; )&quot;)" office:value-type="string" office:string-value="Clare (1342 )" calcext:value-type="string">
            <text:p>Clare (1342 )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85];  &quot; (&quot;; [.A185]; &quot; )&quot;)" office:value-type="string" office:string-value="Clare (1342 )" calcext:value-type="string">
            <text:p>Clare (1342 )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86];  &quot; (&quot;; [.A186]; &quot; )&quot;)" office:value-type="string" office:string-value="Clare (1342 )" calcext:value-type="string">
            <text:p>Clare (1342 )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87];  &quot; (&quot;; [.A187]; &quot; )&quot;)" office:value-type="string" office:string-value="Clare (1342 )" calcext:value-type="string">
            <text:p>Clare (1342 )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88];  &quot; (&quot;; [.A188]; &quot; )&quot;)" office:value-type="string" office:string-value="Clare (1342 )" calcext:value-type="string">
            <text:p>Clare (1342 )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89];  &quot; (&quot;; [.A189]; &quot; )&quot;)" office:value-type="string" office:string-value="Clare (1342 )" calcext:value-type="string">
            <text:p>Clare (1342 )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lare</text:p>
          </table:table-cell>
          <table:table-cell table:formula="of:=CONCATENATE([.B190];  &quot; (&quot;; [.A190]; &quot; )&quot;)" office:value-type="string" office:string-value="Clare (1342 )" calcext:value-type="string">
            <text:p>Clare (1342 )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table:formula="of:=CONCATENATE([.B191];  &quot; (&quot;; [.A191]; &quot; )&quot;)" office:value-type="string" office:string-value="Mary (1346 )" calcext:value-type="string">
            <text:p>Mary (1346 )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table:formula="of:=CONCATENATE([.B192];  &quot; (&quot;; [.A192]; &quot; )&quot;)" office:value-type="string" office:string-value="Mary (1346 )" calcext:value-type="string">
            <text:p>Mary (1346 )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table:formula="of:=CONCATENATE([.B193];  &quot; (&quot;; [.A193]; &quot; )&quot;)" office:value-type="string" office:string-value="Mary (1346 )" calcext:value-type="string">
            <text:p>Mary (1346 )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Mary</text:p>
          </table:table-cell>
          <table:table-cell table:formula="of:=CONCATENATE([.B194];  &quot; (&quot;; [.A194]; &quot; )&quot;)" office:value-type="string" office:string-value="Mary (1346 )" calcext:value-type="string">
            <text:p>Mary (1346 )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195];  &quot; (&quot;; [.A195]; &quot; )&quot;)" office:value-type="string" office:string-value="Biby (Betsy and Bibiana) Plowden (1348 )" calcext:value-type="string">
            <text:p>Biby (Betsy and Bibiana) Plowden (1348 )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196];  &quot; (&quot;; [.A196]; &quot; )&quot;)" office:value-type="string" office:string-value="Biby (Betsy and Bibiana) Plowden (1348 )" calcext:value-type="string">
            <text:p>Biby (Betsy and Bibiana) Plowden (1348 )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197];  &quot; (&quot;; [.A197]; &quot; )&quot;)" office:value-type="string" office:string-value="Biby (Betsy and Bibiana) Plowden (1348 )" calcext:value-type="string">
            <text:p>Biby (Betsy and Bibiana) Plowden (1348 )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198];  &quot; (&quot;; [.A198]; &quot; )&quot;)" office:value-type="string" office:string-value="Biby (Betsy and Bibiana) Plowden (1348 )" calcext:value-type="string">
            <text:p>Biby (Betsy and Bibiana) Plowden (1348 )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199];  &quot; (&quot;; [.A199]; &quot; )&quot;)" office:value-type="string" office:string-value="Biby (Betsy and Bibiana) Plowden (1348 )" calcext:value-type="string">
            <text:p>Biby (Betsy and Bibiana) Plowden (1348 )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200];  &quot; (&quot;; [.A200]; &quot; )&quot;)" office:value-type="string" office:string-value="Biby (Betsy and Bibiana) Plowden (1348 )" calcext:value-type="string">
            <text:p>Biby (Betsy and Bibiana) Plowden (1348 )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201];  &quot; (&quot;; [.A201]; &quot; )&quot;)" office:value-type="string" office:string-value="Biby (Betsy and Bibiana) Plowden (1348 )" calcext:value-type="string">
            <text:p>Biby (Betsy and Bibiana) Plowden (1348 )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Biby (Betsy and Bibiana) Plowden</text:p>
          </table:table-cell>
          <table:table-cell table:formula="of:=CONCATENATE([.B202];  &quot; (&quot;; [.A202]; &quot; )&quot;)" office:value-type="string" office:string-value="Biby (Betsy and Bibiana) Plowden (1348 )" calcext:value-type="string">
            <text:p>Biby (Betsy and Bibiana) Plowden (1348 )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B203];  &quot; (&quot;; [.A203]; &quot; )&quot;)" office:value-type="string" office:string-value="Esther Greenleaf (1349 )" calcext:value-type="string">
            <text:p>Esther Greenleaf (1349 )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B204];  &quot; (&quot;; [.A204]; &quot; )&quot;)" office:value-type="string" office:string-value="Esther Greenleaf (1349 )" calcext:value-type="string">
            <text:p>Esther Greenleaf (1349 )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B205];  &quot; (&quot;; [.A205]; &quot; )&quot;)" office:value-type="string" office:string-value="Esther Greenleaf (1349 )" calcext:value-type="string">
            <text:p>Esther Greenleaf (1349 )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B206];  &quot; (&quot;; [.A206]; &quot; )&quot;)" office:value-type="string" office:string-value="Esther Greenleaf (1349 )" calcext:value-type="string">
            <text:p>Esther Greenleaf (1349 )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Esther Greenleaf</text:p>
          </table:table-cell>
          <table:table-cell table:formula="of:=CONCATENATE([.B207];  &quot; (&quot;; [.A207]; &quot; )&quot;)" office:value-type="string" office:string-value="Esther Greenleaf (1349 )" calcext:value-type="string">
            <text:p>Esther Greenleaf (1349 )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B208];  &quot; (&quot;; [.A208]; &quot; )&quot;)" office:value-type="string" office:string-value="Betsy (1350 )" calcext:value-type="string">
            <text:p>Betsy (1350 )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B209];  &quot; (&quot;; [.A209]; &quot; )&quot;)" office:value-type="string" office:string-value="Betsy (1350 )" calcext:value-type="string">
            <text:p>Betsy (1350 )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B210];  &quot; (&quot;; [.A210]; &quot; )&quot;)" office:value-type="string" office:string-value="Betsy (1350 )" calcext:value-type="string">
            <text:p>Betsy (1350 )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B211];  &quot; (&quot;; [.A211]; &quot; )&quot;)" office:value-type="string" office:string-value="Betsy (1350 )" calcext:value-type="string">
            <text:p>Betsy (1350 )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B212];  &quot; (&quot;; [.A212]; &quot; )&quot;)" office:value-type="string" office:string-value="Betsy (1350 )" calcext:value-type="string">
            <text:p>Betsy (1350 )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Betsy</text:p>
          </table:table-cell>
          <table:table-cell table:formula="of:=CONCATENATE([.B213];  &quot; (&quot;; [.A213]; &quot; )&quot;)" office:value-type="string" office:string-value="Betsy (1350 )" calcext:value-type="string">
            <text:p>Betsy (1350 )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Clare</text:p>
          </table:table-cell>
          <table:table-cell table:formula="of:=CONCATENATE([.B214];  &quot; (&quot;; [.A214]; &quot; )&quot;)" office:value-type="string" office:string-value="Clare (1399 )" calcext:value-type="string">
            <text:p>Clare (1399 )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Clare</text:p>
          </table:table-cell>
          <table:table-cell table:formula="of:=CONCATENATE([.B215];  &quot; (&quot;; [.A215]; &quot; )&quot;)" office:value-type="string" office:string-value="Clare (1399 )" calcext:value-type="string">
            <text:p>Clare (1399 )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B216];  &quot; (&quot;; [.A216]; &quot; )&quot;)" office:value-type="string" office:string-value="Harry (1592 )" calcext:value-type="string">
            <text:p>Harry (1592 )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B217];  &quot; (&quot;; [.A217]; &quot; )&quot;)" office:value-type="string" office:string-value="Harry (1592 )" calcext:value-type="string">
            <text:p>Harry (1592 )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B218];  &quot; (&quot;; [.A218]; &quot; )&quot;)" office:value-type="string" office:string-value="Harry (1592 )" calcext:value-type="string">
            <text:p>Harry (1592 )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B219];  &quot; (&quot;; [.A219]; &quot; )&quot;)" office:value-type="string" office:string-value="Harry (1592 )" calcext:value-type="string">
            <text:p>Harry (1592 )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B220];  &quot; (&quot;; [.A220]; &quot; )&quot;)" office:value-type="string" office:string-value="Harry (1592 )" calcext:value-type="string">
            <text:p>Harry (1592 )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B221];  &quot; (&quot;; [.A221]; &quot; )&quot;)" office:value-type="string" office:string-value="Harry (1592 )" calcext:value-type="string">
            <text:p>Harry (1592 )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Harry</text:p>
          </table:table-cell>
          <table:table-cell table:formula="of:=CONCATENATE([.B222];  &quot; (&quot;; [.A222]; &quot; )&quot;)" office:value-type="string" office:string-value="Harry (1592 )" calcext:value-type="string">
            <text:p>Harry (1592 )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B223];  &quot; (&quot;; [.A223]; &quot; )&quot;)" office:value-type="string" office:string-value="Dina (1593 )" calcext:value-type="string">
            <text:p>Dina (1593 )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B224];  &quot; (&quot;; [.A224]; &quot; )&quot;)" office:value-type="string" office:string-value="Dina (1593 )" calcext:value-type="string">
            <text:p>Dina (1593 )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B225];  &quot; (&quot;; [.A225]; &quot; )&quot;)" office:value-type="string" office:string-value="Dina (1593 )" calcext:value-type="string">
            <text:p>Dina (1593 )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B226];  &quot; (&quot;; [.A226]; &quot; )&quot;)" office:value-type="string" office:string-value="Dina (1593 )" calcext:value-type="string">
            <text:p>Dina (1593 )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B227];  &quot; (&quot;; [.A227]; &quot; )&quot;)" office:value-type="string" office:string-value="Dina (1593 )" calcext:value-type="string">
            <text:p>Dina (1593 )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B228];  &quot; (&quot;; [.A228]; &quot; )&quot;)" office:value-type="string" office:string-value="Dina (1593 )" calcext:value-type="string">
            <text:p>Dina (1593 )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Dina</text:p>
          </table:table-cell>
          <table:table-cell table:formula="of:=CONCATENATE([.B229];  &quot; (&quot;; [.A229]; &quot; )&quot;)" office:value-type="string" office:string-value="Dina (1593 )" calcext:value-type="string">
            <text:p>Dina (1593 )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Jery</text:p>
          </table:table-cell>
          <table:table-cell table:formula="of:=CONCATENATE([.B230];  &quot; (&quot;; [.A230]; &quot; )&quot;)" office:value-type="string" office:string-value="Jery (1658 )" calcext:value-type="string">
            <text:p>Jery (1658 )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Jery</text:p>
          </table:table-cell>
          <table:table-cell table:formula="of:=CONCATENATE([.B231];  &quot; (&quot;; [.A231]; &quot; )&quot;)" office:value-type="string" office:string-value="Jery (1658 )" calcext:value-type="string">
            <text:p>Jery (1658 )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iza</text:p>
          </table:table-cell>
          <table:table-cell table:formula="of:=CONCATENATE([.B232];  &quot; (&quot;; [.A232]; &quot; )&quot;)" office:value-type="string" office:string-value="Eliza (1665 )" calcext:value-type="string">
            <text:p>Eliza (1665 )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B233];  &quot; (&quot;; [.A233]; &quot; )&quot;)" office:value-type="string" office:string-value="Clare (1798 )" calcext:value-type="string">
            <text:p>Clare (1798 )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B234];  &quot; (&quot;; [.A234]; &quot; )&quot;)" office:value-type="string" office:string-value="Clare (1798 )" calcext:value-type="string">
            <text:p>Clare (1798 )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B235];  &quot; (&quot;; [.A235]; &quot; )&quot;)" office:value-type="string" office:string-value="Clare (1798 )" calcext:value-type="string">
            <text:p>Clare (1798 )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B236];  &quot; (&quot;; [.A236]; &quot; )&quot;)" office:value-type="string" office:string-value="Clare (1798 )" calcext:value-type="string">
            <text:p>Clare (1798 )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Clare</text:p>
          </table:table-cell>
          <table:table-cell table:formula="of:=CONCATENATE([.B237];  &quot; (&quot;; [.A237]; &quot; )&quot;)" office:value-type="string" office:string-value="Clare (1798 )" calcext:value-type="string">
            <text:p>Clare (1798 )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B238];  &quot; (&quot;; [.A238]; &quot; )&quot;)" office:value-type="string" office:string-value="Ben Sr. (1799 )" calcext:value-type="string">
            <text:p>Ben Sr. (1799 )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B239];  &quot; (&quot;; [.A239]; &quot; )&quot;)" office:value-type="string" office:string-value="Ben Sr. (1799 )" calcext:value-type="string">
            <text:p>Ben Sr. (1799 )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B240];  &quot; (&quot;; [.A240]; &quot; )&quot;)" office:value-type="string" office:string-value="Ben Sr. (1799 )" calcext:value-type="string">
            <text:p>Ben Sr. (1799 )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B241];  &quot; (&quot;; [.A241]; &quot; )&quot;)" office:value-type="string" office:string-value="Ben Sr. (1799 )" calcext:value-type="string">
            <text:p>Ben Sr. (1799 )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en Sr.</text:p>
          </table:table-cell>
          <table:table-cell table:formula="of:=CONCATENATE([.B242];  &quot; (&quot;; [.A242]; &quot; )&quot;)" office:value-type="string" office:string-value="Ben Sr. (1799 )" calcext:value-type="string">
            <text:p>Ben Sr. (1799 )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B243];  &quot; (&quot;; [.A243]; &quot; )&quot;)" office:value-type="string" office:string-value="Nel  (1800 )" calcext:value-type="string">
            <text:p>Nel <text:s/>(1800 )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B244];  &quot; (&quot;; [.A244]; &quot; )&quot;)" office:value-type="string" office:string-value="Nel  (1800 )" calcext:value-type="string">
            <text:p>Nel <text:s/>(1800 )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B245];  &quot; (&quot;; [.A245]; &quot; )&quot;)" office:value-type="string" office:string-value="Nel  (1800 )" calcext:value-type="string">
            <text:p>Nel <text:s/>(1800 )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B246];  &quot; (&quot;; [.A246]; &quot; )&quot;)" office:value-type="string" office:string-value="Nel  (1800 )" calcext:value-type="string">
            <text:p>Nel <text:s/>(1800 )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Nel </text:p>
          </table:table-cell>
          <table:table-cell table:formula="of:=CONCATENATE([.B247];  &quot; (&quot;; [.A247]; &quot; )&quot;)" office:value-type="string" office:string-value="Nel  (1800 )" calcext:value-type="string">
            <text:p>Nel <text:s/>(1800 )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B248];  &quot; (&quot;; [.A248]; &quot; )&quot;)" office:value-type="string" office:string-value="James   (1801 )" calcext:value-type="string">
            <text:p>James <text:s text:c="2"/>(1801 )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B249];  &quot; (&quot;; [.A249]; &quot; )&quot;)" office:value-type="string" office:string-value="James   (1801 )" calcext:value-type="string">
            <text:p>James <text:s text:c="2"/>(1801 )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B250];  &quot; (&quot;; [.A250]; &quot; )&quot;)" office:value-type="string" office:string-value="James   (1801 )" calcext:value-type="string">
            <text:p>James <text:s text:c="2"/>(1801 )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B251];  &quot; (&quot;; [.A251]; &quot; )&quot;)" office:value-type="string" office:string-value="James   (1801 )" calcext:value-type="string">
            <text:p>James <text:s text:c="2"/>(1801 )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James <text:s/></text:p>
          </table:table-cell>
          <table:table-cell table:formula="of:=CONCATENATE([.B252];  &quot; (&quot;; [.A252]; &quot; )&quot;)" office:value-type="string" office:string-value="James   (1801 )" calcext:value-type="string">
            <text:p>James <text:s text:c="2"/>(1801 )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B253];  &quot; (&quot;; [.A253]; &quot; )&quot;)" office:value-type="string" office:string-value="Suck (1802 )" calcext:value-type="string">
            <text:p>Suck (1802 )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B254];  &quot; (&quot;; [.A254]; &quot; )&quot;)" office:value-type="string" office:string-value="Suck (1802 )" calcext:value-type="string">
            <text:p>Suck (1802 )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B255];  &quot; (&quot;; [.A255]; &quot; )&quot;)" office:value-type="string" office:string-value="Suck (1802 )" calcext:value-type="string">
            <text:p>Suck (1802 )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B256];  &quot; (&quot;; [.A256]; &quot; )&quot;)" office:value-type="string" office:string-value="Suck (1802 )" calcext:value-type="string">
            <text:p>Suck (1802 )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B257];  &quot; (&quot;; [.A257]; &quot; )&quot;)" office:value-type="string" office:string-value="Suck (1802 )" calcext:value-type="string">
            <text:p>Suck (1802 )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Suck</text:p>
          </table:table-cell>
          <table:table-cell table:formula="of:=CONCATENATE([.B258];  &quot; (&quot;; [.A258]; &quot; )&quot;)" office:value-type="string" office:string-value="Suck (1802 )" calcext:value-type="string">
            <text:p>Suck (1802 )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table:formula="of:=CONCATENATE([.B259];  &quot; (&quot;; [.A259]; &quot; )&quot;)" office:value-type="string" office:string-value="Judith (1803 )" calcext:value-type="string">
            <text:p>Judith (1803 )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table:formula="of:=CONCATENATE([.B260];  &quot; (&quot;; [.A260]; &quot; )&quot;)" office:value-type="string" office:string-value="Judith (1803 )" calcext:value-type="string">
            <text:p>Judith (1803 )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table:formula="of:=CONCATENATE([.B261];  &quot; (&quot;; [.A261]; &quot; )&quot;)" office:value-type="string" office:string-value="Judith (1803 )" calcext:value-type="string">
            <text:p>Judith (1803 )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Judith</text:p>
          </table:table-cell>
          <table:table-cell table:formula="of:=CONCATENATE([.B262];  &quot; (&quot;; [.A262]; &quot; )&quot;)" office:value-type="string" office:string-value="Judith (1803 )" calcext:value-type="string">
            <text:p>Judith (1803 )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table:formula="of:=CONCATENATE([.B263];  &quot; (&quot;; [.A263]; &quot; )&quot;)" office:value-type="string" office:string-value="Clem (1804 )" calcext:value-type="string">
            <text:p>Clem (1804 )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table:formula="of:=CONCATENATE([.B264];  &quot; (&quot;; [.A264]; &quot; )&quot;)" office:value-type="string" office:string-value="Clem (1804 )" calcext:value-type="string">
            <text:p>Clem (1804 )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table:formula="of:=CONCATENATE([.B265];  &quot; (&quot;; [.A265]; &quot; )&quot;)" office:value-type="string" office:string-value="Clem (1804 )" calcext:value-type="string">
            <text:p>Clem (1804 )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Clem</text:p>
          </table:table-cell>
          <table:table-cell table:formula="of:=CONCATENATE([.B266];  &quot; (&quot;; [.A266]; &quot; )&quot;)" office:value-type="string" office:string-value="Clem (1804 )" calcext:value-type="string">
            <text:p>Clem (1804 )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B267];  &quot; (&quot;; [.A267]; &quot; )&quot;)" office:value-type="string" office:string-value="Teresia (1805 )" calcext:value-type="string">
            <text:p>Teresia (1805 )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B268];  &quot; (&quot;; [.A268]; &quot; )&quot;)" office:value-type="string" office:string-value="Teresia (1805 )" calcext:value-type="string">
            <text:p>Teresia (1805 )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B269];  &quot; (&quot;; [.A269]; &quot; )&quot;)" office:value-type="string" office:string-value="Teresia (1805 )" calcext:value-type="string">
            <text:p>Teresia (1805 )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B270];  &quot; (&quot;; [.A270]; &quot; )&quot;)" office:value-type="string" office:string-value="Teresia (1805 )" calcext:value-type="string">
            <text:p>Teresia (1805 )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Teresia</text:p>
          </table:table-cell>
          <table:table-cell table:formula="of:=CONCATENATE([.B271];  &quot; (&quot;; [.A271]; &quot; )&quot;)" office:value-type="string" office:string-value="Teresia (1805 )" calcext:value-type="string">
            <text:p>Teresia (1805 )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table:formula="of:=CONCATENATE([.B272];  &quot; (&quot;; [.A272]; &quot; )&quot;)" office:value-type="string" office:string-value="Ben Jr. (1806 )" calcext:value-type="string">
            <text:p>Ben Jr. (1806 )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table:formula="of:=CONCATENATE([.B273];  &quot; (&quot;; [.A273]; &quot; )&quot;)" office:value-type="string" office:string-value="Ben Jr. (1806 )" calcext:value-type="string">
            <text:p>Ben Jr. (1806 )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table:formula="of:=CONCATENATE([.B274];  &quot; (&quot;; [.A274]; &quot; )&quot;)" office:value-type="string" office:string-value="Ben Jr. (1806 )" calcext:value-type="string">
            <text:p>Ben Jr. (1806 )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en Jr.</text:p>
          </table:table-cell>
          <table:table-cell table:formula="of:=CONCATENATE([.B275];  &quot; (&quot;; [.A275]; &quot; )&quot;)" office:value-type="string" office:string-value="Ben Jr. (1806 )" calcext:value-type="string">
            <text:p>Ben Jr. (1806 )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Jim</text:p>
          </table:table-cell>
          <table:table-cell table:formula="of:=CONCATENATE([.B276];  &quot; (&quot;; [.A276]; &quot; )&quot;)" office:value-type="string" office:string-value="Jim (1807 )" calcext:value-type="string">
            <text:p>Jim (1807 )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Jane</text:p>
          </table:table-cell>
          <table:table-cell table:formula="of:=CONCATENATE([.B277];  &quot; (&quot;; [.A277]; &quot; )&quot;)" office:value-type="string" office:string-value="Jane (1808 )" calcext:value-type="string">
            <text:p>Jane (1808 )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Jenny</text:p>
          </table:table-cell>
          <table:table-cell table:formula="of:=CONCATENATE([.B278];  &quot; (&quot;; [.A278]; &quot; )&quot;)" office:value-type="string" office:string-value="Jenny (1809 )" calcext:value-type="string">
            <text:p>Jenny (1809 )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Jenny</text:p>
          </table:table-cell>
          <table:table-cell table:formula="of:=CONCATENATE([.B279];  &quot; (&quot;; [.A279]; &quot; )&quot;)" office:value-type="string" office:string-value="Jenny (1809 )" calcext:value-type="string">
            <text:p>Jenny (1809 )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Peggy [dead]</text:p>
          </table:table-cell>
          <table:table-cell table:formula="of:=CONCATENATE([.B280];  &quot; (&quot;; [.A280]; &quot; )&quot;)" office:value-type="string" office:string-value="Peggy [dead] (1810 )" calcext:value-type="string">
            <text:p>Peggy [dead] (1810 )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Betty Jacob</text:p>
          </table:table-cell>
          <table:table-cell table:formula="of:=CONCATENATE([.B281];  &quot; (&quot;; [.A281]; &quot; )&quot;)" office:value-type="string" office:string-value="Betty Jacob (1811 )" calcext:value-type="string">
            <text:p>Betty Jacob (1811 )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B282];  &quot; (&quot;; [.A282]; &quot; )&quot;)" office:value-type="string" office:string-value="Jacob (1812 )" calcext:value-type="string">
            <text:p>Jacob (1812 )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B283];  &quot; (&quot;; [.A283]; &quot; )&quot;)" office:value-type="string" office:string-value="Jacob (1812 )" calcext:value-type="string">
            <text:p>Jacob (1812 )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B284];  &quot; (&quot;; [.A284]; &quot; )&quot;)" office:value-type="string" office:string-value="Jacob (1812 )" calcext:value-type="string">
            <text:p>Jacob (1812 )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B285];  &quot; (&quot;; [.A285]; &quot; )&quot;)" office:value-type="string" office:string-value="Jacob (1812 )" calcext:value-type="string">
            <text:p>Jacob (1812 )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Jacob</text:p>
          </table:table-cell>
          <table:table-cell table:formula="of:=CONCATENATE([.B286];  &quot; (&quot;; [.A286]; &quot; )&quot;)" office:value-type="string" office:string-value="Jacob (1812 )" calcext:value-type="string">
            <text:p>Jacob (1812 )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B287];  &quot; (&quot;; [.A287]; &quot; )&quot;)" office:value-type="string" office:string-value="Joe Greenleaf (1813 )" calcext:value-type="string">
            <text:p>Joe Greenleaf (1813 )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B288];  &quot; (&quot;; [.A288]; &quot; )&quot;)" office:value-type="string" office:string-value="Joe Greenleaf (1813 )" calcext:value-type="string">
            <text:p>Joe Greenleaf (1813 )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B289];  &quot; (&quot;; [.A289]; &quot; )&quot;)" office:value-type="string" office:string-value="Joe Greenleaf (1813 )" calcext:value-type="string">
            <text:p>Joe Greenleaf (1813 )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B290];  &quot; (&quot;; [.A290]; &quot; )&quot;)" office:value-type="string" office:string-value="Joe Greenleaf (1813 )" calcext:value-type="string">
            <text:p>Joe Greenleaf (1813 )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Joe Greenleaf</text:p>
          </table:table-cell>
          <table:table-cell table:formula="of:=CONCATENATE([.B291];  &quot; (&quot;; [.A291]; &quot; )&quot;)" office:value-type="string" office:string-value="Joe Greenleaf (1813 )" calcext:value-type="string">
            <text:p>Joe Greenleaf (1813 )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B292];  &quot; (&quot;; [.A292]; &quot; )&quot;)" office:value-type="string" office:string-value="George (1814 )" calcext:value-type="string">
            <text:p>George (1814 )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B293];  &quot; (&quot;; [.A293]; &quot; )&quot;)" office:value-type="string" office:string-value="George (1814 )" calcext:value-type="string">
            <text:p>George (1814 )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B294];  &quot; (&quot;; [.A294]; &quot; )&quot;)" office:value-type="string" office:string-value="George (1814 )" calcext:value-type="string">
            <text:p>George (1814 )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B295];  &quot; (&quot;; [.A295]; &quot; )&quot;)" office:value-type="string" office:string-value="George (1814 )" calcext:value-type="string">
            <text:p>George (1814 )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B296];  &quot; (&quot;; [.A296]; &quot; )&quot;)" office:value-type="string" office:string-value="George (1814 )" calcext:value-type="string">
            <text:p>George (1814 )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B297];  &quot; (&quot;; [.A297]; &quot; )&quot;)" office:value-type="string" office:string-value="George (1814 )" calcext:value-type="string">
            <text:p>George (1814 )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George</text:p>
          </table:table-cell>
          <table:table-cell table:formula="of:=CONCATENATE([.B298];  &quot; (&quot;; [.A298]; &quot; )&quot;)" office:value-type="string" office:string-value="George (1814 )" calcext:value-type="string">
            <text:p>George (1814 )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B299];  &quot; (&quot;; [.A299]; &quot; )&quot;)" office:value-type="string" office:string-value="Flora (1815 )" calcext:value-type="string">
            <text:p>Flora (1815 )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B300];  &quot; (&quot;; [.A300]; &quot; )&quot;)" office:value-type="string" office:string-value="Flora (1815 )" calcext:value-type="string">
            <text:p>Flora (1815 )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B301];  &quot; (&quot;; [.A301]; &quot; )&quot;)" office:value-type="string" office:string-value="Flora (1815 )" calcext:value-type="string">
            <text:p>Flora (1815 )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B302];  &quot; (&quot;; [.A302]; &quot; )&quot;)" office:value-type="string" office:string-value="Flora (1815 )" calcext:value-type="string">
            <text:p>Flora (1815 )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B303];  &quot; (&quot;; [.A303]; &quot; )&quot;)" office:value-type="string" office:string-value="Flora (1815 )" calcext:value-type="string">
            <text:p>Flora (1815 )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B304];  &quot; (&quot;; [.A304]; &quot; )&quot;)" office:value-type="string" office:string-value="Flora (1815 )" calcext:value-type="string">
            <text:p>Flora (1815 )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lora</text:p>
          </table:table-cell>
          <table:table-cell table:formula="of:=CONCATENATE([.B305];  &quot; (&quot;; [.A305]; &quot; )&quot;)" office:value-type="string" office:string-value="Flora (1815 )" calcext:value-type="string">
            <text:p>Flora (1815 )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B306];  &quot; (&quot;; [.A306]; &quot; )&quot;)" office:value-type="string" office:string-value="Tony (1816 )" calcext:value-type="string">
            <text:p>Tony (1816 )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B307];  &quot; (&quot;; [.A307]; &quot; )&quot;)" office:value-type="string" office:string-value="Tony (1816 )" calcext:value-type="string">
            <text:p>Tony (1816 )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B308];  &quot; (&quot;; [.A308]; &quot; )&quot;)" office:value-type="string" office:string-value="Tony (1816 )" calcext:value-type="string">
            <text:p>Tony (1816 )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B309];  &quot; (&quot;; [.A309]; &quot; )&quot;)" office:value-type="string" office:string-value="Tony (1816 )" calcext:value-type="string">
            <text:p>Tony (1816 )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B310];  &quot; (&quot;; [.A310]; &quot; )&quot;)" office:value-type="string" office:string-value="Tony (1816 )" calcext:value-type="string">
            <text:p>Tony (1816 )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Tony</text:p>
          </table:table-cell>
          <table:table-cell table:formula="of:=CONCATENATE([.B311];  &quot; (&quot;; [.A311]; &quot; )&quot;)" office:value-type="string" office:string-value="Tony (1816 )" calcext:value-type="string">
            <text:p>Tony (1816 )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B312];  &quot; (&quot;; [.A312]; &quot; )&quot;)" office:value-type="string" office:string-value="Henrietta (Retta) (1817 )" calcext:value-type="string">
            <text:p>Henrietta (Retta) (1817 )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B313];  &quot; (&quot;; [.A313]; &quot; )&quot;)" office:value-type="string" office:string-value="Henrietta (Retta) (1817 )" calcext:value-type="string">
            <text:p>Henrietta (Retta) (1817 )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B314];  &quot; (&quot;; [.A314]; &quot; )&quot;)" office:value-type="string" office:string-value="Henrietta (Retta) (1817 )" calcext:value-type="string">
            <text:p>Henrietta (Retta) (1817 )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B315];  &quot; (&quot;; [.A315]; &quot; )&quot;)" office:value-type="string" office:string-value="Henrietta (Retta) (1817 )" calcext:value-type="string">
            <text:p>Henrietta (Retta) (1817 )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B316];  &quot; (&quot;; [.A316]; &quot; )&quot;)" office:value-type="string" office:string-value="Henrietta (Retta) (1817 )" calcext:value-type="string">
            <text:p>Henrietta (Retta) (1817 )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enrietta (Retta)</text:p>
          </table:table-cell>
          <table:table-cell table:formula="of:=CONCATENATE([.B317];  &quot; (&quot;; [.A317]; &quot; )&quot;)" office:value-type="string" office:string-value="Henrietta (Retta) (1817 )" calcext:value-type="string">
            <text:p>Henrietta (Retta) (1817 )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ichael</text:p>
          </table:table-cell>
          <table:table-cell table:formula="of:=CONCATENATE([.B318];  &quot; (&quot;; [.A318]; &quot; )&quot;)" office:value-type="string" office:string-value="Michael (1818 )" calcext:value-type="string">
            <text:p>Michael (1818 )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ichael</text:p>
          </table:table-cell>
          <table:table-cell table:formula="of:=CONCATENATE([.B319];  &quot; (&quot;; [.A319]; &quot; )&quot;)" office:value-type="string" office:string-value="Michael (1818 )" calcext:value-type="string">
            <text:p>Michael (1818 )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ichael</text:p>
          </table:table-cell>
          <table:table-cell table:formula="of:=CONCATENATE([.B320];  &quot; (&quot;; [.A320]; &quot; )&quot;)" office:value-type="string" office:string-value="Michael (1818 )" calcext:value-type="string">
            <text:p>Michael (1818 )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table:formula="of:=CONCATENATE([.B321];  &quot; (&quot;; [.A321]; &quot; )&quot;)" office:value-type="string" office:string-value="Rebecca (1819 )" calcext:value-type="string">
            <text:p>Rebecca (1819 )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table:formula="of:=CONCATENATE([.B322];  &quot; (&quot;; [.A322]; &quot; )&quot;)" office:value-type="string" office:string-value="Rebecca (1819 )" calcext:value-type="string">
            <text:p>Rebecca (1819 )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table:formula="of:=CONCATENATE([.B323];  &quot; (&quot;; [.A323]; &quot; )&quot;)" office:value-type="string" office:string-value="Rebecca (1819 )" calcext:value-type="string">
            <text:p>Rebecca (1819 )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Rebecca</text:p>
          </table:table-cell>
          <table:table-cell table:formula="of:=CONCATENATE([.B324];  &quot; (&quot;; [.A324]; &quot; )&quot;)" office:value-type="string" office:string-value="Rebecca (1819 )" calcext:value-type="string">
            <text:p>Rebecca (1819 )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325];  &quot; (&quot;; [.A325]; &quot; )&quot;)" office:value-type="string" office:string-value="Bennet (1820 )" calcext:value-type="string">
            <text:p>Bennet (1820 )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326];  &quot; (&quot;; [.A326]; &quot; )&quot;)" office:value-type="string" office:string-value="Bennet (1820 )" calcext:value-type="string">
            <text:p>Bennet (1820 )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327];  &quot; (&quot;; [.A327]; &quot; )&quot;)" office:value-type="string" office:string-value="Bennet (1820 )" calcext:value-type="string">
            <text:p>Bennet (1820 )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328];  &quot; (&quot;; [.A328]; &quot; )&quot;)" office:value-type="string" office:string-value="Bennet (1820 )" calcext:value-type="string">
            <text:p>Bennet (1820 )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329];  &quot; (&quot;; [.A329]; &quot; )&quot;)" office:value-type="string" office:string-value="Bennet (1820 )" calcext:value-type="string">
            <text:p>Bennet (1820 )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330];  &quot; (&quot;; [.A330]; &quot; )&quot;)" office:value-type="string" office:string-value="Bennet (1820 )" calcext:value-type="string">
            <text:p>Bennet (1820 )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331];  &quot; (&quot;; [.A331]; &quot; )&quot;)" office:value-type="string" office:string-value="Bennet (1820 )" calcext:value-type="string">
            <text:p>Bennet (1820 )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ennet</text:p>
          </table:table-cell>
          <table:table-cell table:formula="of:=CONCATENATE([.B332];  &quot; (&quot;; [.A332]; &quot; )&quot;)" office:value-type="string" office:string-value="Bennet (1820 )" calcext:value-type="string">
            <text:p>Bennet (1820 )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James</text:p>
          </table:table-cell>
          <table:table-cell table:formula="of:=CONCATENATE([.B333];  &quot; (&quot;; [.A333]; &quot; )&quot;)" office:value-type="string" office:string-value="James (1822 )" calcext:value-type="string">
            <text:p>James (1822 )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James</text:p>
          </table:table-cell>
          <table:table-cell table:formula="of:=CONCATENATE([.B334];  &quot; (&quot;; [.A334]; &quot; )&quot;)" office:value-type="string" office:string-value="James (1822 )" calcext:value-type="string">
            <text:p>James (1822 )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Clem</text:p>
          </table:table-cell>
          <table:table-cell table:formula="of:=CONCATENATE([.B335];  &quot; (&quot;; [.A335]; &quot; )&quot;)" office:value-type="string" office:string-value="Clem (1824 )" calcext:value-type="string">
            <text:p>Clem (1824 )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Ruth</text:p>
          </table:table-cell>
          <table:table-cell table:formula="of:=CONCATENATE([.B336];  &quot; (&quot;; [.A336]; &quot; )&quot;)" office:value-type="string" office:string-value="Ruth (1825 )" calcext:value-type="string">
            <text:p>Ruth (1825 )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Nelly</text:p>
          </table:table-cell>
          <table:table-cell table:formula="of:=CONCATENATE([.B337];  &quot; (&quot;; [.A337]; &quot; )&quot;)" office:value-type="string" office:string-value="Nelly (1826 )" calcext:value-type="string">
            <text:p>Nelly (1826 )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William</text:p>
          </table:table-cell>
          <table:table-cell table:formula="of:=CONCATENATE([.B338];  &quot; (&quot;; [.A338]; &quot; )&quot;)" office:value-type="string" office:string-value="William (1827 )" calcext:value-type="string">
            <text:p>William (1827 )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Henry</text:p>
          </table:table-cell>
          <table:table-cell table:formula="of:=CONCATENATE([.B339];  &quot; (&quot;; [.A339]; &quot; )&quot;)" office:value-type="string" office:string-value="Henry (1829 )" calcext:value-type="string">
            <text:p>Henry (1829 )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Thomas</text:p>
          </table:table-cell>
          <table:table-cell table:formula="of:=CONCATENATE([.B340];  &quot; (&quot;; [.A340]; &quot; )&quot;)" office:value-type="string" office:string-value="Thomas (1831 )" calcext:value-type="string">
            <text:p>Thomas (1831 )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Harry</text:p>
          </table:table-cell>
          <table:table-cell table:formula="of:=CONCATENATE([.B341];  &quot; (&quot;; [.A341]; &quot; )&quot;)" office:value-type="string" office:string-value="Harry (1832 )" calcext:value-type="string">
            <text:p>Harry (1832 )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Bett </text:p>
          </table:table-cell>
          <table:table-cell table:formula="of:=CONCATENATE([.B342];  &quot; (&quot;; [.A342]; &quot; )&quot;)" office:value-type="string" office:string-value="Bett  (1833 )" calcext:value-type="string">
            <text:p>Bett <text:s/>(1833 )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Bett </text:p>
          </table:table-cell>
          <table:table-cell table:formula="of:=CONCATENATE([.B343];  &quot; (&quot;; [.A343]; &quot; )&quot;)" office:value-type="string" office:string-value="Bett  (1833 )" calcext:value-type="string">
            <text:p>Bett <text:s/>(1833 )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table:formula="of:=CONCATENATE([.B344];  &quot; (&quot;; [.A344]; &quot; )&quot;)" office:value-type="string" office:string-value="Harry (1836 )" calcext:value-type="string">
            <text:p>Harry (1836 )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table:formula="of:=CONCATENATE([.B345];  &quot; (&quot;; [.A345]; &quot; )&quot;)" office:value-type="string" office:string-value="Harry (1836 )" calcext:value-type="string">
            <text:p>Harry (1836 )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table:formula="of:=CONCATENATE([.B346];  &quot; (&quot;; [.A346]; &quot; )&quot;)" office:value-type="string" office:string-value="Harry (1836 )" calcext:value-type="string">
            <text:p>Harry (1836 )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Harry</text:p>
          </table:table-cell>
          <table:table-cell table:formula="of:=CONCATENATE([.B347];  &quot; (&quot;; [.A347]; &quot; )&quot;)" office:value-type="string" office:string-value="Harry (1836 )" calcext:value-type="string">
            <text:p>Harry (1836 )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Henry</text:p>
          </table:table-cell>
          <table:table-cell table:formula="of:=CONCATENATE([.B348];  &quot; (&quot;; [.A348]; &quot; )&quot;)" office:value-type="string" office:string-value="Henry (1847 )" calcext:value-type="string">
            <text:p>Henry (1847 )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Henry</text:p>
          </table:table-cell>
          <table:table-cell table:formula="of:=CONCATENATE([.B349];  &quot; (&quot;; [.A349]; &quot; )&quot;)" office:value-type="string" office:string-value="Henry (1847 )" calcext:value-type="string">
            <text:p>Henry (1847 )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Henry</text:p>
          </table:table-cell>
          <table:table-cell table:formula="of:=CONCATENATE([.B350];  &quot; (&quot;; [.A350]; &quot; )&quot;)" office:value-type="string" office:string-value="Henry (1848 )" calcext:value-type="string">
            <text:p>Henry (1848 )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Henry</text:p>
          </table:table-cell>
          <table:table-cell table:formula="of:=CONCATENATE([.B351];  &quot; (&quot;; [.A351]; &quot; )&quot;)" office:value-type="string" office:string-value="Henry (1848 )" calcext:value-type="string">
            <text:p>Henry (1848 )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B352];  &quot; (&quot;; [.A352]; &quot; )&quot;)" office:value-type="string" office:string-value="Henry (1849 )" calcext:value-type="string">
            <text:p>Henry (1849 )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B353];  &quot; (&quot;; [.A353]; &quot; )&quot;)" office:value-type="string" office:string-value="Henry (1849 )" calcext:value-type="string">
            <text:p>Henry (1849 )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B354];  &quot; (&quot;; [.A354]; &quot; )&quot;)" office:value-type="string" office:string-value="Henry (1849 )" calcext:value-type="string">
            <text:p>Henry (1849 )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B355];  &quot; (&quot;; [.A355]; &quot; )&quot;)" office:value-type="string" office:string-value="Henry (1849 )" calcext:value-type="string">
            <text:p>Henry (1849 )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B356];  &quot; (&quot;; [.A356]; &quot; )&quot;)" office:value-type="string" office:string-value="Henry (1849 )" calcext:value-type="string">
            <text:p>Henry (1849 )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Henry</text:p>
          </table:table-cell>
          <table:table-cell table:formula="of:=CONCATENATE([.B357];  &quot; (&quot;; [.A357]; &quot; )&quot;)" office:value-type="string" office:string-value="Henry (1849 )" calcext:value-type="string">
            <text:p>Henry (1849 )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B358];  &quot; (&quot;; [.A358]; &quot; )&quot;)" office:value-type="string" office:string-value="Nicholas (1850 )" calcext:value-type="string">
            <text:p>Nicholas (1850 )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B359];  &quot; (&quot;; [.A359]; &quot; )&quot;)" office:value-type="string" office:string-value="Nicholas (1850 )" calcext:value-type="string">
            <text:p>Nicholas (1850 )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B360];  &quot; (&quot;; [.A360]; &quot; )&quot;)" office:value-type="string" office:string-value="Nicholas (1850 )" calcext:value-type="string">
            <text:p>Nicholas (1850 )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B361];  &quot; (&quot;; [.A361]; &quot; )&quot;)" office:value-type="string" office:string-value="Nicholas (1850 )" calcext:value-type="string">
            <text:p>Nicholas (1850 )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B362];  &quot; (&quot;; [.A362]; &quot; )&quot;)" office:value-type="string" office:string-value="Nicholas (1850 )" calcext:value-type="string">
            <text:p>Nicholas (1850 )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icholas</text:p>
          </table:table-cell>
          <table:table-cell table:formula="of:=CONCATENATE([.B363];  &quot; (&quot;; [.A363]; &quot; )&quot;)" office:value-type="string" office:string-value="Nicholas (1850 )" calcext:value-type="string">
            <text:p>Nicholas (1850 )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Mary</text:p>
          </table:table-cell>
          <table:table-cell table:formula="of:=CONCATENATE([.B364];  &quot; (&quot;; [.A364]; &quot; )&quot;)" office:value-type="string" office:string-value="Mary (1851 )" calcext:value-type="string">
            <text:p>Mary (1851 )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ary</text:p>
          </table:table-cell>
          <table:table-cell table:formula="of:=CONCATENATE([.B365];  &quot; (&quot;; [.A365]; &quot; )&quot;)" office:value-type="string" office:string-value="Mary (1852 )" calcext:value-type="string">
            <text:p>Mary (1852 )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Agnes</text:p>
          </table:table-cell>
          <table:table-cell table:formula="of:=CONCATENATE([.B366];  &quot; (&quot;; [.A366]; &quot; )&quot;)" office:value-type="string" office:string-value="Agnes (1866 )" calcext:value-type="string">
            <text:p>Agnes (1866 )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Agnes</text:p>
          </table:table-cell>
          <table:table-cell table:formula="of:=CONCATENATE([.B367];  &quot; (&quot;; [.A367]; &quot; )&quot;)" office:value-type="string" office:string-value="Agnes (1866 )" calcext:value-type="string">
            <text:p>Agnes (1866 )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Agnes</text:p>
          </table:table-cell>
          <table:table-cell table:formula="of:=CONCATENATE([.B368];  &quot; (&quot;; [.A368]; &quot; )&quot;)" office:value-type="string" office:string-value="Agnes (1866 )" calcext:value-type="string">
            <text:p>Agnes (1866 )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Mary</text:p>
          </table:table-cell>
          <table:table-cell table:formula="of:=CONCATENATE([.B369];  &quot; (&quot;; [.A369]; &quot; )&quot;)" office:value-type="string" office:string-value="Mary (1867 )" calcext:value-type="string">
            <text:p>Mary (1867 )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Mary</text:p>
          </table:table-cell>
          <table:table-cell table:formula="of:=CONCATENATE([.B370];  &quot; (&quot;; [.A370]; &quot; )&quot;)" office:value-type="string" office:string-value="Mary (1935 )" calcext:value-type="string">
            <text:p>Mary (1935 )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Child</text:p>
          </table:table-cell>
          <table:table-cell table:formula="of:=CONCATENATE([.B371];  &quot; (&quot;; [.A371]; &quot; )&quot;)" office:value-type="string" office:string-value="Child (1936 )" calcext:value-type="string">
            <text:p>Child (1936 )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Cecilia Adams</text:p>
          </table:table-cell>
          <table:table-cell table:formula="of:=CONCATENATE([.B372];  &quot; (&quot;; [.A372]; &quot; )&quot;)" office:value-type="string" office:string-value="Cecilia Adams (2110 )" calcext:value-type="string">
            <text:p>Cecilia Adams (2110 )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Sarah</text:p>
          </table:table-cell>
          <table:table-cell table:formula="of:=CONCATENATE([.B373];  &quot; (&quot;; [.A373]; &quot; )&quot;)" office:value-type="string" office:string-value="Sarah (2111 )" calcext:value-type="string">
            <text:p>Sarah (2111 )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Abram</text:p>
          </table:table-cell>
          <table:table-cell table:formula="of:=CONCATENATE([.B374];  &quot; (&quot;; [.A374]; &quot; )&quot;)" office:value-type="string" office:string-value="Abram (2112 )" calcext:value-type="string">
            <text:p>Abram (2112 )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Abram</text:p>
          </table:table-cell>
          <table:table-cell table:formula="of:=CONCATENATE([.B375];  &quot; (&quot;; [.A375]; &quot; )&quot;)" office:value-type="string" office:string-value="Abram (2112 )" calcext:value-type="string">
            <text:p>Abram (2112 )</text:p>
          </table:table-cell>
        </table:table-row>
      </table:table>
      <table:table table:name="NWM-F" table:style-name="ta1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o:id</text:p>
          </table:table-cell>
          <table:table-cell office:value-type="string" calcext:value-type="string">
            <text:p>dcterms:title/0/@value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B2];  &quot; (&quot;; [.A2]; &quot; )&quot;)" office:value-type="string" office:string-value="Nelly Hawkins Adamy (1132 )" calcext:value-type="string">
            <text:p>Nelly Hawkins Adamy (1132 )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B3];  &quot; (&quot;; [.A3]; &quot; )&quot;)" office:value-type="string" office:string-value="Nelly Hawkins Adamy (1132 )" calcext:value-type="string">
            <text:p>Nelly Hawkins Adamy (1132 )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B4];  &quot; (&quot;; [.A4]; &quot; )&quot;)" office:value-type="string" office:string-value="Nelly Hawkins Adamy (1132 )" calcext:value-type="string">
            <text:p>Nelly Hawkins Adamy (1132 )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B5];  &quot; (&quot;; [.A5]; &quot; )&quot;)" office:value-type="string" office:string-value="Nelly Hawkins Adamy (1132 )" calcext:value-type="string">
            <text:p>Nelly Hawkins Adamy (1132 )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elly Hawkins Adamy</text:p>
          </table:table-cell>
          <table:table-cell table:formula="of:=CONCATENATE([.B6];  &quot; (&quot;; [.A6]; &quot; )&quot;)" office:value-type="string" office:string-value="Nelly Hawkins Adamy (1132 )" calcext:value-type="string">
            <text:p>Nelly Hawkins Adamy (1132 )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 Hawkins</text:p>
          </table:table-cell>
          <table:table-cell table:formula="of:=CONCATENATE([.B7];  &quot; (&quot;; [.A7]; &quot; )&quot;)" office:value-type="string" office:string-value="Anna Hawkins (1206 )" calcext:value-type="string">
            <text:p>Anna Hawkins (1206 )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 Hawkins</text:p>
          </table:table-cell>
          <table:table-cell table:formula="of:=CONCATENATE([.B8];  &quot; (&quot;; [.A8]; &quot; )&quot;)" office:value-type="string" office:string-value="Anna Hawkins (1206 )" calcext:value-type="string">
            <text:p>Anna Hawkins (1206 )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Lucia</text:p>
          </table:table-cell>
          <table:table-cell table:formula="of:=CONCATENATE([.B9];  &quot; (&quot;; [.A9]; &quot; )&quot;)" office:value-type="string" office:string-value="Lucia (1207 )" calcext:value-type="string">
            <text:p>Lucia (1207 )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Lucia</text:p>
          </table:table-cell>
          <table:table-cell table:formula="of:=CONCATENATE([.B10];  &quot; (&quot;; [.A10]; &quot; )&quot;)" office:value-type="string" office:string-value="Lucia (1207 )" calcext:value-type="string">
            <text:p>Lucia (1207 )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Nantine</text:p>
          </table:table-cell>
          <table:table-cell table:formula="of:=CONCATENATE([.B11];  &quot; (&quot;; [.A11]; &quot; )&quot;)" office:value-type="string" office:string-value="Nantine (1208 )" calcext:value-type="string">
            <text:p>Nantine (1208 )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ames <text:s/></text:p>
          </table:table-cell>
          <table:table-cell table:formula="of:=CONCATENATE([.B12];  &quot; (&quot;; [.A12]; &quot; )&quot;)" office:value-type="string" office:string-value="James   (1209 )" calcext:value-type="string">
            <text:p>James <text:s text:c="2"/>(1209 )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ames <text:s/></text:p>
          </table:table-cell>
          <table:table-cell table:formula="of:=CONCATENATE([.B13];  &quot; (&quot;; [.A13]; &quot; )&quot;)" office:value-type="string" office:string-value="James   (1209 )" calcext:value-type="string">
            <text:p>James <text:s text:c="2"/>(1209 )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onica</text:p>
          </table:table-cell>
          <table:table-cell table:formula="of:=CONCATENATE([.B14];  &quot; (&quot;; [.A14]; &quot; )&quot;)" office:value-type="string" office:string-value="Monica (1210 )" calcext:value-type="string">
            <text:p>Monica (1210 )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onica</text:p>
          </table:table-cell>
          <table:table-cell table:formula="of:=CONCATENATE([.B15];  &quot; (&quot;; [.A15]; &quot; )&quot;)" office:value-type="string" office:string-value="Monica (1210 )" calcext:value-type="string">
            <text:p>Monica (1210 )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rise Anna Queen</text:p>
          </table:table-cell>
          <table:table-cell table:formula="of:=CONCATENATE([.B16];  &quot; (&quot;; [.A16]; &quot; )&quot;)" office:value-type="string" office:string-value="Crise Anna Queen (1211 )" calcext:value-type="string">
            <text:p>Crise Anna Queen (1211 )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rise Anna Queen</text:p>
          </table:table-cell>
          <table:table-cell table:formula="of:=CONCATENATE([.B17];  &quot; (&quot;; [.A17]; &quot; )&quot;)" office:value-type="string" office:string-value="Crise Anna Queen (1211 )" calcext:value-type="string">
            <text:p>Crise Anna Queen (1211 )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imon</text:p>
          </table:table-cell>
          <table:table-cell table:formula="of:=CONCATENATE([.B18];  &quot; (&quot;; [.A18]; &quot; )&quot;)" office:value-type="string" office:string-value="Simon (1212 )" calcext:value-type="string">
            <text:p>Simon (1212 )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imon</text:p>
          </table:table-cell>
          <table:table-cell table:formula="of:=CONCATENATE([.B19];  &quot; (&quot;; [.A19]; &quot; )&quot;)" office:value-type="string" office:string-value="Simon (1212 )" calcext:value-type="string">
            <text:p>Simon (1212 )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na</text:p>
          </table:table-cell>
          <table:table-cell table:formula="of:=CONCATENATE([.B20];  &quot; (&quot;; [.A20]; &quot; )&quot;)" office:value-type="string" office:string-value="Anna (1213 )" calcext:value-type="string">
            <text:p>Anna (1213 )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na</text:p>
          </table:table-cell>
          <table:table-cell table:formula="of:=CONCATENATE([.B21];  &quot; (&quot;; [.A21]; &quot; )&quot;)" office:value-type="string" office:string-value="Anna (1213 )" calcext:value-type="string">
            <text:p>Anna (1213 )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Joseph</text:p>
          </table:table-cell>
          <table:table-cell table:formula="of:=CONCATENATE([.B22];  &quot; (&quot;; [.A22]; &quot; )&quot;)" office:value-type="string" office:string-value="Joseph (1214 )" calcext:value-type="string">
            <text:p>Joseph (1214 )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Joseph</text:p>
          </table:table-cell>
          <table:table-cell table:formula="of:=CONCATENATE([.B23];  &quot; (&quot;; [.A23]; &quot; )&quot;)" office:value-type="string" office:string-value="Joseph (1214 )" calcext:value-type="string">
            <text:p>Joseph (1214 )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John</text:p>
          </table:table-cell>
          <table:table-cell table:formula="of:=CONCATENATE([.B24];  &quot; (&quot;; [.A24]; &quot; )&quot;)" office:value-type="string" office:string-value="John (1215 )" calcext:value-type="string">
            <text:p>John (1215 )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John</text:p>
          </table:table-cell>
          <table:table-cell table:formula="of:=CONCATENATE([.B25];  &quot; (&quot;; [.A25]; &quot; )&quot;)" office:value-type="string" office:string-value="John (1215 )" calcext:value-type="string">
            <text:p>John (1215 )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ophia</text:p>
          </table:table-cell>
          <table:table-cell table:formula="of:=CONCATENATE([.B26];  &quot; (&quot;; [.A26]; &quot; )&quot;)" office:value-type="string" office:string-value="Sophia (1216 )" calcext:value-type="string">
            <text:p>Sophia (1216 )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ophia</text:p>
          </table:table-cell>
          <table:table-cell table:formula="of:=CONCATENATE([.B27];  &quot; (&quot;; [.A27]; &quot; )&quot;)" office:value-type="string" office:string-value="Sophia (1216 )" calcext:value-type="string">
            <text:p>Sophia (1216 )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Gabriel</text:p>
          </table:table-cell>
          <table:table-cell table:formula="of:=CONCATENATE([.B28];  &quot; (&quot;; [.A28]; &quot; )&quot;)" office:value-type="string" office:string-value="Gabriel (1217 )" calcext:value-type="string">
            <text:p>Gabriel (1217 )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Gabriel</text:p>
          </table:table-cell>
          <table:table-cell table:formula="of:=CONCATENATE([.B29];  &quot; (&quot;; [.A29]; &quot; )&quot;)" office:value-type="string" office:string-value="Gabriel (1217 )" calcext:value-type="string">
            <text:p>Gabriel (1217 )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rincelus Anderson</text:p>
          </table:table-cell>
          <table:table-cell table:formula="of:=CONCATENATE([.B30];  &quot; (&quot;; [.A30]; &quot; )&quot;)" office:value-type="string" office:string-value="Marincelus Anderson (1218 )" calcext:value-type="string">
            <text:p>Marincelus Anderson (1218 )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rincelus Anderson</text:p>
          </table:table-cell>
          <table:table-cell table:formula="of:=CONCATENATE([.B31];  &quot; (&quot;; [.A31]; &quot; )&quot;)" office:value-type="string" office:string-value="Marincelus Anderson (1218 )" calcext:value-type="string">
            <text:p>Marincelus Anderson (1218 )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ornelius (Hawkins)</text:p>
          </table:table-cell>
          <table:table-cell table:formula="of:=CONCATENATE([.B32];  &quot; (&quot;; [.A32]; &quot; )&quot;)" office:value-type="string" office:string-value="Cornelius (Hawkins) (1219 )" calcext:value-type="string">
            <text:p>Cornelius (Hawkins) (1219 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Louisa Parker</text:p>
          </table:table-cell>
          <table:table-cell table:formula="of:=CONCATENATE([.B33];  &quot; (&quot;; [.A33]; &quot; )&quot;)" office:value-type="string" office:string-value="Louisa Parker (1220 )" calcext:value-type="string">
            <text:p>Louisa Parker (1220 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Louisa Parker</text:p>
          </table:table-cell>
          <table:table-cell table:formula="of:=CONCATENATE([.B34];  &quot; (&quot;; [.A34]; &quot; )&quot;)" office:value-type="string" office:string-value="Louisa Parker (1220 )" calcext:value-type="string">
            <text:p>Louisa Parker (1220 )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John Adison</text:p>
          </table:table-cell>
          <table:table-cell table:formula="of:=CONCATENATE([.B35];  &quot; (&quot;; [.A35]; &quot; )&quot;)" office:value-type="string" office:string-value="John Adison (1221 )" calcext:value-type="string">
            <text:p>John Adison (1221 )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John Adison</text:p>
          </table:table-cell>
          <table:table-cell table:formula="of:=CONCATENATE([.B36];  &quot; (&quot;; [.A36]; &quot; )&quot;)" office:value-type="string" office:string-value="John Adison (1221 )" calcext:value-type="string">
            <text:p>John Adison (1221 )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Harrison Thorn</text:p>
          </table:table-cell>
          <table:table-cell table:formula="of:=CONCATENATE([.B37];  &quot; (&quot;; [.A37]; &quot; )&quot;)" office:value-type="string" office:string-value="Harrison Thorn (1222 )" calcext:value-type="string">
            <text:p>Harrison Thorn (1222 )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Harrison Thorn</text:p>
          </table:table-cell>
          <table:table-cell table:formula="of:=CONCATENATE([.B38];  &quot; (&quot;; [.A38]; &quot; )&quot;)" office:value-type="string" office:string-value="Harrison Thorn (1222 )" calcext:value-type="string">
            <text:p>Harrison Thorn (1222 )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Maria Maglida Blacklog</text:p>
          </table:table-cell>
          <table:table-cell table:formula="of:=CONCATENATE([.B39];  &quot; (&quot;; [.A39]; &quot; )&quot;)" office:value-type="string" office:string-value="Maria Maglida Blacklog (1223 )" calcext:value-type="string">
            <text:p>Maria Maglida Blacklog (1223 )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rancis Hawkins</text:p>
          </table:table-cell>
          <table:table-cell table:formula="of:=CONCATENATE([.B40];  &quot; (&quot;; [.A40]; &quot; )&quot;)" office:value-type="string" office:string-value="Francis Hawkins (1224 )" calcext:value-type="string">
            <text:p>Francis Hawkins (1224 )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rancis Hawkins</text:p>
          </table:table-cell>
          <table:table-cell table:formula="of:=CONCATENATE([.B41];  &quot; (&quot;; [.A41]; &quot; )&quot;)" office:value-type="string" office:string-value="Francis Hawkins (1224 )" calcext:value-type="string">
            <text:p>Francis Hawkins (1224 )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Mary</text:p>
          </table:table-cell>
          <table:table-cell table:formula="of:=CONCATENATE([.B42];  &quot; (&quot;; [.A42]; &quot; )&quot;)" office:value-type="string" office:string-value="Mary (1225 )" calcext:value-type="string">
            <text:p>Mary (1225 )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Mary</text:p>
          </table:table-cell>
          <table:table-cell table:formula="of:=CONCATENATE([.B43];  &quot; (&quot;; [.A43]; &quot; )&quot;)" office:value-type="string" office:string-value="Mary (1225 )" calcext:value-type="string">
            <text:p>Mary (1225 )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Richard Ignatius</text:p>
          </table:table-cell>
          <table:table-cell table:formula="of:=CONCATENATE([.B44];  &quot; (&quot;; [.A44]; &quot; )&quot;)" office:value-type="string" office:string-value="Richard Ignatius (1226 )" calcext:value-type="string">
            <text:p>Richard Ignatius (1226 )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Richard Ignatius</text:p>
          </table:table-cell>
          <table:table-cell table:formula="of:=CONCATENATE([.B45];  &quot; (&quot;; [.A45]; &quot; )&quot;)" office:value-type="string" office:string-value="Richard Ignatius (1226 )" calcext:value-type="string">
            <text:p>Richard Ignatius (1226 )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William</text:p>
          </table:table-cell>
          <table:table-cell table:formula="of:=CONCATENATE([.B46];  &quot; (&quot;; [.A46]; &quot; )&quot;)" office:value-type="string" office:string-value="William (1227 )" calcext:value-type="string">
            <text:p>William (1227 )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William</text:p>
          </table:table-cell>
          <table:table-cell table:formula="of:=CONCATENATE([.B47];  &quot; (&quot;; [.A47]; &quot; )&quot;)" office:value-type="string" office:string-value="William (1227 )" calcext:value-type="string">
            <text:p>William (1227 )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usan Hawkins</text:p>
          </table:table-cell>
          <table:table-cell table:formula="of:=CONCATENATE([.B48];  &quot; (&quot;; [.A48]; &quot; )&quot;)" office:value-type="string" office:string-value="Susan Hawkins (1228 )" calcext:value-type="string">
            <text:p>Susan Hawkins (1228 )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usan Hawkins</text:p>
          </table:table-cell>
          <table:table-cell table:formula="of:=CONCATENATE([.B49];  &quot; (&quot;; [.A49]; &quot; )&quot;)" office:value-type="string" office:string-value="Susan Hawkins (1228 )" calcext:value-type="string">
            <text:p>Susan Hawkins (1228 )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ecilia (Hawkins) Adamy</text:p>
          </table:table-cell>
          <table:table-cell table:formula="of:=CONCATENATE([.B50];  &quot; (&quot;; [.A50]; &quot; )&quot;)" office:value-type="string" office:string-value="Cecilia (Hawkins) Adamy (1229 )" calcext:value-type="string">
            <text:p>Cecilia (Hawkins) Adamy (1229 )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ecilia (Hawkins) Adamy</text:p>
          </table:table-cell>
          <table:table-cell table:formula="of:=CONCATENATE([.B51];  &quot; (&quot;; [.A51]; &quot; )&quot;)" office:value-type="string" office:string-value="Cecilia (Hawkins) Adamy (1229 )" calcext:value-type="string">
            <text:p>Cecilia (Hawkins) Adamy (1229 )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hristopher</text:p>
          </table:table-cell>
          <table:table-cell table:formula="of:=CONCATENATE([.B52];  &quot; (&quot;; [.A52]; &quot; )&quot;)" office:value-type="string" office:string-value="Christopher (1230 )" calcext:value-type="string">
            <text:p>Christopher (1230 )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hristopher</text:p>
          </table:table-cell>
          <table:table-cell table:formula="of:=CONCATENATE([.B53];  &quot; (&quot;; [.A53]; &quot; )&quot;)" office:value-type="string" office:string-value="Christopher (1230 )" calcext:value-type="string">
            <text:p>Christopher (1230 )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Martha A. Queen</text:p>
          </table:table-cell>
          <table:table-cell table:formula="of:=CONCATENATE([.B54];  &quot; (&quot;; [.A54]; &quot; )&quot;)" office:value-type="string" office:string-value="Martha A. Queen (1231 )" calcext:value-type="string">
            <text:p>Martha A. Queen (1231 )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Martha A. Queen</text:p>
          </table:table-cell>
          <table:table-cell table:formula="of:=CONCATENATE([.B55];  &quot; (&quot;; [.A55]; &quot; )&quot;)" office:value-type="string" office:string-value="Martha A. Queen (1231 )" calcext:value-type="string">
            <text:p>Martha A. Queen (1231 )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Edward Harrison</text:p>
          </table:table-cell>
          <table:table-cell table:formula="of:=CONCATENATE([.B56];  &quot; (&quot;; [.A56]; &quot; )&quot;)" office:value-type="string" office:string-value="Edward Harrison (1232 )" calcext:value-type="string">
            <text:p>Edward Harrison (1232 )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Edward Harrison</text:p>
          </table:table-cell>
          <table:table-cell table:formula="of:=CONCATENATE([.B57];  &quot; (&quot;; [.A57]; &quot; )&quot;)" office:value-type="string" office:string-value="Edward Harrison (1232 )" calcext:value-type="string">
            <text:p>Edward Harrison (1232 )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John Francis Queen</text:p>
          </table:table-cell>
          <table:table-cell table:formula="of:=CONCATENATE([.B58];  &quot; (&quot;; [.A58]; &quot; )&quot;)" office:value-type="string" office:string-value="John Francis Queen (1233 )" calcext:value-type="string">
            <text:p>John Francis Queen (1233 )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John Francis Queen</text:p>
          </table:table-cell>
          <table:table-cell table:formula="of:=CONCATENATE([.B59];  &quot; (&quot;; [.A59]; &quot; )&quot;)" office:value-type="string" office:string-value="John Francis Queen (1233 )" calcext:value-type="string">
            <text:p>John Francis Queen (1233 )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John Henry</text:p>
          </table:table-cell>
          <table:table-cell table:formula="of:=CONCATENATE([.B60];  &quot; (&quot;; [.A60]; &quot; )&quot;)" office:value-type="string" office:string-value="John Henry (1234 )" calcext:value-type="string">
            <text:p>John Henry (1234 )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John Henry</text:p>
          </table:table-cell>
          <table:table-cell table:formula="of:=CONCATENATE([.B61];  &quot; (&quot;; [.A61]; &quot; )&quot;)" office:value-type="string" office:string-value="John Henry (1234 )" calcext:value-type="string">
            <text:p>John Henry (1234 )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Moses</text:p>
          </table:table-cell>
          <table:table-cell table:formula="of:=CONCATENATE([.B62];  &quot; (&quot;; [.A62]; &quot; )&quot;)" office:value-type="string" office:string-value="Moses (1235 )" calcext:value-type="string">
            <text:p>Moses (1235 )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Moses</text:p>
          </table:table-cell>
          <table:table-cell table:formula="of:=CONCATENATE([.B63];  &quot; (&quot;; [.A63]; &quot; )&quot;)" office:value-type="string" office:string-value="Moses (1235 )" calcext:value-type="string">
            <text:p>Moses (1235 )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Thomas</text:p>
          </table:table-cell>
          <table:table-cell table:formula="of:=CONCATENATE([.B64];  &quot; (&quot;; [.A64]; &quot; )&quot;)" office:value-type="string" office:string-value="Thomas (1236 )" calcext:value-type="string">
            <text:p>Thomas (1236 )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uth Helena (Hawkins) Adamy</text:p>
          </table:table-cell>
          <table:table-cell table:formula="of:=CONCATENATE([.B65];  &quot; (&quot;; [.A65]; &quot; )&quot;)" office:value-type="string" office:string-value="Ruth Helena (Hawkins) Adamy (1237 )" calcext:value-type="string">
            <text:p>Ruth Helena (Hawkins) Adamy (1237 )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uth Helena (Hawkins) Adamy</text:p>
          </table:table-cell>
          <table:table-cell table:formula="of:=CONCATENATE([.B66];  &quot; (&quot;; [.A66]; &quot; )&quot;)" office:value-type="string" office:string-value="Ruth Helena (Hawkins) Adamy (1237 )" calcext:value-type="string">
            <text:p>Ruth Helena (Hawkins) Adamy (1237 )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Nancy Ann Williams</text:p>
          </table:table-cell>
          <table:table-cell table:formula="of:=CONCATENATE([.B67];  &quot; (&quot;; [.A67]; &quot; )&quot;)" office:value-type="string" office:string-value="Nancy Ann Williams (1238 )" calcext:value-type="string">
            <text:p>Nancy Ann Williams (1238 )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Nancy Ann Williams</text:p>
          </table:table-cell>
          <table:table-cell table:formula="of:=CONCATENATE([.B68];  &quot; (&quot;; [.A68]; &quot; )&quot;)" office:value-type="string" office:string-value="Nancy Ann Williams (1238 )" calcext:value-type="string">
            <text:p>Nancy Ann Williams (1238 )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ustin Hawkins</text:p>
          </table:table-cell>
          <table:table-cell table:formula="of:=CONCATENATE([.B69];  &quot; (&quot;; [.A69]; &quot; )&quot;)" office:value-type="string" office:string-value="Austin Hawkins (1239 )" calcext:value-type="string">
            <text:p>Austin Hawkins (1239 )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ustin Hawkins</text:p>
          </table:table-cell>
          <table:table-cell table:formula="of:=CONCATENATE([.B70];  &quot; (&quot;; [.A70]; &quot; )&quot;)" office:value-type="string" office:string-value="Austin Hawkins (1239 )" calcext:value-type="string">
            <text:p>Austin Hawkins (1239 )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artha Queen</text:p>
          </table:table-cell>
          <table:table-cell table:formula="of:=CONCATENATE([.B71];  &quot; (&quot;; [.A71]; &quot; )&quot;)" office:value-type="string" office:string-value="Martha Queen (1240 )" calcext:value-type="string">
            <text:p>Martha Queen (1240 )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artha Queen</text:p>
          </table:table-cell>
          <table:table-cell table:formula="of:=CONCATENATE([.B72];  &quot; (&quot;; [.A72]; &quot; )&quot;)" office:value-type="string" office:string-value="Martha Queen (1240 )" calcext:value-type="string">
            <text:p>Martha Queen (1240 )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Mary Hawkins</text:p>
          </table:table-cell>
          <table:table-cell table:formula="of:=CONCATENATE([.B73];  &quot; (&quot;; [.A73]; &quot; )&quot;)" office:value-type="string" office:string-value="Mary Hawkins (1241 )" calcext:value-type="string">
            <text:p>Mary Hawkins (1241 )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liza Hawkins</text:p>
          </table:table-cell>
          <table:table-cell table:formula="of:=CONCATENATE([.B74];  &quot; (&quot;; [.A74]; &quot; )&quot;)" office:value-type="string" office:string-value="Eliza Hawkins (1242 )" calcext:value-type="string">
            <text:p>Eliza Hawkins (1242 )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liza Hawkins</text:p>
          </table:table-cell>
          <table:table-cell table:formula="of:=CONCATENATE([.B75];  &quot; (&quot;; [.A75]; &quot; )&quot;)" office:value-type="string" office:string-value="Eliza Hawkins (1242 )" calcext:value-type="string">
            <text:p>Eliza Hawkins (1242 )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Richard</text:p>
          </table:table-cell>
          <table:table-cell table:formula="of:=CONCATENATE([.B76];  &quot; (&quot;; [.A76]; &quot; )&quot;)" office:value-type="string" office:string-value="Richard (1243 )" calcext:value-type="string">
            <text:p>Richard (1243 )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John Henry</text:p>
          </table:table-cell>
          <table:table-cell table:formula="of:=CONCATENATE([.B77];  &quot; (&quot;; [.A77]; &quot; )&quot;)" office:value-type="string" office:string-value="John Henry (1244 )" calcext:value-type="string">
            <text:p>John Henry (1244 )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Edward Queen</text:p>
          </table:table-cell>
          <table:table-cell table:formula="of:=CONCATENATE([.B78];  &quot; (&quot;; [.A78]; &quot; )&quot;)" office:value-type="string" office:string-value="Edward Queen (1245 )" calcext:value-type="string">
            <text:p>Edward Queen (1245 )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Edward Queen</text:p>
          </table:table-cell>
          <table:table-cell table:formula="of:=CONCATENATE([.B79];  &quot; (&quot;; [.A79]; &quot; )&quot;)" office:value-type="string" office:string-value="Edward Queen (1245 )" calcext:value-type="string">
            <text:p>Edward Queen (1245 )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oble Moses</text:p>
          </table:table-cell>
          <table:table-cell table:formula="of:=CONCATENATE([.B80];  &quot; (&quot;; [.A80]; &quot; )&quot;)" office:value-type="string" office:string-value="Noble Moses (1246 )" calcext:value-type="string">
            <text:p>Noble Moses (1246 )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oble Moses</text:p>
          </table:table-cell>
          <table:table-cell table:formula="of:=CONCATENATE([.B81];  &quot; (&quot;; [.A81]; &quot; )&quot;)" office:value-type="string" office:string-value="Noble Moses (1246 )" calcext:value-type="string">
            <text:p>Noble Moses (1246 )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Kate</text:p>
          </table:table-cell>
          <table:table-cell table:formula="of:=CONCATENATE([.B82];  &quot; (&quot;; [.A82]; &quot; )&quot;)" office:value-type="string" office:string-value="Kate (1489 )" calcext:value-type="string">
            <text:p>Kate (1489 )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B83];  &quot; (&quot;; [.A83]; &quot; )&quot;)" office:value-type="string" office:string-value="Frank (1496 )" calcext:value-type="string">
            <text:p>Frank (1496 )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B84];  &quot; (&quot;; [.A84]; &quot; )&quot;)" office:value-type="string" office:string-value="Frank (1496 )" calcext:value-type="string">
            <text:p>Frank (1496 )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B85];  &quot; (&quot;; [.A85]; &quot; )&quot;)" office:value-type="string" office:string-value="Frank (1496 )" calcext:value-type="string">
            <text:p>Frank (1496 )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B86];  &quot; (&quot;; [.A86]; &quot; )&quot;)" office:value-type="string" office:string-value="Frank (1496 )" calcext:value-type="string">
            <text:p>Frank (1496 )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rank</text:p>
          </table:table-cell>
          <table:table-cell table:formula="of:=CONCATENATE([.B87];  &quot; (&quot;; [.A87]; &quot; )&quot;)" office:value-type="string" office:string-value="Frank (1496 )" calcext:value-type="string">
            <text:p>Frank (1496 )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Lucy</text:p>
          </table:table-cell>
          <table:table-cell table:formula="of:=CONCATENATE([.B88];  &quot; (&quot;; [.A88]; &quot; )&quot;)" office:value-type="string" office:string-value="Lucy (1497 )" calcext:value-type="string">
            <text:p>Lucy (1497 )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David</text:p>
          </table:table-cell>
          <table:table-cell table:formula="of:=CONCATENATE([.B89];  &quot; (&quot;; [.A89]; &quot; )&quot;)" office:value-type="string" office:string-value="David (1498 )" calcext:value-type="string">
            <text:p>David (1498 )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Nancy</text:p>
          </table:table-cell>
          <table:table-cell table:formula="of:=CONCATENATE([.B90];  &quot; (&quot;; [.A90]; &quot; )&quot;)" office:value-type="string" office:string-value="Nancy (1499 )" calcext:value-type="string">
            <text:p>Nancy (1499 )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aul</text:p>
          </table:table-cell>
          <table:table-cell table:formula="of:=CONCATENATE([.B91];  &quot; (&quot;; [.A91]; &quot; )&quot;)" office:value-type="string" office:string-value="Paul (1500 )" calcext:value-type="string">
            <text:p>Paul (1500 )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Henrietta</text:p>
          </table:table-cell>
          <table:table-cell table:formula="of:=CONCATENATE([.B92];  &quot; (&quot;; [.A92]; &quot; )&quot;)" office:value-type="string" office:string-value="Henrietta (1501 )" calcext:value-type="string">
            <text:p>Henrietta (1501 )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B93];  &quot; (&quot;; [.A93]; &quot; )&quot;)" office:value-type="string" office:string-value="Nanny Cooper (1502 )" calcext:value-type="string">
            <text:p>Nanny Cooper (1502 )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B94];  &quot; (&quot;; [.A94]; &quot; )&quot;)" office:value-type="string" office:string-value="Nanny Cooper (1502 )" calcext:value-type="string">
            <text:p>Nanny Cooper (1502 )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B95];  &quot; (&quot;; [.A95]; &quot; )&quot;)" office:value-type="string" office:string-value="Nanny Cooper (1502 )" calcext:value-type="string">
            <text:p>Nanny Cooper (1502 )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B96];  &quot; (&quot;; [.A96]; &quot; )&quot;)" office:value-type="string" office:string-value="Nanny Cooper (1502 )" calcext:value-type="string">
            <text:p>Nanny Cooper (1502 )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B97];  &quot; (&quot;; [.A97]; &quot; )&quot;)" office:value-type="string" office:string-value="Nanny Cooper (1502 )" calcext:value-type="string">
            <text:p>Nanny Cooper (1502 )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B98];  &quot; (&quot;; [.A98]; &quot; )&quot;)" office:value-type="string" office:string-value="Nanny Cooper (1502 )" calcext:value-type="string">
            <text:p>Nanny Cooper (1502 )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B99];  &quot; (&quot;; [.A99]; &quot; )&quot;)" office:value-type="string" office:string-value="Nanny Cooper (1502 )" calcext:value-type="string">
            <text:p>Nanny Cooper (1502 )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anny Cooper</text:p>
          </table:table-cell>
          <table:table-cell table:formula="of:=CONCATENATE([.B100];  &quot; (&quot;; [.A100]; &quot; )&quot;)" office:value-type="string" office:string-value="Nanny Cooper (1502 )" calcext:value-type="string">
            <text:p>Nanny Cooper (1502 )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Mina</text:p>
          </table:table-cell>
          <table:table-cell table:formula="of:=CONCATENATE([.B101];  &quot; (&quot;; [.A101]; &quot; )&quot;)" office:value-type="string" office:string-value="Mina (1503 )" calcext:value-type="string">
            <text:p>Mina (1503 )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imon</text:p>
          </table:table-cell>
          <table:table-cell table:formula="of:=CONCATENATE([.B102];  &quot; (&quot;; [.A102]; &quot; )&quot;)" office:value-type="string" office:string-value="Simon (1504 )" calcext:value-type="string">
            <text:p>Simon (1504 )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Henny</text:p>
          </table:table-cell>
          <table:table-cell table:formula="of:=CONCATENATE([.B103];  &quot; (&quot;; [.A103]; &quot; )&quot;)" office:value-type="string" office:string-value="Henny (1505 )" calcext:value-type="string">
            <text:p>Henny (1505 )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table:formula="of:=CONCATENATE([.B104];  &quot; (&quot;; [.A104]; &quot; )&quot;)" office:value-type="string" office:string-value="Sarah (1506 )" calcext:value-type="string">
            <text:p>Sarah (1506 )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table:formula="of:=CONCATENATE([.B105];  &quot; (&quot;; [.A105]; &quot; )&quot;)" office:value-type="string" office:string-value="Sarah (1506 )" calcext:value-type="string">
            <text:p>Sarah (1506 )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table:formula="of:=CONCATENATE([.B106];  &quot; (&quot;; [.A106]; &quot; )&quot;)" office:value-type="string" office:string-value="Sarah (1506 )" calcext:value-type="string">
            <text:p>Sarah (1506 )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Sarah</text:p>
          </table:table-cell>
          <table:table-cell table:formula="of:=CONCATENATE([.B107];  &quot; (&quot;; [.A107]; &quot; )&quot;)" office:value-type="string" office:string-value="Sarah (1506 )" calcext:value-type="string">
            <text:p>Sarah (1506 )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oll </text:p>
          </table:table-cell>
          <table:table-cell table:formula="of:=CONCATENATE([.B108];  &quot; (&quot;; [.A108]; &quot; )&quot;)" office:value-type="string" office:string-value="Doll  (1507 )" calcext:value-type="string">
            <text:p>Doll <text:s/>(1507 )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Dick </text:p>
          </table:table-cell>
          <table:table-cell table:formula="of:=CONCATENATE([.B109];  &quot; (&quot;; [.A109]; &quot; )&quot;)" office:value-type="string" office:string-value="Dick  (1508 )" calcext:value-type="string">
            <text:p>Dick <text:s/>(1508 )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Peter</text:p>
          </table:table-cell>
          <table:table-cell table:formula="of:=CONCATENATE([.B110];  &quot; (&quot;; [.A110]; &quot; )&quot;)" office:value-type="string" office:string-value="Peter (1509 )" calcext:value-type="string">
            <text:p>Peter (1509 )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James <text:s/></text:p>
          </table:table-cell>
          <table:table-cell table:formula="of:=CONCATENATE([.B111];  &quot; (&quot;; [.A111]; &quot; )&quot;)" office:value-type="string" office:string-value="James   (1510 )" calcext:value-type="string">
            <text:p>James <text:s text:c="2"/>(1510 )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B112];  &quot; (&quot;; [.A112]; &quot; )&quot;)" office:value-type="string" office:string-value="Phyllis (1511 )" calcext:value-type="string">
            <text:p>Phyllis (1511 )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B113];  &quot; (&quot;; [.A113]; &quot; )&quot;)" office:value-type="string" office:string-value="Phyllis (1511 )" calcext:value-type="string">
            <text:p>Phyllis (1511 )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B114];  &quot; (&quot;; [.A114]; &quot; )&quot;)" office:value-type="string" office:string-value="Phyllis (1511 )" calcext:value-type="string">
            <text:p>Phyllis (1511 )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B115];  &quot; (&quot;; [.A115]; &quot; )&quot;)" office:value-type="string" office:string-value="Phyllis (1511 )" calcext:value-type="string">
            <text:p>Phyllis (1511 )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B116];  &quot; (&quot;; [.A116]; &quot; )&quot;)" office:value-type="string" office:string-value="Phyllis (1511 )" calcext:value-type="string">
            <text:p>Phyllis (1511 )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B117];  &quot; (&quot;; [.A117]; &quot; )&quot;)" office:value-type="string" office:string-value="Phyllis (1511 )" calcext:value-type="string">
            <text:p>Phyllis (1511 )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B118];  &quot; (&quot;; [.A118]; &quot; )&quot;)" office:value-type="string" office:string-value="Phyllis (1511 )" calcext:value-type="string">
            <text:p>Phyllis (1511 )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B119];  &quot; (&quot;; [.A119]; &quot; )&quot;)" office:value-type="string" office:string-value="Phyllis (1511 )" calcext:value-type="string">
            <text:p>Phyllis (1511 )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hyllis</text:p>
          </table:table-cell>
          <table:table-cell table:formula="of:=CONCATENATE([.B120];  &quot; (&quot;; [.A120]; &quot; )&quot;)" office:value-type="string" office:string-value="Phyllis (1511 )" calcext:value-type="string">
            <text:p>Phyllis (1511 )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Mary</text:p>
          </table:table-cell>
          <table:table-cell table:formula="of:=CONCATENATE([.B121];  &quot; (&quot;; [.A121]; &quot; )&quot;)" office:value-type="string" office:string-value="Mary (1512 )" calcext:value-type="string">
            <text:p>Mary (1512 )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Peggy</text:p>
          </table:table-cell>
          <table:table-cell table:formula="of:=CONCATENATE([.B122];  &quot; (&quot;; [.A122]; &quot; )&quot;)" office:value-type="string" office:string-value="Peggy (1513 )" calcext:value-type="string">
            <text:p>Peggy (1513 )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Sall</text:p>
          </table:table-cell>
          <table:table-cell table:formula="of:=CONCATENATE([.B123];  &quot; (&quot;; [.A123]; &quot; )&quot;)" office:value-type="string" office:string-value="Sall (1514 )" calcext:value-type="string">
            <text:p>Sall (1514 )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Winifred</text:p>
          </table:table-cell>
          <table:table-cell table:formula="of:=CONCATENATE([.B124];  &quot; (&quot;; [.A124]; &quot; )&quot;)" office:value-type="string" office:string-value="Winifred (1515 )" calcext:value-type="string">
            <text:p>Winifred (1515 )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B125];  &quot; (&quot;; [.A125]; &quot; )&quot;)" office:value-type="string" office:string-value="Mary (1516 )" calcext:value-type="string">
            <text:p>Mary (1516 )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B126];  &quot; (&quot;; [.A126]; &quot; )&quot;)" office:value-type="string" office:string-value="Mary (1516 )" calcext:value-type="string">
            <text:p>Mary (1516 )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B127];  &quot; (&quot;; [.A127]; &quot; )&quot;)" office:value-type="string" office:string-value="Mary (1516 )" calcext:value-type="string">
            <text:p>Mary (1516 )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B128];  &quot; (&quot;; [.A128]; &quot; )&quot;)" office:value-type="string" office:string-value="Mary (1516 )" calcext:value-type="string">
            <text:p>Mary (1516 )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ary</text:p>
          </table:table-cell>
          <table:table-cell table:formula="of:=CONCATENATE([.B129];  &quot; (&quot;; [.A129]; &quot; )&quot;)" office:value-type="string" office:string-value="Mary (1516 )" calcext:value-type="string">
            <text:p>Mary (1516 )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Nancy</text:p>
          </table:table-cell>
          <table:table-cell table:formula="of:=CONCATENATE([.B130];  &quot; (&quot;; [.A130]; &quot; )&quot;)" office:value-type="string" office:string-value="Nancy (1517 )" calcext:value-type="string">
            <text:p>Nancy (1517 )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Cate</text:p>
          </table:table-cell>
          <table:table-cell table:formula="of:=CONCATENATE([.B131];  &quot; (&quot;; [.A131]; &quot; )&quot;)" office:value-type="string" office:string-value="Cate (1518 )" calcext:value-type="string">
            <text:p>Cate (1518 )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Rachel</text:p>
          </table:table-cell>
          <table:table-cell table:formula="of:=CONCATENATE([.B132];  &quot; (&quot;; [.A132]; &quot; )&quot;)" office:value-type="string" office:string-value="Rachel (1519 )" calcext:value-type="string">
            <text:p>Rachel (1519 )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Priscilla</text:p>
          </table:table-cell>
          <table:table-cell table:formula="of:=CONCATENATE([.B133];  &quot; (&quot;; [.A133]; &quot; )&quot;)" office:value-type="string" office:string-value="Priscilla (1520 )" calcext:value-type="string">
            <text:p>Priscilla (1520 )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B134];  &quot; (&quot;; [.A134]; &quot; )&quot;)" office:value-type="string" office:string-value="Charity (1524 )" calcext:value-type="string">
            <text:p>Charity (1524 )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B135];  &quot; (&quot;; [.A135]; &quot; )&quot;)" office:value-type="string" office:string-value="Charity (1524 )" calcext:value-type="string">
            <text:p>Charity (1524 )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B136];  &quot; (&quot;; [.A136]; &quot; )&quot;)" office:value-type="string" office:string-value="Charity (1524 )" calcext:value-type="string">
            <text:p>Charity (1524 )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B137];  &quot; (&quot;; [.A137]; &quot; )&quot;)" office:value-type="string" office:string-value="Charity (1524 )" calcext:value-type="string">
            <text:p>Charity (1524 )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B138];  &quot; (&quot;; [.A138]; &quot; )&quot;)" office:value-type="string" office:string-value="Charity (1524 )" calcext:value-type="string">
            <text:p>Charity (1524 )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Charity</text:p>
          </table:table-cell>
          <table:table-cell table:formula="of:=CONCATENATE([.B139];  &quot; (&quot;; [.A139]; &quot; )&quot;)" office:value-type="string" office:string-value="Charity (1524 )" calcext:value-type="string">
            <text:p>Charity (1524 )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Monica</text:p>
          </table:table-cell>
          <table:table-cell table:formula="of:=CONCATENATE([.B140];  &quot; (&quot;; [.A140]; &quot; )&quot;)" office:value-type="string" office:string-value="Monica (1525 )" calcext:value-type="string">
            <text:p>Monica (1525 )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Ambrose</text:p>
          </table:table-cell>
          <table:table-cell table:formula="of:=CONCATENATE([.B141];  &quot; (&quot;; [.A141]; &quot; )&quot;)" office:value-type="string" office:string-value="Ambrose (1526 )" calcext:value-type="string">
            <text:p>Ambrose (1526 )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ed</text:p>
          </table:table-cell>
          <table:table-cell table:formula="of:=CONCATENATE([.B142];  &quot; (&quot;; [.A142]; &quot; )&quot;)" office:value-type="string" office:string-value="Ned (1527 )" calcext:value-type="string">
            <text:p>Ned (1527 )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William</text:p>
          </table:table-cell>
          <table:table-cell table:formula="of:=CONCATENATE([.B143];  &quot; (&quot;; [.A143]; &quot; )&quot;)" office:value-type="string" office:string-value="William (1528 )" calcext:value-type="string">
            <text:p>William (1528 )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ancy</text:p>
          </table:table-cell>
          <table:table-cell table:formula="of:=CONCATENATE([.B144];  &quot; (&quot;; [.A144]; &quot; )&quot;)" office:value-type="string" office:string-value="Nancy (1529 )" calcext:value-type="string">
            <text:p>Nancy (1529 )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Basil</text:p>
          </table:table-cell>
          <table:table-cell table:formula="of:=CONCATENATE([.B145];  &quot; (&quot;; [.A145]; &quot; )&quot;)" office:value-type="string" office:string-value="Basil (1530 )" calcext:value-type="string">
            <text:p>Basil (1530 )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B146];  &quot; (&quot;; [.A146]; &quot; )&quot;)" office:value-type="string" office:string-value="Nelly (1532 )" calcext:value-type="string">
            <text:p>Nelly (1532 )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B147];  &quot; (&quot;; [.A147]; &quot; )&quot;)" office:value-type="string" office:string-value="Nelly (1532 )" calcext:value-type="string">
            <text:p>Nelly (1532 )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B148];  &quot; (&quot;; [.A148]; &quot; )&quot;)" office:value-type="string" office:string-value="Nelly (1532 )" calcext:value-type="string">
            <text:p>Nelly (1532 )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B149];  &quot; (&quot;; [.A149]; &quot; )&quot;)" office:value-type="string" office:string-value="Nelly (1532 )" calcext:value-type="string">
            <text:p>Nelly (1532 )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Nelly</text:p>
          </table:table-cell>
          <table:table-cell table:formula="of:=CONCATENATE([.B150];  &quot; (&quot;; [.A150]; &quot; )&quot;)" office:value-type="string" office:string-value="Nelly (1532 )" calcext:value-type="string">
            <text:p>Nelly (1532 )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Jack</text:p>
          </table:table-cell>
          <table:table-cell table:formula="of:=CONCATENATE([.B151];  &quot; (&quot;; [.A151]; &quot; )&quot;)" office:value-type="string" office:string-value="Jack (1533 )" calcext:value-type="string">
            <text:p>Jack (1533 )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Charles</text:p>
          </table:table-cell>
          <table:table-cell table:formula="of:=CONCATENATE([.B152];  &quot; (&quot;; [.A152]; &quot; )&quot;)" office:value-type="string" office:string-value="Charles (1534 )" calcext:value-type="string">
            <text:p>Charles (1534 )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James <text:s/></text:p>
          </table:table-cell>
          <table:table-cell table:formula="of:=CONCATENATE([.B153];  &quot; (&quot;; [.A153]; &quot; )&quot;)" office:value-type="string" office:string-value="James   (1535 )" calcext:value-type="string">
            <text:p>James <text:s text:c="2"/>(1535 )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Patric</text:p>
          </table:table-cell>
          <table:table-cell table:formula="of:=CONCATENATE([.B154];  &quot; (&quot;; [.A154]; &quot; )&quot;)" office:value-type="string" office:string-value="Patric (1536 )" calcext:value-type="string">
            <text:p>Patric (1536 )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nastasia</text:p>
          </table:table-cell>
          <table:table-cell table:formula="of:=CONCATENATE([.B155];  &quot; (&quot;; [.A155]; &quot; )&quot;)" office:value-type="string" office:string-value="Anastasia (1537 )" calcext:value-type="string">
            <text:p>Anastasia (1537 )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Henny</text:p>
          </table:table-cell>
          <table:table-cell table:formula="of:=CONCATENATE([.B156];  &quot; (&quot;; [.A156]; &quot; )&quot;)" office:value-type="string" office:string-value="Henny (1538 )" calcext:value-type="string">
            <text:p>Henny (1538 )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Henny</text:p>
          </table:table-cell>
          <table:table-cell table:formula="of:=CONCATENATE([.B157];  &quot; (&quot;; [.A157]; &quot; )&quot;)" office:value-type="string" office:string-value="Henny (1538 )" calcext:value-type="string">
            <text:p>Henny (1538 )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Henny</text:p>
          </table:table-cell>
          <table:table-cell table:formula="of:=CONCATENATE([.B158];  &quot; (&quot;; [.A158]; &quot; )&quot;)" office:value-type="string" office:string-value="Henny (1538 )" calcext:value-type="string">
            <text:p>Henny (1538 )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Harry</text:p>
          </table:table-cell>
          <table:table-cell table:formula="of:=CONCATENATE([.B159];  &quot; (&quot;; [.A159]; &quot; )&quot;)" office:value-type="string" office:string-value="Harry (1539 )" calcext:value-type="string">
            <text:p>Harry (1539 )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Mary</text:p>
          </table:table-cell>
          <table:table-cell table:formula="of:=CONCATENATE([.B160];  &quot; (&quot;; [.A160]; &quot; )&quot;)" office:value-type="string" office:string-value="Mary (1540 )" calcext:value-type="string">
            <text:p>Mary (1540 )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Lucy</text:p>
          </table:table-cell>
          <table:table-cell table:formula="of:=CONCATENATE([.B161];  &quot; (&quot;; [.A161]; &quot; )&quot;)" office:value-type="string" office:string-value="Lucy (1541 )" calcext:value-type="string">
            <text:p>Lucy (1541 )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Mary</text:p>
          </table:table-cell>
          <table:table-cell table:formula="of:=CONCATENATE([.B162];  &quot; (&quot;; [.A162]; &quot; )&quot;)" office:value-type="string" office:string-value="Mary (1542 )" calcext:value-type="string">
            <text:p>Mary (1542 )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Susan </text:p>
          </table:table-cell>
          <table:table-cell table:formula="of:=CONCATENATE([.B163];  &quot; (&quot;; [.A163]; &quot; )&quot;)" office:value-type="string" office:string-value="Susan  (1543 )" calcext:value-type="string">
            <text:p>Susan <text:s/>(1543 )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Ned</text:p>
          </table:table-cell>
          <table:table-cell table:formula="of:=CONCATENATE([.B164];  &quot; (&quot;; [.A164]; &quot; )&quot;)" office:value-type="string" office:string-value="Ned (1544 )" calcext:value-type="string">
            <text:p>Ned (1544 )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Fanny</text:p>
          </table:table-cell>
          <table:table-cell table:formula="of:=CONCATENATE([.B165];  &quot; (&quot;; [.A165]; &quot; )&quot;)" office:value-type="string" office:string-value="Fanny (1545 )" calcext:value-type="string">
            <text:p>Fanny (1545 )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Cate</text:p>
          </table:table-cell>
          <table:table-cell table:formula="of:=CONCATENATE([.B166];  &quot; (&quot;; [.A166]; &quot; )&quot;)" office:value-type="string" office:string-value="Cate (1546 )" calcext:value-type="string">
            <text:p>Cate (1546 )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B167];  &quot; (&quot;; [.A167]; &quot; )&quot;)" office:value-type="string" office:string-value="John (1547 )" calcext:value-type="string">
            <text:p>John (1547 )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B168];  &quot; (&quot;; [.A168]; &quot; )&quot;)" office:value-type="string" office:string-value="John (1547 )" calcext:value-type="string">
            <text:p>John (1547 )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B169];  &quot; (&quot;; [.A169]; &quot; )&quot;)" office:value-type="string" office:string-value="John (1547 )" calcext:value-type="string">
            <text:p>John (1547 )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B170];  &quot; (&quot;; [.A170]; &quot; )&quot;)" office:value-type="string" office:string-value="John (1547 )" calcext:value-type="string">
            <text:p>John (1547 )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B171];  &quot; (&quot;; [.A171]; &quot; )&quot;)" office:value-type="string" office:string-value="John (1547 )" calcext:value-type="string">
            <text:p>John (1547 )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table:formula="of:=CONCATENATE([.B172];  &quot; (&quot;; [.A172]; &quot; )&quot;)" office:value-type="string" office:string-value="John (1547 )" calcext:value-type="string">
            <text:p>John (1547 )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B173];  &quot; (&quot;; [.A173]; &quot; )&quot;)" office:value-type="string" office:string-value="Nell (1548 )" calcext:value-type="string">
            <text:p>Nell (1548 )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B174];  &quot; (&quot;; [.A174]; &quot; )&quot;)" office:value-type="string" office:string-value="Nell (1548 )" calcext:value-type="string">
            <text:p>Nell (1548 )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B175];  &quot; (&quot;; [.A175]; &quot; )&quot;)" office:value-type="string" office:string-value="Nell (1548 )" calcext:value-type="string">
            <text:p>Nell (1548 )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B176];  &quot; (&quot;; [.A176]; &quot; )&quot;)" office:value-type="string" office:string-value="Nell (1548 )" calcext:value-type="string">
            <text:p>Nell (1548 )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B177];  &quot; (&quot;; [.A177]; &quot; )&quot;)" office:value-type="string" office:string-value="Nell (1548 )" calcext:value-type="string">
            <text:p>Nell (1548 )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ell</text:p>
          </table:table-cell>
          <table:table-cell table:formula="of:=CONCATENATE([.B178];  &quot; (&quot;; [.A178]; &quot; )&quot;)" office:value-type="string" office:string-value="Nell (1548 )" calcext:value-type="string">
            <text:p>Nell (1548 )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Isaac</text:p>
          </table:table-cell>
          <table:table-cell table:formula="of:=CONCATENATE([.B179];  &quot; (&quot;; [.A179]; &quot; )&quot;)" office:value-type="string" office:string-value="Isaac (1551 )" calcext:value-type="string">
            <text:p>Isaac (1551 )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Isaac</text:p>
          </table:table-cell>
          <table:table-cell table:formula="of:=CONCATENATE([.B180];  &quot; (&quot;; [.A180]; &quot; )&quot;)" office:value-type="string" office:string-value="Isaac (1552 )" calcext:value-type="string">
            <text:p>Isaac (1552 )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Robert</text:p>
          </table:table-cell>
          <table:table-cell table:formula="of:=CONCATENATE([.B181];  &quot; (&quot;; [.A181]; &quot; )&quot;)" office:value-type="string" office:string-value="Robert (1553 )" calcext:value-type="string">
            <text:p>Robert (1553 )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Robert</text:p>
          </table:table-cell>
          <table:table-cell table:formula="of:=CONCATENATE([.B182];  &quot; (&quot;; [.A182]; &quot; )&quot;)" office:value-type="string" office:string-value="Robert (1553 )" calcext:value-type="string">
            <text:p>Robert (1553 )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Robert</text:p>
          </table:table-cell>
          <table:table-cell table:formula="of:=CONCATENATE([.B183];  &quot; (&quot;; [.A183]; &quot; )&quot;)" office:value-type="string" office:string-value="Robert (1554 )" calcext:value-type="string">
            <text:p>Robert (1554 )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Tom</text:p>
          </table:table-cell>
          <table:table-cell table:formula="of:=CONCATENATE([.B184];  &quot; (&quot;; [.A184]; &quot; )&quot;)" office:value-type="string" office:string-value="Tom (1555 )" calcext:value-type="string">
            <text:p>Tom (1555 )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Susanna</text:p>
          </table:table-cell>
          <table:table-cell table:formula="of:=CONCATENATE([.B185];  &quot; (&quot;; [.A185]; &quot; )&quot;)" office:value-type="string" office:string-value="Susanna (1556 )" calcext:value-type="string">
            <text:p>Susanna (1556 )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Betty</text:p>
          </table:table-cell>
          <table:table-cell table:formula="of:=CONCATENATE([.B186];  &quot; (&quot;; [.A186]; &quot; )&quot;)" office:value-type="string" office:string-value="Betty (1557 )" calcext:value-type="string">
            <text:p>Betty (1557 )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Gervais</text:p>
          </table:table-cell>
          <table:table-cell table:formula="of:=CONCATENATE([.B187];  &quot; (&quot;; [.A187]; &quot; )&quot;)" office:value-type="string" office:string-value="Gervais (1558 )" calcext:value-type="string">
            <text:p>Gervais (1558 )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Johnny </text:p>
          </table:table-cell>
          <table:table-cell table:formula="of:=CONCATENATE([.B188];  &quot; (&quot;; [.A188]; &quot; )&quot;)" office:value-type="string" office:string-value="Johnny  (1559 )" calcext:value-type="string">
            <text:p>Johnny <text:s/>(1559 )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Ralph</text:p>
          </table:table-cell>
          <table:table-cell table:formula="of:=CONCATENATE([.B189];  &quot; (&quot;; [.A189]; &quot; )&quot;)" office:value-type="string" office:string-value="Ralph (1560 )" calcext:value-type="string">
            <text:p>Ralph (1560 )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hanny</text:p>
          </table:table-cell>
          <table:table-cell table:formula="of:=CONCATENATE([.B190];  &quot; (&quot;; [.A190]; &quot; )&quot;)" office:value-type="string" office:string-value="Shanny (1561 )" calcext:value-type="string">
            <text:p>Shanny (1561 )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Thomas</text:p>
          </table:table-cell>
          <table:table-cell table:formula="of:=CONCATENATE([.B191];  &quot; (&quot;; [.A191]; &quot; )&quot;)" office:value-type="string" office:string-value="Thomas (1562 )" calcext:value-type="string">
            <text:p>Thomas (1562 )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Priscilla</text:p>
          </table:table-cell>
          <table:table-cell table:formula="of:=CONCATENATE([.B192];  &quot; (&quot;; [.A192]; &quot; )&quot;)" office:value-type="string" office:string-value="Priscilla (1564 )" calcext:value-type="string">
            <text:p>Priscilla (1564 )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drew</text:p>
          </table:table-cell>
          <table:table-cell table:formula="of:=CONCATENATE([.B193];  &quot; (&quot;; [.A193]; &quot; )&quot;)" office:value-type="string" office:string-value="Andrew (1565 )" calcext:value-type="string">
            <text:p>Andrew (1565 )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drew</text:p>
          </table:table-cell>
          <table:table-cell table:formula="of:=CONCATENATE([.B194];  &quot; (&quot;; [.A194]; &quot; )&quot;)" office:value-type="string" office:string-value="Andrew (1565 )" calcext:value-type="string">
            <text:p>Andrew (1565 )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B195];  &quot; (&quot;; [.A195]; &quot; )&quot;)" office:value-type="string" office:string-value="Sall (1566 )" calcext:value-type="string">
            <text:p>Sall (1566 )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B196];  &quot; (&quot;; [.A196]; &quot; )&quot;)" office:value-type="string" office:string-value="Sall (1566 )" calcext:value-type="string">
            <text:p>Sall (1566 )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B197];  &quot; (&quot;; [.A197]; &quot; )&quot;)" office:value-type="string" office:string-value="Sall (1566 )" calcext:value-type="string">
            <text:p>Sall (1566 )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B198];  &quot; (&quot;; [.A198]; &quot; )&quot;)" office:value-type="string" office:string-value="Sall (1566 )" calcext:value-type="string">
            <text:p>Sall (1566 )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B199];  &quot; (&quot;; [.A199]; &quot; )&quot;)" office:value-type="string" office:string-value="Sall (1566 )" calcext:value-type="string">
            <text:p>Sall (1566 )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B200];  &quot; (&quot;; [.A200]; &quot; )&quot;)" office:value-type="string" office:string-value="Sall (1566 )" calcext:value-type="string">
            <text:p>Sall (1566 )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all</text:p>
          </table:table-cell>
          <table:table-cell table:formula="of:=CONCATENATE([.B201];  &quot; (&quot;; [.A201]; &quot; )&quot;)" office:value-type="string" office:string-value="Sall (1566 )" calcext:value-type="string">
            <text:p>Sall (1566 )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Johnny</text:p>
          </table:table-cell>
          <table:table-cell table:formula="of:=CONCATENATE([.B202];  &quot; (&quot;; [.A202]; &quot; )&quot;)" office:value-type="string" office:string-value="Johnny (1567 )" calcext:value-type="string">
            <text:p>Johnny (1567 )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Johnny</text:p>
          </table:table-cell>
          <table:table-cell table:formula="of:=CONCATENATE([.B203];  &quot; (&quot;; [.A203]; &quot; )&quot;)" office:value-type="string" office:string-value="Johnny (1567 )" calcext:value-type="string">
            <text:p>Johnny (1567 )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Billy</text:p>
          </table:table-cell>
          <table:table-cell table:formula="of:=CONCATENATE([.B204];  &quot; (&quot;; [.A204]; &quot; )&quot;)" office:value-type="string" office:string-value="Billy (1568 )" calcext:value-type="string">
            <text:p>Billy (1568 )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Billy</text:p>
          </table:table-cell>
          <table:table-cell table:formula="of:=CONCATENATE([.B205];  &quot; (&quot;; [.A205]; &quot; )&quot;)" office:value-type="string" office:string-value="Billy (1568 )" calcext:value-type="string">
            <text:p>Billy (1568 )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Regis</text:p>
          </table:table-cell>
          <table:table-cell table:formula="of:=CONCATENATE([.B206];  &quot; (&quot;; [.A206]; &quot; )&quot;)" office:value-type="string" office:string-value="Regis (1569 )" calcext:value-type="string">
            <text:p>Regis (1569 )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Regis</text:p>
          </table:table-cell>
          <table:table-cell table:formula="of:=CONCATENATE([.B207];  &quot; (&quot;; [.A207]; &quot; )&quot;)" office:value-type="string" office:string-value="Regis (1569 )" calcext:value-type="string">
            <text:p>Regis (1569 )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Nell</text:p>
          </table:table-cell>
          <table:table-cell table:formula="of:=CONCATENATE([.B208];  &quot; (&quot;; [.A208]; &quot; )&quot;)" office:value-type="string" office:string-value="Nell (1570 )" calcext:value-type="string">
            <text:p>Nell (1570 )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Nell</text:p>
          </table:table-cell>
          <table:table-cell table:formula="of:=CONCATENATE([.B209];  &quot; (&quot;; [.A209]; &quot; )&quot;)" office:value-type="string" office:string-value="Nell (1570 )" calcext:value-type="string">
            <text:p>Nell (1570 )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Nell</text:p>
          </table:table-cell>
          <table:table-cell table:formula="of:=CONCATENATE([.B210];  &quot; (&quot;; [.A210]; &quot; )&quot;)" office:value-type="string" office:string-value="Nell (1571 )" calcext:value-type="string">
            <text:p>Nell (1571 )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ll </text:p>
          </table:table-cell>
          <table:table-cell table:formula="of:=CONCATENATE([.B211];  &quot; (&quot;; [.A211]; &quot; )&quot;)" office:value-type="string" office:string-value="Doll  (1572 )" calcext:value-type="string">
            <text:p>Doll <text:s/>(1572 )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Ruth</text:p>
          </table:table-cell>
          <table:table-cell table:formula="of:=CONCATENATE([.B212];  &quot; (&quot;; [.A212]; &quot; )&quot;)" office:value-type="string" office:string-value="Ruth (1573 )" calcext:value-type="string">
            <text:p>Ruth (1573 )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Davi </text:p>
          </table:table-cell>
          <table:table-cell table:formula="of:=CONCATENATE([.B213];  &quot; (&quot;; [.A213]; &quot; )&quot;)" office:value-type="string" office:string-value="Davi  (1574 )" calcext:value-type="string">
            <text:p>Davi <text:s/>(1574 )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Peter</text:p>
          </table:table-cell>
          <table:table-cell table:formula="of:=CONCATENATE([.B214];  &quot; (&quot;; [.A214]; &quot; )&quot;)" office:value-type="string" office:string-value="Peter (1575 )" calcext:value-type="string">
            <text:p>Peter (1575 )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B215];  &quot; (&quot;; [.A215]; &quot; )&quot;)" office:value-type="string" office:string-value="Isaac Hawkins, I (1655 )" calcext:value-type="string">
            <text:p>Isaac Hawkins, I (1655 )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B216];  &quot; (&quot;; [.A216]; &quot; )&quot;)" office:value-type="string" office:string-value="Isaac Hawkins, I (1655 )" calcext:value-type="string">
            <text:p>Isaac Hawkins, I (1655 )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B217];  &quot; (&quot;; [.A217]; &quot; )&quot;)" office:value-type="string" office:string-value="Isaac Hawkins, I (1655 )" calcext:value-type="string">
            <text:p>Isaac Hawkins, I (1655 )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B218];  &quot; (&quot;; [.A218]; &quot; )&quot;)" office:value-type="string" office:string-value="Isaac Hawkins, I (1655 )" calcext:value-type="string">
            <text:p>Isaac Hawkins, I (1655 )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Isaac Hawkins, I</text:p>
          </table:table-cell>
          <table:table-cell table:formula="of:=CONCATENATE([.B219];  &quot; (&quot;; [.A219]; &quot; )&quot;)" office:value-type="string" office:string-value="Isaac Hawkins, I (1655 )" calcext:value-type="string">
            <text:p>Isaac Hawkins, I (1655 )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table:formula="of:=CONCATENATE([.B220];  &quot; (&quot;; [.A220]; &quot; )&quot;)" office:value-type="string" office:string-value="Isaac Hawkins, II (1657 )" calcext:value-type="string">
            <text:p>Isaac Hawkins, II (1657 )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table:formula="of:=CONCATENATE([.B221];  &quot; (&quot;; [.A221]; &quot; )&quot;)" office:value-type="string" office:string-value="Isaac Hawkins, II (1657 )" calcext:value-type="string">
            <text:p>Isaac Hawkins, II (1657 )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table:formula="of:=CONCATENATE([.B222];  &quot; (&quot;; [.A222]; &quot; )&quot;)" office:value-type="string" office:string-value="Isaac Hawkins, II (1657 )" calcext:value-type="string">
            <text:p>Isaac Hawkins, II (1657 )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Isaac Hawkins, II</text:p>
          </table:table-cell>
          <table:table-cell table:formula="of:=CONCATENATE([.B223];  &quot; (&quot;; [.A223]; &quot; )&quot;)" office:value-type="string" office:string-value="Isaac Hawkins, II (1657 )" calcext:value-type="string">
            <text:p>Isaac Hawkins, II (1657 )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Sally</text:p>
          </table:table-cell>
          <table:table-cell table:formula="of:=CONCATENATE([.B224];  &quot; (&quot;; [.A224]; &quot; )&quot;)" office:value-type="string" office:string-value="Sally (1678 )" calcext:value-type="string">
            <text:p>Sally (1678 )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Sally</text:p>
          </table:table-cell>
          <table:table-cell table:formula="of:=CONCATENATE([.B225];  &quot; (&quot;; [.A225]; &quot; )&quot;)" office:value-type="string" office:string-value="Sally (1678 )" calcext:value-type="string">
            <text:p>Sally (1678 )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Sally</text:p>
          </table:table-cell>
          <table:table-cell table:formula="of:=CONCATENATE([.B226];  &quot; (&quot;; [.A226]; &quot; )&quot;)" office:value-type="string" office:string-value="Sally (1678 )" calcext:value-type="string">
            <text:p>Sally (1678 )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olly</text:p>
          </table:table-cell>
          <table:table-cell table:formula="of:=CONCATENATE([.B227];  &quot; (&quot;; [.A227]; &quot; )&quot;)" office:value-type="string" office:string-value="Polly (1681 )" calcext:value-type="string">
            <text:p>Polly (1681 )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Nelly</text:p>
          </table:table-cell>
          <table:table-cell table:formula="of:=CONCATENATE([.B228];  &quot; (&quot;; [.A228]; &quot; )&quot;)" office:value-type="string" office:string-value="Nelly (1682 )" calcext:value-type="string">
            <text:p>Nelly (1682 )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harles Hawkins</text:p>
          </table:table-cell>
          <table:table-cell table:formula="of:=CONCATENATE([.B229];  &quot; (&quot;; [.A229]; &quot; )&quot;)" office:value-type="string" office:string-value="Charles Hawkins (1749 )" calcext:value-type="string">
            <text:p>Charles Hawkins (1749 )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harles Hawkins</text:p>
          </table:table-cell>
          <table:table-cell table:formula="of:=CONCATENATE([.B230];  &quot; (&quot;; [.A230]; &quot; )&quot;)" office:value-type="string" office:string-value="Charles Hawkins (1749 )" calcext:value-type="string">
            <text:p>Charles Hawkins (1749 )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ecilia</text:p>
          </table:table-cell>
          <table:table-cell table:formula="of:=CONCATENATE([.B231];  &quot; (&quot;; [.A231]; &quot; )&quot;)" office:value-type="string" office:string-value="Cecilia (1750 )" calcext:value-type="string">
            <text:p>Cecilia (1750 )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James <text:s/></text:p>
          </table:table-cell>
          <table:table-cell table:formula="of:=CONCATENATE([.B232];  &quot; (&quot;; [.A232]; &quot; )&quot;)" office:value-type="string" office:string-value="James   (1751 )" calcext:value-type="string">
            <text:p>James <text:s text:c="2"/>(1751 )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Sarah</text:p>
          </table:table-cell>
          <table:table-cell table:formula="of:=CONCATENATE([.B233];  &quot; (&quot;; [.A233]; &quot; )&quot;)" office:value-type="string" office:string-value="Sarah (1752 )" calcext:value-type="string">
            <text:p>Sarah (1752 )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Ella</text:p>
          </table:table-cell>
          <table:table-cell table:formula="of:=CONCATENATE([.B234];  &quot; (&quot;; [.A234]; &quot; )&quot;)" office:value-type="string" office:string-value="Ella (1753 )" calcext:value-type="string">
            <text:p>Ella (1753 )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Jame <text:s/></text:p>
          </table:table-cell>
          <table:table-cell table:formula="of:=CONCATENATE([.B235];  &quot; (&quot;; [.A235]; &quot; )&quot;)" office:value-type="string" office:string-value="Jame   (1754 )" calcext:value-type="string">
            <text:p>Jame <text:s text:c="2"/>(1754 )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Aaron</text:p>
          </table:table-cell>
          <table:table-cell table:formula="of:=CONCATENATE([.B236];  &quot; (&quot;; [.A236]; &quot; )&quot;)" office:value-type="string" office:string-value="Aaron (1755 )" calcext:value-type="string">
            <text:p>Aaron (1755 )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Jacobi</text:p>
          </table:table-cell>
          <table:table-cell table:formula="of:=CONCATENATE([.B237];  &quot; (&quot;; [.A237]; &quot; )&quot;)" office:value-type="string" office:string-value="Jacobi (1756 )" calcext:value-type="string">
            <text:p>Jacobi (1756 )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Marietta</text:p>
          </table:table-cell>
          <table:table-cell table:formula="of:=CONCATENATE([.B238];  &quot; (&quot;; [.A238]; &quot; )&quot;)" office:value-type="string" office:string-value="Marietta (1757 )" calcext:value-type="string">
            <text:p>Marietta (1757 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B239];  &quot; (&quot;; [.A239]; &quot; )&quot;)" office:value-type="string" office:string-value="Ned (1758 )" calcext:value-type="string">
            <text:p>Ned (1758 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B240];  &quot; (&quot;; [.A240]; &quot; )&quot;)" office:value-type="string" office:string-value="Ned (1758 )" calcext:value-type="string">
            <text:p>Ned (1758 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B241];  &quot; (&quot;; [.A241]; &quot; )&quot;)" office:value-type="string" office:string-value="Ned (1758 )" calcext:value-type="string">
            <text:p>Ned (1758 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B242];  &quot; (&quot;; [.A242]; &quot; )&quot;)" office:value-type="string" office:string-value="Ned (1758 )" calcext:value-type="string">
            <text:p>Ned (1758 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B243];  &quot; (&quot;; [.A243]; &quot; )&quot;)" office:value-type="string" office:string-value="Ned (1758 )" calcext:value-type="string">
            <text:p>Ned (1758 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B244];  &quot; (&quot;; [.A244]; &quot; )&quot;)" office:value-type="string" office:string-value="Ned (1758 )" calcext:value-type="string">
            <text:p>Ned (1758 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ed</text:p>
          </table:table-cell>
          <table:table-cell table:formula="of:=CONCATENATE([.B245];  &quot; (&quot;; [.A245]; &quot; )&quot;)" office:value-type="string" office:string-value="Ned (1758 )" calcext:value-type="string">
            <text:p>Ned (1758 )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B246];  &quot; (&quot;; [.A246]; &quot; )&quot;)" office:value-type="string" office:string-value="Rachel (1759 )" calcext:value-type="string">
            <text:p>Rachel (1759 )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B247];  &quot; (&quot;; [.A247]; &quot; )&quot;)" office:value-type="string" office:string-value="Rachel (1759 )" calcext:value-type="string">
            <text:p>Rachel (1759 )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B248];  &quot; (&quot;; [.A248]; &quot; )&quot;)" office:value-type="string" office:string-value="Rachel (1759 )" calcext:value-type="string">
            <text:p>Rachel (1759 )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B249];  &quot; (&quot;; [.A249]; &quot; )&quot;)" office:value-type="string" office:string-value="Rachel (1759 )" calcext:value-type="string">
            <text:p>Rachel (1759 )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B250];  &quot; (&quot;; [.A250]; &quot; )&quot;)" office:value-type="string" office:string-value="Rachel (1759 )" calcext:value-type="string">
            <text:p>Rachel (1759 )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achel</text:p>
          </table:table-cell>
          <table:table-cell table:formula="of:=CONCATENATE([.B251];  &quot; (&quot;; [.A251]; &quot; )&quot;)" office:value-type="string" office:string-value="Rachel (1759 )" calcext:value-type="string">
            <text:p>Rachel (1759 )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rouse (Protus)</text:p>
          </table:table-cell>
          <table:table-cell table:formula="of:=CONCATENATE([.B252];  &quot; (&quot;; [.A252]; &quot; )&quot;)" office:value-type="string" office:string-value="Prouse (Protus) (1760 )" calcext:value-type="string">
            <text:p>Prouse (Protus) (1760 )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rouse (Protus)</text:p>
          </table:table-cell>
          <table:table-cell table:formula="of:=CONCATENATE([.B253];  &quot; (&quot;; [.A253]; &quot; )&quot;)" office:value-type="string" office:string-value="Prouse (Protus) (1760 )" calcext:value-type="string">
            <text:p>Prouse (Protus) (1760 )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Anna</text:p>
          </table:table-cell>
          <table:table-cell table:formula="of:=CONCATENATE([.B254];  &quot; (&quot;; [.A254]; &quot; )&quot;)" office:value-type="string" office:string-value="Anna (1761 )" calcext:value-type="string">
            <text:p>Anna (1761 )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Anna</text:p>
          </table:table-cell>
          <table:table-cell table:formula="of:=CONCATENATE([.B255];  &quot; (&quot;; [.A255]; &quot; )&quot;)" office:value-type="string" office:string-value="Anna (1761 )" calcext:value-type="string">
            <text:p>Anna (1761 )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Peggy</text:p>
          </table:table-cell>
          <table:table-cell table:formula="of:=CONCATENATE([.B256];  &quot; (&quot;; [.A256]; &quot; )&quot;)" office:value-type="string" office:string-value="Peggy (1762 )" calcext:value-type="string">
            <text:p>Peggy (1762 )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Billy</text:p>
          </table:table-cell>
          <table:table-cell table:formula="of:=CONCATENATE([.B257];  &quot; (&quot;; [.A257]; &quot; )&quot;)" office:value-type="string" office:string-value="Billy (1763 )" calcext:value-type="string">
            <text:p>Billy (1763 )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Billy</text:p>
          </table:table-cell>
          <table:table-cell table:formula="of:=CONCATENATE([.B258];  &quot; (&quot;; [.A258]; &quot; )&quot;)" office:value-type="string" office:string-value="Billy (1763 )" calcext:value-type="string">
            <text:p>Billy (1763 )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Vechel</text:p>
          </table:table-cell>
          <table:table-cell table:formula="of:=CONCATENATE([.B259];  &quot; (&quot;; [.A259]; &quot; )&quot;)" office:value-type="string" office:string-value="Vechel (1764 )" calcext:value-type="string">
            <text:p>Vechel (1764 )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Vechel</text:p>
          </table:table-cell>
          <table:table-cell table:formula="of:=CONCATENATE([.B260];  &quot; (&quot;; [.A260]; &quot; )&quot;)" office:value-type="string" office:string-value="Vechel (1764 )" calcext:value-type="string">
            <text:p>Vechel (1764 )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Milly</text:p>
          </table:table-cell>
          <table:table-cell table:formula="of:=CONCATENATE([.B261];  &quot; (&quot;; [.A261]; &quot; )&quot;)" office:value-type="string" office:string-value="Milly (1765 )" calcext:value-type="string">
            <text:p>Milly (1765 )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Milly</text:p>
          </table:table-cell>
          <table:table-cell table:formula="of:=CONCATENATE([.B262];  &quot; (&quot;; [.A262]; &quot; )&quot;)" office:value-type="string" office:string-value="Milly (1765 )" calcext:value-type="string">
            <text:p>Milly (1765 )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Henry</text:p>
          </table:table-cell>
          <table:table-cell table:formula="of:=CONCATENATE([.B263];  &quot; (&quot;; [.A263]; &quot; )&quot;)" office:value-type="string" office:string-value="Henry (1767 )" calcext:value-type="string">
            <text:p>Henry (1767 )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Sally</text:p>
          </table:table-cell>
          <table:table-cell table:formula="of:=CONCATENATE([.B264];  &quot; (&quot;; [.A264]; &quot; )&quot;)" office:value-type="string" office:string-value="Sally (1768 )" calcext:value-type="string">
            <text:p>Sally (1768 )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Allen</text:p>
          </table:table-cell>
          <table:table-cell table:formula="of:=CONCATENATE([.B265];  &quot; (&quot;; [.A265]; &quot; )&quot;)" office:value-type="string" office:string-value="Allen (1769 )" calcext:value-type="string">
            <text:p>Allen (1769 )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Jacks</text:p>
          </table:table-cell>
          <table:table-cell table:formula="of:=CONCATENATE([.B266];  &quot; (&quot;; [.A266]; &quot; )&quot;)" office:value-type="string" office:string-value="Jacks (1770 )" calcext:value-type="string">
            <text:p>Jacks (1770 )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Jacks</text:p>
          </table:table-cell>
          <table:table-cell table:formula="of:=CONCATENATE([.B267];  &quot; (&quot;; [.A267]; &quot; )&quot;)" office:value-type="string" office:string-value="Jacks (1770 )" calcext:value-type="string">
            <text:p>Jacks (1770 )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ally</text:p>
          </table:table-cell>
          <table:table-cell table:formula="of:=CONCATENATE([.B268];  &quot; (&quot;; [.A268]; &quot; )&quot;)" office:value-type="string" office:string-value="Sally (1771 )" calcext:value-type="string">
            <text:p>Sally (1771 )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Letty Blacklog</text:p>
          </table:table-cell>
          <table:table-cell table:formula="of:=CONCATENATE([.B269];  &quot; (&quot;; [.A269]; &quot; )&quot;)" office:value-type="string" office:string-value="Letty Blacklog (1772 )" calcext:value-type="string">
            <text:p>Letty Blacklog (1772 )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Letty Blacklog</text:p>
          </table:table-cell>
          <table:table-cell table:formula="of:=CONCATENATE([.B270];  &quot; (&quot;; [.A270]; &quot; )&quot;)" office:value-type="string" office:string-value="Letty Blacklog (1772 )" calcext:value-type="string">
            <text:p>Letty Blacklog (1772 )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Nelly Blacklog</text:p>
          </table:table-cell>
          <table:table-cell table:formula="of:=CONCATENATE([.B271];  &quot; (&quot;; [.A271]; &quot; )&quot;)" office:value-type="string" office:string-value="Nelly Blacklog (1773 )" calcext:value-type="string">
            <text:p>Nelly Blacklog (1773 )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B272];  &quot; (&quot;; [.A272]; &quot; )&quot;)" office:value-type="string" office:string-value="Patrick Hawkins (1774 )" calcext:value-type="string">
            <text:p>Patrick Hawkins (1774 )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B273];  &quot; (&quot;; [.A273]; &quot; )&quot;)" office:value-type="string" office:string-value="Patrick Hawkins (1774 )" calcext:value-type="string">
            <text:p>Patrick Hawkins (1774 )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B274];  &quot; (&quot;; [.A274]; &quot; )&quot;)" office:value-type="string" office:string-value="Patrick Hawkins (1774 )" calcext:value-type="string">
            <text:p>Patrick Hawkins (1774 )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B275];  &quot; (&quot;; [.A275]; &quot; )&quot;)" office:value-type="string" office:string-value="Patrick Hawkins (1774 )" calcext:value-type="string">
            <text:p>Patrick Hawkins (1774 )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B276];  &quot; (&quot;; [.A276]; &quot; )&quot;)" office:value-type="string" office:string-value="Patrick Hawkins (1774 )" calcext:value-type="string">
            <text:p>Patrick Hawkins (1774 )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B277];  &quot; (&quot;; [.A277]; &quot; )&quot;)" office:value-type="string" office:string-value="Patrick Hawkins (1774 )" calcext:value-type="string">
            <text:p>Patrick Hawkins (1774 )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atrick Hawkins</text:p>
          </table:table-cell>
          <table:table-cell table:formula="of:=CONCATENATE([.B278];  &quot; (&quot;; [.A278]; &quot; )&quot;)" office:value-type="string" office:string-value="Patrick Hawkins (1774 )" calcext:value-type="string">
            <text:p>Patrick Hawkins (1774 )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Kitty Hawkins</text:p>
          </table:table-cell>
          <table:table-cell table:formula="of:=CONCATENATE([.B279];  &quot; (&quot;; [.A279]; &quot; )&quot;)" office:value-type="string" office:string-value="Kitty Hawkins (1775 )" calcext:value-type="string">
            <text:p>Kitty Hawkins (1775 )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Kitty Hawkins</text:p>
          </table:table-cell>
          <table:table-cell table:formula="of:=CONCATENATE([.B280];  &quot; (&quot;; [.A280]; &quot; )&quot;)" office:value-type="string" office:string-value="Kitty Hawkins (1775 )" calcext:value-type="string">
            <text:p>Kitty Hawkins (1775 )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James</text:p>
          </table:table-cell>
          <table:table-cell table:formula="of:=CONCATENATE([.B281];  &quot; (&quot;; [.A281]; &quot; )&quot;)" office:value-type="string" office:string-value="James (1778 )" calcext:value-type="string">
            <text:p>James (1778 )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Waters</text:p>
          </table:table-cell>
          <table:table-cell table:formula="of:=CONCATENATE([.B282];  &quot; (&quot;; [.A282]; &quot; )&quot;)" office:value-type="string" office:string-value="Waters (1781 )" calcext:value-type="string">
            <text:p>Waters (1781 )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B283];  &quot; (&quot;; [.A283]; &quot; )&quot;)" office:value-type="string" office:string-value="Harriett Queen (1782 )" calcext:value-type="string">
            <text:p>Harriett Queen (1782 )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B284];  &quot; (&quot;; [.A284]; &quot; )&quot;)" office:value-type="string" office:string-value="Harriett Queen (1782 )" calcext:value-type="string">
            <text:p>Harriett Queen (1782 )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B285];  &quot; (&quot;; [.A285]; &quot; )&quot;)" office:value-type="string" office:string-value="Harriett Queen (1782 )" calcext:value-type="string">
            <text:p>Harriett Queen (1782 )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B286];  &quot; (&quot;; [.A286]; &quot; )&quot;)" office:value-type="string" office:string-value="Harriett Queen (1782 )" calcext:value-type="string">
            <text:p>Harriett Queen (1782 )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B287];  &quot; (&quot;; [.A287]; &quot; )&quot;)" office:value-type="string" office:string-value="Harriett Queen (1782 )" calcext:value-type="string">
            <text:p>Harriett Queen (1782 )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Harriett Queen</text:p>
          </table:table-cell>
          <table:table-cell table:formula="of:=CONCATENATE([.B288];  &quot; (&quot;; [.A288]; &quot; )&quot;)" office:value-type="string" office:string-value="Harriett Queen (1782 )" calcext:value-type="string">
            <text:p>Harriett Queen (1782 )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William Harrison</text:p>
          </table:table-cell>
          <table:table-cell table:formula="of:=CONCATENATE([.B289];  &quot; (&quot;; [.A289]; &quot; )&quot;)" office:value-type="string" office:string-value="William Harrison (1783 )" calcext:value-type="string">
            <text:p>William Harrison (1783 )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Regis Queen</text:p>
          </table:table-cell>
          <table:table-cell table:formula="of:=CONCATENATE([.B290];  &quot; (&quot;; [.A290]; &quot; )&quot;)" office:value-type="string" office:string-value="Regis Queen (1784 )" calcext:value-type="string">
            <text:p>Regis Queen (1784 )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Elizabeth</text:p>
          </table:table-cell>
          <table:table-cell table:formula="of:=CONCATENATE([.B291];  &quot; (&quot;; [.A291]; &quot; )&quot;)" office:value-type="string" office:string-value="Elizabeth (1785 )" calcext:value-type="string">
            <text:p>Elizabeth (1785 )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ria Herbert</text:p>
          </table:table-cell>
          <table:table-cell table:formula="of:=CONCATENATE([.B292];  &quot; (&quot;; [.A292]; &quot; )&quot;)" office:value-type="string" office:string-value="Maria Herbert (1786 )" calcext:value-type="string">
            <text:p>Maria Herbert (1786 )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Sealy</text:p>
          </table:table-cell>
          <table:table-cell table:formula="of:=CONCATENATE([.B293];  &quot; (&quot;; [.A293]; &quot; )&quot;)" office:value-type="string" office:string-value="Sealy (1787 )" calcext:value-type="string">
            <text:p>Sealy (1787 )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Henry Williams</text:p>
          </table:table-cell>
          <table:table-cell table:formula="of:=CONCATENATE([.B294];  &quot; (&quot;; [.A294]; &quot; )&quot;)" office:value-type="string" office:string-value="Henry Williams (1788 )" calcext:value-type="string">
            <text:p>Henry Williams (1788 )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Henry Williams</text:p>
          </table:table-cell>
          <table:table-cell table:formula="of:=CONCATENATE([.B295];  &quot; (&quot;; [.A295]; &quot; )&quot;)" office:value-type="string" office:string-value="Henry Williams (1788 )" calcext:value-type="string">
            <text:p>Henry Williams (1788 )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Minty Queen Williams</text:p>
          </table:table-cell>
          <table:table-cell table:formula="of:=CONCATENATE([.B296];  &quot; (&quot;; [.A296]; &quot; )&quot;)" office:value-type="string" office:string-value="Minty Queen Williams (1789 )" calcext:value-type="string">
            <text:p>Minty Queen Williams (1789 )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Minty Queen Williams</text:p>
          </table:table-cell>
          <table:table-cell table:formula="of:=CONCATENATE([.B297];  &quot; (&quot;; [.A297]; &quot; )&quot;)" office:value-type="string" office:string-value="Minty Queen Williams (1789 )" calcext:value-type="string">
            <text:p>Minty Queen Williams (1789 )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B298];  &quot; (&quot;; [.A298]; &quot; )&quot;)" office:value-type="string" office:string-value="Sally Queen (1790 )" calcext:value-type="string">
            <text:p>Sally Queen (1790 )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B299];  &quot; (&quot;; [.A299]; &quot; )&quot;)" office:value-type="string" office:string-value="Sally Queen (1790 )" calcext:value-type="string">
            <text:p>Sally Queen (1790 )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B300];  &quot; (&quot;; [.A300]; &quot; )&quot;)" office:value-type="string" office:string-value="Sally Queen (1790 )" calcext:value-type="string">
            <text:p>Sally Queen (1790 )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B301];  &quot; (&quot;; [.A301]; &quot; )&quot;)" office:value-type="string" office:string-value="Sally Queen (1790 )" calcext:value-type="string">
            <text:p>Sally Queen (1790 )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B302];  &quot; (&quot;; [.A302]; &quot; )&quot;)" office:value-type="string" office:string-value="Sally Queen (1790 )" calcext:value-type="string">
            <text:p>Sally Queen (1790 )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B303];  &quot; (&quot;; [.A303]; &quot; )&quot;)" office:value-type="string" office:string-value="Sally Queen (1790 )" calcext:value-type="string">
            <text:p>Sally Queen (1790 )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lly Queen</text:p>
          </table:table-cell>
          <table:table-cell table:formula="of:=CONCATENATE([.B304];  &quot; (&quot;; [.A304]; &quot; )&quot;)" office:value-type="string" office:string-value="Sally Queen (1790 )" calcext:value-type="string">
            <text:p>Sally Queen (1790 )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Amia Hawkins</text:p>
          </table:table-cell>
          <table:table-cell table:formula="of:=CONCATENATE([.B305];  &quot; (&quot;; [.A305]; &quot; )&quot;)" office:value-type="string" office:string-value="Amia Hawkins (1791 )" calcext:value-type="string">
            <text:p>Amia Hawkins (1791 )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Polly Hawkins</text:p>
          </table:table-cell>
          <table:table-cell table:formula="of:=CONCATENATE([.B306];  &quot; (&quot;; [.A306]; &quot; )&quot;)" office:value-type="string" office:string-value="Polly Hawkins (1792 )" calcext:value-type="string">
            <text:p>Polly Hawkins (1792 )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Archable Hawkins</text:p>
          </table:table-cell>
          <table:table-cell table:formula="of:=CONCATENATE([.B307];  &quot; (&quot;; [.A307]; &quot; )&quot;)" office:value-type="string" office:string-value="Archable Hawkins (1793 )" calcext:value-type="string">
            <text:p>Archable Hawkins (1793 )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Richard</text:p>
          </table:table-cell>
          <table:table-cell table:formula="of:=CONCATENATE([.B308];  &quot; (&quot;; [.A308]; &quot; )&quot;)" office:value-type="string" office:string-value="Richard (1794 )" calcext:value-type="string">
            <text:p>Richard (1794 )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Betsy</text:p>
          </table:table-cell>
          <table:table-cell table:formula="of:=CONCATENATE([.B309];  &quot; (&quot;; [.A309]; &quot; )&quot;)" office:value-type="string" office:string-value="Betsy (1795 )" calcext:value-type="string">
            <text:p>Betsy (1795 )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James Queen</text:p>
          </table:table-cell>
          <table:table-cell table:formula="of:=CONCATENATE([.B310];  &quot; (&quot;; [.A310]; &quot; )&quot;)" office:value-type="string" office:string-value="James Queen (1796 )" calcext:value-type="string">
            <text:p>James Queen (1796 )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Laisa Dorsey</text:p>
          </table:table-cell>
          <table:table-cell table:formula="of:=CONCATENATE([.B311];  &quot; (&quot;; [.A311]; &quot; )&quot;)" office:value-type="string" office:string-value="Laisa Dorsey (1797 )" calcext:value-type="string">
            <text:p>Laisa Dorsey (1797 )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Emmy West</text:p>
          </table:table-cell>
          <table:table-cell table:formula="of:=CONCATENATE([.B312];  &quot; (&quot;; [.A312]; &quot; )&quot;)" office:value-type="string" office:string-value="Emmy West (1841 )" calcext:value-type="string">
            <text:p>Emmy West (1841 )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Patsy Mahony</text:p>
          </table:table-cell>
          <table:table-cell table:formula="of:=CONCATENATE([.B313];  &quot; (&quot;; [.A313]; &quot; )&quot;)" office:value-type="string" office:string-value="Patsy Mahony (1842 )" calcext:value-type="string">
            <text:p>Patsy Mahony (1842 )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John Thomas</text:p>
          </table:table-cell>
          <table:table-cell table:formula="of:=CONCATENATE([.B314];  &quot; (&quot;; [.A314]; &quot; )&quot;)" office:value-type="string" office:string-value="John Thomas (1843 )" calcext:value-type="string">
            <text:p>John Thomas (1843 )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Willis</text:p>
          </table:table-cell>
          <table:table-cell table:formula="of:=CONCATENATE([.B315];  &quot; (&quot;; [.A315]; &quot; )&quot;)" office:value-type="string" office:string-value="Willis (1844 )" calcext:value-type="string">
            <text:p>Willis (1844 )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eter Adamy</text:p>
          </table:table-cell>
          <table:table-cell table:formula="of:=CONCATENATE([.B316];  &quot; (&quot;; [.A316]; &quot; )&quot;)" office:value-type="string" office:string-value="Peter Adamy (1845 )" calcext:value-type="string">
            <text:p>Peter Adamy (1845 )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eter Adamy</text:p>
          </table:table-cell>
          <table:table-cell table:formula="of:=CONCATENATE([.B317];  &quot; (&quot;; [.A317]; &quot; )&quot;)" office:value-type="string" office:string-value="Peter Adamy (1845 )" calcext:value-type="string">
            <text:p>Peter Adamy (1845 )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Moses Taylor</text:p>
          </table:table-cell>
          <table:table-cell table:formula="of:=CONCATENATE([.B318];  &quot; (&quot;; [.A318]; &quot; )&quot;)" office:value-type="string" office:string-value="Moses Taylor (1846 )" calcext:value-type="string">
            <text:p>Moses Taylor (1846 )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Nelly</text:p>
          </table:table-cell>
          <table:table-cell table:formula="of:=CONCATENATE([.B319];  &quot; (&quot;; [.A319]; &quot; )&quot;)" office:value-type="string" office:string-value="Nelly (2053 )" calcext:value-type="string">
            <text:p>Nelly (2053 )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Nancy</text:p>
          </table:table-cell>
          <table:table-cell table:formula="of:=CONCATENATE([.B320];  &quot; (&quot;; [.A320]; &quot; )&quot;)" office:value-type="string" office:string-value="Nancy (2054 )" calcext:value-type="string">
            <text:p>Nancy (2054 )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Amelia</text:p>
          </table:table-cell>
          <table:table-cell table:formula="of:=CONCATENATE([.B321];  &quot; (&quot;; [.A321]; &quot; )&quot;)" office:value-type="string" office:string-value="Amelia (2062 )" calcext:value-type="string">
            <text:p>Amelia (2062 )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Catherine (Kitty) Harrison Hawkins</text:p>
          </table:table-cell>
          <table:table-cell table:formula="of:=CONCATENATE([.B322];  &quot; (&quot;; [.A322]; &quot; )&quot;)" office:value-type="string" office:string-value="Catherine (Kitty) Harrison Hawkins (2067 )" calcext:value-type="string">
            <text:p>Catherine (Kitty) Harrison Hawkins (2067 )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Catherine (Kitty) Harrison Hawkins</text:p>
          </table:table-cell>
          <table:table-cell table:formula="of:=CONCATENATE([.B323];  &quot; (&quot;; [.A323]; &quot; )&quot;)" office:value-type="string" office:string-value="Catherine (Kitty) Harrison Hawkins (2067 )" calcext:value-type="string">
            <text:p>Catherine (Kitty) Harrison Hawkins (2067 )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Catherine (Kitty) Harrison Hawkins</text:p>
          </table:table-cell>
          <table:table-cell table:formula="of:=CONCATENATE([.B324];  &quot; (&quot;; [.A324]; &quot; )&quot;)" office:value-type="string" office:string-value="Catherine (Kitty) Harrison Hawkins (2067 )" calcext:value-type="string">
            <text:p>Catherine (Kitty) Harrison Hawkins (2067 )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Anna</text:p>
          </table:table-cell>
          <table:table-cell table:formula="of:=CONCATENATE([.B325];  &quot; (&quot;; [.A325]; &quot; )&quot;)" office:value-type="string" office:string-value="Anna (2099 )" calcext:value-type="string">
            <text:p>Anna (2099 )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Charity</text:p>
          </table:table-cell>
          <table:table-cell table:formula="of:=CONCATENATE([.B326];  &quot; (&quot;; [.A326]; &quot; )&quot;)" office:value-type="string" office:string-value="Charity (2100 )" calcext:value-type="string">
            <text:p>Charity (2100 )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Mary Parker</text:p>
          </table:table-cell>
          <table:table-cell table:formula="of:=CONCATENATE([.B327];  &quot; (&quot;; [.A327]; &quot; )&quot;)" office:value-type="string" office:string-value="Mary Parker (2103 )" calcext:value-type="string">
            <text:p>Mary Parker (2103 )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Mary</text:p>
          </table:table-cell>
          <table:table-cell table:formula="of:=CONCATENATE([.B328];  &quot; (&quot;; [.A328]; &quot; )&quot;)" office:value-type="string" office:string-value="Mary (2104 )" calcext:value-type="string">
            <text:p>Mary (2104 )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James Queen</text:p>
          </table:table-cell>
          <table:table-cell table:formula="of:=CONCATENATE([.B329];  &quot; (&quot;; [.A329]; &quot; )&quot;)" office:value-type="string" office:string-value="James Queen (2106 )" calcext:value-type="string">
            <text:p>James Queen (2106 )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Nancy Queen</text:p>
          </table:table-cell>
          <table:table-cell table:formula="of:=CONCATENATE([.B330];  &quot; (&quot;; [.A330]; &quot; )&quot;)" office:value-type="string" office:string-value="Nancy Queen (2108 )" calcext:value-type="string">
            <text:p>Nancy Queen (2108 )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Adoph</text:p>
          </table:table-cell>
          <table:table-cell table:formula="of:=CONCATENATE([.B331];  &quot; (&quot;; [.A331]; &quot; )&quot;)" office:value-type="string" office:string-value="Adoph (2750 )" calcext:value-type="string">
            <text:p>Adoph (2750 )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Anderson</text:p>
          </table:table-cell>
          <table:table-cell table:formula="of:=CONCATENATE([.B332];  &quot; (&quot;; [.A332]; &quot; )&quot;)" office:value-type="string" office:string-value="Anderson (2751 )" calcext:value-type="string">
            <text:p>Anderson (2751 )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Anderson</text:p>
          </table:table-cell>
          <table:table-cell table:formula="of:=CONCATENATE([.B333];  &quot; (&quot;; [.A333]; &quot; )&quot;)" office:value-type="string" office:string-value="Anderson (2751 )" calcext:value-type="string">
            <text:p>Anderson (2751 )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table:formula="of:=CONCATENATE([.B334];  &quot; (&quot;; [.A334]; &quot; )&quot;)" office:value-type="string" office:string-value="Betsy (2753 )" calcext:value-type="string">
            <text:p>Betsy (2753 )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table:formula="of:=CONCATENATE([.B335];  &quot; (&quot;; [.A335]; &quot; )&quot;)" office:value-type="string" office:string-value="Betsy (2753 )" calcext:value-type="string">
            <text:p>Betsy (2753 )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table:formula="of:=CONCATENATE([.B336];  &quot; (&quot;; [.A336]; &quot; )&quot;)" office:value-type="string" office:string-value="Betsy (2753 )" calcext:value-type="string">
            <text:p>Betsy (2753 )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Betsy</text:p>
          </table:table-cell>
          <table:table-cell table:formula="of:=CONCATENATE([.B337];  &quot; (&quot;; [.A337]; &quot; )&quot;)" office:value-type="string" office:string-value="Betsy (2753 )" calcext:value-type="string">
            <text:p>Betsy (2753 )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B338];  &quot; (&quot;; [.A338]; &quot; )&quot;)" office:value-type="string" office:string-value="Charles Queen (2756 )" calcext:value-type="string">
            <text:p>Charles Queen (2756 )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B339];  &quot; (&quot;; [.A339]; &quot; )&quot;)" office:value-type="string" office:string-value="Charles Queen (2756 )" calcext:value-type="string">
            <text:p>Charles Queen (2756 )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B340];  &quot; (&quot;; [.A340]; &quot; )&quot;)" office:value-type="string" office:string-value="Charles Queen (2756 )" calcext:value-type="string">
            <text:p>Charles Queen (2756 )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B341];  &quot; (&quot;; [.A341]; &quot; )&quot;)" office:value-type="string" office:string-value="Charles Queen (2756 )" calcext:value-type="string">
            <text:p>Charles Queen (2756 )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B342];  &quot; (&quot;; [.A342]; &quot; )&quot;)" office:value-type="string" office:string-value="Charles Queen (2756 )" calcext:value-type="string">
            <text:p>Charles Queen (2756 )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B343];  &quot; (&quot;; [.A343]; &quot; )&quot;)" office:value-type="string" office:string-value="Charles Queen (2756 )" calcext:value-type="string">
            <text:p>Charles Queen (2756 )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Charles Queen</text:p>
          </table:table-cell>
          <table:table-cell table:formula="of:=CONCATENATE([.B344];  &quot; (&quot;; [.A344]; &quot; )&quot;)" office:value-type="string" office:string-value="Charles Queen (2756 )" calcext:value-type="string">
            <text:p>Charles Queen (2756 )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David Queen</text:p>
          </table:table-cell>
          <table:table-cell table:formula="of:=CONCATENATE([.B345];  &quot; (&quot;; [.A345]; &quot; )&quot;)" office:value-type="string" office:string-value="David Queen (2757 )" calcext:value-type="string">
            <text:p>David Queen (2757 )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David Queen</text:p>
          </table:table-cell>
          <table:table-cell table:formula="of:=CONCATENATE([.B346];  &quot; (&quot;; [.A346]; &quot; )&quot;)" office:value-type="string" office:string-value="David Queen (2757 )" calcext:value-type="string">
            <text:p>David Queen (2757 )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Delia Hawkins</text:p>
          </table:table-cell>
          <table:table-cell table:formula="of:=CONCATENATE([.B347];  &quot; (&quot;; [.A347]; &quot; )&quot;)" office:value-type="string" office:string-value="Delia Hawkins (2758 )" calcext:value-type="string">
            <text:p>Delia Hawkins (2758 )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Delia Hawkins</text:p>
          </table:table-cell>
          <table:table-cell table:formula="of:=CONCATENATE([.B348];  &quot; (&quot;; [.A348]; &quot; )&quot;)" office:value-type="string" office:string-value="Delia Hawkins (2758 )" calcext:value-type="string">
            <text:p>Delia Hawkins (2758 )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Edward</text:p>
          </table:table-cell>
          <table:table-cell table:formula="of:=CONCATENATE([.B349];  &quot; (&quot;; [.A349]; &quot; )&quot;)" office:value-type="string" office:string-value="Edward (2759 )" calcext:value-type="string">
            <text:p>Edward (2759 )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Elias Hawkins</text:p>
          </table:table-cell>
          <table:table-cell table:formula="of:=CONCATENATE([.B350];  &quot; (&quot;; [.A350]; &quot; )&quot;)" office:value-type="string" office:string-value="Elias Hawkins (2760 )" calcext:value-type="string">
            <text:p>Elias Hawkins (2760 )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Elias Hawkins</text:p>
          </table:table-cell>
          <table:table-cell table:formula="of:=CONCATENATE([.B351];  &quot; (&quot;; [.A351]; &quot; )&quot;)" office:value-type="string" office:string-value="Elias Hawkins (2760 )" calcext:value-type="string">
            <text:p>Elias Hawkins (2760 )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table:formula="of:=CONCATENATE([.B352];  &quot; (&quot;; [.A352]; &quot; )&quot;)" office:value-type="string" office:string-value="Eliza (2761 )" calcext:value-type="string">
            <text:p>Eliza (2761 )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table:formula="of:=CONCATENATE([.B353];  &quot; (&quot;; [.A353]; &quot; )&quot;)" office:value-type="string" office:string-value="Eliza (2761 )" calcext:value-type="string">
            <text:p>Eliza (2761 )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table:formula="of:=CONCATENATE([.B354];  &quot; (&quot;; [.A354]; &quot; )&quot;)" office:value-type="string" office:string-value="Eliza (2761 )" calcext:value-type="string">
            <text:p>Eliza (2761 )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Eliza</text:p>
          </table:table-cell>
          <table:table-cell table:formula="of:=CONCATENATE([.B355];  &quot; (&quot;; [.A355]; &quot; )&quot;)" office:value-type="string" office:string-value="Eliza (2761 )" calcext:value-type="string">
            <text:p>Eliza (2761 )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Eliza Queen</text:p>
          </table:table-cell>
          <table:table-cell table:formula="of:=CONCATENATE([.B356];  &quot; (&quot;; [.A356]; &quot; )&quot;)" office:value-type="string" office:string-value="Eliza Queen (2762 )" calcext:value-type="string">
            <text:p>Eliza Queen (2762 )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Eliza Queen</text:p>
          </table:table-cell>
          <table:table-cell table:formula="of:=CONCATENATE([.B357];  &quot; (&quot;; [.A357]; &quot; )&quot;)" office:value-type="string" office:string-value="Eliza Queen (2762 )" calcext:value-type="string">
            <text:p>Eliza Queen (2762 )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Elizabeth</text:p>
          </table:table-cell>
          <table:table-cell table:formula="of:=CONCATENATE([.B358];  &quot; (&quot;; [.A358]; &quot; )&quot;)" office:value-type="string" office:string-value="Elizabeth (2763 )" calcext:value-type="string">
            <text:p>Elizabeth (2763 )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Elizabeth Queen</text:p>
          </table:table-cell>
          <table:table-cell table:formula="of:=CONCATENATE([.B359];  &quot; (&quot;; [.A359]; &quot; )&quot;)" office:value-type="string" office:string-value="Elizabeth Queen (2764 )" calcext:value-type="string">
            <text:p>Elizabeth Queen (2764 )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Elizabeth Hawkins</text:p>
          </table:table-cell>
          <table:table-cell table:formula="of:=CONCATENATE([.B360];  &quot; (&quot;; [.A360]; &quot; )&quot;)" office:value-type="string" office:string-value="Elizabeth Hawkins (2765 )" calcext:value-type="string">
            <text:p>Elizabeth Hawkins (2765 )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Elizabeth Hawkins</text:p>
          </table:table-cell>
          <table:table-cell table:formula="of:=CONCATENATE([.B361];  &quot; (&quot;; [.A361]; &quot; )&quot;)" office:value-type="string" office:string-value="Elizabeth Hawkins (2765 )" calcext:value-type="string">
            <text:p>Elizabeth Hawkins (2765 )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Gabriel Hawkins</text:p>
          </table:table-cell>
          <table:table-cell table:formula="of:=CONCATENATE([.B362];  &quot; (&quot;; [.A362]; &quot; )&quot;)" office:value-type="string" office:string-value="Gabriel Hawkins (2766 )" calcext:value-type="string">
            <text:p>Gabriel Hawkins (2766 )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Gabriel Hawkins</text:p>
          </table:table-cell>
          <table:table-cell table:formula="of:=CONCATENATE([.B363];  &quot; (&quot;; [.A363]; &quot; )&quot;)" office:value-type="string" office:string-value="Gabriel Hawkins (2766 )" calcext:value-type="string">
            <text:p>Gabriel Hawkins (2766 )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George Hawkins</text:p>
          </table:table-cell>
          <table:table-cell table:formula="of:=CONCATENATE([.B364];  &quot; (&quot;; [.A364]; &quot; )&quot;)" office:value-type="string" office:string-value="George Hawkins (2767 )" calcext:value-type="string">
            <text:p>George Hawkins (2767 )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George Hawkins</text:p>
          </table:table-cell>
          <table:table-cell table:formula="of:=CONCATENATE([.B365];  &quot; (&quot;; [.A365]; &quot; )&quot;)" office:value-type="string" office:string-value="George Hawkins (2767 )" calcext:value-type="string">
            <text:p>George Hawkins (2767 )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Hariet Ann</text:p>
          </table:table-cell>
          <table:table-cell table:formula="of:=CONCATENATE([.B366];  &quot; (&quot;; [.A366]; &quot; )&quot;)" office:value-type="string" office:string-value="Hariet Ann (2768 )" calcext:value-type="string">
            <text:p>Hariet Ann (2768 )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Henny (Hawkins)</text:p>
          </table:table-cell>
          <table:table-cell table:formula="of:=CONCATENATE([.B367];  &quot; (&quot;; [.A367]; &quot; )&quot;)" office:value-type="string" office:string-value="Henny (Hawkins) (2770 )" calcext:value-type="string">
            <text:p>Henny (Hawkins) (2770 )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Henrietta</text:p>
          </table:table-cell>
          <table:table-cell table:formula="of:=CONCATENATE([.B368];  &quot; (&quot;; [.A368]; &quot; )&quot;)" office:value-type="string" office:string-value="Henrietta (2771 )" calcext:value-type="string">
            <text:p>Henrietta (2771 )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Henry</text:p>
          </table:table-cell>
          <table:table-cell table:formula="of:=CONCATENATE([.B369];  &quot; (&quot;; [.A369]; &quot; )&quot;)" office:value-type="string" office:string-value="Henry (2772 )" calcext:value-type="string">
            <text:p>Henry (2772 )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Iasais (Isaiah) Queen</text:p>
          </table:table-cell>
          <table:table-cell table:formula="of:=CONCATENATE([.B370];  &quot; (&quot;; [.A370]; &quot; )&quot;)" office:value-type="string" office:string-value="Iasais (Isaiah) Queen (2773 )" calcext:value-type="string">
            <text:p>Iasais (Isaiah) Queen (2773 )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Isaac Hawkins, III</text:p>
          </table:table-cell>
          <table:table-cell table:formula="of:=CONCATENATE([.B371];  &quot; (&quot;; [.A371]; &quot; )&quot;)" office:value-type="string" office:string-value="Isaac Hawkins, III (2774 )" calcext:value-type="string">
            <text:p>Isaac Hawkins, III (2774 )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Isaac Hawkins, III</text:p>
          </table:table-cell>
          <table:table-cell table:formula="of:=CONCATENATE([.B372];  &quot; (&quot;; [.A372]; &quot; )&quot;)" office:value-type="string" office:string-value="Isaac Hawkins, III (2774 )" calcext:value-type="string">
            <text:p>Isaac Hawkins, III (2774 )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Jackson Hawkins</text:p>
          </table:table-cell>
          <table:table-cell table:formula="of:=CONCATENATE([.B373];  &quot; (&quot;; [.A373]; &quot; )&quot;)" office:value-type="string" office:string-value="Jackson Hawkins (2775 )" calcext:value-type="string">
            <text:p>Jackson Hawkins (2775 )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Jackson Hawkins</text:p>
          </table:table-cell>
          <table:table-cell table:formula="of:=CONCATENATE([.B374];  &quot; (&quot;; [.A374]; &quot; )&quot;)" office:value-type="string" office:string-value="Jackson Hawkins (2775 )" calcext:value-type="string">
            <text:p>Jackson Hawkins (2775 )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James Hawkins</text:p>
          </table:table-cell>
          <table:table-cell table:formula="of:=CONCATENATE([.B375];  &quot; (&quot;; [.A375]; &quot; )&quot;)" office:value-type="string" office:string-value="James Hawkins (2777 )" calcext:value-type="string">
            <text:p>James Hawkins (2777 )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James Hawkins</text:p>
          </table:table-cell>
          <table:table-cell table:formula="of:=CONCATENATE([.B376];  &quot; (&quot;; [.A376]; &quot; )&quot;)" office:value-type="string" office:string-value="James Hawkins (2777 )" calcext:value-type="string">
            <text:p>James Hawkins (2777 )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James Hawkins</text:p>
          </table:table-cell>
          <table:table-cell table:formula="of:=CONCATENATE([.B377];  &quot; (&quot;; [.A377]; &quot; )&quot;)" office:value-type="string" office:string-value="James Hawkins (2777 )" calcext:value-type="string">
            <text:p>James Hawkins (2777 )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Jemmy Queen</text:p>
          </table:table-cell>
          <table:table-cell table:formula="of:=CONCATENATE([.B378];  &quot; (&quot;; [.A378]; &quot; )&quot;)" office:value-type="string" office:string-value="Jemmy Queen (2778 )" calcext:value-type="string">
            <text:p>Jemmy Queen (2778 )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John </text:p>
          </table:table-cell>
          <table:table-cell table:formula="of:=CONCATENATE([.B379];  &quot; (&quot;; [.A379]; &quot; )&quot;)" office:value-type="string" office:string-value="John  (2779 )" calcext:value-type="string">
            <text:p>John <text:s/>(2779 )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John Harrison</text:p>
          </table:table-cell>
          <table:table-cell table:formula="of:=CONCATENATE([.B380];  &quot; (&quot;; [.A380]; &quot; )&quot;)" office:value-type="string" office:string-value="John Harrison (2780 )" calcext:value-type="string">
            <text:p>John Harrison (2780 )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Joseph</text:p>
          </table:table-cell>
          <table:table-cell table:formula="of:=CONCATENATE([.B381];  &quot; (&quot;; [.A381]; &quot; )&quot;)" office:value-type="string" office:string-value="Joseph (2781 )" calcext:value-type="string">
            <text:p>Joseph (2781 )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Len</text:p>
          </table:table-cell>
          <table:table-cell table:formula="of:=CONCATENATE([.B382];  &quot; (&quot;; [.A382]; &quot; )&quot;)" office:value-type="string" office:string-value="Len (2782 )" calcext:value-type="string">
            <text:p>Len (2782 )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Margaret Queen</text:p>
          </table:table-cell>
          <table:table-cell table:formula="of:=CONCATENATE([.B383];  &quot; (&quot;; [.A383]; &quot; )&quot;)" office:value-type="string" office:string-value="Margaret Queen (2783 )" calcext:value-type="string">
            <text:p>Margaret Queen (2783 )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Margaret Queen</text:p>
          </table:table-cell>
          <table:table-cell table:formula="of:=CONCATENATE([.B384];  &quot; (&quot;; [.A384]; &quot; )&quot;)" office:value-type="string" office:string-value="Margaret Queen (2783 )" calcext:value-type="string">
            <text:p>Margaret Queen (2783 )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Margery</text:p>
          </table:table-cell>
          <table:table-cell table:formula="of:=CONCATENATE([.B385];  &quot; (&quot;; [.A385]; &quot; )&quot;)" office:value-type="string" office:string-value="Margery (2784 )" calcext:value-type="string">
            <text:p>Margery (2784 )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Maria</text:p>
          </table:table-cell>
          <table:table-cell table:formula="of:=CONCATENATE([.B386];  &quot; (&quot;; [.A386]; &quot; )&quot;)" office:value-type="string" office:string-value="Maria (2785 )" calcext:value-type="string">
            <text:p>Maria (2785 )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Maria</text:p>
          </table:table-cell>
          <table:table-cell table:formula="of:=CONCATENATE([.B387];  &quot; (&quot;; [.A387]; &quot; )&quot;)" office:value-type="string" office:string-value="Maria (2785 )" calcext:value-type="string">
            <text:p>Maria (2785 )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Maria</text:p>
          </table:table-cell>
          <table:table-cell table:formula="of:=CONCATENATE([.B388];  &quot; (&quot;; [.A388]; &quot; )&quot;)" office:value-type="string" office:string-value="Maria (2786 )" calcext:value-type="string">
            <text:p>Maria (2786 )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Mary Williams</text:p>
          </table:table-cell>
          <table:table-cell table:formula="of:=CONCATENATE([.B389];  &quot; (&quot;; [.A389]; &quot; )&quot;)" office:value-type="string" office:string-value="Mary Williams (2787 )" calcext:value-type="string">
            <text:p>Mary Williams (2787 )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Mary Williams</text:p>
          </table:table-cell>
          <table:table-cell table:formula="of:=CONCATENATE([.B390];  &quot; (&quot;; [.A390]; &quot; )&quot;)" office:value-type="string" office:string-value="Mary Williams (2787 )" calcext:value-type="string">
            <text:p>Mary Williams (2787 )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Mary Anne Digges</text:p>
          </table:table-cell>
          <table:table-cell table:formula="of:=CONCATENATE([.B391];  &quot; (&quot;; [.A391]; &quot; )&quot;)" office:value-type="string" office:string-value="Mary Anne Digges (2788 )" calcext:value-type="string">
            <text:p>Mary Anne Digges (2788 )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Mary Ellen Queen</text:p>
          </table:table-cell>
          <table:table-cell table:formula="of:=CONCATENATE([.B392];  &quot; (&quot;; [.A392]; &quot; )&quot;)" office:value-type="string" office:string-value="Mary Ellen Queen (2789 )" calcext:value-type="string">
            <text:p>Mary Ellen Queen (2789 )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Nancy</text:p>
          </table:table-cell>
          <table:table-cell table:formula="of:=CONCATENATE([.B393];  &quot; (&quot;; [.A393]; &quot; )&quot;)" office:value-type="string" office:string-value="Nancy (2790 )" calcext:value-type="string">
            <text:p>Nancy (2790 )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Nancy Queen</text:p>
          </table:table-cell>
          <table:table-cell table:formula="of:=CONCATENATE([.B394];  &quot; (&quot;; [.A394]; &quot; )&quot;)" office:value-type="string" office:string-value="Nancy Queen (2791 )" calcext:value-type="string">
            <text:p>Nancy Queen (2791 )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Nancy Queen</text:p>
          </table:table-cell>
          <table:table-cell table:formula="of:=CONCATENATE([.B395];  &quot; (&quot;; [.A395]; &quot; )&quot;)" office:value-type="string" office:string-value="Nancy Queen (2792 )" calcext:value-type="string">
            <text:p>Nancy Queen (2792 )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Nancy Queen</text:p>
          </table:table-cell>
          <table:table-cell table:formula="of:=CONCATENATE([.B396];  &quot; (&quot;; [.A396]; &quot; )&quot;)" office:value-type="string" office:string-value="Nancy Queen (2792 )" calcext:value-type="string">
            <text:p>Nancy Queen (2792 )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Ned, II</text:p>
          </table:table-cell>
          <table:table-cell table:formula="of:=CONCATENATE([.B397];  &quot; (&quot;; [.A397]; &quot; )&quot;)" office:value-type="string" office:string-value="Ned, II (2794 )" calcext:value-type="string">
            <text:p>Ned, II (2794 )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Ned, II</text:p>
          </table:table-cell>
          <table:table-cell table:formula="of:=CONCATENATE([.B398];  &quot; (&quot;; [.A398]; &quot; )&quot;)" office:value-type="string" office:string-value="Ned, II (2794 )" calcext:value-type="string">
            <text:p>Ned, II (2794 )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Nelly</text:p>
          </table:table-cell>
          <table:table-cell table:formula="of:=CONCATENATE([.B399];  &quot; (&quot;; [.A399]; &quot; )&quot;)" office:value-type="string" office:string-value="Nelly (2795 )" calcext:value-type="string">
            <text:p>Nelly (2795 )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Nelly</text:p>
          </table:table-cell>
          <table:table-cell table:formula="of:=CONCATENATE([.B400];  &quot; (&quot;; [.A400]; &quot; )&quot;)" office:value-type="string" office:string-value="Nelly (2795 )" calcext:value-type="string">
            <text:p>Nelly (2795 )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Nelly</text:p>
          </table:table-cell>
          <table:table-cell table:formula="of:=CONCATENATE([.B401];  &quot; (&quot;; [.A401]; &quot; )&quot;)" office:value-type="string" office:string-value="Nelly (2795 )" calcext:value-type="string">
            <text:p>Nelly (2795 )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Nelly</text:p>
          </table:table-cell>
          <table:table-cell table:formula="of:=CONCATENATE([.B402];  &quot; (&quot;; [.A402]; &quot; )&quot;)" office:value-type="string" office:string-value="Nelly (2796 )" calcext:value-type="string">
            <text:p>Nelly (2796 )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Nelly Harrison</text:p>
          </table:table-cell>
          <table:table-cell table:formula="of:=CONCATENATE([.B403];  &quot; (&quot;; [.A403]; &quot; )&quot;)" office:value-type="string" office:string-value="Nelly Harrison (2797 )" calcext:value-type="string">
            <text:p>Nelly Harrison (2797 )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Patrick </text:p>
          </table:table-cell>
          <table:table-cell table:formula="of:=CONCATENATE([.B404];  &quot; (&quot;; [.A404]; &quot; )&quot;)" office:value-type="string" office:string-value="Patrick  (2798 )" calcext:value-type="string">
            <text:p>Patrick <text:s/>(2798 )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Patrick </text:p>
          </table:table-cell>
          <table:table-cell table:formula="of:=CONCATENATE([.B405];  &quot; (&quot;; [.A405]; &quot; )&quot;)" office:value-type="string" office:string-value="Patrick  (2798 )" calcext:value-type="string">
            <text:p>Patrick <text:s/>(2798 )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Peter Hawkins</text:p>
          </table:table-cell>
          <table:table-cell table:formula="of:=CONCATENATE([.B406];  &quot; (&quot;; [.A406]; &quot; )&quot;)" office:value-type="string" office:string-value="Peter Hawkins (2799 )" calcext:value-type="string">
            <text:p>Peter Hawkins (2799 )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Peter Hawkins</text:p>
          </table:table-cell>
          <table:table-cell table:formula="of:=CONCATENATE([.B407];  &quot; (&quot;; [.A407]; &quot; )&quot;)" office:value-type="string" office:string-value="Peter Hawkins (2799 )" calcext:value-type="string">
            <text:p>Peter Hawkins (2799 )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Revidy</text:p>
          </table:table-cell>
          <table:table-cell table:formula="of:=CONCATENATE([.B408];  &quot; (&quot;; [.A408]; &quot; )&quot;)" office:value-type="string" office:string-value="Revidy (2801 )" calcext:value-type="string">
            <text:p>Revidy (2801 )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Robert</text:p>
          </table:table-cell>
          <table:table-cell table:formula="of:=CONCATENATE([.B409];  &quot; (&quot;; [.A409]; &quot; )&quot;)" office:value-type="string" office:string-value="Robert (2802 )" calcext:value-type="string">
            <text:p>Robert (2802 )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table:formula="of:=CONCATENATE([.B410];  &quot; (&quot;; [.A410]; &quot; )&quot;)" office:value-type="string" office:string-value="Sally (2804 )" calcext:value-type="string">
            <text:p>Sally (2804 )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table:formula="of:=CONCATENATE([.B411];  &quot; (&quot;; [.A411]; &quot; )&quot;)" office:value-type="string" office:string-value="Sally (2804 )" calcext:value-type="string">
            <text:p>Sally (2804 )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table:formula="of:=CONCATENATE([.B412];  &quot; (&quot;; [.A412]; &quot; )&quot;)" office:value-type="string" office:string-value="Sally (2804 )" calcext:value-type="string">
            <text:p>Sally (2804 )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Sally</text:p>
          </table:table-cell>
          <table:table-cell table:formula="of:=CONCATENATE([.B413];  &quot; (&quot;; [.A413]; &quot; )&quot;)" office:value-type="string" office:string-value="Sally (2804 )" calcext:value-type="string">
            <text:p>Sally (2804 )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Sam</text:p>
          </table:table-cell>
          <table:table-cell table:formula="of:=CONCATENATE([.B414];  &quot; (&quot;; [.A414]; &quot; )&quot;)" office:value-type="string" office:string-value="Sam (2806 )" calcext:value-type="string">
            <text:p>Sam (2806 )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Sarah Anne Queen</text:p>
          </table:table-cell>
          <table:table-cell table:formula="of:=CONCATENATE([.B415];  &quot; (&quot;; [.A415]; &quot; )&quot;)" office:value-type="string" office:string-value="Sarah Anne Queen (2807 )" calcext:value-type="string">
            <text:p>Sarah Anne Queen (2807 )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Sarah Anne Queen</text:p>
          </table:table-cell>
          <table:table-cell table:formula="of:=CONCATENATE([.B416];  &quot; (&quot;; [.A416]; &quot; )&quot;)" office:value-type="string" office:string-value="Sarah Anne Queen (2807 )" calcext:value-type="string">
            <text:p>Sarah Anne Queen (2807 )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Susan Hawkins</text:p>
          </table:table-cell>
          <table:table-cell table:formula="of:=CONCATENATE([.B417];  &quot; (&quot;; [.A417]; &quot; )&quot;)" office:value-type="string" office:string-value="Susan Hawkins (2808 )" calcext:value-type="string">
            <text:p>Susan Hawkins (2808 )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Susan Hawkins</text:p>
          </table:table-cell>
          <table:table-cell table:formula="of:=CONCATENATE([.B418];  &quot; (&quot;; [.A418]; &quot; )&quot;)" office:value-type="string" office:string-value="Susan Hawkins (2808 )" calcext:value-type="string">
            <text:p>Susan Hawkins (2808 )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William</text:p>
          </table:table-cell>
          <table:table-cell table:formula="of:=CONCATENATE([.B419];  &quot; (&quot;; [.A419]; &quot; )&quot;)" office:value-type="string" office:string-value="William (2810 )" calcext:value-type="string">
            <text:p>William (2810 )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William</text:p>
          </table:table-cell>
          <table:table-cell table:formula="of:=CONCATENATE([.B420];  &quot; (&quot;; [.A420]; &quot; )&quot;)" office:value-type="string" office:string-value="William (2811 )" calcext:value-type="string">
            <text:p>William (2811 )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William</text:p>
          </table:table-cell>
          <table:table-cell table:formula="of:=CONCATENATE([.B421];  &quot; (&quot;; [.A421]; &quot; )&quot;)" office:value-type="string" office:string-value="William (2812 )" calcext:value-type="string">
            <text:p>William (2812 )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Austin</text:p>
          </table:table-cell>
          <table:table-cell table:formula="of:=CONCATENATE([.B422];  &quot; (&quot;; [.A422]; &quot; )&quot;)" office:value-type="string" office:string-value="Austin (2818 )" calcext:value-type="string">
            <text:p>Austin (2818 )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Harriet Anne Queen</text:p>
          </table:table-cell>
          <table:table-cell table:formula="of:=CONCATENATE([.B423];  &quot; (&quot;; [.A423]; &quot; )&quot;)" office:value-type="string" office:string-value="Harriet Anne Queen (2819 )" calcext:value-type="string">
            <text:p>Harriet Anne Queen (2819 )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Harriet Anne Queen</text:p>
          </table:table-cell>
          <table:table-cell table:formula="of:=CONCATENATE([.B424];  &quot; (&quot;; [.A424]; &quot; )&quot;)" office:value-type="string" office:string-value="Harriet Anne Queen (2819 )" calcext:value-type="string">
            <text:p>Harriet Anne Queen (2819 )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table:formula="of:=CONCATENATE([.B425];  &quot; (&quot;; [.A425]; &quot; )&quot;)" office:value-type="string" office:string-value="Letty Hawkins (2821 )" calcext:value-type="string">
            <text:p>Letty Hawkins (2821 )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table:formula="of:=CONCATENATE([.B426];  &quot; (&quot;; [.A426]; &quot; )&quot;)" office:value-type="string" office:string-value="Letty Hawkins (2821 )" calcext:value-type="string">
            <text:p>Letty Hawkins (2821 )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table:formula="of:=CONCATENATE([.B427];  &quot; (&quot;; [.A427]; &quot; )&quot;)" office:value-type="string" office:string-value="Letty Hawkins (2821 )" calcext:value-type="string">
            <text:p>Letty Hawkins (2821 )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Letty Hawkins</text:p>
          </table:table-cell>
          <table:table-cell table:formula="of:=CONCATENATE([.B428];  &quot; (&quot;; [.A428]; &quot; )&quot;)" office:value-type="string" office:string-value="Letty Hawkins (2821 )" calcext:value-type="string">
            <text:p>Letty Hawkins (2821 )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table:formula="of:=CONCATENATE([.B429];  &quot; (&quot;; [.A429]; &quot; )&quot;)" office:value-type="string" office:string-value="Kitty (2822 )" calcext:value-type="string">
            <text:p>Kitty (2822 )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table:formula="of:=CONCATENATE([.B430];  &quot; (&quot;; [.A430]; &quot; )&quot;)" office:value-type="string" office:string-value="Kitty (2822 )" calcext:value-type="string">
            <text:p>Kitty (2822 )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table:formula="of:=CONCATENATE([.B431];  &quot; (&quot;; [.A431]; &quot; )&quot;)" office:value-type="string" office:string-value="Kitty (2822 )" calcext:value-type="string">
            <text:p>Kitty (2822 )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Kitty</text:p>
          </table:table-cell>
          <table:table-cell table:formula="of:=CONCATENATE([.B432];  &quot; (&quot;; [.A432]; &quot; )&quot;)" office:value-type="string" office:string-value="Kitty (2822 )" calcext:value-type="string">
            <text:p>Kitty (2822 )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Mary</text:p>
          </table:table-cell>
          <table:table-cell table:formula="of:=CONCATENATE([.B433];  &quot; (&quot;; [.A433]; &quot; )&quot;)" office:value-type="string" office:string-value="Mary (2823 )" calcext:value-type="string">
            <text:p>Mary (2823 )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Noble</text:p>
          </table:table-cell>
          <table:table-cell table:formula="of:=CONCATENATE([.B434];  &quot; (&quot;; [.A434]; &quot; )&quot;)" office:value-type="string" office:string-value="Noble (2824 )" calcext:value-type="string">
            <text:p>Noble (2824 )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Nanny</text:p>
          </table:table-cell>
          <table:table-cell table:formula="of:=CONCATENATE([.B435];  &quot; (&quot;; [.A435]; &quot; )&quot;)" office:value-type="string" office:string-value="Nanny (3696 )" calcext:value-type="string">
            <text:p>Nanny (3696 )</text:p>
          </table:table-cell>
        </table:table-row>
      </table:table>
      <table:named-expressions/>
      <table:database-ranges>
        <table:database-range table:name="__Anonymous_Sheet_DB__0" table:target-range-address="'parents-20190306'.A1:'parents-20190306'.G624">
          <table:sort>
            <table:sort-by table:field-number="5" table:data-type="automatic"/>
            <table:sort-by table:field-number="0" table:data-type="automatic"/>
          </table:sort>
        </table:database-range>
        <table:database-range table:name="__Anonymous_Sheet_DB__7" table:target-range-address="NBohemia.A1:NBohemia.B59">
          <table:sort>
            <table:sort-by table:field-number="0" table:data-type="automatic"/>
          </table:sort>
        </table:database-range>
        <table:database-range table:name="__Anonymous_Sheet_DB__8" table:target-range-address="NStInigoes.A1:NStInigoes.B91">
          <table:sort>
            <table:sort-by table:field-number="0" table:data-type="automatic"/>
          </table:sort>
        </table:database-range>
        <table:database-range table:name="__Anonymous_Sheet_DB__9" table:target-range-address="'NStT-PT'.A1:'NStT-PT'.B251">
          <table:sort>
            <table:sort-by table:field-number="0" table:data-type="automatic"/>
          </table:sort>
        </table:database-range>
        <table:database-range table:name="__Anonymous_Sheet_DB__10" table:target-range-address="NNewtown.A1:NNewtown.B375">
          <table:sort>
            <table:sort-by table:field-number="0" table:data-type="automatic"/>
          </table:sort>
        </table:database-range>
        <table:database-range table:name="__Anonymous_Sheet_DB__11" table:target-range-address="'NWM-F'.A1:'NWM-F'.B4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15:09:16.852788284</dc:date>
    <dc:creator>Sharon Leon</dc:creator>
    <meta:editing-duration>PT53M25S</meta:editing-duration>
    <meta:editing-cycles>15</meta:editing-cycles>
    <meta:generator>LibreOffice/6.1.0.3$MacOSX_X86_64 LibreOffice_project/efb621ed25068d70781dc026f7e9c5187a4decd1</meta:generator>
    <meta:document-statistic meta:table-count="12" meta:cell-count="13574" meta:object-count="0"/>
  </office:meta>
</office:document-meta>
</file>